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55.81pt"/>
    </style:style>
    <style:style style:name="co9" style:family="table-column">
      <style:table-column-properties fo:break-before="auto" style:column-width="92.8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shapes>
          <draw:frame draw:z-index="0" draw:style-name="gr1" draw:text-style-name="P1" svg:width="453.34pt" svg:height="255.26pt" svg:x="1047.46pt" svg:y="0pt">
            <draw:object draw:notify-on-update-of-ranges="stats.A1:stats.A1 stats.A2:stats.A401 stats.L1:stats.L1 stats.L2:stats.L4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7pt" svg:height="255.23pt" svg:x="1046.66pt" svg:y="271.81pt">
            <draw:object draw:notify-on-update-of-ranges="stats.A1:stats.A1 stats.A2:stats.A401 stats.N1:stats.N1 stats.N2:stats.N401 stats.A1:stats.A1 stats.A2:stats.A401 stats.O1:stats.O1 stats.O2:stats.O401 stats.A1:stats.A1 stats.A2:stats.A401 stats.P1:stats.P1 stats.P2:stats.P4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td_err</text:p>
          </table:table-cell>
          <table:table-cell office:value-type="string" calcext:value-type="string">
            <text:p>td_comm</text:p>
          </table:table-cell>
          <table:table-cell office:value-type="string" calcext:value-type="string">
            <text:p>train_r</text:p>
          </table:table-cell>
          <table:table-cell office:value-type="string" calcext:value-type="string">
            <text:p>test_r</text:p>
          </table:table-cell>
          <table:table-cell office:value-type="string" calcext:value-type="string">
            <text:p>test_opt</text:p>
          </table:table-cell>
          <table:table-cell office:value-type="string" calcext:value-type="string">
            <text:p>test_god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omm_per</text:p>
          </table:table-cell>
          <table:table-cell office:value-type="string" calcext:value-type="string">
            <text:p>te</text:p>
          </table:table-cell>
          <table:table-cell/>
          <table:table-cell office:value-type="string" calcext:value-type="string">
            <text:p>td_comm_mean</text:p>
          </table:table-cell>
          <table:table-cell/>
          <table:table-cell office:value-type="string" calcext:value-type="string">
            <text:p>test_r_mean</text:p>
          </table:table-cell>
          <table:table-cell office:value-type="string" calcext:value-type="string">
            <text:p>test_opt_mean</text:p>
          </table:table-cell>
          <table:table-cell office:value-type="string" calcext:value-type="string">
            <text:p>test_opt2_me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2019470472296" calcext:value-type="float">
            <text:p>0.00120194704723</text:p>
          </table:table-cell>
          <table:table-cell office:value-type="float" office:value="0.000000071872277731394" calcext:value-type="float">
            <text:p>7.1872277731394E-08</text:p>
          </table:table-cell>
          <table:table-cell office:value-type="float" office:value="0.1921875" calcext:value-type="float">
            <text:p>0.1921875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3.715625" calcext:value-type="float">
            <text:p>3.715625</text:p>
          </table:table-cell>
          <table:table-cell office:value-type="float" office:value="1" calcext:value-type="float">
            <text:p>1</text:p>
          </table:table-cell>
          <table:table-cell office:value-type="float" office:value="0.51626247167587" calcext:value-type="float">
            <text:p>0.51626247167587</text:p>
          </table:table-cell>
          <table:table-cell/>
          <table:table-cell table:formula="of:=[.C2]" office:value-type="float" office:value="0.000000071872277731394" calcext:value-type="float">
            <text:p>7.1872277731394E-08</text:p>
          </table:table-cell>
          <table:table-cell/>
          <table:table-cell table:formula="of:=[.E2]" office:value-type="float" office:value="0.203125" calcext:value-type="float">
            <text:p>0.203125</text:p>
          </table:table-cell>
          <table:table-cell table:formula="of:=[.F2]" office:value-type="float" office:value="0.3125" calcext:value-type="float">
            <text:p>0.3125</text:p>
          </table:table-cell>
          <table:table-cell table:formula="of:=[.G2]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89672638569027" calcext:value-type="float">
            <text:p>0.00089672638569</text:p>
          </table:table-cell>
          <table:table-cell office:value-type="float" office:value="0.000000070601705144148" calcext:value-type="float">
            <text:p>7.0601705144148E-08</text:p>
          </table:table-cell>
          <table:table-cell office:value-type="float" office:value="0.1984375" calcext:value-type="float">
            <text:p>0.198437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3.440625" calcext:value-type="float">
            <text:p>3.440625</text:p>
          </table:table-cell>
          <table:table-cell office:value-type="float" office:value="1" calcext:value-type="float">
            <text:p>1</text:p>
          </table:table-cell>
          <table:table-cell office:value-type="float" office:value="0.41667923927307" calcext:value-type="float">
            <text:p>0.41667923927307</text:p>
          </table:table-cell>
          <table:table-cell/>
          <table:table-cell table:formula="of:=SUM([.C2:.C3])/2" office:value-type="float" office:value="0.000000071236991437771" calcext:value-type="float">
            <text:p>7.1236991437771E-08</text:p>
          </table:table-cell>
          <table:table-cell/>
          <table:table-cell table:formula="of:=SUM([.E2:.E3])/2" office:value-type="float" office:value="0.2390625" calcext:value-type="float">
            <text:p>0.2390625</text:p>
          </table:table-cell>
          <table:table-cell table:formula="of:=SUM([.F2:.F3])/2" office:value-type="float" office:value="0.3421875" calcext:value-type="float">
            <text:p>0.3421875</text:p>
          </table:table-cell>
          <table:table-cell table:formula="of:=SUM([.G2:.G3])/2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4385748007044" calcext:value-type="float">
            <text:p>0.001438574800704</text:p>
          </table:table-cell>
          <table:table-cell office:value-type="float" office:value="0.00000026302156461763" calcext:value-type="float">
            <text:p>2.6302156461763E-07</text:p>
          </table:table-cell>
          <table:table-cell office:value-type="float" office:value="0.2234375" calcext:value-type="float">
            <text:p>0.2234375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3.521875" calcext:value-type="float">
            <text:p>3.521875</text:p>
          </table:table-cell>
          <table:table-cell office:value-type="float" office:value="1" calcext:value-type="float">
            <text:p>1</text:p>
          </table:table-cell>
          <table:table-cell office:value-type="float" office:value="0.31082161664963" calcext:value-type="float">
            <text:p>0.31082161664963</text:p>
          </table:table-cell>
          <table:table-cell/>
          <table:table-cell table:formula="of:=SUM([.C2:.C4])/3" office:value-type="float" office:value="0.000000135165182497724" calcext:value-type="float">
            <text:p>1.35165182497724E-07</text:p>
          </table:table-cell>
          <table:table-cell/>
          <table:table-cell table:formula="of:=SUM([.E2:.E4])/3" office:value-type="float" office:value="0.269791666666667" calcext:value-type="float">
            <text:p>0.269791666666667</text:p>
          </table:table-cell>
          <table:table-cell table:formula="of:=SUM([.F2:.F4])/3" office:value-type="float" office:value="0.366666666666667" calcext:value-type="float">
            <text:p>0.366666666666667</text:p>
          </table:table-cell>
          <table:table-cell table:formula="of:=SUM([.G2:.G4])/3" office:value-type="float" office:value="0.542708333333333" calcext:value-type="float">
            <text:p>0.5427083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93253549821384" calcext:value-type="float">
            <text:p>0.000932535498214</text:p>
          </table:table-cell>
          <table:table-cell office:value-type="float" office:value="0.00000033153963456233" calcext:value-type="float">
            <text:p>3.3153963456233E-07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71875" calcext:value-type="float">
            <text:p>0.27187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3.571875" calcext:value-type="float">
            <text:p>3.571875</text:p>
          </table:table-cell>
          <table:table-cell office:value-type="float" office:value="1" calcext:value-type="float">
            <text:p>1</text:p>
          </table:table-cell>
          <table:table-cell office:value-type="float" office:value="0.31814475059509" calcext:value-type="float">
            <text:p>0.31814475059509</text:p>
          </table:table-cell>
          <table:table-cell/>
          <table:table-cell table:formula="of:=SUM([.C2:.C5])/4" office:value-type="float" office:value="0.000000184258795513876" calcext:value-type="float">
            <text:p>1.84258795513876E-07</text:p>
          </table:table-cell>
          <table:table-cell/>
          <table:table-cell table:formula="of:=SUM([.E2:.E5])/4" office:value-type="float" office:value="0.2703125" calcext:value-type="float">
            <text:p>0.2703125</text:p>
          </table:table-cell>
          <table:table-cell table:formula="of:=SUM([.F2:.F5])/4" office:value-type="float" office:value="0.3796875" calcext:value-type="float">
            <text:p>0.3796875</text:p>
          </table:table-cell>
          <table:table-cell table:formula="of:=SUM([.G2:.G5])/4" office:value-type="float" office:value="0.54296875" calcext:value-type="float">
            <text:p>0.542968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3228359814093" calcext:value-type="float">
            <text:p>0.001322835981409</text:p>
          </table:table-cell>
          <table:table-cell office:value-type="float" office:value="0.00000023402577943757" calcext:value-type="float">
            <text:p>2.3402577943757E-07</text:p>
          </table:table-cell>
          <table:table-cell office:value-type="float" office:value="0.178125" calcext:value-type="float">
            <text:p>0.178125</text:p>
          </table:table-cell>
          <table:table-cell office:value-type="float" office:value="0.209375" calcext:value-type="float">
            <text:p>0.2093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3.671875" calcext:value-type="float">
            <text:p>3.671875</text:p>
          </table:table-cell>
          <table:table-cell office:value-type="float" office:value="1" calcext:value-type="float">
            <text:p>1</text:p>
          </table:table-cell>
          <table:table-cell office:value-type="float" office:value="0.36706659793854" calcext:value-type="float">
            <text:p>0.36706659793854</text:p>
          </table:table-cell>
          <table:table-cell/>
          <table:table-cell table:formula="of:=SUM([.C2:.C6])/5" office:value-type="float" office:value="0.000000194212192298614" calcext:value-type="float">
            <text:p>1.94212192298614E-07</text:p>
          </table:table-cell>
          <table:table-cell/>
          <table:table-cell table:formula="of:=SUM([.E2:.E6])/5" office:value-type="float" office:value="0.258125" calcext:value-type="float">
            <text:p>0.258125</text:p>
          </table:table-cell>
          <table:table-cell table:formula="of:=SUM([.F2:.F6])/5" office:value-type="float" office:value="0.3725" calcext:value-type="float">
            <text:p>0.3725</text:p>
          </table:table-cell>
          <table:table-cell table:formula="of:=SUM([.G2:.G6])/5" office:value-type="float" office:value="0.543125" calcext:value-type="float">
            <text:p>0.543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83639773336472" calcext:value-type="float">
            <text:p>0.008363977333647</text:p>
          </table:table-cell>
          <table:table-cell office:value-type="float" office:value="0.00000038580535957067" calcext:value-type="float">
            <text:p>3.8580535957067E-07</text:p>
          </table:table-cell>
          <table:table-cell office:value-type="float" office:value="0.315625" calcext:value-type="float">
            <text:p>0.315625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3.384375" calcext:value-type="float">
            <text:p>3.384375</text:p>
          </table:table-cell>
          <table:table-cell office:value-type="float" office:value="1" calcext:value-type="float">
            <text:p>1</text:p>
          </table:table-cell>
          <table:table-cell office:value-type="float" office:value="0.32402174472809" calcext:value-type="float">
            <text:p>0.32402174472809</text:p>
          </table:table-cell>
          <table:table-cell/>
          <table:table-cell table:formula="of:=SUM([.C2:.C7])/6" office:value-type="float" office:value="0.000000226144386843957" calcext:value-type="float">
            <text:p>2.26144386843957E-07</text:p>
          </table:table-cell>
          <table:table-cell/>
          <table:table-cell table:formula="of:=SUM([.E2:.E7])/6" office:value-type="float" office:value="0.268229166666667" calcext:value-type="float">
            <text:p>0.268229166666667</text:p>
          </table:table-cell>
          <table:table-cell table:formula="of:=SUM([.F2:.F7])/6" office:value-type="float" office:value="0.371875" calcext:value-type="float">
            <text:p>0.371875</text:p>
          </table:table-cell>
          <table:table-cell table:formula="of:=SUM([.G2:.G7])/6" office:value-type="float" office:value="0.5453125" calcext:value-type="float">
            <text:p>0.54531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59752140965429" calcext:value-type="float">
            <text:p>0.005975214096543</text:p>
          </table:table-cell>
          <table:table-cell office:value-type="float" office:value="0.00000043929874591342" calcext:value-type="float">
            <text:p>4.3929874591342E-07</text:p>
          </table:table-cell>
          <table:table-cell office:value-type="float" office:value="0.3109375" calcext:value-type="float">
            <text:p>0.310937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5" calcext:value-type="float">
            <text:p>0.55</text:p>
          </table:table-cell>
          <table:table-cell office:value-type="float" office:value="3.446875" calcext:value-type="float">
            <text:p>3.446875</text:p>
          </table:table-cell>
          <table:table-cell office:value-type="float" office:value="1" calcext:value-type="float">
            <text:p>1</text:p>
          </table:table-cell>
          <table:table-cell office:value-type="float" office:value="0.30032935142517" calcext:value-type="float">
            <text:p>0.30032935142517</text:p>
          </table:table-cell>
          <table:table-cell/>
          <table:table-cell table:formula="of:=SUM([.C2:.C8])/7" office:value-type="float" office:value="0.000000256595009568166" calcext:value-type="float">
            <text:p>2.56595009568166E-07</text:p>
          </table:table-cell>
          <table:table-cell/>
          <table:table-cell table:formula="of:=SUM([.E2:.E8])/7" office:value-type="float" office:value="0.270982142857143" calcext:value-type="float">
            <text:p>0.270982142857143</text:p>
          </table:table-cell>
          <table:table-cell table:formula="of:=SUM([.F2:.F8])/7" office:value-type="float" office:value="0.367857142857143" calcext:value-type="float">
            <text:p>0.367857142857143</text:p>
          </table:table-cell>
          <table:table-cell table:formula="of:=SUM([.G2:.G8])/7" office:value-type="float" office:value="0.545982142857143" calcext:value-type="float">
            <text:p>0.54598214285714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3157826892857" calcext:value-type="float">
            <text:p>0.003157826892857</text:p>
          </table:table-cell>
          <table:table-cell office:value-type="float" office:value="0.00000040840260169261" calcext:value-type="float">
            <text:p>4.0840260169261E-07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0.321875" calcext:value-type="float">
            <text:p>0.321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3.3125" calcext:value-type="float">
            <text:p>3.3125</text:p>
          </table:table-cell>
          <table:table-cell office:value-type="float" office:value="1" calcext:value-type="float">
            <text:p>1</text:p>
          </table:table-cell>
          <table:table-cell office:value-type="float" office:value="0.30074274539948" calcext:value-type="float">
            <text:p>0.30074274539948</text:p>
          </table:table-cell>
          <table:table-cell/>
          <table:table-cell table:formula="of:=SUM([.C2:.C9])/8" office:value-type="float" office:value="0.000000275570958583722" calcext:value-type="float">
            <text:p>2.75570958583722E-07</text:p>
          </table:table-cell>
          <table:table-cell/>
          <table:table-cell table:formula="of:=SUM([.E2:.E9])/8" office:value-type="float" office:value="0.27734375" calcext:value-type="float">
            <text:p>0.27734375</text:p>
          </table:table-cell>
          <table:table-cell table:formula="of:=SUM([.F2:.F9])/8" office:value-type="float" office:value="0.36875" calcext:value-type="float">
            <text:p>0.36875</text:p>
          </table:table-cell>
          <table:table-cell table:formula="of:=SUM([.G2:.G9])/8" office:value-type="float" office:value="0.54921875" calcext:value-type="float">
            <text:p>0.549218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71116181352409" calcext:value-type="float">
            <text:p>0.007111618135241</text:p>
          </table:table-cell>
          <table:table-cell office:value-type="float" office:value="0.00000078148458726446" calcext:value-type="float">
            <text:p>7.8148458726446E-07</text:p>
          </table:table-cell>
          <table:table-cell office:value-type="float" office:value="0.2328125" calcext:value-type="float">
            <text:p>0.2328125</text:p>
          </table:table-cell>
          <table:table-cell office:value-type="float" office:value="0.259375" calcext:value-type="float">
            <text:p>0.259375</text:p>
          </table:table-cell>
          <table:table-cell office:value-type="float" office:value="0.4" calcext:value-type="float">
            <text:p>0.4</text:p>
          </table:table-cell>
          <table:table-cell office:value-type="float" office:value="0.5375" calcext:value-type="float">
            <text:p>0.5375</text:p>
          </table:table-cell>
          <table:table-cell office:value-type="float" office:value="3.446875" calcext:value-type="float">
            <text:p>3.446875</text:p>
          </table:table-cell>
          <table:table-cell office:value-type="float" office:value="1" calcext:value-type="float">
            <text:p>1</text:p>
          </table:table-cell>
          <table:table-cell office:value-type="float" office:value="0.32174574136734" calcext:value-type="float">
            <text:p>0.32174574136734</text:p>
          </table:table-cell>
          <table:table-cell/>
          <table:table-cell table:formula="of:=SUM([.C2:.C10])/9" office:value-type="float" office:value="0.000000331783583992692" calcext:value-type="float">
            <text:p>3.31783583992692E-07</text:p>
          </table:table-cell>
          <table:table-cell/>
          <table:table-cell table:formula="of:=SUM([.E2:.E10])/9" office:value-type="float" office:value="0.275347222222222" calcext:value-type="float">
            <text:p>0.275347222222222</text:p>
          </table:table-cell>
          <table:table-cell table:formula="of:=SUM([.F2:.F10])/9" office:value-type="float" office:value="0.372222222222222" calcext:value-type="float">
            <text:p>0.372222222222222</text:p>
          </table:table-cell>
          <table:table-cell table:formula="of:=SUM([.G2:.G10])/9" office:value-type="float" office:value="0.547916666666667" calcext:value-type="float">
            <text:p>0.5479166666666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41979943460319" calcext:value-type="float">
            <text:p>0.004197994346032</text:p>
          </table:table-cell>
          <table:table-cell office:value-type="float" office:value="0.0000074599582546853" calcext:value-type="float">
            <text:p>7.4599582546853E-06</text:p>
          </table:table-cell>
          <table:table-cell office:value-type="float" office:value="0.246875" calcext:value-type="float">
            <text:p>0.246875</text:p>
          </table:table-cell>
          <table:table-cell office:value-type="float" office:value="0.315625" calcext:value-type="float">
            <text:p>0.31562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3.271875" calcext:value-type="float">
            <text:p>3.271875</text:p>
          </table:table-cell>
          <table:table-cell office:value-type="float" office:value="1" calcext:value-type="float">
            <text:p>1</text:p>
          </table:table-cell>
          <table:table-cell office:value-type="float" office:value="0.3533235669136" calcext:value-type="float">
            <text:p>0.3533235669136</text:p>
          </table:table-cell>
          <table:table-cell/>
          <table:table-cell table:formula="of:=SUM([.C2:.C11])/10" office:value-type="float" office:value="0.00000104460105106195" calcext:value-type="float">
            <text:p>1.04460105106195E-06</text:p>
          </table:table-cell>
          <table:table-cell/>
          <table:table-cell table:formula="of:=SUM([.E2:.E11])/10" office:value-type="float" office:value="0.279375" calcext:value-type="float">
            <text:p>0.279375</text:p>
          </table:table-cell>
          <table:table-cell table:formula="of:=SUM([.F2:.F11])/10" office:value-type="float" office:value="0.37125" calcext:value-type="float">
            <text:p>0.37125</text:p>
          </table:table-cell>
          <table:table-cell table:formula="of:=SUM([.G2:.G11])/10" office:value-type="float" office:value="0.5490625" calcext:value-type="float">
            <text:p>0.54906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24934517132351" calcext:value-type="float">
            <text:p>0.002493451713235</text:p>
          </table:table-cell>
          <table:table-cell office:value-type="float" office:value="0.000032075620038086" calcext:value-type="float">
            <text:p>3.2075620038086E-05</text:p>
          </table:table-cell>
          <table:table-cell office:value-type="float" office:value="0.2390625" calcext:value-type="float">
            <text:p>0.2390625</text:p>
          </table:table-cell>
          <table:table-cell office:value-type="float" office:value="0.20625" calcext:value-type="float">
            <text:p>0.206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3.4125" calcext:value-type="float">
            <text:p>3.4125</text:p>
          </table:table-cell>
          <table:table-cell office:value-type="float" office:value="1" calcext:value-type="float">
            <text:p>1</text:p>
          </table:table-cell>
          <table:table-cell office:value-type="float" office:value="0.35274468660355" calcext:value-type="float">
            <text:p>0.35274468660355</text:p>
          </table:table-cell>
          <table:table-cell/>
          <table:table-cell table:formula="of:=SUM([.C3:.C12])/10" office:value-type="float" office:value="0.00000424497582709741" calcext:value-type="float">
            <text:p>4.24497582709741E-06</text:p>
          </table:table-cell>
          <table:table-cell/>
          <table:table-cell table:formula="of:=SUM([.E3:.E12])/10" office:value-type="float" office:value="0.2796875" calcext:value-type="float">
            <text:p>0.2796875</text:p>
          </table:table-cell>
          <table:table-cell table:formula="of:=SUM([.F3:.F12])/10" office:value-type="float" office:value="0.375625" calcext:value-type="float">
            <text:p>0.375625</text:p>
          </table:table-cell>
          <table:table-cell table:formula="of:=SUM([.G3:.G12])/10" office:value-type="float" office:value="0.551875" calcext:value-type="float">
            <text:p>0.5518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21737541334005" calcext:value-type="float">
            <text:p>0.002173754133401</text:p>
          </table:table-cell>
          <table:table-cell office:value-type="float" office:value="0.000087271939901257" calcext:value-type="float">
            <text:p>8.7271939901257E-05</text:p>
          </table:table-cell>
          <table:table-cell office:value-type="float" office:value="0.2578125" calcext:value-type="float">
            <text:p>0.2578125</text:p>
          </table:table-cell>
          <table:table-cell office:value-type="float" office:value="0.3" calcext:value-type="float">
            <text:p>0.3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3.465625" calcext:value-type="float">
            <text:p>3.465625</text:p>
          </table:table-cell>
          <table:table-cell office:value-type="float" office:value="1" calcext:value-type="float">
            <text:p>1</text:p>
          </table:table-cell>
          <table:table-cell office:value-type="float" office:value="0.31168847084045" calcext:value-type="float">
            <text:p>0.31168847084045</text:p>
          </table:table-cell>
          <table:table-cell/>
          <table:table-cell table:formula="of:=SUM([.C4:.C13])/10" office:value-type="float" office:value="0.0000129651096467087" calcext:value-type="float">
            <text:p>1.29651096467087E-05</text:p>
          </table:table-cell>
          <table:table-cell/>
          <table:table-cell table:formula="of:=SUM([.E4:.E13])/10" office:value-type="float" office:value="0.2821875" calcext:value-type="float">
            <text:p>0.2821875</text:p>
          </table:table-cell>
          <table:table-cell table:formula="of:=SUM([.F4:.F13])/10" office:value-type="float" office:value="0.3771875" calcext:value-type="float">
            <text:p>0.3771875</text:p>
          </table:table-cell>
          <table:table-cell table:formula="of:=SUM([.G4:.G13])/10" office:value-type="float" office:value="0.54875" calcext:value-type="float">
            <text:p>0.548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25737281539477" calcext:value-type="float">
            <text:p>0.002573728153948</text:p>
          </table:table-cell>
          <table:table-cell office:value-type="float" office:value="0.00021233046791167" calcext:value-type="float">
            <text:p>0.000212330467912</text:p>
          </table:table-cell>
          <table:table-cell office:value-type="float" office:value="0.30625" calcext:value-type="float">
            <text:p>0.30625</text:p>
          </table:table-cell>
          <table:table-cell office:value-type="float" office:value="0.315625" calcext:value-type="float">
            <text:p>0.3156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3.7625" calcext:value-type="float">
            <text:p>3.7625</text:p>
          </table:table-cell>
          <table:table-cell office:value-type="float" office:value="1" calcext:value-type="float">
            <text:p>1</text:p>
          </table:table-cell>
          <table:table-cell office:value-type="float" office:value="0.31152251958847" calcext:value-type="float">
            <text:p>0.31152251958847</text:p>
          </table:table-cell>
          <table:table-cell/>
          <table:table-cell table:formula="of:=SUM([.C5:.C14])/10" office:value-type="float" office:value="0.0000341718542814139" calcext:value-type="float">
            <text:p>3.41718542814139E-05</text:p>
          </table:table-cell>
          <table:table-cell/>
          <table:table-cell table:formula="of:=SUM([.E5:.E14])/10" office:value-type="float" office:value="0.280625" calcext:value-type="float">
            <text:p>0.280625</text:p>
          </table:table-cell>
          <table:table-cell table:formula="of:=SUM([.F5:.F14])/10" office:value-type="float" office:value="0.374375" calcext:value-type="float">
            <text:p>0.374375</text:p>
          </table:table-cell>
          <table:table-cell table:formula="of:=SUM([.G5:.G14])/10" office:value-type="float" office:value="0.54875" calcext:value-type="float">
            <text:p>0.5487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28274283773499" calcext:value-type="float">
            <text:p>0.00282742837735</text:p>
          </table:table-cell>
          <table:table-cell office:value-type="float" office:value="0.00012141179513492" calcext:value-type="float">
            <text:p>0.000121411795135</text:p>
          </table:table-cell>
          <table:table-cell office:value-type="float" office:value="0.3171875" calcext:value-type="float">
            <text:p>0.317187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4" calcext:value-type="float">
            <text:p>0.4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3.7875" calcext:value-type="float">
            <text:p>3.7875</text:p>
          </table:table-cell>
          <table:table-cell office:value-type="float" office:value="1" calcext:value-type="float">
            <text:p>1</text:p>
          </table:table-cell>
          <table:table-cell office:value-type="float" office:value="0.32074621915817" calcext:value-type="float">
            <text:p>0.32074621915817</text:p>
          </table:table-cell>
          <table:table-cell/>
          <table:table-cell table:formula="of:=SUM([.C6:.C15])/10" office:value-type="float" office:value="0.0000462798798314497" calcext:value-type="float">
            <text:p>4.62798798314497E-05</text:p>
          </table:table-cell>
          <table:table-cell/>
          <table:table-cell table:formula="of:=SUM([.E6:.E15])/10" office:value-type="float" office:value="0.2953125" calcext:value-type="float">
            <text:p>0.2953125</text:p>
          </table:table-cell>
          <table:table-cell table:formula="of:=SUM([.F6:.F15])/10" office:value-type="float" office:value="0.3725" calcext:value-type="float">
            <text:p>0.3725</text:p>
          </table:table-cell>
          <table:table-cell table:formula="of:=SUM([.G6:.G15])/10" office:value-type="float" office:value="0.5496875" calcext:value-type="float">
            <text:p>0.54968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30671613116283" calcext:value-type="float">
            <text:p>0.003067161311628</text:p>
          </table:table-cell>
          <table:table-cell office:value-type="float" office:value="0.00011976528930973" calcext:value-type="float">
            <text:p>0.00011976528931</text:p>
          </table:table-cell>
          <table:table-cell office:value-type="float" office:value="0.4359375" calcext:value-type="float">
            <text:p>0.435937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3.803125" calcext:value-type="float">
            <text:p>3.803125</text:p>
          </table:table-cell>
          <table:table-cell office:value-type="float" office:value="1" calcext:value-type="float">
            <text:p>1</text:p>
          </table:table-cell>
          <table:table-cell office:value-type="float" office:value="0.35780743360519" calcext:value-type="float">
            <text:p>0.35780743360519</text:p>
          </table:table-cell>
          <table:table-cell/>
          <table:table-cell table:formula="of:=SUM([.C7:.C16])/10" office:value-type="float" office:value="0.0000582330061844789" calcext:value-type="float">
            <text:p>5.82330061844789E-05</text:p>
          </table:table-cell>
          <table:table-cell/>
          <table:table-cell table:formula="of:=SUM([.E7:.E16])/10" office:value-type="float" office:value="0.32625" calcext:value-type="float">
            <text:p>0.32625</text:p>
          </table:table-cell>
          <table:table-cell table:formula="of:=SUM([.F7:.F16])/10" office:value-type="float" office:value="0.37375" calcext:value-type="float">
            <text:p>0.37375</text:p>
          </table:table-cell>
          <table:table-cell table:formula="of:=SUM([.G7:.G16])/10"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46324786671903" calcext:value-type="float">
            <text:p>0.00463247866719</text:p>
          </table:table-cell>
          <table:table-cell office:value-type="float" office:value="0.00013526970524254" calcext:value-type="float">
            <text:p>0.000135269705243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0.428125" calcext:value-type="float">
            <text:p>0.4281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3.778125" calcext:value-type="float">
            <text:p>3.778125</text:p>
          </table:table-cell>
          <table:table-cell office:value-type="float" office:value="1" calcext:value-type="float">
            <text:p>1</text:p>
          </table:table-cell>
          <table:table-cell office:value-type="float" office:value="0.33557420969009" calcext:value-type="float">
            <text:p>0.33557420969009</text:p>
          </table:table-cell>
          <table:table-cell/>
          <table:table-cell table:formula="of:=SUM([.C8:.C17])/10" office:value-type="float" office:value="0.0000717213961727759" calcext:value-type="float">
            <text:p>7.17213961727759E-05</text:p>
          </table:table-cell>
          <table:table-cell/>
          <table:table-cell table:formula="of:=SUM([.E8:.E17])/10" office:value-type="float" office:value="0.3371875" calcext:value-type="float">
            <text:p>0.3371875</text:p>
          </table:table-cell>
          <table:table-cell table:formula="of:=SUM([.F8:.F17])/10" office:value-type="float" office:value="0.3725" calcext:value-type="float">
            <text:p>0.3725</text:p>
          </table:table-cell>
          <table:table-cell table:formula="of:=SUM([.G8:.G17])/10" office:value-type="float" office:value="0.55625" calcext:value-type="float">
            <text:p>0.5562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36633343610447" calcext:value-type="float">
            <text:p>0.003663334361045</text:p>
          </table:table-cell>
          <table:table-cell office:value-type="float" office:value="0.0001797695105779" calcext:value-type="float">
            <text:p>0.000179769510578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3.778125" calcext:value-type="float">
            <text:p>3.778125</text:p>
          </table:table-cell>
          <table:table-cell office:value-type="float" office:value="1" calcext:value-type="float">
            <text:p>1</text:p>
          </table:table-cell>
          <table:table-cell office:value-type="float" office:value="0.3260005235672" calcext:value-type="float">
            <text:p>0.3260005235672</text:p>
          </table:table-cell>
          <table:table-cell/>
          <table:table-cell table:formula="of:=SUM([.C9:.C18])/10" office:value-type="float" office:value="0.0000896544173559745" calcext:value-type="float">
            <text:p>8.96544173559745E-05</text:p>
          </table:table-cell>
          <table:table-cell/>
          <table:table-cell table:formula="of:=SUM([.E9:.E18])/10" office:value-type="float" office:value="0.3621875" calcext:value-type="float">
            <text:p>0.3621875</text:p>
          </table:table-cell>
          <table:table-cell table:formula="of:=SUM([.F9:.F18])/10" office:value-type="float" office:value="0.38125" calcext:value-type="float">
            <text:p>0.38125</text:p>
          </table:table-cell>
          <table:table-cell table:formula="of:=SUM([.G9:.G18])/10" office:value-type="float" office:value="0.560625" calcext:value-type="float">
            <text:p>0.56062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46742302394705" calcext:value-type="float">
            <text:p>0.004674230239471</text:p>
          </table:table-cell>
          <table:table-cell office:value-type="float" office:value="0.00026055845482915" calcext:value-type="float">
            <text:p>0.000260558454829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0.475" calcext:value-type="float">
            <text:p>0.4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3.95" calcext:value-type="float">
            <text:p>3.95</text:p>
          </table:table-cell>
          <table:table-cell office:value-type="float" office:value="1" calcext:value-type="float">
            <text:p>1</text:p>
          </table:table-cell>
          <table:table-cell office:value-type="float" office:value="0.31695622205734" calcext:value-type="float">
            <text:p>0.31695622205734</text:p>
          </table:table-cell>
          <table:table-cell/>
          <table:table-cell table:formula="of:=SUM([.C10:.C19])/10" office:value-type="float" office:value="0.00011566942257872" calcext:value-type="float">
            <text:p>0.000115669422579</text:p>
          </table:table-cell>
          <table:table-cell/>
          <table:table-cell table:formula="of:=SUM([.E10:.E19])/10" office:value-type="float" office:value="0.3775" calcext:value-type="float">
            <text:p>0.3775</text:p>
          </table:table-cell>
          <table:table-cell table:formula="of:=SUM([.F10:.F19])/10" office:value-type="float" office:value="0.3815625" calcext:value-type="float">
            <text:p>0.3815625</text:p>
          </table:table-cell>
          <table:table-cell table:formula="of:=SUM([.G10:.G19])/10" office:value-type="float" office:value="0.55875" calcext:value-type="float">
            <text:p>0.5587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4231801716378" calcext:value-type="float">
            <text:p>0.004231801716378</text:p>
          </table:table-cell>
          <table:table-cell office:value-type="float" office:value="0.00029022467278992" calcext:value-type="float">
            <text:p>0.00029022467279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3.928125" calcext:value-type="float">
            <text:p>3.928125</text:p>
          </table:table-cell>
          <table:table-cell office:value-type="float" office:value="1" calcext:value-type="float">
            <text:p>1</text:p>
          </table:table-cell>
          <table:table-cell office:value-type="float" office:value="0.31562783718109" calcext:value-type="float">
            <text:p>0.31562783718109</text:p>
          </table:table-cell>
          <table:table-cell/>
          <table:table-cell table:formula="of:=SUM([.C11:.C20])/10" office:value-type="float" office:value="0.000144613741398986" calcext:value-type="float">
            <text:p>0.000144613741399</text:p>
          </table:table-cell>
          <table:table-cell/>
          <table:table-cell table:formula="of:=SUM([.E11:.E20])/10" office:value-type="float" office:value="0.393125" calcext:value-type="float">
            <text:p>0.393125</text:p>
          </table:table-cell>
          <table:table-cell table:formula="of:=SUM([.F11:.F20])/10" office:value-type="float" office:value="0.38125" calcext:value-type="float">
            <text:p>0.38125</text:p>
          </table:table-cell>
          <table:table-cell table:formula="of:=SUM([.G11:.G20])/10" office:value-type="float" office:value="0.56125" calcext:value-type="float">
            <text:p>0.561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49937329225941" calcext:value-type="float">
            <text:p>0.004993732922594</text:p>
          </table:table-cell>
          <table:table-cell office:value-type="float" office:value="0.00029068636067677" calcext:value-type="float">
            <text:p>0.000290686360677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75" calcext:value-type="float">
            <text:p>0.575</text:p>
          </table:table-cell>
          <table:table-cell office:value-type="float" office:value="3.95" calcext:value-type="float">
            <text:p>3.95</text:p>
          </table:table-cell>
          <table:table-cell office:value-type="float" office:value="1" calcext:value-type="float">
            <text:p>1</text:p>
          </table:table-cell>
          <table:table-cell office:value-type="float" office:value="0.31439023017883" calcext:value-type="float">
            <text:p>0.31439023017883</text:p>
          </table:table-cell>
          <table:table-cell/>
          <table:table-cell table:formula="of:=SUM([.C12:.C21])/10" office:value-type="float" office:value="0.000172936381641194" calcext:value-type="float">
            <text:p>0.000172936381641</text:p>
          </table:table-cell>
          <table:table-cell/>
          <table:table-cell table:formula="of:=SUM([.E12:.E21])/10" office:value-type="float" office:value="0.4009375" calcext:value-type="float">
            <text:p>0.4009375</text:p>
          </table:table-cell>
          <table:table-cell table:formula="of:=SUM([.F12:.F21])/10" office:value-type="float" office:value="0.38375" calcext:value-type="float">
            <text:p>0.38375</text:p>
          </table:table-cell>
          <table:table-cell table:formula="of:=SUM([.G12:.G21])/10" office:value-type="float" office:value="0.5628125" calcext:value-type="float">
            <text:p>0.56281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40610408876091" calcext:value-type="float">
            <text:p>0.004061040887609</text:p>
          </table:table-cell>
          <table:table-cell office:value-type="float" office:value="0.00029089055224176" calcext:value-type="float">
            <text:p>0.000290890552242</text:p>
          </table:table-cell>
          <table:table-cell table:number-columns-repeated="2" office:value-type="float" office:value="0.38125" calcext:value-type="float">
            <text:p>0.381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3.921875" calcext:value-type="float">
            <text:p>3.921875</text:p>
          </table:table-cell>
          <table:table-cell office:value-type="float" office:value="1" calcext:value-type="float">
            <text:p>1</text:p>
          </table:table-cell>
          <table:table-cell office:value-type="float" office:value="0.32055877447128" calcext:value-type="float">
            <text:p>0.32055877447128</text:p>
          </table:table-cell>
          <table:table-cell/>
          <table:table-cell table:formula="of:=SUM([.C13:.C22])/10" office:value-type="float" office:value="0.000198817874861562" calcext:value-type="float">
            <text:p>0.000198817874862</text:p>
          </table:table-cell>
          <table:table-cell/>
          <table:table-cell table:formula="of:=SUM([.E13:.E22])/10" office:value-type="float" office:value="0.4184375" calcext:value-type="float">
            <text:p>0.4184375</text:p>
          </table:table-cell>
          <table:table-cell table:formula="of:=SUM([.F13:.F22])/10" office:value-type="float" office:value="0.385" calcext:value-type="float">
            <text:p>0.385</text:p>
          </table:table-cell>
          <table:table-cell table:formula="of:=SUM([.G13:.G22])/10" office:value-type="float" office:value="0.5609375" calcext:value-type="float">
            <text:p>0.560937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37034269771539" calcext:value-type="float">
            <text:p>0.003703426977154</text:p>
          </table:table-cell>
          <table:table-cell office:value-type="float" office:value="0.00039863636920927" calcext:value-type="float">
            <text:p>0.000398636369209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3.95" calcext:value-type="float">
            <text:p>3.95</text:p>
          </table:table-cell>
          <table:table-cell office:value-type="float" office:value="1" calcext:value-type="float">
            <text:p>1</text:p>
          </table:table-cell>
          <table:table-cell office:value-type="float" office:value="0.31005268096924" calcext:value-type="float">
            <text:p>0.31005268096924</text:p>
          </table:table-cell>
          <table:table-cell/>
          <table:table-cell table:formula="of:=SUM([.C14:.C23])/10" office:value-type="float" office:value="0.000229954317792363" calcext:value-type="float">
            <text:p>0.000229954317792</text:p>
          </table:table-cell>
          <table:table-cell/>
          <table:table-cell table:formula="of:=SUM([.E14:.E23])/10" office:value-type="float" office:value="0.4290625" calcext:value-type="float">
            <text:p>0.4290625</text:p>
          </table:table-cell>
          <table:table-cell table:formula="of:=SUM([.F14:.F23])/10" office:value-type="float" office:value="0.388125" calcext:value-type="float">
            <text:p>0.388125</text:p>
          </table:table-cell>
          <table:table-cell table:formula="of:=SUM([.G14:.G23])/10" office:value-type="float" office:value="0.56625" calcext:value-type="float">
            <text:p>0.5662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38489527651109" calcext:value-type="float">
            <text:p>0.003848952765111</text:p>
          </table:table-cell>
          <table:table-cell office:value-type="float" office:value="0.00039078120025806" calcext:value-type="float">
            <text:p>0.000390781200258</text:p>
          </table:table-cell>
          <table:table-cell office:value-type="float" office:value="0.3546875" calcext:value-type="float">
            <text:p>0.35468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003125" calcext:value-type="float">
            <text:p>4.003125</text:p>
          </table:table-cell>
          <table:table-cell office:value-type="float" office:value="1" calcext:value-type="float">
            <text:p>1</text:p>
          </table:table-cell>
          <table:table-cell office:value-type="float" office:value="0.31096720695496" calcext:value-type="float">
            <text:p>0.31096720695496</text:p>
          </table:table-cell>
          <table:table-cell/>
          <table:table-cell table:formula="of:=SUM([.C15:.C24])/10" office:value-type="float" office:value="0.000247799391027002" calcext:value-type="float">
            <text:p>0.000247799391027</text:p>
          </table:table-cell>
          <table:table-cell/>
          <table:table-cell table:formula="of:=SUM([.E15:.E24])/10" office:value-type="float" office:value="0.43625" calcext:value-type="float">
            <text:p>0.43625</text:p>
          </table:table-cell>
          <table:table-cell table:formula="of:=SUM([.F15:.F24])/10" office:value-type="float" office:value="0.3834375" calcext:value-type="float">
            <text:p>0.3834375</text:p>
          </table:table-cell>
          <table:table-cell table:formula="of:=SUM([.G15:.G24])/10" office:value-type="float" office:value="0.5690625" calcext:value-type="float">
            <text:p>0.569062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62551181297749" calcext:value-type="float">
            <text:p>0.006255118129775</text:p>
          </table:table-cell>
          <table:table-cell office:value-type="float" office:value="0.00035308857113705" calcext:value-type="float">
            <text:p>0.000353088571137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3.89375" calcext:value-type="float">
            <text:p>3.89375</text:p>
          </table:table-cell>
          <table:table-cell office:value-type="float" office:value="1" calcext:value-type="float">
            <text:p>1</text:p>
          </table:table-cell>
          <table:table-cell office:value-type="float" office:value="0.31836519241333" calcext:value-type="float">
            <text:p>0.31836519241333</text:p>
          </table:table-cell>
          <table:table-cell/>
          <table:table-cell table:formula="of:=SUM([.C16:.C25])/10" office:value-type="float" office:value="0.000270967068627215" calcext:value-type="float">
            <text:p>0.000270967068627</text:p>
          </table:table-cell>
          <table:table-cell/>
          <table:table-cell table:formula="of:=SUM([.E16:.E25])/10" office:value-type="float" office:value="0.43" calcext:value-type="float">
            <text:p>0.43</text:p>
          </table:table-cell>
          <table:table-cell table:formula="of:=SUM([.F16:.F25])/10" office:value-type="float" office:value="0.3825" calcext:value-type="float">
            <text:p>0.3825</text:p>
          </table:table-cell>
          <table:table-cell table:formula="of:=SUM([.G16:.G25])/10" office:value-type="float" office:value="0.5715625" calcext:value-type="float">
            <text:p>0.57156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3523689386202" calcext:value-type="float">
            <text:p>0.003523689386202</text:p>
          </table:table-cell>
          <table:table-cell office:value-type="float" office:value="0.00037516876072914" calcext:value-type="float">
            <text:p>0.000375168760729</text:p>
          </table:table-cell>
          <table:table-cell office:value-type="float" office:value="0.4328125" calcext:value-type="float">
            <text:p>0.4328125</text:p>
          </table:table-cell>
          <table:table-cell office:value-type="float" office:value="0.5" calcext:value-type="float">
            <text:p>0.5</text:p>
          </table:table-cell>
          <table:table-cell office:value-type="float" office:value="0.428125" calcext:value-type="float">
            <text:p>0.42812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3.9375" calcext:value-type="float">
            <text:p>3.9375</text:p>
          </table:table-cell>
          <table:table-cell office:value-type="float" office:value="1" calcext:value-type="float">
            <text:p>1</text:p>
          </table:table-cell>
          <table:table-cell office:value-type="float" office:value="0.35489499568939" calcext:value-type="float">
            <text:p>0.35489499568939</text:p>
          </table:table-cell>
          <table:table-cell/>
          <table:table-cell table:formula="of:=SUM([.C17:.C26])/10" office:value-type="float" office:value="0.000296507415769156" calcext:value-type="float">
            <text:p>0.000296507415769</text:p>
          </table:table-cell>
          <table:table-cell/>
          <table:table-cell table:formula="of:=SUM([.E17:.E26])/10" office:value-type="float" office:value="0.428125" calcext:value-type="float">
            <text:p>0.428125</text:p>
          </table:table-cell>
          <table:table-cell table:formula="of:=SUM([.F17:.F26])/10" office:value-type="float" office:value="0.3896875" calcext:value-type="float">
            <text:p>0.3896875</text:p>
          </table:table-cell>
          <table:table-cell table:formula="of:=SUM([.G17:.G26])/10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33088489668444" calcext:value-type="float">
            <text:p>0.003308848966844</text:p>
          </table:table-cell>
          <table:table-cell office:value-type="float" office:value="0.0005871089134871" calcext:value-type="float">
            <text:p>0.000587108913487</text:p>
          </table:table-cell>
          <table:table-cell office:value-type="float" office:value="0.4046875" calcext:value-type="float">
            <text:p>0.40468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4.040625" calcext:value-type="float">
            <text:p>4.040625</text:p>
          </table:table-cell>
          <table:table-cell office:value-type="float" office:value="1" calcext:value-type="float">
            <text:p>1</text:p>
          </table:table-cell>
          <table:table-cell office:value-type="float" office:value="0.35824166536331" calcext:value-type="float">
            <text:p>0.35824166536331</text:p>
          </table:table-cell>
          <table:table-cell/>
          <table:table-cell table:formula="of:=SUM([.C18:.C27])/10" office:value-type="float" office:value="0.000341691336593612" calcext:value-type="float">
            <text:p>0.000341691336594</text:p>
          </table:table-cell>
          <table:table-cell/>
          <table:table-cell table:formula="of:=SUM([.E18:.E27])/10" office:value-type="float" office:value="0.4290625" calcext:value-type="float">
            <text:p>0.4290625</text:p>
          </table:table-cell>
          <table:table-cell table:formula="of:=SUM([.F18:.F27])/10" office:value-type="float" office:value="0.388125" calcext:value-type="float">
            <text:p>0.388125</text:p>
          </table:table-cell>
          <table:table-cell table:formula="of:=SUM([.G18:.G27])/10" office:value-type="float" office:value="0.5709375" calcext:value-type="float">
            <text:p>0.570937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29465726925991" calcext:value-type="float">
            <text:p>0.002946572692599</text:p>
          </table:table-cell>
          <table:table-cell office:value-type="float" office:value="0.00042346185568931" calcext:value-type="float">
            <text:p>0.000423461855689</text:p>
          </table:table-cell>
          <table:table-cell office:value-type="float" office:value="0.434375" calcext:value-type="float">
            <text:p>0.434375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321875" calcext:value-type="float">
            <text:p>0.321875</text:p>
          </table:table-cell>
          <table:table-cell office:value-type="float" office:value="0.575" calcext:value-type="float">
            <text:p>0.575</text:p>
          </table:table-cell>
          <table:table-cell office:value-type="float" office:value="3.984375" calcext:value-type="float">
            <text:p>3.984375</text:p>
          </table:table-cell>
          <table:table-cell office:value-type="float" office:value="1" calcext:value-type="float">
            <text:p>1</text:p>
          </table:table-cell>
          <table:table-cell office:value-type="float" office:value="0.43624345064163" calcext:value-type="float">
            <text:p>0.43624345064163</text:p>
          </table:table-cell>
          <table:table-cell/>
          <table:table-cell table:formula="of:=SUM([.C19:.C28])/10" office:value-type="float" office:value="0.000366060571104753" calcext:value-type="float">
            <text:p>0.000366060571105</text:p>
          </table:table-cell>
          <table:table-cell/>
          <table:table-cell table:formula="of:=SUM([.E19:.E28])/10" office:value-type="float" office:value="0.41625" calcext:value-type="float">
            <text:p>0.41625</text:p>
          </table:table-cell>
          <table:table-cell table:formula="of:=SUM([.F19:.F28])/10" office:value-type="float" office:value="0.3771875" calcext:value-type="float">
            <text:p>0.3771875</text:p>
          </table:table-cell>
          <table:table-cell table:formula="of:=SUM([.G19:.G28])/10" office:value-type="float" office:value="0.5690625" calcext:value-type="float">
            <text:p>0.569062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31819365685806" calcext:value-type="float">
            <text:p>0.003181936568581</text:p>
          </table:table-cell>
          <table:table-cell office:value-type="float" office:value="0.000437708543177" calcext:value-type="float">
            <text:p>0.000437708543177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44375" calcext:value-type="float">
            <text:p>0.443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028125" calcext:value-type="float">
            <text:p>4.028125</text:p>
          </table:table-cell>
          <table:table-cell office:value-type="float" office:value="1" calcext:value-type="float">
            <text:p>1</text:p>
          </table:table-cell>
          <table:table-cell office:value-type="float" office:value="0.39873956441879" calcext:value-type="float">
            <text:p>0.39873956441879</text:p>
          </table:table-cell>
          <table:table-cell/>
          <table:table-cell table:formula="of:=SUM([.C20:.C29])/10" office:value-type="float" office:value="0.000383775579939538" calcext:value-type="float">
            <text:p>0.00038377557994</text:p>
          </table:table-cell>
          <table:table-cell/>
          <table:table-cell table:formula="of:=SUM([.E20:.E29])/10" office:value-type="float" office:value="0.413125" calcext:value-type="float">
            <text:p>0.413125</text:p>
          </table:table-cell>
          <table:table-cell table:formula="of:=SUM([.F20:.F29])/10" office:value-type="float" office:value="0.3778125" calcext:value-type="float">
            <text:p>0.3778125</text:p>
          </table:table-cell>
          <table:table-cell table:formula="of:=SUM([.G20:.G29])/10" office:value-type="float" office:value="0.5703125" calcext:value-type="float">
            <text:p>0.570312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37637003173586" calcext:value-type="float">
            <text:p>0.003763700317359</text:p>
          </table:table-cell>
          <table:table-cell office:value-type="float" office:value="0.00067792636145896" calcext:value-type="float">
            <text:p>0.000677926361459</text:p>
          </table:table-cell>
          <table:table-cell office:value-type="float" office:value="0.4859375" calcext:value-type="float">
            <text:p>0.4859375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5625" calcext:value-type="float">
            <text:p>0.315625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3.896875" calcext:value-type="float">
            <text:p>3.896875</text:p>
          </table:table-cell>
          <table:table-cell office:value-type="float" office:value="1" calcext:value-type="float">
            <text:p>1</text:p>
          </table:table-cell>
          <table:table-cell office:value-type="float" office:value="0.36974374055862" calcext:value-type="float">
            <text:p>0.36974374055862</text:p>
          </table:table-cell>
          <table:table-cell/>
          <table:table-cell table:formula="of:=SUM([.C21:.C30])/10" office:value-type="float" office:value="0.000422545748806442" calcext:value-type="float">
            <text:p>0.000422545748806</text:p>
          </table:table-cell>
          <table:table-cell/>
          <table:table-cell table:formula="of:=SUM([.E21:.E30])/10" office:value-type="float" office:value="0.4040625" calcext:value-type="float">
            <text:p>0.4040625</text:p>
          </table:table-cell>
          <table:table-cell table:formula="of:=SUM([.F21:.F30])/10" office:value-type="float" office:value="0.3696875" calcext:value-type="float">
            <text:p>0.3696875</text:p>
          </table:table-cell>
          <table:table-cell table:formula="of:=SUM([.G21:.G30])/10" office:value-type="float" office:value="0.566875" calcext:value-type="float">
            <text:p>0.5668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33535757393111" calcext:value-type="float">
            <text:p>0.003353575739311</text:p>
          </table:table-cell>
          <table:table-cell office:value-type="float" office:value="0.00047259879720514" calcext:value-type="float">
            <text:p>0.00047259879720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3.971875" calcext:value-type="float">
            <text:p>3.971875</text:p>
          </table:table-cell>
          <table:table-cell office:value-type="float" office:value="1" calcext:value-type="float">
            <text:p>1</text:p>
          </table:table-cell>
          <table:table-cell office:value-type="float" office:value="0.35443799495697" calcext:value-type="float">
            <text:p>0.35443799495697</text:p>
          </table:table-cell>
          <table:table-cell/>
          <table:table-cell table:formula="of:=SUM([.C22:.C31])/10" office:value-type="float" office:value="0.000440736992459279" calcext:value-type="float">
            <text:p>0.000440736992459</text:p>
          </table:table-cell>
          <table:table-cell/>
          <table:table-cell table:formula="of:=SUM([.E22:.E31])/10" office:value-type="float" office:value="0.3975" calcext:value-type="float">
            <text:p>0.3975</text:p>
          </table:table-cell>
          <table:table-cell table:formula="of:=SUM([.F22:.F31])/10" office:value-type="float" office:value="0.3715625" calcext:value-type="float">
            <text:p>0.3715625</text:p>
          </table:table-cell>
          <table:table-cell table:formula="of:=SUM([.G22:.G31])/10" office:value-type="float" office:value="0.5653125" calcext:value-type="float">
            <text:p>0.565312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36346772423713" calcext:value-type="float">
            <text:p>0.003634677242371</text:p>
          </table:table-cell>
          <table:table-cell office:value-type="float" office:value="0.00051485948988557" calcext:value-type="float">
            <text:p>0.000514859489886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4.05" calcext:value-type="float">
            <text:p>4.05</text:p>
          </table:table-cell>
          <table:table-cell office:value-type="float" office:value="1" calcext:value-type="float">
            <text:p>1</text:p>
          </table:table-cell>
          <table:table-cell office:value-type="float" office:value="0.34186506271362" calcext:value-type="float">
            <text:p>0.34186506271362</text:p>
          </table:table-cell>
          <table:table-cell/>
          <table:table-cell table:formula="of:=SUM([.C23:.C32])/10" office:value-type="float" office:value="0.00046313388622366" calcext:value-type="float">
            <text:p>0.000463133886224</text:p>
          </table:table-cell>
          <table:table-cell/>
          <table:table-cell table:formula="of:=SUM([.E23:.E32])/10" office:value-type="float" office:value="0.3996875" calcext:value-type="float">
            <text:p>0.3996875</text:p>
          </table:table-cell>
          <table:table-cell table:formula="of:=SUM([.F23:.F32])/10" office:value-type="float" office:value="0.37" calcext:value-type="float">
            <text:p>0.37</text:p>
          </table:table-cell>
          <table:table-cell table:formula="of:=SUM([.G23:.G32])/10" office:value-type="float" office:value="0.5659375" calcext:value-type="float">
            <text:p>0.565937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25361883686855" calcext:value-type="float">
            <text:p>0.002536188368686</text:p>
          </table:table-cell>
          <table:table-cell office:value-type="float" office:value="0.00039090542668418" calcext:value-type="float">
            <text:p>0.000390905426684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0.440625" calcext:value-type="float">
            <text:p>0.440625</text:p>
          </table:table-cell>
          <table:table-cell office:value-type="float" office:value="0.35" calcext:value-type="float">
            <text:p>0.3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3.953125" calcext:value-type="float">
            <text:p>3.953125</text:p>
          </table:table-cell>
          <table:table-cell office:value-type="float" office:value="1" calcext:value-type="float">
            <text:p>1</text:p>
          </table:table-cell>
          <table:table-cell office:value-type="float" office:value="0.36423137187958" calcext:value-type="float">
            <text:p>0.36423137187958</text:p>
          </table:table-cell>
          <table:table-cell/>
          <table:table-cell table:formula="of:=SUM([.C24:.C33])/10" office:value-type="float" office:value="0.000462360791971151" calcext:value-type="float">
            <text:p>0.000462360791971</text:p>
          </table:table-cell>
          <table:table-cell/>
          <table:table-cell table:formula="of:=SUM([.E24:.E33])/10" office:value-type="float" office:value="0.403125" calcext:value-type="float">
            <text:p>0.403125</text:p>
          </table:table-cell>
          <table:table-cell table:formula="of:=SUM([.F24:.F33])/10" office:value-type="float" office:value="0.363125" calcext:value-type="float">
            <text:p>0.363125</text:p>
          </table:table-cell>
          <table:table-cell table:formula="of:=SUM([.G24:.G33])/10" office:value-type="float" office:value="0.5640625" calcext:value-type="float">
            <text:p>0.564062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27692604344338" calcext:value-type="float">
            <text:p>0.002769260434434</text:p>
          </table:table-cell>
          <table:table-cell office:value-type="float" office:value="0.00044795921760397" calcext:value-type="float">
            <text:p>0.000447959217604</text:p>
          </table:table-cell>
          <table:table-cell office:value-type="float" office:value="0.3828125" calcext:value-type="float">
            <text:p>0.3828125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75" calcext:value-type="float">
            <text:p>0.575</text:p>
          </table:table-cell>
          <table:table-cell office:value-type="float" office:value="4.053125" calcext:value-type="float">
            <text:p>4.053125</text:p>
          </table:table-cell>
          <table:table-cell office:value-type="float" office:value="1" calcext:value-type="float">
            <text:p>1</text:p>
          </table:table-cell>
          <table:table-cell office:value-type="float" office:value="0.40973563194275" calcext:value-type="float">
            <text:p>0.40973563194275</text:p>
          </table:table-cell>
          <table:table-cell/>
          <table:table-cell table:formula="of:=SUM([.C25:.C34])/10" office:value-type="float" office:value="0.000468078593705742" calcext:value-type="float">
            <text:p>0.000468078593706</text:p>
          </table:table-cell>
          <table:table-cell/>
          <table:table-cell table:formula="of:=SUM([.E25:.E34])/10" office:value-type="float" office:value="0.415" calcext:value-type="float">
            <text:p>0.415</text:p>
          </table:table-cell>
          <table:table-cell table:formula="of:=SUM([.F25:.F34])/10" office:value-type="float" office:value="0.36375" calcext:value-type="float">
            <text:p>0.36375</text:p>
          </table:table-cell>
          <table:table-cell table:formula="of:=SUM([.G25:.G34])/10" office:value-type="float" office:value="0.5653125" calcext:value-type="float">
            <text:p>0.565312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28049631277099" calcext:value-type="float">
            <text:p>0.00280496312771</text:p>
          </table:table-cell>
          <table:table-cell office:value-type="float" office:value="0.00044435816621444" calcext:value-type="float">
            <text:p>0.000444358166214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3.98125" calcext:value-type="float">
            <text:p>3.98125</text:p>
          </table:table-cell>
          <table:table-cell office:value-type="float" office:value="1" calcext:value-type="float">
            <text:p>1</text:p>
          </table:table-cell>
          <table:table-cell office:value-type="float" office:value="0.39464581012726" calcext:value-type="float">
            <text:p>0.39464581012726</text:p>
          </table:table-cell>
          <table:table-cell/>
          <table:table-cell table:formula="of:=SUM([.C26:.C35])/10" office:value-type="float" office:value="0.000477205553213481" calcext:value-type="float">
            <text:p>0.000477205553213</text:p>
          </table:table-cell>
          <table:table-cell/>
          <table:table-cell table:formula="of:=SUM([.E26:.E35])/10" office:value-type="float" office:value="0.42625" calcext:value-type="float">
            <text:p>0.42625</text:p>
          </table:table-cell>
          <table:table-cell table:formula="of:=SUM([.F26:.F35])/10" office:value-type="float" office:value="0.36" calcext:value-type="float">
            <text:p>0.36</text:p>
          </table:table-cell>
          <table:table-cell table:formula="of:=SUM([.G26:.G35])/10" office:value-type="float" office:value="0.5684375" calcext:value-type="float">
            <text:p>0.568437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2938577713212" calcext:value-type="float">
            <text:p>0.002938577713212</text:p>
          </table:table-cell>
          <table:table-cell office:value-type="float" office:value="0.00029892158372604" calcext:value-type="float">
            <text:p>0.000298921583726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4.05" calcext:value-type="float">
            <text:p>4.05</text:p>
          </table:table-cell>
          <table:table-cell office:value-type="float" office:value="1" calcext:value-type="float">
            <text:p>1</text:p>
          </table:table-cell>
          <table:table-cell office:value-type="float" office:value="0.3867623925209" calcext:value-type="float">
            <text:p>0.3867623925209</text:p>
          </table:table-cell>
          <table:table-cell/>
          <table:table-cell table:formula="of:=SUM([.C27:.C36])/10" office:value-type="float" office:value="0.000469580835513171" calcext:value-type="float">
            <text:p>0.000469580835513</text:p>
          </table:table-cell>
          <table:table-cell/>
          <table:table-cell table:formula="of:=SUM([.E27:.E36])/10" office:value-type="float" office:value="0.4325" calcext:value-type="float">
            <text:p>0.4325</text:p>
          </table:table-cell>
          <table:table-cell table:formula="of:=SUM([.F27:.F36])/10" office:value-type="float" office:value="0.3565625" calcext:value-type="float">
            <text:p>0.3565625</text:p>
          </table:table-cell>
          <table:table-cell table:formula="of:=SUM([.G27:.G36])/10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3549445560202" calcext:value-type="float">
            <text:p>0.003549445560202</text:p>
          </table:table-cell>
          <table:table-cell office:value-type="float" office:value="0.00045187559153419" calcext:value-type="float">
            <text:p>0.000451875591534</text:p>
          </table:table-cell>
          <table:table-cell office:value-type="float" office:value="0.496875" calcext:value-type="float">
            <text:p>0.49687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0625" calcext:value-type="float">
            <text:p>4.0625</text:p>
          </table:table-cell>
          <table:table-cell office:value-type="float" office:value="1" calcext:value-type="float">
            <text:p>1</text:p>
          </table:table-cell>
          <table:table-cell office:value-type="float" office:value="0.38544654846191" calcext:value-type="float">
            <text:p>0.38544654846191</text:p>
          </table:table-cell>
          <table:table-cell/>
          <table:table-cell table:formula="of:=SUM([.C28:.C37])/10" office:value-type="float" office:value="0.00045605750331788" calcext:value-type="float">
            <text:p>0.000456057503318</text:p>
          </table:table-cell>
          <table:table-cell/>
          <table:table-cell table:formula="of:=SUM([.E28:.E37])/10" office:value-type="float" office:value="0.4421875" calcext:value-type="float">
            <text:p>0.4421875</text:p>
          </table:table-cell>
          <table:table-cell table:formula="of:=SUM([.F28:.F37])/10" office:value-type="float" office:value="0.3596875" calcext:value-type="float">
            <text:p>0.3596875</text:p>
          </table:table-cell>
          <table:table-cell table:formula="of:=SUM([.G28:.G37])/10" office:value-type="float" office:value="0.5678125" calcext:value-type="float">
            <text:p>0.567812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26742603920866" calcext:value-type="float">
            <text:p>0.002674260392087</text:p>
          </table:table-cell>
          <table:table-cell office:value-type="float" office:value="0.00055384164015777" calcext:value-type="float">
            <text:p>0.000553841640158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525" calcext:value-type="float">
            <text:p>0.52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38110008239746" calcext:value-type="float">
            <text:p>0.38110008239746</text:p>
          </table:table-cell>
          <table:table-cell/>
          <table:table-cell table:formula="of:=SUM([.C29:.C38])/10" office:value-type="float" office:value="0.000469095481764726" calcext:value-type="float">
            <text:p>0.000469095481765</text:p>
          </table:table-cell>
          <table:table-cell/>
          <table:table-cell table:formula="of:=SUM([.E29:.E38])/10" office:value-type="float" office:value="0.45375" calcext:value-type="float">
            <text:p>0.45375</text:p>
          </table:table-cell>
          <table:table-cell table:formula="of:=SUM([.F29:.F38])/10" office:value-type="float" office:value="0.3628125" calcext:value-type="float">
            <text:p>0.3628125</text:p>
          </table:table-cell>
          <table:table-cell table:formula="of:=SUM([.G29:.G38])/10" office:value-type="float" office:value="0.568125" calcext:value-type="float">
            <text:p>0.56812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28644244826864" calcext:value-type="float">
            <text:p>0.002864424482686</text:p>
          </table:table-cell>
          <table:table-cell office:value-type="float" office:value="0.0004077775481619" calcext:value-type="float">
            <text:p>0.000407777548162</text:p>
          </table:table-cell>
          <table:table-cell office:value-type="float" office:value="0.5046875" calcext:value-type="float">
            <text:p>0.504687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4.01875" calcext:value-type="float">
            <text:p>4.01875</text:p>
          </table:table-cell>
          <table:table-cell office:value-type="float" office:value="1" calcext:value-type="float">
            <text:p>1</text:p>
          </table:table-cell>
          <table:table-cell office:value-type="float" office:value="0.32740570306778" calcext:value-type="float">
            <text:p>0.32740570306778</text:p>
          </table:table-cell>
          <table:table-cell/>
          <table:table-cell table:formula="of:=SUM([.C30:.C39])/10" office:value-type="float" office:value="0.000466102382263216" calcext:value-type="float">
            <text:p>0.000466102382263</text:p>
          </table:table-cell>
          <table:table-cell/>
          <table:table-cell table:formula="of:=SUM([.E30:.E39])/10" office:value-type="float" office:value="0.4703125" calcext:value-type="float">
            <text:p>0.4703125</text:p>
          </table:table-cell>
          <table:table-cell table:formula="of:=SUM([.F30:.F39])/10" office:value-type="float" office:value="0.3665625" calcext:value-type="float">
            <text:p>0.3665625</text:p>
          </table:table-cell>
          <table:table-cell table:formula="of:=SUM([.G30:.G39])/10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36356972239446" calcext:value-type="float">
            <text:p>0.003635697223945</text:p>
          </table:table-cell>
          <table:table-cell office:value-type="float" office:value="0.00044906481366525" calcext:value-type="float">
            <text:p>0.000449064813665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4.10625" calcext:value-type="float">
            <text:p>4.10625</text:p>
          </table:table-cell>
          <table:table-cell office:value-type="float" office:value="1" calcext:value-type="float">
            <text:p>1</text:p>
          </table:table-cell>
          <table:table-cell office:value-type="float" office:value="0.32402830123901" calcext:value-type="float">
            <text:p>0.32402830123901</text:p>
          </table:table-cell>
          <table:table-cell/>
          <table:table-cell table:formula="of:=SUM([.C31:.C40])/10" office:value-type="float" office:value="0.000443216227483845" calcext:value-type="float">
            <text:p>0.000443216227484</text:p>
          </table:table-cell>
          <table:table-cell/>
          <table:table-cell table:formula="of:=SUM([.E31:.E40])/10" office:value-type="float" office:value="0.494375" calcext:value-type="float">
            <text:p>0.494375</text:p>
          </table:table-cell>
          <table:table-cell table:formula="of:=SUM([.F31:.F40])/10" office:value-type="float" office:value="0.3690625" calcext:value-type="float">
            <text:p>0.3690625</text:p>
          </table:table-cell>
          <table:table-cell table:formula="of:=SUM([.G31:.G40])/10" office:value-type="float" office:value="0.573125" calcext:value-type="float">
            <text:p>0.5731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28815581521485" calcext:value-type="float">
            <text:p>0.002881558152149</text:p>
          </table:table-cell>
          <table:table-cell office:value-type="float" office:value="0.00049680060656101" calcext:value-type="float">
            <text:p>0.000496800606561</text:p>
          </table:table-cell>
          <table:table-cell office:value-type="float" office:value="0.4359375" calcext:value-type="float">
            <text:p>0.43593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4" calcext:value-type="float">
            <text:p>0.4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4.065625" calcext:value-type="float">
            <text:p>4.065625</text:p>
          </table:table-cell>
          <table:table-cell office:value-type="float" office:value="1" calcext:value-type="float">
            <text:p>1</text:p>
          </table:table-cell>
          <table:table-cell office:value-type="float" office:value="0.3489790558815" calcext:value-type="float">
            <text:p>0.3489790558815</text:p>
          </table:table-cell>
          <table:table-cell/>
          <table:table-cell table:formula="of:=SUM([.C32:.C41])/10" office:value-type="float" office:value="0.000445636408419432" calcext:value-type="float">
            <text:p>0.000445636408419</text:p>
          </table:table-cell>
          <table:table-cell/>
          <table:table-cell table:formula="of:=SUM([.E32:.E41])/10" office:value-type="float" office:value="0.5175" calcext:value-type="float">
            <text:p>0.5175</text:p>
          </table:table-cell>
          <table:table-cell table:formula="of:=SUM([.F32:.F41])/10" office:value-type="float" office:value="0.3684375" calcext:value-type="float">
            <text:p>0.3684375</text:p>
          </table:table-cell>
          <table:table-cell table:formula="of:=SUM([.G32:.G41])/10" office:value-type="float" office:value="0.576875" calcext:value-type="float">
            <text:p>0.57687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30977699294453" calcext:value-type="float">
            <text:p>0.003097769929445</text:p>
          </table:table-cell>
          <table:table-cell office:value-type="float" office:value="0.00055888896777105" calcext:value-type="float">
            <text:p>0.000558888967771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4.078125" calcext:value-type="float">
            <text:p>4.078125</text:p>
          </table:table-cell>
          <table:table-cell office:value-type="float" office:value="1" calcext:value-type="float">
            <text:p>1</text:p>
          </table:table-cell>
          <table:table-cell office:value-type="float" office:value="0.35864326953888" calcext:value-type="float">
            <text:p>0.35864326953888</text:p>
          </table:table-cell>
          <table:table-cell/>
          <table:table-cell table:formula="of:=SUM([.C33:.C42])/10" office:value-type="float" office:value="0.00045003935620798" calcext:value-type="float">
            <text:p>0.000450039356208</text:p>
          </table:table-cell>
          <table:table-cell/>
          <table:table-cell table:formula="of:=SUM([.E33:.E42])/10" office:value-type="float" office:value="0.5278125" calcext:value-type="float">
            <text:p>0.5278125</text:p>
          </table:table-cell>
          <table:table-cell table:formula="of:=SUM([.F33:.F42])/10" office:value-type="float" office:value="0.370625" calcext:value-type="float">
            <text:p>0.370625</text:p>
          </table:table-cell>
          <table:table-cell table:formula="of:=SUM([.G33:.G42])/10" office:value-type="float" office:value="0.5790625" calcext:value-type="float">
            <text:p>0.579062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24299789685756" calcext:value-type="float">
            <text:p>0.002429978968576</text:p>
          </table:table-cell>
          <table:table-cell office:value-type="float" office:value="0.0004084202098511" calcext:value-type="float">
            <text:p>0.000408420209851</text:p>
          </table:table-cell>
          <table:table-cell office:value-type="float" office:value="0.490625" calcext:value-type="float">
            <text:p>0.4906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06875" calcext:value-type="float">
            <text:p>4.06875</text:p>
          </table:table-cell>
          <table:table-cell office:value-type="float" office:value="1" calcext:value-type="float">
            <text:p>1</text:p>
          </table:table-cell>
          <table:table-cell office:value-type="float" office:value="0.3322004199028" calcext:value-type="float">
            <text:p>0.3322004199028</text:p>
          </table:table-cell>
          <table:table-cell/>
          <table:table-cell table:formula="of:=SUM([.C34:.C43])/10" office:value-type="float" office:value="0.000451790834524672" calcext:value-type="float">
            <text:p>0.000451790834525</text:p>
          </table:table-cell>
          <table:table-cell/>
          <table:table-cell table:formula="of:=SUM([.E34:.E43])/10" office:value-type="float" office:value="0.538125" calcext:value-type="float">
            <text:p>0.538125</text:p>
          </table:table-cell>
          <table:table-cell table:formula="of:=SUM([.F34:.F43])/10" office:value-type="float" office:value="0.3721875" calcext:value-type="float">
            <text:p>0.3721875</text:p>
          </table:table-cell>
          <table:table-cell table:formula="of:=SUM([.G34:.G43])/10" office:value-type="float" office:value="0.580625" calcext:value-type="float">
            <text:p>0.58062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34222429327201" calcext:value-type="float">
            <text:p>0.00342224293272</text:p>
          </table:table-cell>
          <table:table-cell office:value-type="float" office:value="0.0005494489747889" calcext:value-type="float">
            <text:p>0.000549448974789</text:p>
          </table:table-cell>
          <table:table-cell office:value-type="float" office:value="0.434375" calcext:value-type="float">
            <text:p>0.43437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0.4" calcext:value-type="float">
            <text:p>0.4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4.08125" calcext:value-type="float">
            <text:p>4.08125</text:p>
          </table:table-cell>
          <table:table-cell office:value-type="float" office:value="1" calcext:value-type="float">
            <text:p>1</text:p>
          </table:table-cell>
          <table:table-cell office:value-type="float" office:value="0.3708426117897" calcext:value-type="float">
            <text:p>0.3708426117897</text:p>
          </table:table-cell>
          <table:table-cell/>
          <table:table-cell table:formula="of:=SUM([.C35:.C44])/10" office:value-type="float" office:value="0.000461939810243165" calcext:value-type="float">
            <text:p>0.000461939810243</text:p>
          </table:table-cell>
          <table:table-cell/>
          <table:table-cell table:formula="of:=SUM([.E35:.E44])/10" office:value-type="float" office:value="0.541875" calcext:value-type="float">
            <text:p>0.541875</text:p>
          </table:table-cell>
          <table:table-cell table:formula="of:=SUM([.F35:.F44])/10" office:value-type="float" office:value="0.3775" calcext:value-type="float">
            <text:p>0.3775</text:p>
          </table:table-cell>
          <table:table-cell table:formula="of:=SUM([.G35:.G44])/10" office:value-type="float" office:value="0.5803125" calcext:value-type="float">
            <text:p>0.580312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33503635146189" calcext:value-type="float">
            <text:p>0.003350363514619</text:p>
          </table:table-cell>
          <table:table-cell office:value-type="float" office:value="0.00056659347410459" calcext:value-type="float">
            <text:p>0.000566593474105</text:p>
          </table:table-cell>
          <table:table-cell office:value-type="float" office:value="0.4421875" calcext:value-type="float">
            <text:p>0.44218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5" calcext:value-type="float">
            <text:p>0.55</text:p>
          </table:table-cell>
          <table:table-cell office:value-type="float" office:value="4.13125" calcext:value-type="float">
            <text:p>4.13125</text:p>
          </table:table-cell>
          <table:table-cell office:value-type="float" office:value="1" calcext:value-type="float">
            <text:p>1</text:p>
          </table:table-cell>
          <table:table-cell office:value-type="float" office:value="0.36641243696213" calcext:value-type="float">
            <text:p>0.36641243696213</text:p>
          </table:table-cell>
          <table:table-cell/>
          <table:table-cell table:formula="of:=SUM([.C36:.C45])/10" office:value-type="float" office:value="0.00047416334103218" calcext:value-type="float">
            <text:p>0.000474163341032</text:p>
          </table:table-cell>
          <table:table-cell/>
          <table:table-cell table:formula="of:=SUM([.E36:.E45])/10" office:value-type="float" office:value="0.5490625" calcext:value-type="float">
            <text:p>0.5490625</text:p>
          </table:table-cell>
          <table:table-cell table:formula="of:=SUM([.F36:.F45])/10" office:value-type="float" office:value="0.3778125" calcext:value-type="float">
            <text:p>0.3778125</text:p>
          </table:table-cell>
          <table:table-cell table:formula="of:=SUM([.G36:.G45])/10" office:value-type="float" office:value="0.574375" calcext:value-type="float">
            <text:p>0.5743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27896447107196" calcext:value-type="float">
            <text:p>0.00278964471072</text:p>
          </table:table-cell>
          <table:table-cell office:value-type="float" office:value="0.00038910416506042" calcext:value-type="float">
            <text:p>0.00038910416506</text:p>
          </table:table-cell>
          <table:table-cell office:value-type="float" office:value="0.503125" calcext:value-type="float">
            <text:p>0.50312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4.071875" calcext:value-type="float">
            <text:p>4.071875</text:p>
          </table:table-cell>
          <table:table-cell office:value-type="float" office:value="1" calcext:value-type="float">
            <text:p>1</text:p>
          </table:table-cell>
          <table:table-cell office:value-type="float" office:value="0.36198861598969" calcext:value-type="float">
            <text:p>0.36198861598969</text:p>
          </table:table-cell>
          <table:table-cell/>
          <table:table-cell table:formula="of:=SUM([.C37:.C46])/10" office:value-type="float" office:value="0.000483181599165618" calcext:value-type="float">
            <text:p>0.000483181599166</text:p>
          </table:table-cell>
          <table:table-cell/>
          <table:table-cell table:formula="of:=SUM([.E37:.E46])/10" office:value-type="float" office:value="0.5546875" calcext:value-type="float">
            <text:p>0.5546875</text:p>
          </table:table-cell>
          <table:table-cell table:formula="of:=SUM([.F37:.F46])/10" office:value-type="float" office:value="0.378125" calcext:value-type="float">
            <text:p>0.378125</text:p>
          </table:table-cell>
          <table:table-cell table:formula="of:=SUM([.G37:.G46])/10" office:value-type="float" office:value="0.57375" calcext:value-type="float">
            <text:p>0.5737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34226243034936" calcext:value-type="float">
            <text:p>0.003422624303494</text:p>
          </table:table-cell>
          <table:table-cell office:value-type="float" office:value="0.0003794241037042" calcext:value-type="float">
            <text:p>0.000379424103704</text:p>
          </table:table-cell>
          <table:table-cell office:value-type="float" office:value="0.4046875" calcext:value-type="float">
            <text:p>0.404687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610701084137" calcext:value-type="float">
            <text:p>0.3610701084137</text:p>
          </table:table-cell>
          <table:table-cell/>
          <table:table-cell table:formula="of:=SUM([.C38:.C47])/10" office:value-type="float" office:value="0.000475936450382619" calcext:value-type="float">
            <text:p>0.000475936450383</text:p>
          </table:table-cell>
          <table:table-cell/>
          <table:table-cell table:formula="of:=SUM([.E38:.E47])/10" office:value-type="float" office:value="0.5578125" calcext:value-type="float">
            <text:p>0.5578125</text:p>
          </table:table-cell>
          <table:table-cell table:formula="of:=SUM([.F38:.F47])/10" office:value-type="float" office:value="0.375625" calcext:value-type="float">
            <text:p>0.375625</text:p>
          </table:table-cell>
          <table:table-cell table:formula="of:=SUM([.G38:.G47])/10" office:value-type="float" office:value="0.5775" calcext:value-type="float">
            <text:p>0.577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31986225279979" calcext:value-type="float">
            <text:p>0.003198622527998</text:p>
          </table:table-cell>
          <table:table-cell office:value-type="float" office:value="0.00055950358998871" calcext:value-type="float">
            <text:p>0.000559503589989</text:p>
          </table:table-cell>
          <table:table-cell office:value-type="float" office:value="0.4578125" calcext:value-type="float">
            <text:p>0.4578125</text:p>
          </table:table-cell>
          <table:table-cell office:value-type="float" office:value="0.525" calcext:value-type="float">
            <text:p>0.525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4592977643013" calcext:value-type="float">
            <text:p>0.4592977643013</text:p>
          </table:table-cell>
          <table:table-cell/>
          <table:table-cell table:formula="of:=SUM([.C39:.C48])/10" office:value-type="float" office:value="0.000476502645365713" calcext:value-type="float">
            <text:p>0.000476502645366</text:p>
          </table:table-cell>
          <table:table-cell/>
          <table:table-cell table:formula="of:=SUM([.E39:.E48])/10" office:value-type="float" office:value="0.5578125" calcext:value-type="float">
            <text:p>0.5578125</text:p>
          </table:table-cell>
          <table:table-cell table:formula="of:=SUM([.F39:.F48])/10" office:value-type="float" office:value="0.3734375" calcext:value-type="float">
            <text:p>0.3734375</text:p>
          </table:table-cell>
          <table:table-cell table:formula="of:=SUM([.G39:.G48])/10" office:value-type="float" office:value="0.5740625" calcext:value-type="float">
            <text:p>0.574062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030056011164561" calcext:value-type="float">
            <text:p>0.003005601116456</text:p>
          </table:table-cell>
          <table:table-cell office:value-type="float" office:value="0.00040006159752011" calcext:value-type="float">
            <text:p>0.00040006159752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190625" calcext:value-type="float">
            <text:p>4.190625</text:p>
          </table:table-cell>
          <table:table-cell office:value-type="float" office:value="1" calcext:value-type="float">
            <text:p>1</text:p>
          </table:table-cell>
          <table:table-cell office:value-type="float" office:value="0.47370887994766" calcext:value-type="float">
            <text:p>0.47370887994766</text:p>
          </table:table-cell>
          <table:table-cell/>
          <table:table-cell table:formula="of:=SUM([.C40:.C49])/10" office:value-type="float" office:value="0.000475731050301534" calcext:value-type="float">
            <text:p>0.000475731050302</text:p>
          </table:table-cell>
          <table:table-cell/>
          <table:table-cell table:formula="of:=SUM([.E40:.E49])/10" office:value-type="float" office:value="0.5559375" calcext:value-type="float">
            <text:p>0.5559375</text:p>
          </table:table-cell>
          <table:table-cell table:formula="of:=SUM([.F40:.F49])/10" office:value-type="float" office:value="0.364375" calcext:value-type="float">
            <text:p>0.364375</text:p>
          </table:table-cell>
          <table:table-cell table:formula="of:=SUM([.G40:.G49])/10" office:value-type="float" office:value="0.5721875" calcext:value-type="float">
            <text:p>0.572187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25445349747315" calcext:value-type="float">
            <text:p>0.002544534974732</text:p>
          </table:table-cell>
          <table:table-cell office:value-type="float" office:value="0.00046059001504091" calcext:value-type="float">
            <text:p>0.000460590015041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075" calcext:value-type="float">
            <text:p>4.075</text:p>
          </table:table-cell>
          <table:table-cell office:value-type="float" office:value="1" calcext:value-type="float">
            <text:p>1</text:p>
          </table:table-cell>
          <table:table-cell office:value-type="float" office:value="0.36968182325363" calcext:value-type="float">
            <text:p>0.36968182325363</text:p>
          </table:table-cell>
          <table:table-cell/>
          <table:table-cell table:formula="of:=SUM([.C41:.C50])/10" office:value-type="float" office:value="0.0004768835704391" calcext:value-type="float">
            <text:p>0.000476883570439</text:p>
          </table:table-cell>
          <table:table-cell/>
          <table:table-cell table:formula="of:=SUM([.E41:.E50])/10" office:value-type="float" office:value="0.5515625" calcext:value-type="float">
            <text:p>0.5515625</text:p>
          </table:table-cell>
          <table:table-cell table:formula="of:=SUM([.F41:.F50])/10" office:value-type="float" office:value="0.3690625" calcext:value-type="float">
            <text:p>0.3690625</text:p>
          </table:table-cell>
          <table:table-cell table:formula="of:=SUM([.G41:.G50])/10" office:value-type="float" office:value="0.571875" calcext:value-type="float">
            <text:p>0.5718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7176927251276" calcext:value-type="float">
            <text:p>0.002717692725128</text:p>
          </table:table-cell>
          <table:table-cell office:value-type="float" office:value="0.00020752219647875" calcext:value-type="float">
            <text:p>0.000207522196479</text:p>
          </table:table-cell>
          <table:table-cell office:value-type="float" office:value="0.4671875" calcext:value-type="float">
            <text:p>0.4671875</text:p>
          </table:table-cell>
          <table:table-cell office:value-type="float" office:value="0.55" calcext:value-type="float">
            <text:p>0.5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75" calcext:value-type="float">
            <text:p>0.575</text:p>
          </table:table-cell>
          <table:table-cell office:value-type="float" office:value="4.115625" calcext:value-type="float">
            <text:p>4.115625</text:p>
          </table:table-cell>
          <table:table-cell office:value-type="float" office:value="1" calcext:value-type="float">
            <text:p>1</text:p>
          </table:table-cell>
          <table:table-cell office:value-type="float" office:value="0.34367265701294" calcext:value-type="float">
            <text:p>0.34367265701294</text:p>
          </table:table-cell>
          <table:table-cell/>
          <table:table-cell table:formula="of:=SUM([.C42:.C51])/10" office:value-type="float" office:value="0.000447955729430874" calcext:value-type="float">
            <text:p>0.000447955729431</text:p>
          </table:table-cell>
          <table:table-cell/>
          <table:table-cell table:formula="of:=SUM([.E42:.E51])/10" office:value-type="float" office:value="0.550625" calcext:value-type="float">
            <text:p>0.550625</text:p>
          </table:table-cell>
          <table:table-cell table:formula="of:=SUM([.F42:.F51])/10" office:value-type="float" office:value="0.365625" calcext:value-type="float">
            <text:p>0.365625</text:p>
          </table:table-cell>
          <table:table-cell table:formula="of:=SUM([.G42:.G51])/10" office:value-type="float" office:value="0.5696875" calcext:value-type="float">
            <text:p>0.569687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0026987986668246" calcext:value-type="float">
            <text:p>0.002698798666825</text:p>
          </table:table-cell>
          <table:table-cell office:value-type="float" office:value="0.00049806831585784" calcext:value-type="float">
            <text:p>0.000498068315858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32399405241013" calcext:value-type="float">
            <text:p>0.32399405241013</text:p>
          </table:table-cell>
          <table:table-cell/>
          <table:table-cell table:formula="of:=SUM([.C43:.C52])/10" office:value-type="float" office:value="0.000441873664239553" calcext:value-type="float">
            <text:p>0.00044187366424</text:p>
          </table:table-cell>
          <table:table-cell/>
          <table:table-cell table:formula="of:=SUM([.E43:.E52])/10" office:value-type="float" office:value="0.550625" calcext:value-type="float">
            <text:p>0.550625</text:p>
          </table:table-cell>
          <table:table-cell table:formula="of:=SUM([.F43:.F52])/10" office:value-type="float" office:value="0.3659375" calcext:value-type="float">
            <text:p>0.3659375</text:p>
          </table:table-cell>
          <table:table-cell table:formula="of:=SUM([.G43:.G52])/10" office:value-type="float" office:value="0.569375" calcext:value-type="float">
            <text:p>0.56937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0020925676129991" calcext:value-type="float">
            <text:p>0.002092567612999</text:p>
          </table:table-cell>
          <table:table-cell office:value-type="float" office:value="0.00037860104125684" calcext:value-type="float">
            <text:p>0.000378601041257</text:p>
          </table:table-cell>
          <table:table-cell office:value-type="float" office:value="0.4890625" calcext:value-type="float">
            <text:p>0.489062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10625" calcext:value-type="float">
            <text:p>4.10625</text:p>
          </table:table-cell>
          <table:table-cell office:value-type="float" office:value="1" calcext:value-type="float">
            <text:p>1</text:p>
          </table:table-cell>
          <table:table-cell office:value-type="float" office:value="0.3198161482811" calcext:value-type="float">
            <text:p>0.3198161482811</text:p>
          </table:table-cell>
          <table:table-cell/>
          <table:table-cell table:formula="of:=SUM([.C44:.C53])/10" office:value-type="float" office:value="0.000438891747380127" calcext:value-type="float">
            <text:p>0.00043889174738</text:p>
          </table:table-cell>
          <table:table-cell/>
          <table:table-cell table:formula="of:=SUM([.E44:.E53])/10" office:value-type="float" office:value="0.5565625" calcext:value-type="float">
            <text:p>0.5565625</text:p>
          </table:table-cell>
          <table:table-cell table:formula="of:=SUM([.F44:.F53])/10" office:value-type="float" office:value="0.365" calcext:value-type="float">
            <text:p>0.365</text:p>
          </table:table-cell>
          <table:table-cell table:formula="of:=SUM([.G44:.G53])/10" office:value-type="float" office:value="0.5678125" calcext:value-type="float">
            <text:p>0.567812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0024784528592136" calcext:value-type="float">
            <text:p>0.002478452859214</text:p>
          </table:table-cell>
          <table:table-cell office:value-type="float" office:value="0.00040753949233476" calcext:value-type="float">
            <text:p>0.000407539492335</text:p>
          </table:table-cell>
          <table:table-cell office:value-type="float" office:value="0.48125" calcext:value-type="float">
            <text:p>0.4812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4.109375" calcext:value-type="float">
            <text:p>4.109375</text:p>
          </table:table-cell>
          <table:table-cell office:value-type="float" office:value="1" calcext:value-type="float">
            <text:p>1</text:p>
          </table:table-cell>
          <table:table-cell office:value-type="float" office:value="0.3197140455246" calcext:value-type="float">
            <text:p>0.3197140455246</text:p>
          </table:table-cell>
          <table:table-cell/>
          <table:table-cell table:formula="of:=SUM([.C45:.C54])/10" office:value-type="float" office:value="0.000424700799134713" calcext:value-type="float">
            <text:p>0.000424700799135</text:p>
          </table:table-cell>
          <table:table-cell/>
          <table:table-cell table:formula="of:=SUM([.E45:.E54])/10" office:value-type="float" office:value="0.5625" calcext:value-type="float">
            <text:p>0.5625</text:p>
          </table:table-cell>
          <table:table-cell table:formula="of:=SUM([.F45:.F54])/10" office:value-type="float" office:value="0.364375" calcext:value-type="float">
            <text:p>0.364375</text:p>
          </table:table-cell>
          <table:table-cell table:formula="of:=SUM([.G45:.G54])/10" office:value-type="float" office:value="0.5709375" calcext:value-type="float">
            <text:p>0.570937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0019246154406574" calcext:value-type="float">
            <text:p>0.001924615440657</text:p>
          </table:table-cell>
          <table:table-cell office:value-type="float" office:value="0.00041857920073198" calcext:value-type="float">
            <text:p>0.000418579200732</text:p>
          </table:table-cell>
          <table:table-cell office:value-type="float" office:value="0.4828125" calcext:value-type="float">
            <text:p>0.4828125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4.03125" calcext:value-type="float">
            <text:p>4.03125</text:p>
          </table:table-cell>
          <table:table-cell office:value-type="float" office:value="1" calcext:value-type="float">
            <text:p>1</text:p>
          </table:table-cell>
          <table:table-cell office:value-type="float" office:value="0.32601637840271" calcext:value-type="float">
            <text:p>0.32601637840271</text:p>
          </table:table-cell>
          <table:table-cell/>
          <table:table-cell table:formula="of:=SUM([.C46:.C55])/10" office:value-type="float" office:value="0.000409899371797452" calcext:value-type="float">
            <text:p>0.000409899371797</text:p>
          </table:table-cell>
          <table:table-cell/>
          <table:table-cell table:formula="of:=SUM([.E46:.E55])/10" office:value-type="float" office:value="0.57" calcext:value-type="float">
            <text:p>0.57</text:p>
          </table:table-cell>
          <table:table-cell table:formula="of:=SUM([.F46:.F55])/10" office:value-type="float" office:value="0.370625" calcext:value-type="float">
            <text:p>0.370625</text:p>
          </table:table-cell>
          <table:table-cell table:formula="of:=SUM([.G46:.G55])/10" office:value-type="float" office:value="0.576875" calcext:value-type="float">
            <text:p>0.57687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24143699964043" calcext:value-type="float">
            <text:p>0.002414369996404</text:p>
          </table:table-cell>
          <table:table-cell office:value-type="float" office:value="0.00050407329099471" calcext:value-type="float">
            <text:p>0.000504073290995</text:p>
          </table:table-cell>
          <table:table-cell office:value-type="float" office:value="0.425" calcext:value-type="float">
            <text:p>0.4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5" calcext:value-type="float">
            <text:p>0.5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6276025772095" calcext:value-type="float">
            <text:p>0.36276025772095</text:p>
          </table:table-cell>
          <table:table-cell/>
          <table:table-cell table:formula="of:=SUM([.C47:.C56])/10" office:value-type="float" office:value="0.000421396284390881" calcext:value-type="float">
            <text:p>0.000421396284391</text:p>
          </table:table-cell>
          <table:table-cell/>
          <table:table-cell table:formula="of:=SUM([.E47:.E56])/10" office:value-type="float" office:value="0.5625" calcext:value-type="float">
            <text:p>0.5625</text:p>
          </table:table-cell>
          <table:table-cell table:formula="of:=SUM([.F47:.F56])/10" office:value-type="float" office:value="0.366875" calcext:value-type="float">
            <text:p>0.366875</text:p>
          </table:table-cell>
          <table:table-cell table:formula="of:=SUM([.G47:.G56])/10" office:value-type="float" office:value="0.5728125" calcext:value-type="float">
            <text:p>0.572812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034639870020328" calcext:value-type="float">
            <text:p>0.003463987002033</text:p>
          </table:table-cell>
          <table:table-cell office:value-type="float" office:value="0.00029887688642702" calcext:value-type="float">
            <text:p>0.000298876886427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375" calcext:value-type="float">
            <text:p>0.5375</text:p>
          </table:table-cell>
          <table:table-cell office:value-type="float" office:value="4.146875" calcext:value-type="float">
            <text:p>4.146875</text:p>
          </table:table-cell>
          <table:table-cell office:value-type="float" office:value="1" calcext:value-type="float">
            <text:p>1</text:p>
          </table:table-cell>
          <table:table-cell office:value-type="float" office:value="0.39542232751846" calcext:value-type="float">
            <text:p>0.39542232751846</text:p>
          </table:table-cell>
          <table:table-cell/>
          <table:table-cell table:formula="of:=SUM([.C48:.C57])/10" office:value-type="float" office:value="0.000413341562663163" calcext:value-type="float">
            <text:p>0.000413341562663</text:p>
          </table:table-cell>
          <table:table-cell/>
          <table:table-cell table:formula="of:=SUM([.E48:.E57])/10" office:value-type="float" office:value="0.5628125" calcext:value-type="float">
            <text:p>0.5628125</text:p>
          </table:table-cell>
          <table:table-cell table:formula="of:=SUM([.F48:.F57])/10" office:value-type="float" office:value="0.37" calcext:value-type="float">
            <text:p>0.37</text:p>
          </table:table-cell>
          <table:table-cell table:formula="of:=SUM([.G48:.G57])/10" office:value-type="float" office:value="0.5671875" calcext:value-type="float">
            <text:p>0.567187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002888371507288" calcext:value-type="float">
            <text:p>0.002888371507288</text:p>
          </table:table-cell>
          <table:table-cell office:value-type="float" office:value="0.00039356017239243" calcext:value-type="float">
            <text:p>0.000393560172392</text:p>
          </table:table-cell>
          <table:table-cell office:value-type="float" office:value="0.440625" calcext:value-type="float">
            <text:p>0.4406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325" calcext:value-type="float">
            <text:p>0.3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4.190625" calcext:value-type="float">
            <text:p>4.190625</text:p>
          </table:table-cell>
          <table:table-cell office:value-type="float" office:value="1" calcext:value-type="float">
            <text:p>1</text:p>
          </table:table-cell>
          <table:table-cell office:value-type="float" office:value="0.34819756746292" calcext:value-type="float">
            <text:p>0.34819756746292</text:p>
          </table:table-cell>
          <table:table-cell/>
          <table:table-cell table:formula="of:=SUM([.C49:.C58])/10" office:value-type="float" office:value="0.000396747220903535" calcext:value-type="float">
            <text:p>0.000396747220904</text:p>
          </table:table-cell>
          <table:table-cell/>
          <table:table-cell table:formula="of:=SUM([.E49:.E58])/10" office:value-type="float" office:value="0.565" calcext:value-type="float">
            <text:p>0.565</text:p>
          </table:table-cell>
          <table:table-cell table:formula="of:=SUM([.F49:.F58])/10" office:value-type="float" office:value="0.369375" calcext:value-type="float">
            <text:p>0.369375</text:p>
          </table:table-cell>
          <table:table-cell table:formula="of:=SUM([.G49:.G58])/10" office:value-type="float" office:value="0.5671875" calcext:value-type="float">
            <text:p>0.567187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0025993258226663" calcext:value-type="float">
            <text:p>0.002599325822666</text:p>
          </table:table-cell>
          <table:table-cell office:value-type="float" office:value="0.00038092692619784" calcext:value-type="float">
            <text:p>0.000380926926198</text:p>
          </table:table-cell>
          <table:table-cell office:value-type="float" office:value="0.4859375" calcext:value-type="float">
            <text:p>0.48593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1" calcext:value-type="float">
            <text:p>1</text:p>
          </table:table-cell>
          <table:table-cell office:value-type="float" office:value="0.35128535032272" calcext:value-type="float">
            <text:p>0.35128535032272</text:p>
          </table:table-cell>
          <table:table-cell/>
          <table:table-cell table:formula="of:=SUM([.C50:.C59])/10" office:value-type="float" office:value="0.000394833753771308" calcext:value-type="float">
            <text:p>0.000394833753771</text:p>
          </table:table-cell>
          <table:table-cell/>
          <table:table-cell table:formula="of:=SUM([.E50:.E59])/10" office:value-type="float" office:value="0.564375" calcext:value-type="float">
            <text:p>0.564375</text:p>
          </table:table-cell>
          <table:table-cell table:formula="of:=SUM([.F50:.F59])/10" office:value-type="float" office:value="0.37375" calcext:value-type="float">
            <text:p>0.37375</text:p>
          </table:table-cell>
          <table:table-cell table:formula="of:=SUM([.G50:.G59])/10" office:value-type="float" office:value="0.5675" calcext:value-type="float">
            <text:p>0.567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0031207195279421" calcext:value-type="float">
            <text:p>0.003120719527942</text:p>
          </table:table-cell>
          <table:table-cell office:value-type="float" office:value="0.00037807660669955" calcext:value-type="float">
            <text:p>0.0003780766067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575" calcext:value-type="float">
            <text:p>0.5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75" calcext:value-type="float">
            <text:p>0.575</text:p>
          </table:table-cell>
          <table:table-cell office:value-type="float" office:value="4.153125" calcext:value-type="float">
            <text:p>4.153125</text:p>
          </table:table-cell>
          <table:table-cell office:value-type="float" office:value="1" calcext:value-type="float">
            <text:p>1</text:p>
          </table:table-cell>
          <table:table-cell office:value-type="float" office:value="0.40083357095718" calcext:value-type="float">
            <text:p>0.40083357095718</text:p>
          </table:table-cell>
          <table:table-cell/>
          <table:table-cell table:formula="of:=SUM([.C51:.C60])/10" office:value-type="float" office:value="0.000386582412937172" calcext:value-type="float">
            <text:p>0.000386582412937</text:p>
          </table:table-cell>
          <table:table-cell/>
          <table:table-cell table:formula="of:=SUM([.E51:.E60])/10" office:value-type="float" office:value="0.5696875" calcext:value-type="float">
            <text:p>0.5696875</text:p>
          </table:table-cell>
          <table:table-cell table:formula="of:=SUM([.F51:.F60])/10" office:value-type="float" office:value="0.371875" calcext:value-type="float">
            <text:p>0.371875</text:p>
          </table:table-cell>
          <table:table-cell table:formula="of:=SUM([.G51:.G60])/10" office:value-type="float" office:value="0.569375" calcext:value-type="float">
            <text:p>0.5693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32658225973137" calcext:value-type="float">
            <text:p>0.003265822597314</text:p>
          </table:table-cell>
          <table:table-cell office:value-type="float" office:value="0.00028492634007762" calcext:value-type="float">
            <text:p>0.000284926340078</text:p>
          </table:table-cell>
          <table:table-cell office:value-type="float" office:value="0.5265625" calcext:value-type="float">
            <text:p>0.526562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4.221875" calcext:value-type="float">
            <text:p>4.221875</text:p>
          </table:table-cell>
          <table:table-cell office:value-type="float" office:value="1" calcext:value-type="float">
            <text:p>1</text:p>
          </table:table-cell>
          <table:table-cell office:value-type="float" office:value="0.38046991825104" calcext:value-type="float">
            <text:p>0.38046991825104</text:p>
          </table:table-cell>
          <table:table-cell/>
          <table:table-cell table:formula="of:=SUM([.C52:.C61])/10" office:value-type="float" office:value="0.000394322827297059" calcext:value-type="float">
            <text:p>0.000394322827297</text:p>
          </table:table-cell>
          <table:table-cell/>
          <table:table-cell table:formula="of:=SUM([.E52:.E61])/10" office:value-type="float" office:value="0.5765625" calcext:value-type="float">
            <text:p>0.5765625</text:p>
          </table:table-cell>
          <table:table-cell table:formula="of:=SUM([.F52:.F61])/10" office:value-type="float" office:value="0.3696875" calcext:value-type="float">
            <text:p>0.3696875</text:p>
          </table:table-cell>
          <table:table-cell table:formula="of:=SUM([.G52:.G61])/10" office:value-type="float" office:value="0.5671875" calcext:value-type="float">
            <text:p>0.567187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0039418434607796" calcext:value-type="float">
            <text:p>0.00394184346078</text:p>
          </table:table-cell>
          <table:table-cell office:value-type="float" office:value="0.00038065814193615" calcext:value-type="float">
            <text:p>0.000380658141936</text:p>
          </table:table-cell>
          <table:table-cell office:value-type="float" office:value="0.434375" calcext:value-type="float">
            <text:p>0.4343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90625" calcext:value-type="float">
            <text:p>4.190625</text:p>
          </table:table-cell>
          <table:table-cell office:value-type="float" office:value="1" calcext:value-type="float">
            <text:p>1</text:p>
          </table:table-cell>
          <table:table-cell office:value-type="float" office:value="0.36518549919128" calcext:value-type="float">
            <text:p>0.36518549919128</text:p>
          </table:table-cell>
          <table:table-cell/>
          <table:table-cell table:formula="of:=SUM([.C53:.C62])/10" office:value-type="float" office:value="0.00038258180990489" calcext:value-type="float">
            <text:p>0.000382581809905</text:p>
          </table:table-cell>
          <table:table-cell/>
          <table:table-cell table:formula="of:=SUM([.E53:.E62])/10" office:value-type="float" office:value="0.5840625" calcext:value-type="float">
            <text:p>0.5840625</text:p>
          </table:table-cell>
          <table:table-cell table:formula="of:=SUM([.F53:.F62])/10" office:value-type="float" office:value="0.369375" calcext:value-type="float">
            <text:p>0.369375</text:p>
          </table:table-cell>
          <table:table-cell table:formula="of:=SUM([.G53:.G62])/10" office:value-type="float" office:value="0.566875" calcext:value-type="float">
            <text:p>0.56687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0037844970996957" calcext:value-type="float">
            <text:p>0.003784497099696</text:p>
          </table:table-cell>
          <table:table-cell office:value-type="float" office:value="0.00049571518895846" calcext:value-type="float">
            <text:p>0.000495715188958</text:p>
          </table:table-cell>
          <table:table-cell office:value-type="float" office:value="0.5015625" calcext:value-type="float">
            <text:p>0.501562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4.115625" calcext:value-type="float">
            <text:p>4.115625</text:p>
          </table:table-cell>
          <table:table-cell office:value-type="float" office:value="1" calcext:value-type="float">
            <text:p>1</text:p>
          </table:table-cell>
          <table:table-cell office:value-type="float" office:value="0.39752590656281" calcext:value-type="float">
            <text:p>0.39752590656281</text:p>
          </table:table-cell>
          <table:table-cell/>
          <table:table-cell table:formula="of:=SUM([.C54:.C63])/10" office:value-type="float" office:value="0.000394293224675052" calcext:value-type="float">
            <text:p>0.000394293224675</text:p>
          </table:table-cell>
          <table:table-cell/>
          <table:table-cell table:formula="of:=SUM([.E54:.E63])/10" office:value-type="float" office:value="0.581875" calcext:value-type="float">
            <text:p>0.581875</text:p>
          </table:table-cell>
          <table:table-cell table:formula="of:=SUM([.F54:.F63])/10" office:value-type="float" office:value="0.3721875" calcext:value-type="float">
            <text:p>0.3721875</text:p>
          </table:table-cell>
          <table:table-cell table:formula="of:=SUM([.G54:.G63])/10" office:value-type="float" office:value="0.5675" calcext:value-type="float">
            <text:p>0.567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032245141745079" calcext:value-type="float">
            <text:p>0.003224514174508</text:p>
          </table:table-cell>
          <table:table-cell office:value-type="float" office:value="0.00055491324395547" calcext:value-type="float">
            <text:p>0.000554913243955</text:p>
          </table:table-cell>
          <table:table-cell office:value-type="float" office:value="0.4921875" calcext:value-type="float">
            <text:p>0.492187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14375" calcext:value-type="float">
            <text:p>4.14375</text:p>
          </table:table-cell>
          <table:table-cell office:value-type="float" office:value="1" calcext:value-type="float">
            <text:p>1</text:p>
          </table:table-cell>
          <table:table-cell office:value-type="float" office:value="0.33730283975601" calcext:value-type="float">
            <text:p>0.33730283975601</text:p>
          </table:table-cell>
          <table:table-cell/>
          <table:table-cell table:formula="of:=SUM([.C55:.C64])/10" office:value-type="float" office:value="0.000409030599837123" calcext:value-type="float">
            <text:p>0.000409030599837</text:p>
          </table:table-cell>
          <table:table-cell/>
          <table:table-cell table:formula="of:=SUM([.E55:.E64])/10" office:value-type="float" office:value="0.581875" calcext:value-type="float">
            <text:p>0.581875</text:p>
          </table:table-cell>
          <table:table-cell table:formula="of:=SUM([.F55:.F64])/10" office:value-type="float" office:value="0.370625" calcext:value-type="float">
            <text:p>0.370625</text:p>
          </table:table-cell>
          <table:table-cell table:formula="of:=SUM([.G55:.G64])/10" office:value-type="float" office:value="0.56375" calcext:value-type="float">
            <text:p>0.5637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029702441679547" calcext:value-type="float">
            <text:p>0.002970244167955</text:p>
          </table:table-cell>
          <table:table-cell office:value-type="float" office:value="0.00038397352702058" calcext:value-type="float">
            <text:p>0.000383973527021</text:p>
          </table:table-cell>
          <table:table-cell office:value-type="float" office:value="0.4796875" calcext:value-type="float">
            <text:p>0.47968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4341298341751" calcext:value-type="float">
            <text:p>0.34341298341751</text:p>
          </table:table-cell>
          <table:table-cell/>
          <table:table-cell table:formula="of:=SUM([.C56:.C65])/10" office:value-type="float" office:value="0.000405570032465983" calcext:value-type="float">
            <text:p>0.000405570032466</text:p>
          </table:table-cell>
          <table:table-cell/>
          <table:table-cell table:formula="of:=SUM([.E56:.E65])/10" office:value-type="float" office:value="0.575625" calcext:value-type="float">
            <text:p>0.575625</text:p>
          </table:table-cell>
          <table:table-cell table:formula="of:=SUM([.F56:.F65])/10" office:value-type="float" office:value="0.3665625" calcext:value-type="float">
            <text:p>0.3665625</text:p>
          </table:table-cell>
          <table:table-cell table:formula="of:=SUM([.G56:.G65])/10" office:value-type="float" office:value="0.5590625" calcext:value-type="float">
            <text:p>0.559062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33724432229064" calcext:value-type="float">
            <text:p>0.003372443222906</text:p>
          </table:table-cell>
          <table:table-cell office:value-type="float" office:value="0.00023232054955091" calcext:value-type="float">
            <text:p>0.00023232054955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4.13125" calcext:value-type="float">
            <text:p>4.13125</text:p>
          </table:table-cell>
          <table:table-cell office:value-type="float" office:value="1" calcext:value-type="float">
            <text:p>1</text:p>
          </table:table-cell>
          <table:table-cell office:value-type="float" office:value="0.31819297075272" calcext:value-type="float">
            <text:p>0.31819297075272</text:p>
          </table:table-cell>
          <table:table-cell/>
          <table:table-cell table:formula="of:=SUM([.C57:.C66])/10" office:value-type="float" office:value="0.000378394758321603" calcext:value-type="float">
            <text:p>0.000378394758322</text:p>
          </table:table-cell>
          <table:table-cell/>
          <table:table-cell table:formula="of:=SUM([.E57:.E66])/10" office:value-type="float" office:value="0.583125" calcext:value-type="float">
            <text:p>0.583125</text:p>
          </table:table-cell>
          <table:table-cell table:formula="of:=SUM([.F57:.F66])/10" office:value-type="float" office:value="0.368125" calcext:value-type="float">
            <text:p>0.368125</text:p>
          </table:table-cell>
          <table:table-cell table:formula="of:=SUM([.G57:.G66])/10" office:value-type="float" office:value="0.5659375" calcext:value-type="float">
            <text:p>0.565937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0028611029090825" calcext:value-type="float">
            <text:p>0.002861102909083</text:p>
          </table:table-cell>
          <table:table-cell office:value-type="float" office:value="0.00012546855225561" calcext:value-type="float">
            <text:p>0.000125468552256</text:p>
          </table:table-cell>
          <table:table-cell office:value-type="float" office:value="0.4484375" calcext:value-type="float">
            <text:p>0.448437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4.10625" calcext:value-type="float">
            <text:p>4.10625</text:p>
          </table:table-cell>
          <table:table-cell office:value-type="float" office:value="1" calcext:value-type="float">
            <text:p>1</text:p>
          </table:table-cell>
          <table:table-cell office:value-type="float" office:value="0.31824705600739" calcext:value-type="float">
            <text:p>0.31824705600739</text:p>
          </table:table-cell>
          <table:table-cell/>
          <table:table-cell table:formula="of:=SUM([.C58:.C67])/10" office:value-type="float" office:value="0.000361053924904462" calcext:value-type="float">
            <text:p>0.000361053924904</text:p>
          </table:table-cell>
          <table:table-cell/>
          <table:table-cell table:formula="of:=SUM([.E58:.E67])/10" office:value-type="float" office:value="0.5859375" calcext:value-type="float">
            <text:p>0.5859375</text:p>
          </table:table-cell>
          <table:table-cell table:formula="of:=SUM([.F58:.F67])/10" office:value-type="float" office:value="0.3709375" calcext:value-type="float">
            <text:p>0.3709375</text:p>
          </table:table-cell>
          <table:table-cell table:formula="of:=SUM([.G58:.G67])/10" office:value-type="float" office:value="0.5728125" calcext:value-type="float">
            <text:p>0.572812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0028296258300543" calcext:value-type="float">
            <text:p>0.002829625830054</text:p>
          </table:table-cell>
          <table:table-cell office:value-type="float" office:value="0.00014561474439532" calcext:value-type="float">
            <text:p>0.000145614744395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115625" calcext:value-type="float">
            <text:p>4.115625</text:p>
          </table:table-cell>
          <table:table-cell office:value-type="float" office:value="1" calcext:value-type="float">
            <text:p>1</text:p>
          </table:table-cell>
          <table:table-cell office:value-type="float" office:value="0.36493908166885" calcext:value-type="float">
            <text:p>0.36493908166885</text:p>
          </table:table-cell>
          <table:table-cell/>
          <table:table-cell table:formula="of:=SUM([.C59:.C68])/10" office:value-type="float" office:value="0.000336259382104751" calcext:value-type="float">
            <text:p>0.000336259382105</text:p>
          </table:table-cell>
          <table:table-cell/>
          <table:table-cell table:formula="of:=SUM([.E59:.E68])/10" office:value-type="float" office:value="0.5890625" calcext:value-type="float">
            <text:p>0.5890625</text:p>
          </table:table-cell>
          <table:table-cell table:formula="of:=SUM([.F59:.F68])/10" office:value-type="float" office:value="0.375" calcext:value-type="float">
            <text:p>0.375</text:p>
          </table:table-cell>
          <table:table-cell table:formula="of:=SUM([.G59:.G68])/10" office:value-type="float" office:value="0.5740625" calcext:value-type="float">
            <text:p>0.574062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0024179845233448" calcext:value-type="float">
            <text:p>0.002417984523345</text:p>
          </table:table-cell>
          <table:table-cell office:value-type="float" office:value="0.00017162363942518" calcext:value-type="float">
            <text:p>0.000171623639425</text:p>
          </table:table-cell>
          <table:table-cell office:value-type="float" office:value="0.4921875" calcext:value-type="float">
            <text:p>0.4921875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0625" calcext:value-type="float">
            <text:p>4.10625</text:p>
          </table:table-cell>
          <table:table-cell office:value-type="float" office:value="1" calcext:value-type="float">
            <text:p>1</text:p>
          </table:table-cell>
          <table:table-cell office:value-type="float" office:value="0.36384927034378" calcext:value-type="float">
            <text:p>0.36384927034378</text:p>
          </table:table-cell>
          <table:table-cell/>
          <table:table-cell table:formula="of:=SUM([.C60:.C69])/10" office:value-type="float" office:value="0.000315329053427485" calcext:value-type="float">
            <text:p>0.000315329053427</text:p>
          </table:table-cell>
          <table:table-cell/>
          <table:table-cell table:formula="of:=SUM([.E60:.E69])/10" office:value-type="float" office:value="0.5934375" calcext:value-type="float">
            <text:p>0.5934375</text:p>
          </table:table-cell>
          <table:table-cell table:formula="of:=SUM([.F60:.F69])/10" office:value-type="float" office:value="0.379375" calcext:value-type="float">
            <text:p>0.379375</text:p>
          </table:table-cell>
          <table:table-cell table:formula="of:=SUM([.G60:.G69])/10" office:value-type="float" office:value="0.5734375" calcext:value-type="float">
            <text:p>0.573437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0020634137501474" calcext:value-type="float">
            <text:p>0.002063413750147</text:p>
          </table:table-cell>
          <table:table-cell office:value-type="float" office:value="0.000088446952191745" calcext:value-type="float">
            <text:p>8.8446952191745E-05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0.678125" calcext:value-type="float">
            <text:p>0.6781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4.090625" calcext:value-type="float">
            <text:p>4.090625</text:p>
          </table:table-cell>
          <table:table-cell office:value-type="float" office:value="1" calcext:value-type="float">
            <text:p>1</text:p>
          </table:table-cell>
          <table:table-cell office:value-type="float" office:value="0.33089405298233" calcext:value-type="float">
            <text:p>0.33089405298233</text:p>
          </table:table-cell>
          <table:table-cell/>
          <table:table-cell table:formula="of:=SUM([.C61:.C70])/10" office:value-type="float" office:value="0.000286366087976705" calcext:value-type="float">
            <text:p>0.000286366087977</text:p>
          </table:table-cell>
          <table:table-cell/>
          <table:table-cell table:formula="of:=SUM([.E61:.E70])/10" office:value-type="float" office:value="0.60375" calcext:value-type="float">
            <text:p>0.60375</text:p>
          </table:table-cell>
          <table:table-cell table:formula="of:=SUM([.F61:.F70])/10" office:value-type="float" office:value="0.3809375" calcext:value-type="float">
            <text:p>0.3809375</text:p>
          </table:table-cell>
          <table:table-cell table:formula="of:=SUM([.G61:.G70])/10" office:value-type="float" office:value="0.574375" calcext:value-type="float">
            <text:p>0.57437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27544642100111" calcext:value-type="float">
            <text:p>0.002754464210011</text:p>
          </table:table-cell>
          <table:table-cell office:value-type="float" office:value="0.000056215336731127" calcext:value-type="float">
            <text:p>5.6215336731127E-05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0.65" calcext:value-type="float">
            <text:p>0.6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4.084375" calcext:value-type="float">
            <text:p>4.084375</text:p>
          </table:table-cell>
          <table:table-cell office:value-type="float" office:value="1" calcext:value-type="float">
            <text:p>1</text:p>
          </table:table-cell>
          <table:table-cell office:value-type="float" office:value="0.36430246829987" calcext:value-type="float">
            <text:p>0.36430246829987</text:p>
          </table:table-cell>
          <table:table-cell/>
          <table:table-cell table:formula="of:=SUM([.C62:.C71])/10" office:value-type="float" office:value="0.000263494987642055" calcext:value-type="float">
            <text:p>0.000263494987642</text:p>
          </table:table-cell>
          <table:table-cell/>
          <table:table-cell table:formula="of:=SUM([.E62:.E71])/10" office:value-type="float" office:value="0.606875" calcext:value-type="float">
            <text:p>0.606875</text:p>
          </table:table-cell>
          <table:table-cell table:formula="of:=SUM([.F62:.F71])/10" office:value-type="float" office:value="0.386875" calcext:value-type="float">
            <text:p>0.386875</text:p>
          </table:table-cell>
          <table:table-cell table:formula="of:=SUM([.G62:.G71])/10" office:value-type="float" office:value="0.579375" calcext:value-type="float">
            <text:p>0.57937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0042473900597543" calcext:value-type="float">
            <text:p>0.004247390059754</text:p>
          </table:table-cell>
          <table:table-cell office:value-type="float" office:value="0.000041489161171437" calcext:value-type="float">
            <text:p>4.1489161171437E-05</text:p>
          </table:table-cell>
          <table:table-cell office:value-type="float" office:value="0.5734375" calcext:value-type="float">
            <text:p>0.573437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33695806264877" calcext:value-type="float">
            <text:p>0.33695806264877</text:p>
          </table:table-cell>
          <table:table-cell/>
          <table:table-cell table:formula="of:=SUM([.C63:.C72])/10" office:value-type="float" office:value="0.000229578089565584" calcext:value-type="float">
            <text:p>0.000229578089566</text:p>
          </table:table-cell>
          <table:table-cell/>
          <table:table-cell table:formula="of:=SUM([.E63:.E72])/10" office:value-type="float" office:value="0.609375" calcext:value-type="float">
            <text:p>0.609375</text:p>
          </table:table-cell>
          <table:table-cell table:formula="of:=SUM([.F63:.F72])/10" office:value-type="float" office:value="0.3846875" calcext:value-type="float">
            <text:p>0.3846875</text:p>
          </table:table-cell>
          <table:table-cell table:formula="of:=SUM([.G63:.G72])/10" office:value-type="float" office:value="0.58125" calcext:value-type="float">
            <text:p>0.5812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003086165629793" calcext:value-type="float">
            <text:p>0.003086165629793</text:p>
          </table:table-cell>
          <table:table-cell office:value-type="float" office:value="0.000019771295714266" calcext:value-type="float">
            <text:p>1.9771295714266E-05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4.190625" calcext:value-type="float">
            <text:p>4.190625</text:p>
          </table:table-cell>
          <table:table-cell office:value-type="float" office:value="1" calcext:value-type="float">
            <text:p>1</text:p>
          </table:table-cell>
          <table:table-cell office:value-type="float" office:value="0.33501456975937" calcext:value-type="float">
            <text:p>0.33501456975937</text:p>
          </table:table-cell>
          <table:table-cell/>
          <table:table-cell table:formula="of:=SUM([.C64:.C73])/10" office:value-type="float" office:value="0.000181983700241165" calcext:value-type="float">
            <text:p>0.000181983700241</text:p>
          </table:table-cell>
          <table:table-cell/>
          <table:table-cell table:formula="of:=SUM([.E64:.E73])/10" office:value-type="float" office:value="0.6071875" calcext:value-type="float">
            <text:p>0.6071875</text:p>
          </table:table-cell>
          <table:table-cell table:formula="of:=SUM([.F64:.F73])/10" office:value-type="float" office:value="0.383125" calcext:value-type="float">
            <text:p>0.383125</text:p>
          </table:table-cell>
          <table:table-cell table:formula="of:=SUM([.G64:.G73])/10"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0042021337721962" calcext:value-type="float">
            <text:p>0.004202133772196</text:p>
          </table:table-cell>
          <table:table-cell office:value-type="float" office:value="0.000064339357481391" calcext:value-type="float">
            <text:p>6.4339357481391E-05</text:p>
          </table:table-cell>
          <table:table-cell office:value-type="float" office:value="0.4890625" calcext:value-type="float">
            <text:p>0.48906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321875" calcext:value-type="float">
            <text:p>0.3218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35691795349121" calcext:value-type="float">
            <text:p>0.35691795349121</text:p>
          </table:table-cell>
          <table:table-cell/>
          <table:table-cell table:formula="of:=SUM([.C65:.C74])/10" office:value-type="float" office:value="0.000132926311593757" calcext:value-type="float">
            <text:p>0.000132926311594</text:p>
          </table:table-cell>
          <table:table-cell/>
          <table:table-cell table:formula="of:=SUM([.E65:.E74])/10" office:value-type="float" office:value="0.6015625" calcext:value-type="float">
            <text:p>0.6015625</text:p>
          </table:table-cell>
          <table:table-cell table:formula="of:=SUM([.F65:.F74])/10" office:value-type="float" office:value="0.3775" calcext:value-type="float">
            <text:p>0.3775</text:p>
          </table:table-cell>
          <table:table-cell table:formula="of:=SUM([.G65:.G74])/10" office:value-type="float" office:value="0.578125" calcext:value-type="float">
            <text:p>0.578125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0034673934045713" calcext:value-type="float">
            <text:p>0.003467393404571</text:p>
          </table:table-cell>
          <table:table-cell office:value-type="float" office:value="0.000042578808387217" calcext:value-type="float">
            <text:p>4.2578808387217E-0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0.334375" calcext:value-type="float">
            <text:p>0.3343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4.225" calcext:value-type="float">
            <text:p>4.225</text:p>
          </table:table-cell>
          <table:table-cell office:value-type="float" office:value="1" calcext:value-type="float">
            <text:p>1</text:p>
          </table:table-cell>
          <table:table-cell office:value-type="float" office:value="0.33605673313141" calcext:value-type="float">
            <text:p>0.33605673313141</text:p>
          </table:table-cell>
          <table:table-cell/>
          <table:table-cell table:formula="of:=SUM([.C66:.C75])/10" office:value-type="float" office:value="0.0000987868397304203" calcext:value-type="float">
            <text:p>9.87868397304203E-05</text:p>
          </table:table-cell>
          <table:table-cell/>
          <table:table-cell table:formula="of:=SUM([.E66:.E75])/10" office:value-type="float" office:value="0.6028125" calcext:value-type="float">
            <text:p>0.6028125</text:p>
          </table:table-cell>
          <table:table-cell table:formula="of:=SUM([.F66:.F75])/10" office:value-type="float" office:value="0.373125" calcext:value-type="float">
            <text:p>0.373125</text:p>
          </table:table-cell>
          <table:table-cell table:formula="of:=SUM([.G66:.G75])/10" office:value-type="float" office:value="0.5765625" calcext:value-type="float">
            <text:p>0.57656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34844559675548" calcext:value-type="float">
            <text:p>0.003484455967555</text:p>
          </table:table-cell>
          <table:table-cell office:value-type="float" office:value="0.000045846223328921" calcext:value-type="float">
            <text:p>4.5846223328921E-05</text:p>
          </table:table-cell>
          <table:table-cell office:value-type="float" office:value="0.478125" calcext:value-type="float">
            <text:p>0.478125</text:p>
          </table:table-cell>
          <table:table-cell office:value-type="float" office:value="0.6" calcext:value-type="float">
            <text:p>0.6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4.159375" calcext:value-type="float">
            <text:p>4.159375</text:p>
          </table:table-cell>
          <table:table-cell office:value-type="float" office:value="1" calcext:value-type="float">
            <text:p>1</text:p>
          </table:table-cell>
          <table:table-cell office:value-type="float" office:value="0.33315315246582" calcext:value-type="float">
            <text:p>0.33315315246582</text:p>
          </table:table-cell>
          <table:table-cell/>
          <table:table-cell table:formula="of:=SUM([.C67:.C76])/10" office:value-type="float" office:value="0.0000801394071082214" calcext:value-type="float">
            <text:p>8.01394071082214E-05</text:p>
          </table:table-cell>
          <table:table-cell/>
          <table:table-cell table:formula="of:=SUM([.E67:.E76])/10" office:value-type="float" office:value="0.6009375" calcext:value-type="float">
            <text:p>0.6009375</text:p>
          </table:table-cell>
          <table:table-cell table:formula="of:=SUM([.F67:.F76])/10" office:value-type="float" office:value="0.3715625" calcext:value-type="float">
            <text:p>0.3715625</text:p>
          </table:table-cell>
          <table:table-cell table:formula="of:=SUM([.G67:.G76])/10" office:value-type="float" office:value="0.5715625" calcext:value-type="float">
            <text:p>0.571562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.0029473658592906" calcext:value-type="float">
            <text:p>0.002947365859291</text:p>
          </table:table-cell>
          <table:table-cell office:value-type="float" office:value="0.000046344904054585" calcext:value-type="float">
            <text:p>4.6344904054585E-05</text:p>
          </table:table-cell>
          <table:table-cell office:value-type="float" office:value="0.55" calcext:value-type="float">
            <text:p>0.55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33270157575607" calcext:value-type="float">
            <text:p>0.33270157575607</text:p>
          </table:table-cell>
          <table:table-cell/>
          <table:table-cell table:formula="of:=SUM([.C68:.C77])/10" office:value-type="float" office:value="0.0000722270422881189" calcext:value-type="float">
            <text:p>7.22270422881189E-05</text:p>
          </table:table-cell>
          <table:table-cell/>
          <table:table-cell table:formula="of:=SUM([.E68:.E77])/10" office:value-type="float" office:value="0.6046875" calcext:value-type="float">
            <text:p>0.6046875</text:p>
          </table:table-cell>
          <table:table-cell table:formula="of:=SUM([.F68:.F77])/10" office:value-type="float" office:value="0.36875" calcext:value-type="float">
            <text:p>0.36875</text:p>
          </table:table-cell>
          <table:table-cell table:formula="of:=SUM([.G68:.G77])/10" office:value-type="float" office:value="0.5628125" calcext:value-type="float">
            <text:p>0.562812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.0026420635927934" calcext:value-type="float">
            <text:p>0.002642063592793</text:p>
          </table:table-cell>
          <table:table-cell office:value-type="float" office:value="0.00005554319657768" calcext:value-type="float">
            <text:p>5.554319657768E-05</text:p>
          </table:table-cell>
          <table:table-cell office:value-type="float" office:value="0.5015625" calcext:value-type="float">
            <text:p>0.501562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334375" calcext:value-type="float">
            <text:p>0.3343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121875" calcext:value-type="float">
            <text:p>4.121875</text:p>
          </table:table-cell>
          <table:table-cell office:value-type="float" office:value="1" calcext:value-type="float">
            <text:p>1</text:p>
          </table:table-cell>
          <table:table-cell office:value-type="float" office:value="0.34447437524796" calcext:value-type="float">
            <text:p>0.34447437524796</text:p>
          </table:table-cell>
          <table:table-cell/>
          <table:table-cell table:formula="of:=SUM([.C69:.C78])/10" office:value-type="float" office:value="0.0000632198875063549" calcext:value-type="float">
            <text:p>6.32198875063549E-05</text:p>
          </table:table-cell>
          <table:table-cell/>
          <table:table-cell table:formula="of:=SUM([.E69:.E78])/10" office:value-type="float" office:value="0.60375" calcext:value-type="float">
            <text:p>0.60375</text:p>
          </table:table-cell>
          <table:table-cell table:formula="of:=SUM([.F69:.F78])/10" office:value-type="float" office:value="0.365625" calcext:value-type="float">
            <text:p>0.365625</text:p>
          </table:table-cell>
          <table:table-cell table:formula="of:=SUM([.G69:.G78])/10" office:value-type="float" office:value="0.5653125" calcext:value-type="float">
            <text:p>0.565312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0024680674338015" calcext:value-type="float">
            <text:p>0.002468067433802</text:p>
          </table:table-cell>
          <table:table-cell office:value-type="float" office:value="0.000085382251600452" calcext:value-type="float">
            <text:p>8.5382251600452E-05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875" calcext:value-type="float">
            <text:p>0.5875</text:p>
          </table:table-cell>
          <table:table-cell office:value-type="float" office:value="4.11875" calcext:value-type="float">
            <text:p>4.11875</text:p>
          </table:table-cell>
          <table:table-cell office:value-type="float" office:value="1" calcext:value-type="float">
            <text:p>1</text:p>
          </table:table-cell>
          <table:table-cell office:value-type="float" office:value="0.37978435754776" calcext:value-type="float">
            <text:p>0.37978435754776</text:p>
          </table:table-cell>
          <table:table-cell/>
          <table:table-cell table:formula="of:=SUM([.C70:.C79])/10" office:value-type="float" office:value="0.0000545957487238821" calcext:value-type="float">
            <text:p>5.45957487238821E-05</text:p>
          </table:table-cell>
          <table:table-cell/>
          <table:table-cell table:formula="of:=SUM([.E70:.E79])/10" office:value-type="float" office:value="0.598125" calcext:value-type="float">
            <text:p>0.598125</text:p>
          </table:table-cell>
          <table:table-cell table:formula="of:=SUM([.F70:.F79])/10" office:value-type="float" office:value="0.3609375" calcext:value-type="float">
            <text:p>0.3609375</text:p>
          </table:table-cell>
          <table:table-cell table:formula="of:=SUM([.G70:.G79])/10" office:value-type="float" office:value="0.5678125" calcext:value-type="float">
            <text:p>0.5678125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0024703716233489" calcext:value-type="float">
            <text:p>0.002470371623349</text:p>
          </table:table-cell>
          <table:table-cell office:value-type="float" office:value="0.000028312281420939" calcext:value-type="float">
            <text:p>2.8312281420939E-05</text:p>
          </table:table-cell>
          <table:table-cell office:value-type="float" office:value="0.4984375" calcext:value-type="float">
            <text:p>0.498437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5" calcext:value-type="float">
            <text:p>0.5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3524160861969" calcext:value-type="float">
            <text:p>0.3524160861969</text:p>
          </table:table-cell>
          <table:table-cell/>
          <table:table-cell table:formula="of:=SUM([.C71:.C80])/10" office:value-type="float" office:value="0.0000485822816468015" calcext:value-type="float">
            <text:p>4.85822816468015E-05</text:p>
          </table:table-cell>
          <table:table-cell/>
          <table:table-cell table:formula="of:=SUM([.E71:.E80])/10" office:value-type="float" office:value="0.59125" calcext:value-type="float">
            <text:p>0.59125</text:p>
          </table:table-cell>
          <table:table-cell table:formula="of:=SUM([.F71:.F80])/10" office:value-type="float" office:value="0.36125" calcext:value-type="float">
            <text:p>0.36125</text:p>
          </table:table-cell>
          <table:table-cell table:formula="of:=SUM([.G71:.G80])/10" office:value-type="float" office:value="0.564375" calcext:value-type="float">
            <text:p>0.5643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23892870580312" calcext:value-type="float">
            <text:p>0.002389287058031</text:p>
          </table:table-cell>
          <table:table-cell office:value-type="float" office:value="0.000040901307026026" calcext:value-type="float">
            <text:p>4.0901307026026E-05</text:p>
          </table:table-cell>
          <table:table-cell office:value-type="float" office:value="0.5296875" calcext:value-type="float">
            <text:p>0.529687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4.146875" calcext:value-type="float">
            <text:p>4.146875</text:p>
          </table:table-cell>
          <table:table-cell office:value-type="float" office:value="1" calcext:value-type="float">
            <text:p>1</text:p>
          </table:table-cell>
          <table:table-cell office:value-type="float" office:value="0.34994683265686" calcext:value-type="float">
            <text:p>0.34994683265686</text:p>
          </table:table-cell>
          <table:table-cell/>
          <table:table-cell table:formula="of:=SUM([.C72:.C81])/10" office:value-type="float" office:value="0.0000470508786762914" calcext:value-type="float">
            <text:p>4.70508786762914E-05</text:p>
          </table:table-cell>
          <table:table-cell/>
          <table:table-cell table:formula="of:=SUM([.E72:.E81])/10" office:value-type="float" office:value="0.5871875" calcext:value-type="float">
            <text:p>0.5871875</text:p>
          </table:table-cell>
          <table:table-cell table:formula="of:=SUM([.F72:.F81])/10" office:value-type="float" office:value="0.359375" calcext:value-type="float">
            <text:p>0.359375</text:p>
          </table:table-cell>
          <table:table-cell table:formula="of:=SUM([.G72:.G81])/10"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.0028489553398686" calcext:value-type="float">
            <text:p>0.002848955339869</text:p>
          </table:table-cell>
          <table:table-cell office:value-type="float" office:value="0.000056229577218425" calcext:value-type="float">
            <text:p>5.6229577218425E-05</text:p>
          </table:table-cell>
          <table:table-cell office:value-type="float" office:value="0.55" calcext:value-type="float">
            <text:p>0.55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4.1125" calcext:value-type="float">
            <text:p>4.1125</text:p>
          </table:table-cell>
          <table:table-cell office:value-type="float" office:value="1" calcext:value-type="float">
            <text:p>1</text:p>
          </table:table-cell>
          <table:table-cell office:value-type="float" office:value="0.34347441196442" calcext:value-type="float">
            <text:p>0.34347441196442</text:p>
          </table:table-cell>
          <table:table-cell/>
          <table:table-cell table:formula="of:=SUM([.C73:.C82])/10" office:value-type="float" office:value="0.0000485249202809902" calcext:value-type="float">
            <text:p>4.85249202809902E-05</text:p>
          </table:table-cell>
          <table:table-cell/>
          <table:table-cell table:formula="of:=SUM([.E73:.E82])/10" office:value-type="float" office:value="0.589375" calcext:value-type="float">
            <text:p>0.589375</text:p>
          </table:table-cell>
          <table:table-cell table:formula="of:=SUM([.F73:.F82])/10" office:value-type="float" office:value="0.365" calcext:value-type="float">
            <text:p>0.365</text:p>
          </table:table-cell>
          <table:table-cell table:formula="of:=SUM([.G73:.G82])/10" office:value-type="float" office:value="0.5640625" calcext:value-type="float">
            <text:p>0.5640625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.002963790029753" calcext:value-type="float">
            <text:p>0.002963790029753</text:p>
          </table:table-cell>
          <table:table-cell office:value-type="float" office:value="0.00001287305012041" calcext:value-type="float">
            <text:p>1.287305012041E-05</text:p>
          </table:table-cell>
          <table:table-cell office:value-type="float" office:value="0.5453125" calcext:value-type="float">
            <text:p>0.5453125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1" calcext:value-type="float">
            <text:p>1</text:p>
          </table:table-cell>
          <table:table-cell office:value-type="float" office:value="0.40563633441925" calcext:value-type="float">
            <text:p>0.40563633441925</text:p>
          </table:table-cell>
          <table:table-cell/>
          <table:table-cell table:formula="of:=SUM([.C74:.C83])/10" office:value-type="float" office:value="0.0000478350957216046" calcext:value-type="float">
            <text:p>4.78350957216046E-05</text:p>
          </table:table-cell>
          <table:table-cell/>
          <table:table-cell table:formula="of:=SUM([.E74:.E83])/10" office:value-type="float" office:value="0.596875" calcext:value-type="float">
            <text:p>0.596875</text:p>
          </table:table-cell>
          <table:table-cell table:formula="of:=SUM([.F74:.F83])/10" office:value-type="float" office:value="0.365" calcext:value-type="float">
            <text:p>0.365</text:p>
          </table:table-cell>
          <table:table-cell table:formula="of:=SUM([.G74:.G83])/10" office:value-type="float" office:value="0.5671875" calcext:value-type="float">
            <text:p>0.567187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0030502873531077" calcext:value-type="float">
            <text:p>0.003050287353108</text:p>
          </table:table-cell>
          <table:table-cell office:value-type="float" office:value="0.000045500261598823" calcext:value-type="float">
            <text:p>4.5500261598823E-05</text:p>
          </table:table-cell>
          <table:table-cell office:value-type="float" office:value="0.5359375" calcext:value-type="float">
            <text:p>0.53593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1" calcext:value-type="float">
            <text:p>1</text:p>
          </table:table-cell>
          <table:table-cell office:value-type="float" office:value="0.38189375400543" calcext:value-type="float">
            <text:p>0.38189375400543</text:p>
          </table:table-cell>
          <table:table-cell/>
          <table:table-cell table:formula="of:=SUM([.C75:.C84])/10" office:value-type="float" office:value="0.0000459511861333478" calcext:value-type="float">
            <text:p>4.59511861333478E-05</text:p>
          </table:table-cell>
          <table:table-cell/>
          <table:table-cell table:formula="of:=SUM([.E75:.E84])/10" office:value-type="float" office:value="0.6003125" calcext:value-type="float">
            <text:p>0.6003125</text:p>
          </table:table-cell>
          <table:table-cell table:formula="of:=SUM([.F75:.F84])/10" office:value-type="float" office:value="0.37125" calcext:value-type="float">
            <text:p>0.37125</text:p>
          </table:table-cell>
          <table:table-cell table:formula="of:=SUM([.G75:.G84])/10" office:value-type="float" office:value="0.565625" calcext:value-type="float">
            <text:p>0.56562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.0029423156869598" calcext:value-type="float">
            <text:p>0.00294231568696</text:p>
          </table:table-cell>
          <table:table-cell office:value-type="float" office:value="0.0000004107665461551" calcext:value-type="float">
            <text:p>4.107665461551E-07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6" calcext:value-type="float">
            <text:p>0.6</text:p>
          </table:table-cell>
          <table:table-cell office:value-type="float" office:value="4.06875" calcext:value-type="float">
            <text:p>4.06875</text:p>
          </table:table-cell>
          <table:table-cell office:value-type="float" office:value="1" calcext:value-type="float">
            <text:p>1</text:p>
          </table:table-cell>
          <table:table-cell office:value-type="float" office:value="0.42879151105881" calcext:value-type="float">
            <text:p>0.42879151105881</text:p>
          </table:table-cell>
          <table:table-cell/>
          <table:table-cell table:formula="of:=SUM([.C76:.C85])/10" office:value-type="float" office:value="0.0000417343819492416" calcext:value-type="float">
            <text:p>4.17343819492416E-05</text:p>
          </table:table-cell>
          <table:table-cell/>
          <table:table-cell table:formula="of:=SUM([.E76:.E85])/10" office:value-type="float" office:value="0.6075" calcext:value-type="float">
            <text:p>0.6075</text:p>
          </table:table-cell>
          <table:table-cell table:formula="of:=SUM([.F76:.F85])/10" office:value-type="float" office:value="0.3790625" calcext:value-type="float">
            <text:p>0.3790625</text:p>
          </table:table-cell>
          <table:table-cell table:formula="of:=SUM([.G76:.G85])/10" office:value-type="float" office:value="0.5709375" calcext:value-type="float">
            <text:p>0.570937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25504567311145" calcext:value-type="float">
            <text:p>0.002550456731115</text:p>
          </table:table-cell>
          <table:table-cell office:value-type="float" office:value="0.000086566560130466" calcext:value-type="float">
            <text:p>8.6566560130466E-0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646875" calcext:value-type="float">
            <text:p>0.6468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1" calcext:value-type="float">
            <text:p>1</text:p>
          </table:table-cell>
          <table:table-cell office:value-type="float" office:value="0.40129553079605" calcext:value-type="float">
            <text:p>0.40129553079605</text:p>
          </table:table-cell>
          <table:table-cell/>
          <table:table-cell table:formula="of:=SUM([.C77:.C86])/10" office:value-type="float" office:value="0.0000458064156293961" calcext:value-type="float">
            <text:p>4.58064156293961E-05</text:p>
          </table:table-cell>
          <table:table-cell/>
          <table:table-cell table:formula="of:=SUM([.E77:.E86])/10" office:value-type="float" office:value="0.6121875" calcext:value-type="float">
            <text:p>0.6121875</text:p>
          </table:table-cell>
          <table:table-cell table:formula="of:=SUM([.F77:.F86])/10" office:value-type="float" office:value="0.381875" calcext:value-type="float">
            <text:p>0.381875</text:p>
          </table:table-cell>
          <table:table-cell table:formula="of:=SUM([.G77:.G86])/10" office:value-type="float" office:value="0.5703125" calcext:value-type="float">
            <text:p>0.570312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.0035898738831747" calcext:value-type="float">
            <text:p>0.003589873883175</text:p>
          </table:table-cell>
          <table:table-cell office:value-type="float" office:value="0.00002973437090017" calcext:value-type="float">
            <text:p>2.973437090017E-05</text:p>
          </table:table-cell>
          <table:table-cell office:value-type="float" office:value="0.490625" calcext:value-type="float">
            <text:p>0.49062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55" calcext:value-type="float">
            <text:p>0.5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8041232824326" calcext:value-type="float">
            <text:p>0.38041232824326</text:p>
          </table:table-cell>
          <table:table-cell/>
          <table:table-cell table:formula="of:=SUM([.C78:.C87])/10" office:value-type="float" office:value="0.0000441453623139546" calcext:value-type="float">
            <text:p>4.41453623139546E-05</text:p>
          </table:table-cell>
          <table:table-cell/>
          <table:table-cell table:formula="of:=SUM([.E78:.E87])/10" office:value-type="float" office:value="0.6084375" calcext:value-type="float">
            <text:p>0.6084375</text:p>
          </table:table-cell>
          <table:table-cell table:formula="of:=SUM([.F78:.F87])/10" office:value-type="float" office:value="0.3846875" calcext:value-type="float">
            <text:p>0.3846875</text:p>
          </table:table-cell>
          <table:table-cell table:formula="of:=SUM([.G78:.G87])/10" office:value-type="float" office:value="0.5734375" calcext:value-type="float">
            <text:p>0.5734375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.0032695155357942" calcext:value-type="float">
            <text:p>0.003269515535794</text:p>
          </table:table-cell>
          <table:table-cell office:value-type="float" office:value="0.0000028875606391282" calcext:value-type="float">
            <text:p>2.8875606391282E-06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4" calcext:value-type="float">
            <text:p>0.4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3873487710953" calcext:value-type="float">
            <text:p>0.33873487710953</text:p>
          </table:table-cell>
          <table:table-cell/>
          <table:table-cell table:formula="of:=SUM([.C79:.C88])/10" office:value-type="float" office:value="0.0000388797987200994" calcext:value-type="float">
            <text:p>3.88797987200994E-05</text:p>
          </table:table-cell>
          <table:table-cell/>
          <table:table-cell table:formula="of:=SUM([.E79:.E88])/10" office:value-type="float" office:value="0.6171875" calcext:value-type="float">
            <text:p>0.6171875</text:p>
          </table:table-cell>
          <table:table-cell table:formula="of:=SUM([.F79:.F88])/10" office:value-type="float" office:value="0.39125" calcext:value-type="float">
            <text:p>0.39125</text:p>
          </table:table-cell>
          <table:table-cell table:formula="of:=SUM([.G79:.G88])/10" office:value-type="float" office:value="0.5715625" calcext:value-type="float">
            <text:p>0.5715625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.0025459182390478" calcext:value-type="float">
            <text:p>0.002545918239048</text:p>
          </table:table-cell>
          <table:table-cell office:value-type="float" office:value="0.00000010112589032413" calcext:value-type="float">
            <text:p>1.0112589032413E-07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4.284375" calcext:value-type="float">
            <text:p>4.284375</text:p>
          </table:table-cell>
          <table:table-cell office:value-type="float" office:value="1" calcext:value-type="float">
            <text:p>1</text:p>
          </table:table-cell>
          <table:table-cell office:value-type="float" office:value="0.32505853176117" calcext:value-type="float">
            <text:p>0.32505853176117</text:p>
          </table:table-cell>
          <table:table-cell/>
          <table:table-cell table:formula="of:=SUM([.C80:.C89])/10" office:value-type="float" office:value="0.0000303516861490866" calcext:value-type="float">
            <text:p>3.03516861490866E-05</text:p>
          </table:table-cell>
          <table:table-cell/>
          <table:table-cell table:formula="of:=SUM([.E80:.E89])/10" office:value-type="float" office:value="0.6159375" calcext:value-type="float">
            <text:p>0.6159375</text:p>
          </table:table-cell>
          <table:table-cell table:formula="of:=SUM([.F80:.F89])/10" office:value-type="float" office:value="0.3890625" calcext:value-type="float">
            <text:p>0.3890625</text:p>
          </table:table-cell>
          <table:table-cell table:formula="of:=SUM([.G80:.G89])/10" office:value-type="float" office:value="0.5628125" calcext:value-type="float">
            <text:p>0.562812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.0028020733356243" calcext:value-type="float">
            <text:p>0.002802073335624</text:p>
          </table:table-cell>
          <table:table-cell office:value-type="float" office:value="0.000033823418994144" calcext:value-type="float">
            <text:p>3.3823418994144E-05</text:p>
          </table:table-cell>
          <table:table-cell office:value-type="float" office:value="0.478125" calcext:value-type="float">
            <text:p>0.478125</text:p>
          </table:table-cell>
          <table:table-cell office:value-type="float" office:value="0.621875" calcext:value-type="float">
            <text:p>0.6218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6" calcext:value-type="float">
            <text:p>0.6</text:p>
          </table:table-cell>
          <table:table-cell office:value-type="float" office:value="4.1375" calcext:value-type="float">
            <text:p>4.1375</text:p>
          </table:table-cell>
          <table:table-cell office:value-type="float" office:value="1" calcext:value-type="float">
            <text:p>1</text:p>
          </table:table-cell>
          <table:table-cell office:value-type="float" office:value="0.32866234779358" calcext:value-type="float">
            <text:p>0.32866234779358</text:p>
          </table:table-cell>
          <table:table-cell/>
          <table:table-cell table:formula="of:=SUM([.C81:.C90])/10" office:value-type="float" office:value="0.0000309027999064071" calcext:value-type="float">
            <text:p>3.09027999064071E-05</text:p>
          </table:table-cell>
          <table:table-cell/>
          <table:table-cell table:formula="of:=SUM([.E81:.E90])/10" office:value-type="float" office:value="0.6171875" calcext:value-type="float">
            <text:p>0.6171875</text:p>
          </table:table-cell>
          <table:table-cell table:formula="of:=SUM([.F81:.F90])/10" office:value-type="float" office:value="0.388125" calcext:value-type="float">
            <text:p>0.388125</text:p>
          </table:table-cell>
          <table:table-cell table:formula="of:=SUM([.G81:.G90])/10" office:value-type="float" office:value="0.5678125" calcext:value-type="float">
            <text:p>0.56781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36270070297178" calcext:value-type="float">
            <text:p>0.003627007029718</text:p>
          </table:table-cell>
          <table:table-cell office:value-type="float" office:value="0.000035562308436554" calcext:value-type="float">
            <text:p>3.5562308436554E-0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4375" calcext:value-type="float">
            <text:p>4.14375</text:p>
          </table:table-cell>
          <table:table-cell office:value-type="float" office:value="1" calcext:value-type="float">
            <text:p>1</text:p>
          </table:table-cell>
          <table:table-cell office:value-type="float" office:value="0.32021270990372" calcext:value-type="float">
            <text:p>0.32021270990372</text:p>
          </table:table-cell>
          <table:table-cell/>
          <table:table-cell table:formula="of:=SUM([.C82:.C91])/10" office:value-type="float" office:value="0.0000303689000474599" calcext:value-type="float">
            <text:p>3.03689000474599E-05</text:p>
          </table:table-cell>
          <table:table-cell/>
          <table:table-cell table:formula="of:=SUM([.E82:.E91])/10" office:value-type="float" office:value="0.618125" calcext:value-type="float">
            <text:p>0.618125</text:p>
          </table:table-cell>
          <table:table-cell table:formula="of:=SUM([.F82:.F91])/10" office:value-type="float" office:value="0.389375" calcext:value-type="float">
            <text:p>0.389375</text:p>
          </table:table-cell>
          <table:table-cell table:formula="of:=SUM([.G82:.G91])/10" office:value-type="float" office:value="0.565625" calcext:value-type="float">
            <text:p>0.56562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.0030046366970055" calcext:value-type="float">
            <text:p>0.003004636697006</text:p>
          </table:table-cell>
          <table:table-cell office:value-type="float" office:value="0.000062483206470029" calcext:value-type="float">
            <text:p>6.2483206470029E-05</text:p>
          </table:table-cell>
          <table:table-cell office:value-type="float" office:value="0.5296875" calcext:value-type="float">
            <text:p>0.529687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6201905012131" calcext:value-type="float">
            <text:p>0.36201905012131</text:p>
          </table:table-cell>
          <table:table-cell/>
          <table:table-cell table:formula="of:=SUM([.C83:.C92])/10" office:value-type="float" office:value="0.0000309942629726203" calcext:value-type="float">
            <text:p>3.09942629726203E-05</text:p>
          </table:table-cell>
          <table:table-cell/>
          <table:table-cell table:formula="of:=SUM([.E83:.E92])/10" office:value-type="float" office:value="0.6140625" calcext:value-type="float">
            <text:p>0.6140625</text:p>
          </table:table-cell>
          <table:table-cell table:formula="of:=SUM([.F83:.F92])/10" office:value-type="float" office:value="0.38625" calcext:value-type="float">
            <text:p>0.38625</text:p>
          </table:table-cell>
          <table:table-cell table:formula="of:=SUM([.G83:.G92])/10" office:value-type="float" office:value="0.5615625" calcext:value-type="float">
            <text:p>0.561562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.003717244771542" calcext:value-type="float">
            <text:p>0.003717244771542</text:p>
          </table:table-cell>
          <table:table-cell office:value-type="float" office:value="0.000065252717873925" calcext:value-type="float">
            <text:p>6.5252717873925E-0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4.190625" calcext:value-type="float">
            <text:p>4.190625</text:p>
          </table:table-cell>
          <table:table-cell office:value-type="float" office:value="1" calcext:value-type="float">
            <text:p>1</text:p>
          </table:table-cell>
          <table:table-cell office:value-type="float" office:value="0.33430514335632" calcext:value-type="float">
            <text:p>0.33430514335632</text:p>
          </table:table-cell>
          <table:table-cell/>
          <table:table-cell table:formula="of:=SUM([.C84:.C93])/10" office:value-type="float" office:value="0.0000362322297479718" calcext:value-type="float">
            <text:p>3.62322297479718E-05</text:p>
          </table:table-cell>
          <table:table-cell/>
          <table:table-cell table:formula="of:=SUM([.E84:.E93])/10" office:value-type="float" office:value="0.6115625" calcext:value-type="float">
            <text:p>0.6115625</text:p>
          </table:table-cell>
          <table:table-cell table:formula="of:=SUM([.F84:.F93])/10" office:value-type="float" office:value="0.3853125" calcext:value-type="float">
            <text:p>0.3853125</text:p>
          </table:table-cell>
          <table:table-cell table:formula="of:=SUM([.G84:.G93])/10" office:value-type="float" office:value="0.5609375" calcext:value-type="float">
            <text:p>0.5609375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.0029509637330193" calcext:value-type="float">
            <text:p>0.002950963733019</text:p>
          </table:table-cell>
          <table:table-cell office:value-type="float" office:value="0.000001846194930262" calcext:value-type="float">
            <text:p>1.846194930262E-06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684375" calcext:value-type="float">
            <text:p>0.6843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4.109375" calcext:value-type="float">
            <text:p>4.109375</text:p>
          </table:table-cell>
          <table:table-cell office:value-type="float" office:value="1" calcext:value-type="float">
            <text:p>1</text:p>
          </table:table-cell>
          <table:table-cell office:value-type="float" office:value="0.35573996305466" calcext:value-type="float">
            <text:p>0.35573996305466</text:p>
          </table:table-cell>
          <table:table-cell/>
          <table:table-cell table:formula="of:=SUM([.C85:.C94])/10" office:value-type="float" office:value="0.0000318668230811157" calcext:value-type="float">
            <text:p>3.18668230811157E-05</text:p>
          </table:table-cell>
          <table:table-cell/>
          <table:table-cell table:formula="of:=SUM([.E85:.E94])/10" office:value-type="float" office:value="0.621875" calcext:value-type="float">
            <text:p>0.621875</text:p>
          </table:table-cell>
          <table:table-cell table:formula="of:=SUM([.F85:.F94])/10" office:value-type="float" office:value="0.38375" calcext:value-type="float">
            <text:p>0.38375</text:p>
          </table:table-cell>
          <table:table-cell table:formula="of:=SUM([.G85:.G94])/10" office:value-type="float" office:value="0.568125" calcext:value-type="float">
            <text:p>0.56812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.0026313648413634" calcext:value-type="float">
            <text:p>0.002631364841363</text:p>
          </table:table-cell>
          <table:table-cell office:value-type="float" office:value="0.00011865145509602" calcext:value-type="float">
            <text:p>0.000118651455096</text:p>
          </table:table-cell>
          <table:table-cell office:value-type="float" office:value="0.5296875" calcext:value-type="float">
            <text:p>0.529687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4" calcext:value-type="float">
            <text:p>0.4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33938499689102" calcext:value-type="float">
            <text:p>0.33938499689102</text:p>
          </table:table-cell>
          <table:table-cell/>
          <table:table-cell table:formula="of:=SUM([.C86:.C95])/10" office:value-type="float" office:value="0.0000436908919361022" calcext:value-type="float">
            <text:p>4.36908919361022E-05</text:p>
          </table:table-cell>
          <table:table-cell/>
          <table:table-cell table:formula="of:=SUM([.E86:.E95])/10" office:value-type="float" office:value="0.6190625" calcext:value-type="float">
            <text:p>0.6190625</text:p>
          </table:table-cell>
          <table:table-cell table:formula="of:=SUM([.F86:.F95])/10" office:value-type="float" office:value="0.3825" calcext:value-type="float">
            <text:p>0.3825</text:p>
          </table:table-cell>
          <table:table-cell table:formula="of:=SUM([.G86:.G95])/10" office:value-type="float" office:value="0.5646875" calcext:value-type="float">
            <text:p>0.56468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29640998749528" calcext:value-type="float">
            <text:p>0.002964099874953</text:p>
          </table:table-cell>
          <table:table-cell office:value-type="float" office:value="0.000051579210321778" calcext:value-type="float">
            <text:p>5.1579210321778E-0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4.125" calcext:value-type="float">
            <text:p>4.125</text:p>
          </table:table-cell>
          <table:table-cell office:value-type="float" office:value="1" calcext:value-type="float">
            <text:p>1</text:p>
          </table:table-cell>
          <table:table-cell office:value-type="float" office:value="0.35275118350983" calcext:value-type="float">
            <text:p>0.35275118350983</text:p>
          </table:table-cell>
          <table:table-cell/>
          <table:table-cell table:formula="of:=SUM([.C87:.C96])/10" office:value-type="float" office:value="0.0000401921569552334" calcext:value-type="float">
            <text:p>4.01921569552334E-05</text:p>
          </table:table-cell>
          <table:table-cell/>
          <table:table-cell table:formula="of:=SUM([.E87:.E96])/10" office:value-type="float" office:value="0.620625" calcext:value-type="float">
            <text:p>0.620625</text:p>
          </table:table-cell>
          <table:table-cell table:formula="of:=SUM([.F87:.F96])/10" office:value-type="float" office:value="0.383125" calcext:value-type="float">
            <text:p>0.383125</text:p>
          </table:table-cell>
          <table:table-cell table:formula="of:=SUM([.G87:.G96])/10" office:value-type="float" office:value="0.569375" calcext:value-type="float">
            <text:p>0.56937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0024254712858237" calcext:value-type="float">
            <text:p>0.002425471285824</text:p>
          </table:table-cell>
          <table:table-cell office:value-type="float" office:value="0.000012663295264552" calcext:value-type="float">
            <text:p>1.2663295264552E-05</text:p>
          </table:table-cell>
          <table:table-cell office:value-type="float" office:value="0.5609375" calcext:value-type="float">
            <text:p>0.560937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6" calcext:value-type="float">
            <text:p>0.6</text:p>
          </table:table-cell>
          <table:table-cell office:value-type="float" office:value="4.1125" calcext:value-type="float">
            <text:p>4.1125</text:p>
          </table:table-cell>
          <table:table-cell office:value-type="float" office:value="1" calcext:value-type="float">
            <text:p>1</text:p>
          </table:table-cell>
          <table:table-cell office:value-type="float" office:value="0.35607495307922" calcext:value-type="float">
            <text:p>0.35607495307922</text:p>
          </table:table-cell>
          <table:table-cell/>
          <table:table-cell table:formula="of:=SUM([.C88:.C97])/10" office:value-type="float" office:value="0.0000384850493916716" calcext:value-type="float">
            <text:p>3.84850493916716E-05</text:p>
          </table:table-cell>
          <table:table-cell/>
          <table:table-cell table:formula="of:=SUM([.E88:.E97])/10" office:value-type="float" office:value="0.6228125" calcext:value-type="float">
            <text:p>0.6228125</text:p>
          </table:table-cell>
          <table:table-cell table:formula="of:=SUM([.F88:.F97])/10" office:value-type="float" office:value="0.384375" calcext:value-type="float">
            <text:p>0.384375</text:p>
          </table:table-cell>
          <table:table-cell table:formula="of:=SUM([.G88:.G97])/10" office:value-type="float" office:value="0.574375" calcext:value-type="float">
            <text:p>0.574375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.0028851838549599" calcext:value-type="float">
            <text:p>0.00288518385496</text:p>
          </table:table-cell>
          <table:table-cell office:value-type="float" office:value="0.0000024927213609426" calcext:value-type="float">
            <text:p>2.4927213609426E-06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5613164901733" calcext:value-type="float">
            <text:p>0.35613164901733</text:p>
          </table:table-cell>
          <table:table-cell/>
          <table:table-cell table:formula="of:=SUM([.C89:.C98])/10" office:value-type="float" office:value="0.0000384455654638531" calcext:value-type="float">
            <text:p>3.84455654638531E-05</text:p>
          </table:table-cell>
          <table:table-cell/>
          <table:table-cell table:formula="of:=SUM([.E89:.E98])/10" office:value-type="float" office:value="0.6184375" calcext:value-type="float">
            <text:p>0.6184375</text:p>
          </table:table-cell>
          <table:table-cell table:formula="of:=SUM([.F89:.F98])/10" office:value-type="float" office:value="0.3815625" calcext:value-type="float">
            <text:p>0.3815625</text:p>
          </table:table-cell>
          <table:table-cell table:formula="of:=SUM([.G89:.G98])/10" office:value-type="float" office:value="0.57375" calcext:value-type="float">
            <text:p>0.5737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0026334783120546" calcext:value-type="float">
            <text:p>0.002633478312055</text:p>
          </table:table-cell>
          <table:table-cell office:value-type="float" office:value="0.00011132477561436" calcext:value-type="float">
            <text:p>0.000111324775614</text:p>
          </table:table-cell>
          <table:table-cell office:value-type="float" office:value="0.4578125" calcext:value-type="float">
            <text:p>0.45781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34365075826645" calcext:value-type="float">
            <text:p>0.34365075826645</text:p>
          </table:table-cell>
          <table:table-cell/>
          <table:table-cell table:formula="of:=SUM([.C90:.C99])/10" office:value-type="float" office:value="0.0000495679304362567" calcext:value-type="float">
            <text:p>4.95679304362567E-05</text:p>
          </table:table-cell>
          <table:table-cell/>
          <table:table-cell table:formula="of:=SUM([.E90:.E99])/10" office:value-type="float" office:value="0.6203125" calcext:value-type="float">
            <text:p>0.6203125</text:p>
          </table:table-cell>
          <table:table-cell table:formula="of:=SUM([.F90:.F99])/10" office:value-type="float" office:value="0.3821875" calcext:value-type="float">
            <text:p>0.3821875</text:p>
          </table:table-cell>
          <table:table-cell table:formula="of:=SUM([.G90:.G99])/10" office:value-type="float" office:value="0.5815625" calcext:value-type="float">
            <text:p>0.581562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0023403846134897" calcext:value-type="float">
            <text:p>0.00234038461349</text:p>
          </table:table-cell>
          <table:table-cell office:value-type="float" office:value="0.0000713789635566" calcext:value-type="float">
            <text:p>7.13789635566E-05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4.1375" calcext:value-type="float">
            <text:p>4.1375</text:p>
          </table:table-cell>
          <table:table-cell office:value-type="float" office:value="1" calcext:value-type="float">
            <text:p>1</text:p>
          </table:table-cell>
          <table:table-cell office:value-type="float" office:value="0.34935078620911" calcext:value-type="float">
            <text:p>0.34935078620911</text:p>
          </table:table-cell>
          <table:table-cell/>
          <table:table-cell table:formula="of:=SUM([.C91:.C100])/10" office:value-type="float" office:value="0.0000533234848925023" calcext:value-type="float">
            <text:p>5.33234848925023E-05</text:p>
          </table:table-cell>
          <table:table-cell/>
          <table:table-cell table:formula="of:=SUM([.E91:.E100])/10" office:value-type="float" office:value="0.6196875" calcext:value-type="float">
            <text:p>0.6196875</text:p>
          </table:table-cell>
          <table:table-cell table:formula="of:=SUM([.F91:.F100])/10" office:value-type="float" office:value="0.3865625" calcext:value-type="float">
            <text:p>0.3865625</text:p>
          </table:table-cell>
          <table:table-cell table:formula="of:=SUM([.G91:.G100])/10" office:value-type="float" office:value="0.580625" calcext:value-type="float">
            <text:p>0.5806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6750383374747" calcext:value-type="float">
            <text:p>0.002675038337475</text:p>
          </table:table-cell>
          <table:table-cell office:value-type="float" office:value="0.00004643294965851" calcext:value-type="float">
            <text:p>4.643294965851E-0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4.196875" calcext:value-type="float">
            <text:p>4.196875</text:p>
          </table:table-cell>
          <table:table-cell office:value-type="float" office:value="1" calcext:value-type="float">
            <text:p>1</text:p>
          </table:table-cell>
          <table:table-cell office:value-type="float" office:value="0.3818382024765" calcext:value-type="float">
            <text:p>0.3818382024765</text:p>
          </table:table-cell>
          <table:table-cell/>
          <table:table-cell table:formula="of:=SUM([.C92:.C101])/10" office:value-type="float" office:value="0.0000544105490146979" calcext:value-type="float">
            <text:p>5.44105490146979E-05</text:p>
          </table:table-cell>
          <table:table-cell/>
          <table:table-cell table:formula="of:=SUM([.E92:.E101])/10" office:value-type="float" office:value="0.61375" calcext:value-type="float">
            <text:p>0.61375</text:p>
          </table:table-cell>
          <table:table-cell table:formula="of:=SUM([.F92:.F101])/10" office:value-type="float" office:value="0.3846875" calcext:value-type="float">
            <text:p>0.3846875</text:p>
          </table:table-cell>
          <table:table-cell table:formula="of:=SUM([.G92:.G101])/10" office:value-type="float" office:value="0.5778125" calcext:value-type="float">
            <text:p>0.577812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.0019243656541221" calcext:value-type="float">
            <text:p>0.001924365654122</text:p>
          </table:table-cell>
          <table:table-cell office:value-type="float" office:value="0.000028085434335327" calcext:value-type="float">
            <text:p>2.8085434335327E-0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40219806432724" calcext:value-type="float">
            <text:p>0.40219806432724</text:p>
          </table:table-cell>
          <table:table-cell/>
          <table:table-cell table:formula="of:=SUM([.C93:.C102])/10" office:value-type="float" office:value="0.0000509707718012277" calcext:value-type="float">
            <text:p>5.09707718012277E-05</text:p>
          </table:table-cell>
          <table:table-cell/>
          <table:table-cell table:formula="of:=SUM([.E93:.E102])/10" office:value-type="float" office:value="0.613125" calcext:value-type="float">
            <text:p>0.613125</text:p>
          </table:table-cell>
          <table:table-cell table:formula="of:=SUM([.F93:.F102])/10" office:value-type="float" office:value="0.3821875" calcext:value-type="float">
            <text:p>0.3821875</text:p>
          </table:table-cell>
          <table:table-cell table:formula="of:=SUM([.G93:.G102])/10" office:value-type="float" office:value="0.5784375" calcext:value-type="float">
            <text:p>0.5784375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.0026335670379922" calcext:value-type="float">
            <text:p>0.002633567037992</text:p>
          </table:table-cell>
          <table:table-cell office:value-type="float" office:value="0.000001449965489389" calcext:value-type="float">
            <text:p>1.449965489389E-06</text:p>
          </table:table-cell>
          <table:table-cell office:value-type="float" office:value="0.5046875" calcext:value-type="float">
            <text:p>0.5046875</text:p>
          </table:table-cell>
          <table:table-cell office:value-type="float" office:value="0.621875" calcext:value-type="float">
            <text:p>0.62187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51263312101364" calcext:value-type="float">
            <text:p>0.51263312101364</text:p>
          </table:table-cell>
          <table:table-cell/>
          <table:table-cell table:formula="of:=SUM([.C94:.C103])/10" office:value-type="float" office:value="0.0000445904965627741" calcext:value-type="float">
            <text:p>4.45904965627741E-05</text:p>
          </table:table-cell>
          <table:table-cell/>
          <table:table-cell table:formula="of:=SUM([.E94:.E103])/10" office:value-type="float" office:value="0.614375" calcext:value-type="float">
            <text:p>0.614375</text:p>
          </table:table-cell>
          <table:table-cell table:formula="of:=SUM([.F94:.F103])/10" office:value-type="float" office:value="0.3828125" calcext:value-type="float">
            <text:p>0.3828125</text:p>
          </table:table-cell>
          <table:table-cell table:formula="of:=SUM([.G94:.G103])/10" office:value-type="float" office:value="0.5728125" calcext:value-type="float">
            <text:p>0.5728125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.0025547540455591" calcext:value-type="float">
            <text:p>0.002554754045559</text:p>
          </table:table-cell>
          <table:table-cell office:value-type="float" office:value="0.00004599270331445" calcext:value-type="float">
            <text:p>4.599270331445E-05</text:p>
          </table:table-cell>
          <table:table-cell office:value-type="float" office:value="0.4890625" calcext:value-type="float">
            <text:p>0.489062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75" calcext:value-type="float">
            <text:p>0.575</text:p>
          </table:table-cell>
          <table:table-cell office:value-type="float" office:value="4.16875" calcext:value-type="float">
            <text:p>4.16875</text:p>
          </table:table-cell>
          <table:table-cell office:value-type="float" office:value="1" calcext:value-type="float">
            <text:p>1</text:p>
          </table:table-cell>
          <table:table-cell office:value-type="float" office:value="0.33057030439377" calcext:value-type="float">
            <text:p>0.33057030439377</text:p>
          </table:table-cell>
          <table:table-cell/>
          <table:table-cell table:formula="of:=SUM([.C95:.C104])/10" office:value-type="float" office:value="0.0000490051474011929" calcext:value-type="float">
            <text:p>4.90051474011929E-05</text:p>
          </table:table-cell>
          <table:table-cell/>
          <table:table-cell table:formula="of:=SUM([.E95:.E104])/10" office:value-type="float" office:value="0.6046875" calcext:value-type="float">
            <text:p>0.6046875</text:p>
          </table:table-cell>
          <table:table-cell table:formula="of:=SUM([.F95:.F104])/10" office:value-type="float" office:value="0.385" calcext:value-type="float">
            <text:p>0.385</text:p>
          </table:table-cell>
          <table:table-cell table:formula="of:=SUM([.G95:.G104])/10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.0027141146711074" calcext:value-type="float">
            <text:p>0.002714114671107</text:p>
          </table:table-cell>
          <table:table-cell office:value-type="float" office:value="0.000050418245801988" calcext:value-type="float">
            <text:p>5.0418245801988E-05</text:p>
          </table:table-cell>
          <table:table-cell office:value-type="float" office:value="0.4859375" calcext:value-type="float">
            <text:p>0.48593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2162109613419" calcext:value-type="float">
            <text:p>0.32162109613419</text:p>
          </table:table-cell>
          <table:table-cell/>
          <table:table-cell table:formula="of:=SUM([.C96:.C105])/10" office:value-type="float" office:value="0.0000421818264717897" calcext:value-type="float">
            <text:p>4.21818264717897E-05</text:p>
          </table:table-cell>
          <table:table-cell/>
          <table:table-cell table:formula="of:=SUM([.E96:.E105])/10" office:value-type="float" office:value="0.6009375" calcext:value-type="float">
            <text:p>0.6009375</text:p>
          </table:table-cell>
          <table:table-cell table:formula="of:=SUM([.F96:.F105])/10" office:value-type="float" office:value="0.3840625" calcext:value-type="float">
            <text:p>0.3840625</text:p>
          </table:table-cell>
          <table:table-cell table:formula="of:=SUM([.G96:.G105])/10" office:value-type="float" office:value="0.5690625" calcext:value-type="float">
            <text:p>0.569062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28443490387872" calcext:value-type="float">
            <text:p>0.002844349038787</text:p>
          </table:table-cell>
          <table:table-cell office:value-type="float" office:value="0.000021999381122626" calcext:value-type="float">
            <text:p>2.1999381122626E-05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4.228125" calcext:value-type="float">
            <text:p>4.228125</text:p>
          </table:table-cell>
          <table:table-cell office:value-type="float" office:value="1" calcext:value-type="float">
            <text:p>1</text:p>
          </table:table-cell>
          <table:table-cell office:value-type="float" office:value="0.31869308948517" calcext:value-type="float">
            <text:p>0.31869308948517</text:p>
          </table:table-cell>
          <table:table-cell/>
          <table:table-cell table:formula="of:=SUM([.C97:.C106])/10" office:value-type="float" office:value="0.0000392238435518745" calcext:value-type="float">
            <text:p>3.92238435518745E-05</text:p>
          </table:table-cell>
          <table:table-cell/>
          <table:table-cell table:formula="of:=SUM([.E97:.E106])/10" office:value-type="float" office:value="0.5878125" calcext:value-type="float">
            <text:p>0.5878125</text:p>
          </table:table-cell>
          <table:table-cell table:formula="of:=SUM([.F97:.F106])/10" office:value-type="float" office:value="0.3790625" calcext:value-type="float">
            <text:p>0.3790625</text:p>
          </table:table-cell>
          <table:table-cell table:formula="of:=SUM([.G97:.G106])/10" office:value-type="float" office:value="0.5615625" calcext:value-type="float">
            <text:p>0.5615625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.0024543758743675" calcext:value-type="float">
            <text:p>0.002454375874368</text:p>
          </table:table-cell>
          <table:table-cell office:value-type="float" office:value="0.000017833459389527" calcext:value-type="float">
            <text:p>1.7833459389527E-05</text:p>
          </table:table-cell>
          <table:table-cell office:value-type="float" office:value="0.471875" calcext:value-type="float">
            <text:p>0.4718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36979352235794" calcext:value-type="float">
            <text:p>0.36979352235794</text:p>
          </table:table-cell>
          <table:table-cell/>
          <table:table-cell table:formula="of:=SUM([.C98:.C107])/10" office:value-type="float" office:value="0.000039740859964372" calcext:value-type="float">
            <text:p>3.9740859964372E-05</text:p>
          </table:table-cell>
          <table:table-cell/>
          <table:table-cell table:formula="of:=SUM([.E98:.E107])/10" office:value-type="float" office:value="0.585" calcext:value-type="float">
            <text:p>0.585</text:p>
          </table:table-cell>
          <table:table-cell table:formula="of:=SUM([.F98:.F107])/10" office:value-type="float" office:value="0.371875" calcext:value-type="float">
            <text:p>0.371875</text:p>
          </table:table-cell>
          <table:table-cell table:formula="of:=SUM([.G98:.G107])/10" office:value-type="float" office:value="0.559375" calcext:value-type="float">
            <text:p>0.559375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.0032293785130605" calcext:value-type="float">
            <text:p>0.003229378513061</text:p>
          </table:table-cell>
          <table:table-cell office:value-type="float" office:value="0.000042928842792949" calcext:value-type="float">
            <text:p>4.2928842792949E-05</text:p>
          </table:table-cell>
          <table:table-cell office:value-type="float" office:value="0.5453125" calcext:value-type="float">
            <text:p>0.54531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4.259375" calcext:value-type="float">
            <text:p>4.259375</text:p>
          </table:table-cell>
          <table:table-cell office:value-type="float" office:value="1" calcext:value-type="float">
            <text:p>1</text:p>
          </table:table-cell>
          <table:table-cell office:value-type="float" office:value="0.32811391353607" calcext:value-type="float">
            <text:p>0.32811391353607</text:p>
          </table:table-cell>
          <table:table-cell/>
          <table:table-cell table:formula="of:=SUM([.C99:.C108])/10" office:value-type="float" office:value="0.0000437844721075726" calcext:value-type="float">
            <text:p>4.37844721075726E-05</text:p>
          </table:table-cell>
          <table:table-cell/>
          <table:table-cell table:formula="of:=SUM([.E99:.E108])/10" office:value-type="float" office:value="0.5784375" calcext:value-type="float">
            <text:p>0.5784375</text:p>
          </table:table-cell>
          <table:table-cell table:formula="of:=SUM([.F99:.F108])/10" office:value-type="float" office:value="0.3665625" calcext:value-type="float">
            <text:p>0.3665625</text:p>
          </table:table-cell>
          <table:table-cell table:formula="of:=SUM([.G99:.G108])/10" office:value-type="float" office:value="0.556875" calcext:value-type="float">
            <text:p>0.556875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.0029285974276718" calcext:value-type="float">
            <text:p>0.002928597427672</text:p>
          </table:table-cell>
          <table:table-cell office:value-type="float" office:value="0.0000064445900856032" calcext:value-type="float">
            <text:p>6.4445900856032E-06</text:p>
          </table:table-cell>
          <table:table-cell office:value-type="float" office:value="0.5140625" calcext:value-type="float">
            <text:p>0.514062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4.14375" calcext:value-type="float">
            <text:p>4.14375</text:p>
          </table:table-cell>
          <table:table-cell office:value-type="float" office:value="1" calcext:value-type="float">
            <text:p>1</text:p>
          </table:table-cell>
          <table:table-cell office:value-type="float" office:value="0.32188229560852" calcext:value-type="float">
            <text:p>0.32188229560852</text:p>
          </table:table-cell>
          <table:table-cell/>
          <table:table-cell table:formula="of:=SUM([.C100:.C109])/10" office:value-type="float" office:value="0.0000332964535546969" calcext:value-type="float">
            <text:p>3.32964535546969E-05</text:p>
          </table:table-cell>
          <table:table-cell/>
          <table:table-cell table:formula="of:=SUM([.E100:.E109])/10" office:value-type="float" office:value="0.5803125" calcext:value-type="float">
            <text:p>0.5803125</text:p>
          </table:table-cell>
          <table:table-cell table:formula="of:=SUM([.F100:.F109])/10" office:value-type="float" office:value="0.3690625" calcext:value-type="float">
            <text:p>0.3690625</text:p>
          </table:table-cell>
          <table:table-cell table:formula="of:=SUM([.G100:.G109])/10" office:value-type="float" office:value="0.5575" calcext:value-type="float">
            <text:p>0.5575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.0033583962809644" calcext:value-type="float">
            <text:p>0.003358396280964</text:p>
          </table:table-cell>
          <table:table-cell office:value-type="float" office:value="0.0000013665612487217" calcext:value-type="float">
            <text:p>1.3665612487217E-06</text:p>
          </table:table-cell>
          <table:table-cell office:value-type="float" office:value="0.5109375" calcext:value-type="float">
            <text:p>0.51093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0.3396341085434" calcext:value-type="float">
            <text:p>0.3396341085434</text:p>
          </table:table-cell>
          <table:table-cell/>
          <table:table-cell table:formula="of:=SUM([.C101:.C110])/10" office:value-type="float" office:value="0.0000262952133239091" calcext:value-type="float">
            <text:p>2.62952133239091E-05</text:p>
          </table:table-cell>
          <table:table-cell/>
          <table:table-cell table:formula="of:=SUM([.E101:.E110])/10" office:value-type="float" office:value="0.578125" calcext:value-type="float">
            <text:p>0.578125</text:p>
          </table:table-cell>
          <table:table-cell table:formula="of:=SUM([.F101:.F110])/10" office:value-type="float" office:value="0.3653125" calcext:value-type="float">
            <text:p>0.3653125</text:p>
          </table:table-cell>
          <table:table-cell table:formula="of:=SUM([.G101:.G110])/10" office:value-type="float" office:value="0.5578125" calcext:value-type="float">
            <text:p>0.557812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024554155999795" calcext:value-type="float">
            <text:p>0.00245541559998</text:p>
          </table:table-cell>
          <table:table-cell office:value-type="float" office:value="0.000014283292357673" calcext:value-type="float">
            <text:p>1.4283292357673E-0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31969850063324" calcext:value-type="float">
            <text:p>0.31969850063324</text:p>
          </table:table-cell>
          <table:table-cell/>
          <table:table-cell table:formula="of:=SUM([.C102:.C111])/10" office:value-type="float" office:value="0.0000230802475938254" calcext:value-type="float">
            <text:p>2.30802475938254E-05</text:p>
          </table:table-cell>
          <table:table-cell/>
          <table:table-cell table:formula="of:=SUM([.E102:.E111])/10" office:value-type="float" office:value="0.576875" calcext:value-type="float">
            <text:p>0.576875</text:p>
          </table:table-cell>
          <table:table-cell table:formula="of:=SUM([.F102:.F111])/10" office:value-type="float" office:value="0.361875" calcext:value-type="float">
            <text:p>0.361875</text:p>
          </table:table-cell>
          <table:table-cell table:formula="of:=SUM([.G102:.G111])/10" office:value-type="float" office:value="0.55875" calcext:value-type="float">
            <text:p>0.5587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.0028203074354678" calcext:value-type="float">
            <text:p>0.002820307435468</text:p>
          </table:table-cell>
          <table:table-cell office:value-type="float" office:value="0.000048299499765026" calcext:value-type="float">
            <text:p>4.8299499765026E-05</text:p>
          </table:table-cell>
          <table:table-cell office:value-type="float" office:value="0.4703125" calcext:value-type="float">
            <text:p>0.47031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4.20625" calcext:value-type="float">
            <text:p>4.20625</text:p>
          </table:table-cell>
          <table:table-cell office:value-type="float" office:value="1" calcext:value-type="float">
            <text:p>1</text:p>
          </table:table-cell>
          <table:table-cell office:value-type="float" office:value="0.32824938297272" calcext:value-type="float">
            <text:p>0.32824938297272</text:p>
          </table:table-cell>
          <table:table-cell/>
          <table:table-cell table:formula="of:=SUM([.C103:.C112])/10" office:value-type="float" office:value="0.0000251016541367953" calcext:value-type="float">
            <text:p>2.51016541367953E-05</text:p>
          </table:table-cell>
          <table:table-cell/>
          <table:table-cell table:formula="of:=SUM([.E103:.E112])/10" office:value-type="float" office:value="0.573125" calcext:value-type="float">
            <text:p>0.573125</text:p>
          </table:table-cell>
          <table:table-cell table:formula="of:=SUM([.F103:.F112])/10" office:value-type="float" office:value="0.3634375" calcext:value-type="float">
            <text:p>0.3634375</text:p>
          </table:table-cell>
          <table:table-cell table:formula="of:=SUM([.G103:.G112])/10" office:value-type="float" office:value="0.5571875" calcext:value-type="float">
            <text:p>0.5571875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.0029879044683184" calcext:value-type="float">
            <text:p>0.002987904468318</text:p>
          </table:table-cell>
          <table:table-cell office:value-type="float" office:value="0.000037141052019054" calcext:value-type="float">
            <text:p>3.7141052019054E-05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96875" calcext:value-type="float">
            <text:p>4.196875</text:p>
          </table:table-cell>
          <table:table-cell office:value-type="float" office:value="1" calcext:value-type="float">
            <text:p>1</text:p>
          </table:table-cell>
          <table:table-cell office:value-type="float" office:value="0.32220336198807" calcext:value-type="float">
            <text:p>0.32220336198807</text:p>
          </table:table-cell>
          <table:table-cell/>
          <table:table-cell table:formula="of:=SUM([.C104:.C113])/10" office:value-type="float" office:value="0.0000286707627897618" calcext:value-type="float">
            <text:p>2.86707627897618E-05</text:p>
          </table:table-cell>
          <table:table-cell/>
          <table:table-cell table:formula="of:=SUM([.E104:.E113])/10" office:value-type="float" office:value="0.56875" calcext:value-type="float">
            <text:p>0.56875</text:p>
          </table:table-cell>
          <table:table-cell table:formula="of:=SUM([.F104:.F113])/10" office:value-type="float" office:value="0.3615625" calcext:value-type="float">
            <text:p>0.3615625</text:p>
          </table:table-cell>
          <table:table-cell table:formula="of:=SUM([.G104:.G113])/10" office:value-type="float" office:value="0.560625" calcext:value-type="float">
            <text:p>0.560625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.0025110592483543" calcext:value-type="float">
            <text:p>0.002511059248354</text:p>
          </table:table-cell>
          <table:table-cell office:value-type="float" office:value="0.00003269871400054" calcext:value-type="float">
            <text:p>3.269871400054E-05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2223635911942" calcext:value-type="float">
            <text:p>0.32223635911942</text:p>
          </table:table-cell>
          <table:table-cell/>
          <table:table-cell table:formula="of:=SUM([.C105:.C114])/10" office:value-type="float" office:value="0.0000273413638583708" calcext:value-type="float">
            <text:p>2.73413638583708E-05</text:p>
          </table:table-cell>
          <table:table-cell/>
          <table:table-cell table:formula="of:=SUM([.E105:.E114])/10" office:value-type="float" office:value="0.5640625" calcext:value-type="float">
            <text:p>0.5640625</text:p>
          </table:table-cell>
          <table:table-cell table:formula="of:=SUM([.F105:.F114])/10" office:value-type="float" office:value="0.360625" calcext:value-type="float">
            <text:p>0.360625</text:p>
          </table:table-cell>
          <table:table-cell table:formula="of:=SUM([.G105:.G114])/10" office:value-type="float" office:value="0.5559375" calcext:value-type="float">
            <text:p>0.5559375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.0027594993356615" calcext:value-type="float">
            <text:p>0.002759499335662</text:p>
          </table:table-cell>
          <table:table-cell office:value-type="float" office:value="0.000018153121752257" calcext:value-type="float">
            <text:p>1.8153121752257E-0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684375" calcext:value-type="float">
            <text:p>0.68437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5733264684677" calcext:value-type="float">
            <text:p>0.35733264684677</text:p>
          </table:table-cell>
          <table:table-cell/>
          <table:table-cell table:formula="of:=SUM([.C106:.C115])/10" office:value-type="float" office:value="0.0000241148514533977" calcext:value-type="float">
            <text:p>2.41148514533977E-05</text:p>
          </table:table-cell>
          <table:table-cell/>
          <table:table-cell table:formula="of:=SUM([.E106:.E115])/10" office:value-type="float" office:value="0.5753125" calcext:value-type="float">
            <text:p>0.5753125</text:p>
          </table:table-cell>
          <table:table-cell table:formula="of:=SUM([.F106:.F115])/10" office:value-type="float" office:value="0.3609375" calcext:value-type="float">
            <text:p>0.3609375</text:p>
          </table:table-cell>
          <table:table-cell table:formula="of:=SUM([.G106:.G115])/10" office:value-type="float" office:value="0.55625" calcext:value-type="float">
            <text:p>0.5562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022357467532856" calcext:value-type="float">
            <text:p>0.002235746753286</text:p>
          </table:table-cell>
          <table:table-cell office:value-type="float" office:value="0.000066284789475577" calcext:value-type="float">
            <text:p>6.6284789475577E-05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5" calcext:value-type="float">
            <text:p>0.55</text:p>
          </table:table-cell>
          <table:table-cell office:value-type="float" office:value="4.203125" calcext:value-type="float">
            <text:p>4.203125</text:p>
          </table:table-cell>
          <table:table-cell office:value-type="float" office:value="1" calcext:value-type="float">
            <text:p>1</text:p>
          </table:table-cell>
          <table:table-cell office:value-type="float" office:value="0.31992385387421" calcext:value-type="float">
            <text:p>0.31992385387421</text:p>
          </table:table-cell>
          <table:table-cell/>
          <table:table-cell table:formula="of:=SUM([.C107:.C116])/10" office:value-type="float" office:value="0.0000285433922886928" calcext:value-type="float">
            <text:p>2.85433922886928E-05</text:p>
          </table:table-cell>
          <table:table-cell/>
          <table:table-cell table:formula="of:=SUM([.E107:.E116])/10" office:value-type="float" office:value="0.57875" calcext:value-type="float">
            <text:p>0.57875</text:p>
          </table:table-cell>
          <table:table-cell table:formula="of:=SUM([.F107:.F116])/10" office:value-type="float" office:value="0.363125" calcext:value-type="float">
            <text:p>0.363125</text:p>
          </table:table-cell>
          <table:table-cell table:formula="of:=SUM([.G107:.G116])/10" office:value-type="float" office:value="0.5578125" calcext:value-type="float">
            <text:p>0.5578125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.0029653859761311" calcext:value-type="float">
            <text:p>0.002965385976131</text:p>
          </table:table-cell>
          <table:table-cell office:value-type="float" office:value="0.000015282948775841" calcext:value-type="float">
            <text:p>1.5282948775841E-0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5375" calcext:value-type="float">
            <text:p>0.5375</text:p>
          </table:table-cell>
          <table:table-cell office:value-type="float" office:value="4.203125" calcext:value-type="float">
            <text:p>4.203125</text:p>
          </table:table-cell>
          <table:table-cell office:value-type="float" office:value="1" calcext:value-type="float">
            <text:p>1</text:p>
          </table:table-cell>
          <table:table-cell office:value-type="float" office:value="0.37844085693359" calcext:value-type="float">
            <text:p>0.37844085693359</text:p>
          </table:table-cell>
          <table:table-cell/>
          <table:table-cell table:formula="of:=SUM([.C108:.C117])/10" office:value-type="float" office:value="0.0000282883412273242" calcext:value-type="float">
            <text:p>2.82883412273242E-05</text:p>
          </table:table-cell>
          <table:table-cell/>
          <table:table-cell table:formula="of:=SUM([.E108:.E117])/10" office:value-type="float" office:value="0.579375" calcext:value-type="float">
            <text:p>0.579375</text:p>
          </table:table-cell>
          <table:table-cell table:formula="of:=SUM([.F108:.F117])/10" office:value-type="float" office:value="0.36125" calcext:value-type="float">
            <text:p>0.36125</text:p>
          </table:table-cell>
          <table:table-cell table:formula="of:=SUM([.G108:.G117])/10" office:value-type="float" office:value="0.55375" calcext:value-type="float">
            <text:p>0.55375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.0027885602408787" calcext:value-type="float">
            <text:p>0.002788560240879</text:p>
          </table:table-cell>
          <table:table-cell office:value-type="float" office:value="0.000030064795683468" calcext:value-type="float">
            <text:p>3.0064795683468E-0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4815683364868" calcext:value-type="float">
            <text:p>0.34815683364868</text:p>
          </table:table-cell>
          <table:table-cell/>
          <table:table-cell table:formula="of:=SUM([.C109:.C118])/10" office:value-type="float" office:value="0.0000270019365163761" calcext:value-type="float">
            <text:p>2.70019365163761E-05</text:p>
          </table:table-cell>
          <table:table-cell/>
          <table:table-cell table:formula="of:=SUM([.E109:.E118])/10" office:value-type="float" office:value="0.58375" calcext:value-type="float">
            <text:p>0.58375</text:p>
          </table:table-cell>
          <table:table-cell table:formula="of:=SUM([.F109:.F118])/10" office:value-type="float" office:value="0.3675" calcext:value-type="float">
            <text:p>0.3675</text:p>
          </table:table-cell>
          <table:table-cell table:formula="of:=SUM([.G109:.G118])/10"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.0023791937273927" calcext:value-type="float">
            <text:p>0.002379193727393</text:p>
          </table:table-cell>
          <table:table-cell office:value-type="float" office:value="0.00010463688270208" calcext:value-type="float">
            <text:p>0.000104636882702</text:p>
          </table:table-cell>
          <table:table-cell office:value-type="float" office:value="0.5203125" calcext:value-type="float">
            <text:p>0.520312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428125" calcext:value-type="float">
            <text:p>0.428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34375" calcext:value-type="float">
            <text:p>4.134375</text:p>
          </table:table-cell>
          <table:table-cell office:value-type="float" office:value="1" calcext:value-type="float">
            <text:p>1</text:p>
          </table:table-cell>
          <table:table-cell office:value-type="float" office:value="0.35846774578094" calcext:value-type="float">
            <text:p>0.35846774578094</text:p>
          </table:table-cell>
          <table:table-cell/>
          <table:table-cell table:formula="of:=SUM([.C110:.C119])/10" office:value-type="float" office:value="0.0000368211657780238" calcext:value-type="float">
            <text:p>3.68211657780238E-05</text:p>
          </table:table-cell>
          <table:table-cell/>
          <table:table-cell table:formula="of:=SUM([.E110:.E119])/10" office:value-type="float" office:value="0.584375" calcext:value-type="float">
            <text:p>0.584375</text:p>
          </table:table-cell>
          <table:table-cell table:formula="of:=SUM([.F110:.F119])/10" office:value-type="float" office:value="0.3721875" calcext:value-type="float">
            <text:p>0.3721875</text:p>
          </table:table-cell>
          <table:table-cell table:formula="of:=SUM([.G110:.G119])/10" office:value-type="float" office:value="0.5528125" calcext:value-type="float">
            <text:p>0.5528125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.0023399477475323" calcext:value-type="float">
            <text:p>0.002339947747532</text:p>
          </table:table-cell>
          <table:table-cell office:value-type="float" office:value="0.00000057748265273668" calcext:value-type="float">
            <text:p>5.7748265273668E-07</text:p>
          </table:table-cell>
          <table:table-cell office:value-type="float" office:value="0.4921875" calcext:value-type="float">
            <text:p>0.4921875</text:p>
          </table:table-cell>
          <table:table-cell office:value-type="float" office:value="0.575" calcext:value-type="float">
            <text:p>0.5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8619416952133" calcext:value-type="float">
            <text:p>0.38619416952133</text:p>
          </table:table-cell>
          <table:table-cell/>
          <table:table-cell table:formula="of:=SUM([.C111:.C120])/10" office:value-type="float" office:value="0.0000367422579184253" calcext:value-type="float">
            <text:p>3.67422579184253E-05</text:p>
          </table:table-cell>
          <table:table-cell/>
          <table:table-cell table:formula="of:=SUM([.E111:.E120])/10" office:value-type="float" office:value="0.5825" calcext:value-type="float">
            <text:p>0.5825</text:p>
          </table:table-cell>
          <table:table-cell table:formula="of:=SUM([.F111:.F120])/10" office:value-type="float" office:value="0.3775" calcext:value-type="float">
            <text:p>0.3775</text:p>
          </table:table-cell>
          <table:table-cell table:formula="of:=SUM([.G111:.G120])/10" office:value-type="float" office:value="0.5465625" calcext:value-type="float">
            <text:p>0.546562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27732873510104" calcext:value-type="float">
            <text:p>0.00277328735101</text:p>
          </table:table-cell>
          <table:table-cell office:value-type="float" office:value="0.000021193500506145" calcext:value-type="float">
            <text:p>2.1193500506145E-0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1" calcext:value-type="float">
            <text:p>1</text:p>
          </table:table-cell>
          <table:table-cell office:value-type="float" office:value="0.68919360637665" calcext:value-type="float">
            <text:p>0.68919360637665</text:p>
          </table:table-cell>
          <table:table-cell/>
          <table:table-cell table:formula="of:=SUM([.C112:.C121])/10" office:value-type="float" office:value="0.0000374332787332725" calcext:value-type="float">
            <text:p>3.74332787332725E-05</text:p>
          </table:table-cell>
          <table:table-cell/>
          <table:table-cell table:formula="of:=SUM([.E112:.E121])/10" office:value-type="float" office:value="0.5915625" calcext:value-type="float">
            <text:p>0.5915625</text:p>
          </table:table-cell>
          <table:table-cell table:formula="of:=SUM([.F112:.F121])/10" office:value-type="float" office:value="0.379375" calcext:value-type="float">
            <text:p>0.379375</text:p>
          </table:table-cell>
          <table:table-cell table:formula="of:=SUM([.G112:.G121])/10" office:value-type="float" office:value="0.5515625" calcext:value-type="float">
            <text:p>0.5515625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.0035222335049184" calcext:value-type="float">
            <text:p>0.003522233504918</text:p>
          </table:table-cell>
          <table:table-cell office:value-type="float" office:value="0.000041553486683221" calcext:value-type="float">
            <text:p>4.1553486683221E-05</text:p>
          </table:table-cell>
          <table:table-cell office:value-type="float" office:value="0.4953125" calcext:value-type="float">
            <text:p>0.4953125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6125" calcext:value-type="float">
            <text:p>0.6125</text:p>
          </table:table-cell>
          <table:table-cell office:value-type="float" office:value="4.09375" calcext:value-type="float">
            <text:p>4.09375</text:p>
          </table:table-cell>
          <table:table-cell office:value-type="float" office:value="1" calcext:value-type="float">
            <text:p>1</text:p>
          </table:table-cell>
          <table:table-cell office:value-type="float" office:value="0.5255869269371" calcext:value-type="float">
            <text:p>0.5255869269371</text:p>
          </table:table-cell>
          <table:table-cell/>
          <table:table-cell table:formula="of:=SUM([.C113:.C122])/10" office:value-type="float" office:value="0.000036758677425092" calcext:value-type="float">
            <text:p>3.6758677425092E-05</text:p>
          </table:table-cell>
          <table:table-cell/>
          <table:table-cell table:formula="of:=SUM([.E113:.E122])/10" office:value-type="float" office:value="0.6040625" calcext:value-type="float">
            <text:p>0.6040625</text:p>
          </table:table-cell>
          <table:table-cell table:formula="of:=SUM([.F113:.F122])/10" office:value-type="float" office:value="0.3840625" calcext:value-type="float">
            <text:p>0.3840625</text:p>
          </table:table-cell>
          <table:table-cell table:formula="of:=SUM([.G113:.G122])/10" office:value-type="float" office:value="0.558125" calcext:value-type="float">
            <text:p>0.558125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.003244374220958" calcext:value-type="float">
            <text:p>0.003244374220958</text:p>
          </table:table-cell>
          <table:table-cell office:value-type="float" office:value="0.000084334732685819" calcext:value-type="float">
            <text:p>8.4334732685819E-0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25" calcext:value-type="float">
            <text:p>0.525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1" calcext:value-type="float">
            <text:p>1</text:p>
          </table:table-cell>
          <table:table-cell office:value-type="float" office:value="0.43979353904724" calcext:value-type="float">
            <text:p>0.43979353904724</text:p>
          </table:table-cell>
          <table:table-cell/>
          <table:table-cell table:formula="of:=SUM([.C114:.C123])/10" office:value-type="float" office:value="0.0000414780454917685" calcext:value-type="float">
            <text:p>4.14780454917685E-05</text:p>
          </table:table-cell>
          <table:table-cell/>
          <table:table-cell table:formula="of:=SUM([.E114:.E123])/10" office:value-type="float" office:value="0.6065625" calcext:value-type="float">
            <text:p>0.6065625</text:p>
          </table:table-cell>
          <table:table-cell table:formula="of:=SUM([.F114:.F123])/10" office:value-type="float" office:value="0.3871875" calcext:value-type="float">
            <text:p>0.3871875</text:p>
          </table:table-cell>
          <table:table-cell table:formula="of:=SUM([.G114:.G123])/10" office:value-type="float" office:value="0.554375" calcext:value-type="float">
            <text:p>0.554375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.0033306496508885" calcext:value-type="float">
            <text:p>0.003330649650889</text:p>
          </table:table-cell>
          <table:table-cell office:value-type="float" office:value="0.0000029527503012243" calcext:value-type="float">
            <text:p>2.9527503012243E-06</text:p>
          </table:table-cell>
          <table:table-cell office:value-type="float" office:value="0.490625" calcext:value-type="float">
            <text:p>0.4906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4.140625" calcext:value-type="float">
            <text:p>4.140625</text:p>
          </table:table-cell>
          <table:table-cell office:value-type="float" office:value="1" calcext:value-type="float">
            <text:p>1</text:p>
          </table:table-cell>
          <table:table-cell office:value-type="float" office:value="0.37962577342987" calcext:value-type="float">
            <text:p>0.37962577342987</text:p>
          </table:table-cell>
          <table:table-cell/>
          <table:table-cell table:formula="of:=SUM([.C115:.C124])/10" office:value-type="float" office:value="0.0000385034491218369" calcext:value-type="float">
            <text:p>3.85034491218369E-05</text:p>
          </table:table-cell>
          <table:table-cell/>
          <table:table-cell table:formula="of:=SUM([.E115:.E124])/10" office:value-type="float" office:value="0.6134375" calcext:value-type="float">
            <text:p>0.6134375</text:p>
          </table:table-cell>
          <table:table-cell table:formula="of:=SUM([.F115:.F124])/10" office:value-type="float" office:value="0.3853125" calcext:value-type="float">
            <text:p>0.3853125</text:p>
          </table:table-cell>
          <table:table-cell table:formula="of:=SUM([.G115:.G124])/10"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.0031645700801164" calcext:value-type="float">
            <text:p>0.003164570080116</text:p>
          </table:table-cell>
          <table:table-cell office:value-type="float" office:value="0.000025641625173872" calcext:value-type="float">
            <text:p>2.5641625173872E-05</text:p>
          </table:table-cell>
          <table:table-cell office:value-type="float" office:value="0.5140625" calcext:value-type="float">
            <text:p>0.514062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8494762182236" calcext:value-type="float">
            <text:p>0.38494762182236</text:p>
          </table:table-cell>
          <table:table-cell/>
          <table:table-cell table:formula="of:=SUM([.C116:.C125])/10" office:value-type="float" office:value="0.0000392522994639984" calcext:value-type="float">
            <text:p>3.92522994639984E-05</text:p>
          </table:table-cell>
          <table:table-cell/>
          <table:table-cell table:formula="of:=SUM([.E116:.E125])/10" office:value-type="float" office:value="0.603125" calcext:value-type="float">
            <text:p>0.603125</text:p>
          </table:table-cell>
          <table:table-cell table:formula="of:=SUM([.F116:.F125])/10" office:value-type="float" office:value="0.38" calcext:value-type="float">
            <text:p>0.38</text:p>
          </table:table-cell>
          <table:table-cell table:formula="of:=SUM([.G116:.G125])/10" office:value-type="float" office:value="0.5634375" calcext:value-type="float">
            <text:p>0.563437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2871549804695" calcext:value-type="float">
            <text:p>0.002871549804695</text:p>
          </table:table-cell>
          <table:table-cell office:value-type="float" office:value="0.000010053724533603" calcext:value-type="float">
            <text:p>1.0053724533603E-05</text:p>
          </table:table-cell>
          <table:table-cell office:value-type="float" office:value="0.5046875" calcext:value-type="float">
            <text:p>0.50468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35" calcext:value-type="float">
            <text:p>0.3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4.23125" calcext:value-type="float">
            <text:p>4.23125</text:p>
          </table:table-cell>
          <table:table-cell office:value-type="float" office:value="1" calcext:value-type="float">
            <text:p>1</text:p>
          </table:table-cell>
          <table:table-cell office:value-type="float" office:value="0.33848693370819" calcext:value-type="float">
            <text:p>0.33848693370819</text:p>
          </table:table-cell>
          <table:table-cell/>
          <table:table-cell table:formula="of:=SUM([.C117:.C126])/10" office:value-type="float" office:value="0.000033629192969801" calcext:value-type="float">
            <text:p>3.3629192969801E-05</text:p>
          </table:table-cell>
          <table:table-cell/>
          <table:table-cell table:formula="of:=SUM([.E117:.E126])/10" office:value-type="float" office:value="0.6021875" calcext:value-type="float">
            <text:p>0.6021875</text:p>
          </table:table-cell>
          <table:table-cell table:formula="of:=SUM([.F117:.F126])/10" office:value-type="float" office:value="0.3784375" calcext:value-type="float">
            <text:p>0.3784375</text:p>
          </table:table-cell>
          <table:table-cell table:formula="of:=SUM([.G117:.G126])/10" office:value-type="float" office:value="0.563125" calcext:value-type="float">
            <text:p>0.563125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0.0030454262130661" calcext:value-type="float">
            <text:p>0.003045426213066</text:p>
          </table:table-cell>
          <table:table-cell office:value-type="float" office:value="0.000033648879205912" calcext:value-type="float">
            <text:p>3.3648879205912E-0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3577834367752" calcext:value-type="float">
            <text:p>0.33577834367752</text:p>
          </table:table-cell>
          <table:table-cell/>
          <table:table-cell table:formula="of:=SUM([.C118:.C127])/10" office:value-type="float" office:value="0.0000354657860128081" calcext:value-type="float">
            <text:p>3.54657860128081E-05</text:p>
          </table:table-cell>
          <table:table-cell/>
          <table:table-cell table:formula="of:=SUM([.E118:.E127])/10" office:value-type="float" office:value="0.6009375" calcext:value-type="float">
            <text:p>0.6009375</text:p>
          </table:table-cell>
          <table:table-cell table:formula="of:=SUM([.F118:.F127])/10" office:value-type="float" office:value="0.3825" calcext:value-type="float">
            <text:p>0.3825</text:p>
          </table:table-cell>
          <table:table-cell table:formula="of:=SUM([.G118:.G127])/10" office:value-type="float" office:value="0.565625" calcext:value-type="float">
            <text:p>0.565625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0.002921337983571" calcext:value-type="float">
            <text:p>0.002921337983571</text:p>
          </table:table-cell>
          <table:table-cell office:value-type="float" office:value="0.000010966094911243" calcext:value-type="float">
            <text:p>1.0966094911243E-0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103125" calcext:value-type="float">
            <text:p>4.103125</text:p>
          </table:table-cell>
          <table:table-cell office:value-type="float" office:value="1" calcext:value-type="float">
            <text:p>1</text:p>
          </table:table-cell>
          <table:table-cell office:value-type="float" office:value="0.34050118923187" calcext:value-type="float">
            <text:p>0.34050118923187</text:p>
          </table:table-cell>
          <table:table-cell/>
          <table:table-cell table:formula="of:=SUM([.C119:.C128])/10" office:value-type="float" office:value="0.0000335559159355856" calcext:value-type="float">
            <text:p>3.35559159355856E-05</text:p>
          </table:table-cell>
          <table:table-cell/>
          <table:table-cell table:formula="of:=SUM([.E119:.E128])/10" office:value-type="float" office:value="0.6015625" calcext:value-type="float">
            <text:p>0.6015625</text:p>
          </table:table-cell>
          <table:table-cell table:formula="of:=SUM([.F119:.F128])/10" office:value-type="float" office:value="0.3865625" calcext:value-type="float">
            <text:p>0.3865625</text:p>
          </table:table-cell>
          <table:table-cell table:formula="of:=SUM([.G119:.G128])/10" office:value-type="float" office:value="0.569375" calcext:value-type="float">
            <text:p>0.569375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0036805461742915" calcext:value-type="float">
            <text:p>0.003680546174292</text:p>
          </table:table-cell>
          <table:table-cell office:value-type="float" office:value="0.000015361643036943" calcext:value-type="float">
            <text:p>1.5361643036943E-05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4.16875" calcext:value-type="float">
            <text:p>4.16875</text:p>
          </table:table-cell>
          <table:table-cell office:value-type="float" office:value="1" calcext:value-type="float">
            <text:p>1</text:p>
          </table:table-cell>
          <table:table-cell office:value-type="float" office:value="0.55983550548553" calcext:value-type="float">
            <text:p>0.55983550548553</text:p>
          </table:table-cell>
          <table:table-cell/>
          <table:table-cell table:formula="of:=SUM([.C120:.C129])/10" office:value-type="float" office:value="0.0000246283919690719" calcext:value-type="float">
            <text:p>2.46283919690719E-05</text:p>
          </table:table-cell>
          <table:table-cell/>
          <table:table-cell table:formula="of:=SUM([.E120:.E129])/10" office:value-type="float" office:value="0.5996875" calcext:value-type="float">
            <text:p>0.5996875</text:p>
          </table:table-cell>
          <table:table-cell table:formula="of:=SUM([.F120:.F129])/10" office:value-type="float" office:value="0.38" calcext:value-type="float">
            <text:p>0.38</text:p>
          </table:table-cell>
          <table:table-cell table:formula="of:=SUM([.G120:.G129])/10" office:value-type="float" office:value="0.5709375" calcext:value-type="float">
            <text:p>0.5709375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0.0025353137782076" calcext:value-type="float">
            <text:p>0.002535313778208</text:p>
          </table:table-cell>
          <table:table-cell office:value-type="float" office:value="0.000015180939993224" calcext:value-type="float">
            <text:p>1.5180939993224E-05</text:p>
          </table:table-cell>
          <table:table-cell office:value-type="float" office:value="0.5015625" calcext:value-type="float">
            <text:p>0.501562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6883390545845" calcext:value-type="float">
            <text:p>0.6883390545845</text:p>
          </table:table-cell>
          <table:table-cell/>
          <table:table-cell table:formula="of:=SUM([.C121:.C130])/10" office:value-type="float" office:value="0.0000260887377031206" calcext:value-type="float">
            <text:p>2.60887377031206E-05</text:p>
          </table:table-cell>
          <table:table-cell/>
          <table:table-cell table:formula="of:=SUM([.E121:.E130])/10" office:value-type="float" office:value="0.6003125" calcext:value-type="float">
            <text:p>0.6003125</text:p>
          </table:table-cell>
          <table:table-cell table:formula="of:=SUM([.F121:.F130])/10" office:value-type="float" office:value="0.373125" calcext:value-type="float">
            <text:p>0.373125</text:p>
          </table:table-cell>
          <table:table-cell table:formula="of:=SUM([.G121:.G130])/10" office:value-type="float" office:value="0.573125" calcext:value-type="float">
            <text:p>0.57312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27714417781681" calcext:value-type="float">
            <text:p>0.002771441778168</text:p>
          </table:table-cell>
          <table:table-cell office:value-type="float" office:value="0.000039253971825939" calcext:value-type="float">
            <text:p>3.9253971825939E-05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55" calcext:value-type="float">
            <text:p>0.5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6190016269684" calcext:value-type="float">
            <text:p>0.36190016269684</text:p>
          </table:table-cell>
          <table:table-cell/>
          <table:table-cell table:formula="of:=SUM([.C122:.C131])/10" office:value-type="float" office:value="0.0000278947848351" calcext:value-type="float">
            <text:p>2.78947848351E-05</text:p>
          </table:table-cell>
          <table:table-cell/>
          <table:table-cell table:formula="of:=SUM([.E122:.E131])/10" office:value-type="float" office:value="0.5915625" calcext:value-type="float">
            <text:p>0.5915625</text:p>
          </table:table-cell>
          <table:table-cell table:formula="of:=SUM([.F122:.F131])/10" office:value-type="float" office:value="0.3734375" calcext:value-type="float">
            <text:p>0.3734375</text:p>
          </table:table-cell>
          <table:table-cell table:formula="of:=SUM([.G122:.G131])/10" office:value-type="float" office:value="0.5715625" calcext:value-type="float">
            <text:p>0.5715625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0.0028209470910951" calcext:value-type="float">
            <text:p>0.002820947091095</text:p>
          </table:table-cell>
          <table:table-cell office:value-type="float" office:value="0.000017477054845604" calcext:value-type="float">
            <text:p>1.7477054845604E-05</text:p>
          </table:table-cell>
          <table:table-cell office:value-type="float" office:value="0.4859375" calcext:value-type="float">
            <text:p>0.48593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35381903648376" calcext:value-type="float">
            <text:p>0.35381903648376</text:p>
          </table:table-cell>
          <table:table-cell/>
          <table:table-cell table:formula="of:=SUM([.C123:.C132])/10" office:value-type="float" office:value="0.0000254871416513383" calcext:value-type="float">
            <text:p>2.54871416513383E-05</text:p>
          </table:table-cell>
          <table:table-cell/>
          <table:table-cell table:formula="of:=SUM([.E123:.E132])/10" office:value-type="float" office:value="0.581875" calcext:value-type="float">
            <text:p>0.581875</text:p>
          </table:table-cell>
          <table:table-cell table:formula="of:=SUM([.F123:.F132])/10" office:value-type="float" office:value="0.3696875" calcext:value-type="float">
            <text:p>0.3696875</text:p>
          </table:table-cell>
          <table:table-cell table:formula="of:=SUM([.G123:.G132])/10" office:value-type="float" office:value="0.566875" calcext:value-type="float">
            <text:p>0.566875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.0026260061829817" calcext:value-type="float">
            <text:p>0.002626006182982</text:p>
          </table:table-cell>
          <table:table-cell office:value-type="float" office:value="0.000039863951127603" calcext:value-type="float">
            <text:p>3.9863951127603E-05</text:p>
          </table:table-cell>
          <table:table-cell office:value-type="float" office:value="0.4859375" calcext:value-type="float">
            <text:p>0.485937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33197802305222" calcext:value-type="float">
            <text:p>0.33197802305222</text:p>
          </table:table-cell>
          <table:table-cell/>
          <table:table-cell table:formula="of:=SUM([.C124:.C133])/10" office:value-type="float" office:value="0.0000210400634955167" calcext:value-type="float">
            <text:p>2.10400634955167E-05</text:p>
          </table:table-cell>
          <table:table-cell/>
          <table:table-cell table:formula="of:=SUM([.E124:.E133])/10" office:value-type="float" office:value="0.5746875" calcext:value-type="float">
            <text:p>0.5746875</text:p>
          </table:table-cell>
          <table:table-cell table:formula="of:=SUM([.F124:.F133])/10" office:value-type="float" office:value="0.3709375" calcext:value-type="float">
            <text:p>0.3709375</text:p>
          </table:table-cell>
          <table:table-cell table:formula="of:=SUM([.G124:.G133])/10" office:value-type="float" office:value="0.5659375" calcext:value-type="float">
            <text:p>0.5659375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0.0022282477410045" calcext:value-type="float">
            <text:p>0.002228247741005</text:p>
          </table:table-cell>
          <table:table-cell office:value-type="float" office:value="0.0000019977200857467" calcext:value-type="float">
            <text:p>1.9977200857467E-06</text:p>
          </table:table-cell>
          <table:table-cell office:value-type="float" office:value="0.4984375" calcext:value-type="float">
            <text:p>0.498437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25" calcext:value-type="float">
            <text:p>0.52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5267707109451" calcext:value-type="float">
            <text:p>0.35267707109451</text:p>
          </table:table-cell>
          <table:table-cell/>
          <table:table-cell table:formula="of:=SUM([.C125:.C134])/10" office:value-type="float" office:value="0.000020944560473969" calcext:value-type="float">
            <text:p>2.0944560473969E-05</text:p>
          </table:table-cell>
          <table:table-cell/>
          <table:table-cell table:formula="of:=SUM([.E125:.E134])/10" office:value-type="float" office:value="0.566875" calcext:value-type="float">
            <text:p>0.566875</text:p>
          </table:table-cell>
          <table:table-cell table:formula="of:=SUM([.F125:.F134])/10" office:value-type="float" office:value="0.3721875" calcext:value-type="float">
            <text:p>0.3721875</text:p>
          </table:table-cell>
          <table:table-cell table:formula="of:=SUM([.G125:.G134])/10" office:value-type="float" office:value="0.5575" calcext:value-type="float">
            <text:p>0.5575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0.0021995738497935" calcext:value-type="float">
            <text:p>0.002199573849794</text:p>
          </table:table-cell>
          <table:table-cell office:value-type="float" office:value="0.000011930176474183" calcext:value-type="float">
            <text:p>1.1930176474183E-0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309375" calcext:value-type="float">
            <text:p>0.309375</text:p>
          </table:table-cell>
          <table:table-cell office:value-type="float" office:value="0.5375" calcext:value-type="float">
            <text:p>0.537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33120481967926" calcext:value-type="float">
            <text:p>0.33120481967926</text:p>
          </table:table-cell>
          <table:table-cell/>
          <table:table-cell table:formula="of:=SUM([.C126:.C135])/10" office:value-type="float" office:value="0.0000195734156040001" calcext:value-type="float">
            <text:p>1.95734156040001E-05</text:p>
          </table:table-cell>
          <table:table-cell/>
          <table:table-cell table:formula="of:=SUM([.E126:.E135])/10" office:value-type="float" office:value="0.5625" calcext:value-type="float">
            <text:p>0.5625</text:p>
          </table:table-cell>
          <table:table-cell table:formula="of:=SUM([.F126:.F135])/10" office:value-type="float" office:value="0.3690625" calcext:value-type="float">
            <text:p>0.3690625</text:p>
          </table:table-cell>
          <table:table-cell table:formula="of:=SUM([.G126:.G135])/10" office:value-type="float" office:value="0.554375" calcext:value-type="float">
            <text:p>0.55437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0026417661516462" calcext:value-type="float">
            <text:p>0.002641766151646</text:p>
          </table:table-cell>
          <table:table-cell office:value-type="float" office:value="0.000080491778156813" calcext:value-type="float">
            <text:p>8.0491778156813E-05</text:p>
          </table:table-cell>
          <table:table-cell office:value-type="float" office:value="0.4578125" calcext:value-type="float">
            <text:p>0.4578125</text:p>
          </table:table-cell>
          <table:table-cell office:value-type="float" office:value="0.575" calcext:value-type="float">
            <text:p>0.575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4.134375" calcext:value-type="float">
            <text:p>4.134375</text:p>
          </table:table-cell>
          <table:table-cell office:value-type="float" office:value="1" calcext:value-type="float">
            <text:p>1</text:p>
          </table:table-cell>
          <table:table-cell office:value-type="float" office:value="0.33066600561142" calcext:value-type="float">
            <text:p>0.33066600561142</text:p>
          </table:table-cell>
          <table:table-cell/>
          <table:table-cell table:formula="of:=SUM([.C127:.C136])/10" office:value-type="float" office:value="0.0000266172209663211" calcext:value-type="float">
            <text:p>2.66172209663211E-05</text:p>
          </table:table-cell>
          <table:table-cell/>
          <table:table-cell table:formula="of:=SUM([.E127:.E136])/10" office:value-type="float" office:value="0.564375" calcext:value-type="float">
            <text:p>0.564375</text:p>
          </table:table-cell>
          <table:table-cell table:formula="of:=SUM([.F127:.F136])/10" office:value-type="float" office:value="0.375" calcext:value-type="float">
            <text:p>0.375</text:p>
          </table:table-cell>
          <table:table-cell table:formula="of:=SUM([.G127:.G136])/10" office:value-type="float" office:value="0.5590625" calcext:value-type="float">
            <text:p>0.5590625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.0037238334974973" calcext:value-type="float">
            <text:p>0.003723833497497</text:p>
          </table:table-cell>
          <table:table-cell office:value-type="float" office:value="0.000033550014270819" calcext:value-type="float">
            <text:p>3.3550014270819E-05</text:p>
          </table:table-cell>
          <table:table-cell office:value-type="float" office:value="0.5296875" calcext:value-type="float">
            <text:p>0.529687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875" calcext:value-type="float">
            <text:p>0.5875</text:p>
          </table:table-cell>
          <table:table-cell office:value-type="float" office:value="4.146875" calcext:value-type="float">
            <text:p>4.146875</text:p>
          </table:table-cell>
          <table:table-cell office:value-type="float" office:value="1" calcext:value-type="float">
            <text:p>1</text:p>
          </table:table-cell>
          <table:table-cell office:value-type="float" office:value="0.32144246101379" calcext:value-type="float">
            <text:p>0.32144246101379</text:p>
          </table:table-cell>
          <table:table-cell/>
          <table:table-cell table:formula="of:=SUM([.C128:.C137])/10" office:value-type="float" office:value="0.0000266073344728118" calcext:value-type="float">
            <text:p>2.66073344728118E-05</text:p>
          </table:table-cell>
          <table:table-cell/>
          <table:table-cell table:formula="of:=SUM([.E128:.E137])/10" office:value-type="float" office:value="0.5696875" calcext:value-type="float">
            <text:p>0.5696875</text:p>
          </table:table-cell>
          <table:table-cell table:formula="of:=SUM([.F128:.F137])/10" office:value-type="float" office:value="0.3771875" calcext:value-type="float">
            <text:p>0.3771875</text:p>
          </table:table-cell>
          <table:table-cell table:formula="of:=SUM([.G128:.G137])/10" office:value-type="float" office:value="0.5615625" calcext:value-type="float">
            <text:p>0.5615625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0.0033996607118752" calcext:value-type="float">
            <text:p>0.003399660711875</text:p>
          </table:table-cell>
          <table:table-cell office:value-type="float" office:value="0.0000044136184437072" calcext:value-type="float">
            <text:p>4.4136184437072E-06</text:p>
          </table:table-cell>
          <table:table-cell office:value-type="float" office:value="0.5171875" calcext:value-type="float">
            <text:p>0.51718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525" calcext:value-type="float">
            <text:p>0.525</text:p>
          </table:table-cell>
          <table:table-cell office:value-type="float" office:value="4.234375" calcext:value-type="float">
            <text:p>4.234375</text:p>
          </table:table-cell>
          <table:table-cell office:value-type="float" office:value="1" calcext:value-type="float">
            <text:p>1</text:p>
          </table:table-cell>
          <table:table-cell office:value-type="float" office:value="0.32810745239258" calcext:value-type="float">
            <text:p>0.32810745239258</text:p>
          </table:table-cell>
          <table:table-cell/>
          <table:table-cell table:formula="of:=SUM([.C129:.C138])/10" office:value-type="float" office:value="0.0000259520868260582" calcext:value-type="float">
            <text:p>2.59520868260582E-05</text:p>
          </table:table-cell>
          <table:table-cell/>
          <table:table-cell table:formula="of:=SUM([.E129:.E138])/10" office:value-type="float" office:value="0.565625" calcext:value-type="float">
            <text:p>0.565625</text:p>
          </table:table-cell>
          <table:table-cell table:formula="of:=SUM([.F129:.F138])/10" office:value-type="float" office:value="0.37125" calcext:value-type="float">
            <text:p>0.37125</text:p>
          </table:table-cell>
          <table:table-cell table:formula="of:=SUM([.G129:.G138])/10" office:value-type="float" office:value="0.5559375" calcext:value-type="float">
            <text:p>0.5559375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0.0025278663262725" calcext:value-type="float">
            <text:p>0.002527866326273</text:p>
          </table:table-cell>
          <table:table-cell office:value-type="float" office:value="0.0001042315850835" calcext:value-type="float">
            <text:p>0.000104231585084</text:p>
          </table:table-cell>
          <table:table-cell office:value-type="float" office:value="0.471875" calcext:value-type="float">
            <text:p>0.471875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5875" calcext:value-type="float">
            <text:p>0.5875</text:p>
          </table:table-cell>
          <table:table-cell office:value-type="float" office:value="4.125" calcext:value-type="float">
            <text:p>4.125</text:p>
          </table:table-cell>
          <table:table-cell office:value-type="float" office:value="1" calcext:value-type="float">
            <text:p>1</text:p>
          </table:table-cell>
          <table:table-cell office:value-type="float" office:value="0.36343117952347" calcext:value-type="float">
            <text:p>0.36343117952347</text:p>
          </table:table-cell>
          <table:table-cell/>
          <table:table-cell table:formula="of:=SUM([.C130:.C139])/10" office:value-type="float" office:value="0.0000348390810307139" calcext:value-type="float">
            <text:p>3.48390810307139E-05</text:p>
          </table:table-cell>
          <table:table-cell/>
          <table:table-cell table:formula="of:=SUM([.E130:.E139])/10" office:value-type="float" office:value="0.5684375" calcext:value-type="float">
            <text:p>0.5684375</text:p>
          </table:table-cell>
          <table:table-cell table:formula="of:=SUM([.F130:.F139])/10" office:value-type="float" office:value="0.375625" calcext:value-type="float">
            <text:p>0.375625</text:p>
          </table:table-cell>
          <table:table-cell table:formula="of:=SUM([.G130:.G139])/10" office:value-type="float" office:value="0.556875" calcext:value-type="float">
            <text:p>0.556875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0.0035463641921524" calcext:value-type="float">
            <text:p>0.003546364192152</text:p>
          </table:table-cell>
          <table:table-cell office:value-type="float" office:value="0.0000078600796433322" calcext:value-type="float">
            <text:p>7.8600796433322E-06</text:p>
          </table:table-cell>
          <table:table-cell office:value-type="float" office:value="0.490625" calcext:value-type="float">
            <text:p>0.49062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35" calcext:value-type="float">
            <text:p>0.3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3511261940002" calcext:value-type="float">
            <text:p>0.33511261940002</text:p>
          </table:table-cell>
          <table:table-cell/>
          <table:table-cell table:formula="of:=SUM([.C131:.C140])/10" office:value-type="float" office:value="0.0000341069949957247" calcext:value-type="float">
            <text:p>3.41069949957247E-05</text:p>
          </table:table-cell>
          <table:table-cell/>
          <table:table-cell table:formula="of:=SUM([.E131:.E140])/10" office:value-type="float" office:value="0.569375" calcext:value-type="float">
            <text:p>0.569375</text:p>
          </table:table-cell>
          <table:table-cell table:formula="of:=SUM([.F131:.F140])/10" office:value-type="float" office:value="0.37375" calcext:value-type="float">
            <text:p>0.37375</text:p>
          </table:table-cell>
          <table:table-cell table:formula="of:=SUM([.G131:.G140])/10" office:value-type="float" office:value="0.559375" calcext:value-type="float">
            <text:p>0.55937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0028085316487704" calcext:value-type="float">
            <text:p>0.00280853164877</text:p>
          </table:table-cell>
          <table:table-cell office:value-type="float" office:value="0.00001157618979967" calcext:value-type="float">
            <text:p>1.157618979967E-05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4.159375" calcext:value-type="float">
            <text:p>4.159375</text:p>
          </table:table-cell>
          <table:table-cell office:value-type="float" office:value="1" calcext:value-type="float">
            <text:p>1</text:p>
          </table:table-cell>
          <table:table-cell office:value-type="float" office:value="0.34178303480148" calcext:value-type="float">
            <text:p>0.34178303480148</text:p>
          </table:table-cell>
          <table:table-cell/>
          <table:table-cell table:formula="of:=SUM([.C132:.C141])/10" office:value-type="float" office:value="0.0000313392167930978" calcext:value-type="float">
            <text:p>3.13392167930978E-05</text:p>
          </table:table-cell>
          <table:table-cell/>
          <table:table-cell table:formula="of:=SUM([.E132:.E141])/10" office:value-type="float" office:value="0.5775" calcext:value-type="float">
            <text:p>0.5775</text:p>
          </table:table-cell>
          <table:table-cell table:formula="of:=SUM([.F132:.F141])/10" office:value-type="float" office:value="0.374375" calcext:value-type="float">
            <text:p>0.374375</text:p>
          </table:table-cell>
          <table:table-cell table:formula="of:=SUM([.G132:.G141])/10" office:value-type="float" office:value="0.559375" calcext:value-type="float">
            <text:p>0.559375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0.0022546651482116" calcext:value-type="float">
            <text:p>0.002254665148212</text:p>
          </table:table-cell>
          <table:table-cell office:value-type="float" office:value="0.000019380166189928" calcext:value-type="float">
            <text:p>1.9380166189928E-05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646875" calcext:value-type="float">
            <text:p>0.6468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4.140625" calcext:value-type="float">
            <text:p>4.140625</text:p>
          </table:table-cell>
          <table:table-cell office:value-type="float" office:value="1" calcext:value-type="float">
            <text:p>1</text:p>
          </table:table-cell>
          <table:table-cell office:value-type="float" office:value="0.35078326463699" calcext:value-type="float">
            <text:p>0.35078326463699</text:p>
          </table:table-cell>
          <table:table-cell/>
          <table:table-cell table:formula="of:=SUM([.C133:.C142])/10" office:value-type="float" office:value="0.0000315295279275302" calcext:value-type="float">
            <text:p>3.15295279275302E-05</text:p>
          </table:table-cell>
          <table:table-cell/>
          <table:table-cell table:formula="of:=SUM([.E133:.E142])/10" office:value-type="float" office:value="0.585" calcext:value-type="float">
            <text:p>0.585</text:p>
          </table:table-cell>
          <table:table-cell table:formula="of:=SUM([.F133:.F142])/10" office:value-type="float" office:value="0.3753125" calcext:value-type="float">
            <text:p>0.3753125</text:p>
          </table:table-cell>
          <table:table-cell table:formula="of:=SUM([.G133:.G142])/10" office:value-type="float" office:value="0.5634375" calcext:value-type="float">
            <text:p>0.5634375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0.0023477479553549" calcext:value-type="float">
            <text:p>0.002347747955355</text:p>
          </table:table-cell>
          <table:table-cell office:value-type="float" office:value="0.000061871408894604" calcext:value-type="float">
            <text:p>6.1871408894604E-05</text:p>
          </table:table-cell>
          <table:table-cell office:value-type="float" office:value="0.490625" calcext:value-type="float">
            <text:p>0.49062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4.16875" calcext:value-type="float">
            <text:p>4.16875</text:p>
          </table:table-cell>
          <table:table-cell office:value-type="float" office:value="1" calcext:value-type="float">
            <text:p>1</text:p>
          </table:table-cell>
          <table:table-cell office:value-type="float" office:value="0.33319779634476" calcext:value-type="float">
            <text:p>0.33319779634476</text:p>
          </table:table-cell>
          <table:table-cell/>
          <table:table-cell table:formula="of:=SUM([.C134:.C143])/10" office:value-type="float" office:value="0.0000337302737042303" calcext:value-type="float">
            <text:p>3.37302737042303E-05</text:p>
          </table:table-cell>
          <table:table-cell/>
          <table:table-cell table:formula="of:=SUM([.E134:.E143])/10" office:value-type="float" office:value="0.58875" calcext:value-type="float">
            <text:p>0.58875</text:p>
          </table:table-cell>
          <table:table-cell table:formula="of:=SUM([.F134:.F143])/10" office:value-type="float" office:value="0.37" calcext:value-type="float">
            <text:p>0.37</text:p>
          </table:table-cell>
          <table:table-cell table:formula="of:=SUM([.G134:.G143])/10" office:value-type="float" office:value="0.5690625" calcext:value-type="float">
            <text:p>0.5690625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0.0028023458027747" calcext:value-type="float">
            <text:p>0.002802345802775</text:p>
          </table:table-cell>
          <table:table-cell office:value-type="float" office:value="0.000059944046977288" calcext:value-type="float">
            <text:p>5.9944046977288E-0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4.215625" calcext:value-type="float">
            <text:p>4.215625</text:p>
          </table:table-cell>
          <table:table-cell office:value-type="float" office:value="1" calcext:value-type="float">
            <text:p>1</text:p>
          </table:table-cell>
          <table:table-cell office:value-type="float" office:value="0.45124070644379" calcext:value-type="float">
            <text:p>0.45124070644379</text:p>
          </table:table-cell>
          <table:table-cell/>
          <table:table-cell table:formula="of:=SUM([.C135:.C144])/10" office:value-type="float" office:value="0.0000395249063933844" calcext:value-type="float">
            <text:p>3.95249063933844E-05</text:p>
          </table:table-cell>
          <table:table-cell/>
          <table:table-cell table:formula="of:=SUM([.E135:.E144])/10" office:value-type="float" office:value="0.5909375" calcext:value-type="float">
            <text:p>0.5909375</text:p>
          </table:table-cell>
          <table:table-cell table:formula="of:=SUM([.F135:.F144])/10" office:value-type="float" office:value="0.366875" calcext:value-type="float">
            <text:p>0.366875</text:p>
          </table:table-cell>
          <table:table-cell table:formula="of:=SUM([.G135:.G144])/10" office:value-type="float" office:value="0.571875" calcext:value-type="float">
            <text:p>0.571875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0.0020764801651239" calcext:value-type="float">
            <text:p>0.002076480165124</text:p>
          </table:table-cell>
          <table:table-cell office:value-type="float" office:value="0.000025573589966076" calcext:value-type="float">
            <text:p>2.5573589966076E-05</text:p>
          </table:table-cell>
          <table:table-cell office:value-type="float" office:value="0.4671875" calcext:value-type="float">
            <text:p>0.4671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4.128125" calcext:value-type="float">
            <text:p>4.128125</text:p>
          </table:table-cell>
          <table:table-cell office:value-type="float" office:value="1" calcext:value-type="float">
            <text:p>1</text:p>
          </table:table-cell>
          <table:table-cell office:value-type="float" office:value="0.44890018701553" calcext:value-type="float">
            <text:p>0.44890018701553</text:p>
          </table:table-cell>
          <table:table-cell/>
          <table:table-cell table:formula="of:=SUM([.C136:.C145])/10" office:value-type="float" office:value="0.0000408892477425737" calcext:value-type="float">
            <text:p>4.08892477425737E-05</text:p>
          </table:table-cell>
          <table:table-cell/>
          <table:table-cell table:formula="of:=SUM([.E136:.E145])/10" office:value-type="float" office:value="0.5996875" calcext:value-type="float">
            <text:p>0.5996875</text:p>
          </table:table-cell>
          <table:table-cell table:formula="of:=SUM([.F136:.F145])/10" office:value-type="float" office:value="0.37375" calcext:value-type="float">
            <text:p>0.37375</text:p>
          </table:table-cell>
          <table:table-cell table:formula="of:=SUM([.G136:.G145])/10" office:value-type="float" office:value="0.5796875" calcext:value-type="float">
            <text:p>0.579687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026684448181186" calcext:value-type="float">
            <text:p>0.002668444818119</text:p>
          </table:table-cell>
          <table:table-cell office:value-type="float" office:value="0.000031492247744361" calcext:value-type="float">
            <text:p>3.1492247744361E-05</text:p>
          </table:table-cell>
          <table:table-cell office:value-type="float" office:value="0.5015625" calcext:value-type="float">
            <text:p>0.501562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25" calcext:value-type="float">
            <text:p>0.525</text:p>
          </table:table-cell>
          <table:table-cell office:value-type="float" office:value="4.240625" calcext:value-type="float">
            <text:p>4.240625</text:p>
          </table:table-cell>
          <table:table-cell office:value-type="float" office:value="1" calcext:value-type="float">
            <text:p>1</text:p>
          </table:table-cell>
          <table:table-cell office:value-type="float" office:value="0.37328333854675" calcext:value-type="float">
            <text:p>0.37328333854675</text:p>
          </table:table-cell>
          <table:table-cell/>
          <table:table-cell table:formula="of:=SUM([.C137:.C146])/10" office:value-type="float" office:value="0.0000359892947013285" calcext:value-type="float">
            <text:p>3.59892947013285E-05</text:p>
          </table:table-cell>
          <table:table-cell/>
          <table:table-cell table:formula="of:=SUM([.E137:.E146])/10" office:value-type="float" office:value="0.5959375" calcext:value-type="float">
            <text:p>0.5959375</text:p>
          </table:table-cell>
          <table:table-cell table:formula="of:=SUM([.F137:.F146])/10" office:value-type="float" office:value="0.368125" calcext:value-type="float">
            <text:p>0.368125</text:p>
          </table:table-cell>
          <table:table-cell table:formula="of:=SUM([.G137:.G146])/10" office:value-type="float" office:value="0.5728125" calcext:value-type="float">
            <text:p>0.5728125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0.0026806690351805" calcext:value-type="float">
            <text:p>0.002680669035181</text:p>
          </table:table-cell>
          <table:table-cell office:value-type="float" office:value="0.000044819394793479" calcext:value-type="float">
            <text:p>4.4819394793479E-0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65" calcext:value-type="float">
            <text:p>0.6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35684846639633" calcext:value-type="float">
            <text:p>0.35684846639633</text:p>
          </table:table-cell>
          <table:table-cell/>
          <table:table-cell table:formula="of:=SUM([.C138:.C147])/10" office:value-type="float" office:value="0.0000371162327535945" calcext:value-type="float">
            <text:p>3.71162327535945E-05</text:p>
          </table:table-cell>
          <table:table-cell/>
          <table:table-cell table:formula="of:=SUM([.E138:.E147])/10" office:value-type="float" office:value="0.5971875" calcext:value-type="float">
            <text:p>0.5971875</text:p>
          </table:table-cell>
          <table:table-cell table:formula="of:=SUM([.F138:.F147])/10" office:value-type="float" office:value="0.3628125" calcext:value-type="float">
            <text:p>0.3628125</text:p>
          </table:table-cell>
          <table:table-cell table:formula="of:=SUM([.G138:.G147])/10" office:value-type="float" office:value="0.5746875" calcext:value-type="float">
            <text:p>0.5746875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0.0033265417529037" calcext:value-type="float">
            <text:p>0.003326541752904</text:p>
          </table:table-cell>
          <table:table-cell office:value-type="float" office:value="0.0000034934054269103" calcext:value-type="float">
            <text:p>3.4934054269103E-06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32057538032532" calcext:value-type="float">
            <text:p>0.32057538032532</text:p>
          </table:table-cell>
          <table:table-cell/>
          <table:table-cell table:formula="of:=SUM([.C139:.C148])/10" office:value-type="float" office:value="0.0000370242114519148" calcext:value-type="float">
            <text:p>3.70242114519148E-05</text:p>
          </table:table-cell>
          <table:table-cell/>
          <table:table-cell table:formula="of:=SUM([.E139:.E148])/10" office:value-type="float" office:value="0.6028125" calcext:value-type="float">
            <text:p>0.6028125</text:p>
          </table:table-cell>
          <table:table-cell table:formula="of:=SUM([.F139:.F148])/10" office:value-type="float" office:value="0.3659375" calcext:value-type="float">
            <text:p>0.3659375</text:p>
          </table:table-cell>
          <table:table-cell table:formula="of:=SUM([.G139:.G148])/10" office:value-type="float" office:value="0.57875" calcext:value-type="float">
            <text:p>0.57875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0.0036338651028927" calcext:value-type="float">
            <text:p>0.003633865102893</text:p>
          </table:table-cell>
          <table:table-cell office:value-type="float" office:value="0.000053760963647191" calcext:value-type="float">
            <text:p>5.3760963647191E-05</text:p>
          </table:table-cell>
          <table:table-cell office:value-type="float" office:value="0.5" calcext:value-type="float">
            <text:p>0.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4.240625" calcext:value-type="float">
            <text:p>4.240625</text:p>
          </table:table-cell>
          <table:table-cell office:value-type="float" office:value="1" calcext:value-type="float">
            <text:p>1</text:p>
          </table:table-cell>
          <table:table-cell office:value-type="float" office:value="0.35759364366531" calcext:value-type="float">
            <text:p>0.35759364366531</text:p>
          </table:table-cell>
          <table:table-cell/>
          <table:table-cell table:formula="of:=SUM([.C140:.C149])/10" office:value-type="float" office:value="0.000031977149308284" calcext:value-type="float">
            <text:p>3.1977149308284E-05</text:p>
          </table:table-cell>
          <table:table-cell/>
          <table:table-cell table:formula="of:=SUM([.E140:.E149])/10" office:value-type="float" office:value="0.5971875" calcext:value-type="float">
            <text:p>0.5971875</text:p>
          </table:table-cell>
          <table:table-cell table:formula="of:=SUM([.F140:.F149])/10" office:value-type="float" office:value="0.3596875" calcext:value-type="float">
            <text:p>0.3596875</text:p>
          </table:table-cell>
          <table:table-cell table:formula="of:=SUM([.G140:.G149])/10" office:value-type="float" office:value="0.573125" calcext:value-type="float">
            <text:p>0.573125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0.0024997190746944" calcext:value-type="float">
            <text:p>0.002499719074694</text:p>
          </table:table-cell>
          <table:table-cell office:value-type="float" office:value="0.0000036081507059714" calcext:value-type="float">
            <text:p>3.6081507059714E-06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678125" calcext:value-type="float">
            <text:p>0.67812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37300889492035" calcext:value-type="float">
            <text:p>0.37300889492035</text:p>
          </table:table-cell>
          <table:table-cell/>
          <table:table-cell table:formula="of:=SUM([.C141:.C150])/10" office:value-type="float" office:value="0.0000315519564145479" calcext:value-type="float">
            <text:p>3.15519564145479E-05</text:p>
          </table:table-cell>
          <table:table-cell/>
          <table:table-cell table:formula="of:=SUM([.E141:.E150])/10" office:value-type="float" office:value="0.6059375" calcext:value-type="float">
            <text:p>0.6059375</text:p>
          </table:table-cell>
          <table:table-cell table:formula="of:=SUM([.F141:.F150])/10" office:value-type="float" office:value="0.3640625" calcext:value-type="float">
            <text:p>0.3640625</text:p>
          </table:table-cell>
          <table:table-cell table:formula="of:=SUM([.G141:.G150])/10" office:value-type="float" office:value="0.5721875" calcext:value-type="float">
            <text:p>0.57218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35249199485406" calcext:value-type="float">
            <text:p>0.003524919948541</text:p>
          </table:table-cell>
          <table:table-cell office:value-type="float" office:value="0.00000075365260809139" calcext:value-type="float">
            <text:p>7.5365260809139E-07</text:p>
          </table:table-cell>
          <table:table-cell office:value-type="float" office:value="0.5" calcext:value-type="float">
            <text:p>0.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37100706100464" calcext:value-type="float">
            <text:p>0.37100706100464</text:p>
          </table:table-cell>
          <table:table-cell/>
          <table:table-cell table:formula="of:=SUM([.C142:.C151])/10" office:value-type="float" office:value="0.00003046970269539" calcext:value-type="float">
            <text:p>3.046970269539E-05</text:p>
          </table:table-cell>
          <table:table-cell/>
          <table:table-cell table:formula="of:=SUM([.E142:.E151])/10" office:value-type="float" office:value="0.599375" calcext:value-type="float">
            <text:p>0.599375</text:p>
          </table:table-cell>
          <table:table-cell table:formula="of:=SUM([.F142:.F151])/10" office:value-type="float" office:value="0.364375" calcext:value-type="float">
            <text:p>0.364375</text:p>
          </table:table-cell>
          <table:table-cell table:formula="of:=SUM([.G142:.G151])/10" office:value-type="float" office:value="0.570625" calcext:value-type="float">
            <text:p>0.570625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0.0029860316775739" calcext:value-type="float">
            <text:p>0.002986031677574</text:p>
          </table:table-cell>
          <table:table-cell office:value-type="float" office:value="0.0000016060695242626" calcext:value-type="float">
            <text:p>1.6060695242626E-06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8297568559647" calcext:value-type="float">
            <text:p>0.38297568559647</text:p>
          </table:table-cell>
          <table:table-cell/>
          <table:table-cell table:formula="of:=SUM([.C143:.C152])/10" office:value-type="float" office:value="0.0000286922930288235" calcext:value-type="float">
            <text:p>2.86922930288235E-05</text:p>
          </table:table-cell>
          <table:table-cell/>
          <table:table-cell table:formula="of:=SUM([.E143:.E152])/10" office:value-type="float" office:value="0.59875" calcext:value-type="float">
            <text:p>0.59875</text:p>
          </table:table-cell>
          <table:table-cell table:formula="of:=SUM([.F143:.F152])/10" office:value-type="float" office:value="0.3609375" calcext:value-type="float">
            <text:p>0.3609375</text:p>
          </table:table-cell>
          <table:table-cell table:formula="of:=SUM([.G143:.G152])/10" office:value-type="float" office:value="0.565625" calcext:value-type="float">
            <text:p>0.565625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0.0021554634557106" calcext:value-type="float">
            <text:p>0.002155463455711</text:p>
          </table:table-cell>
          <table:table-cell office:value-type="float" office:value="0.000030396667881068" calcext:value-type="float">
            <text:p>3.0396667881068E-05</text:p>
          </table:table-cell>
          <table:table-cell office:value-type="float" office:value="0.55" calcext:value-type="float">
            <text:p>0.55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25" calcext:value-type="float">
            <text:p>4.125</text:p>
          </table:table-cell>
          <table:table-cell office:value-type="float" office:value="1" calcext:value-type="float">
            <text:p>1</text:p>
          </table:table-cell>
          <table:table-cell office:value-type="float" office:value="0.3886772274971" calcext:value-type="float">
            <text:p>0.3886772274971</text:p>
          </table:table-cell>
          <table:table-cell/>
          <table:table-cell table:formula="of:=SUM([.C144:.C153])/10" office:value-type="float" office:value="0.0000255448189274699" calcext:value-type="float">
            <text:p>2.55448189274699E-05</text:p>
          </table:table-cell>
          <table:table-cell/>
          <table:table-cell table:formula="of:=SUM([.E144:.E153])/10" office:value-type="float" office:value="0.6034375" calcext:value-type="float">
            <text:p>0.6034375</text:p>
          </table:table-cell>
          <table:table-cell table:formula="of:=SUM([.F144:.F153])/10" office:value-type="float" office:value="0.369375" calcext:value-type="float">
            <text:p>0.369375</text:p>
          </table:table-cell>
          <table:table-cell table:formula="of:=SUM([.G144:.G153])/10" office:value-type="float" office:value="0.5646875" calcext:value-type="float">
            <text:p>0.5646875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0.0027994742442388" calcext:value-type="float">
            <text:p>0.002799474244239</text:p>
          </table:table-cell>
          <table:table-cell office:value-type="float" office:value="0.000022695780284196" calcext:value-type="float">
            <text:p>2.2695780284196E-05</text:p>
          </table:table-cell>
          <table:table-cell office:value-type="float" office:value="0.525" calcext:value-type="float">
            <text:p>0.5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0.38815935850143" calcext:value-type="float">
            <text:p>0.38815935850143</text:p>
          </table:table-cell>
          <table:table-cell/>
          <table:table-cell table:formula="of:=SUM([.C145:.C154])/10" office:value-type="float" office:value="0.0000218199922581607" calcext:value-type="float">
            <text:p>2.18199922581607E-05</text:p>
          </table:table-cell>
          <table:table-cell/>
          <table:table-cell table:formula="of:=SUM([.E145:.E154])/10" office:value-type="float" office:value="0.6090625" calcext:value-type="float">
            <text:p>0.6090625</text:p>
          </table:table-cell>
          <table:table-cell table:formula="of:=SUM([.F145:.F154])/10" office:value-type="float" office:value="0.374375" calcext:value-type="float">
            <text:p>0.374375</text:p>
          </table:table-cell>
          <table:table-cell table:formula="of:=SUM([.G145:.G154])/10" office:value-type="float" office:value="0.565625" calcext:value-type="float">
            <text:p>0.565625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0.0019944431522163" calcext:value-type="float">
            <text:p>0.001994443152216</text:p>
          </table:table-cell>
          <table:table-cell office:value-type="float" office:value="0.000024637343250927" calcext:value-type="float">
            <text:p>2.4637343250927E-05</text:p>
          </table:table-cell>
          <table:table-cell office:value-type="float" office:value="0.4984375" calcext:value-type="float">
            <text:p>0.4984375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38563439846039" calcext:value-type="float">
            <text:p>0.38563439846039</text:p>
          </table:table-cell>
          <table:table-cell/>
          <table:table-cell table:formula="of:=SUM([.C146:.C155])/10" office:value-type="float" office:value="0.0000217263675866458" calcext:value-type="float">
            <text:p>2.17263675866458E-05</text:p>
          </table:table-cell>
          <table:table-cell/>
          <table:table-cell table:formula="of:=SUM([.E146:.E155])/10" office:value-type="float" office:value="0.61" calcext:value-type="float">
            <text:p>0.61</text:p>
          </table:table-cell>
          <table:table-cell table:formula="of:=SUM([.F146:.F155])/10" office:value-type="float" office:value="0.3734375" calcext:value-type="float">
            <text:p>0.3734375</text:p>
          </table:table-cell>
          <table:table-cell table:formula="of:=SUM([.G146:.G155])/10" office:value-type="float" office:value="0.5596875" calcext:value-type="float">
            <text:p>0.559687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023964057123521" calcext:value-type="float">
            <text:p>0.002396405712352</text:p>
          </table:table-cell>
          <table:table-cell office:value-type="float" office:value="0.0000042920547281593" calcext:value-type="float">
            <text:p>4.2920547281593E-06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4.159375" calcext:value-type="float">
            <text:p>4.159375</text:p>
          </table:table-cell>
          <table:table-cell office:value-type="float" office:value="1" calcext:value-type="float">
            <text:p>1</text:p>
          </table:table-cell>
          <table:table-cell office:value-type="float" office:value="0.3996966958046" calcext:value-type="float">
            <text:p>0.3996966958046</text:p>
          </table:table-cell>
          <table:table-cell/>
          <table:table-cell table:formula="of:=SUM([.C147:.C156])/10" office:value-type="float" office:value="0.0000190063482850256" calcext:value-type="float">
            <text:p>1.90063482850256E-05</text:p>
          </table:table-cell>
          <table:table-cell/>
          <table:table-cell table:formula="of:=SUM([.E147:.E156])/10" office:value-type="float" office:value="0.6159375" calcext:value-type="float">
            <text:p>0.6159375</text:p>
          </table:table-cell>
          <table:table-cell table:formula="of:=SUM([.F147:.F156])/10" office:value-type="float" office:value="0.375625" calcext:value-type="float">
            <text:p>0.375625</text:p>
          </table:table-cell>
          <table:table-cell table:formula="of:=SUM([.G147:.G156])/10" office:value-type="float" office:value="0.564375" calcext:value-type="float">
            <text:p>0.5643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0.0036531187157379" calcext:value-type="float">
            <text:p>0.003653118715738</text:p>
          </table:table-cell>
          <table:table-cell office:value-type="float" office:value="0.000014614609164046" calcext:value-type="float">
            <text:p>1.4614609164046E-0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25" calcext:value-type="float">
            <text:p>0.525</text:p>
          </table:table-cell>
          <table:table-cell office:value-type="float" office:value="4.234375" calcext:value-type="float">
            <text:p>4.234375</text:p>
          </table:table-cell>
          <table:table-cell office:value-type="float" office:value="1" calcext:value-type="float">
            <text:p>1</text:p>
          </table:table-cell>
          <table:table-cell office:value-type="float" office:value="0.39526903629303" calcext:value-type="float">
            <text:p>0.39526903629303</text:p>
          </table:table-cell>
          <table:table-cell/>
          <table:table-cell table:formula="of:=SUM([.C148:.C157])/10" office:value-type="float" office:value="0.0000159858697220823" calcext:value-type="float">
            <text:p>1.59858697220823E-05</text:p>
          </table:table-cell>
          <table:table-cell/>
          <table:table-cell table:formula="of:=SUM([.E148:.E157])/10" office:value-type="float" office:value="0.6215625" calcext:value-type="float">
            <text:p>0.6215625</text:p>
          </table:table-cell>
          <table:table-cell table:formula="of:=SUM([.F148:.F157])/10" office:value-type="float" office:value="0.3815625" calcext:value-type="float">
            <text:p>0.3815625</text:p>
          </table:table-cell>
          <table:table-cell table:formula="of:=SUM([.G148:.G157])/10" office:value-type="float" office:value="0.55625" calcext:value-type="float">
            <text:p>0.55625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0.00294655537582" calcext:value-type="float">
            <text:p>0.00294655537582</text:p>
          </table:table-cell>
          <table:table-cell office:value-type="float" office:value="0.000016385532046044" calcext:value-type="float">
            <text:p>1.6385532046044E-05</text:p>
          </table:table-cell>
          <table:table-cell office:value-type="float" office:value="0.4890625" calcext:value-type="float">
            <text:p>0.48906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39820945262909" calcext:value-type="float">
            <text:p>0.39820945262909</text:p>
          </table:table-cell>
          <table:table-cell/>
          <table:table-cell table:formula="of:=SUM([.C149:.C158])/10" office:value-type="float" office:value="0.0000172750823839957" calcext:value-type="float">
            <text:p>1.72750823839957E-05</text:p>
          </table:table-cell>
          <table:table-cell/>
          <table:table-cell table:formula="of:=SUM([.E149:.E158])/10" office:value-type="float" office:value="0.6159375" calcext:value-type="float">
            <text:p>0.6159375</text:p>
          </table:table-cell>
          <table:table-cell table:formula="of:=SUM([.F149:.F158])/10" office:value-type="float" office:value="0.3815625" calcext:value-type="float">
            <text:p>0.3815625</text:p>
          </table:table-cell>
          <table:table-cell table:formula="of:=SUM([.G149:.G158])/10" office:value-type="float" office:value="0.5553125" calcext:value-type="float">
            <text:p>0.5553125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0.0026686915633036" calcext:value-type="float">
            <text:p>0.002668691563304</text:p>
          </table:table-cell>
          <table:table-cell office:value-type="float" office:value="0.0000027291826126444" calcext:value-type="float">
            <text:p>2.7291826126444E-06</text:p>
          </table:table-cell>
          <table:table-cell office:value-type="float" office:value="0.4921875" calcext:value-type="float">
            <text:p>0.4921875</text:p>
          </table:table-cell>
          <table:table-cell office:value-type="float" office:value="0.575" calcext:value-type="float">
            <text:p>0.57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39338431358337" calcext:value-type="float">
            <text:p>0.39338431358337</text:p>
          </table:table-cell>
          <table:table-cell/>
          <table:table-cell table:formula="of:=SUM([.C150:.C159])/10" office:value-type="float" office:value="0.000012171904280541" calcext:value-type="float">
            <text:p>1.2171904280541E-05</text:p>
          </table:table-cell>
          <table:table-cell/>
          <table:table-cell table:formula="of:=SUM([.E150:.E159])/10" office:value-type="float" office:value="0.6178125" calcext:value-type="float">
            <text:p>0.6178125</text:p>
          </table:table-cell>
          <table:table-cell table:formula="of:=SUM([.F150:.F159])/10" office:value-type="float" office:value="0.3825" calcext:value-type="float">
            <text:p>0.3825</text:p>
          </table:table-cell>
          <table:table-cell table:formula="of:=SUM([.G150:.G159])/10" office:value-type="float" office:value="0.5578125" calcext:value-type="float">
            <text:p>0.5578125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0.0023419539415045" calcext:value-type="float">
            <text:p>0.002341953941505</text:p>
          </table:table-cell>
          <table:table-cell office:value-type="float" office:value="0.000033947491683403" calcext:value-type="float">
            <text:p>3.3947491683403E-05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0.35" calcext:value-type="float">
            <text:p>0.3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96875" calcext:value-type="float">
            <text:p>4.196875</text:p>
          </table:table-cell>
          <table:table-cell office:value-type="float" office:value="1" calcext:value-type="float">
            <text:p>1</text:p>
          </table:table-cell>
          <table:table-cell office:value-type="float" office:value="0.39013456106186" calcext:value-type="float">
            <text:p>0.39013456106186</text:p>
          </table:table-cell>
          <table:table-cell/>
          <table:table-cell table:formula="of:=SUM([.C151:.C160])/10" office:value-type="float" office:value="0.0000152058383782842" calcext:value-type="float">
            <text:p>1.52058383782842E-05</text:p>
          </table:table-cell>
          <table:table-cell/>
          <table:table-cell table:formula="of:=SUM([.E151:.E160])/10" office:value-type="float" office:value="0.6065625" calcext:value-type="float">
            <text:p>0.6065625</text:p>
          </table:table-cell>
          <table:table-cell table:formula="of:=SUM([.F151:.F160])/10" office:value-type="float" office:value="0.378125" calcext:value-type="float">
            <text:p>0.378125</text:p>
          </table:table-cell>
          <table:table-cell table:formula="of:=SUM([.G151:.G160])/10" office:value-type="float" office:value="0.5571875" calcext:value-type="float">
            <text:p>0.557187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021464105142513" calcext:value-type="float">
            <text:p>0.002146410514251</text:p>
          </table:table-cell>
          <table:table-cell office:value-type="float" office:value="0.000017173589331571" calcext:value-type="float">
            <text:p>1.7173589331571E-05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41650557518005" calcext:value-type="float">
            <text:p>0.41650557518005</text:p>
          </table:table-cell>
          <table:table-cell/>
          <table:table-cell table:formula="of:=SUM([.C152:.C161])/10" office:value-type="float" office:value="0.0000168478320506321" calcext:value-type="float">
            <text:p>1.68478320506321E-05</text:p>
          </table:table-cell>
          <table:table-cell/>
          <table:table-cell table:formula="of:=SUM([.E152:.E161])/10" office:value-type="float" office:value="0.6046875" calcext:value-type="float">
            <text:p>0.6046875</text:p>
          </table:table-cell>
          <table:table-cell table:formula="of:=SUM([.F152:.F161])/10" office:value-type="float" office:value="0.3771875" calcext:value-type="float">
            <text:p>0.3771875</text:p>
          </table:table-cell>
          <table:table-cell table:formula="of:=SUM([.G152:.G161])/10" office:value-type="float" office:value="0.555625" calcext:value-type="float">
            <text:p>0.555625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0.0023986040614545" calcext:value-type="float">
            <text:p>0.002398604061455</text:p>
          </table:table-cell>
          <table:table-cell office:value-type="float" office:value="0.0000038883933362155" calcext:value-type="float">
            <text:p>3.8883933362155E-06</text:p>
          </table:table-cell>
          <table:table-cell office:value-type="float" office:value="0.509375" calcext:value-type="float">
            <text:p>0.50937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525" calcext:value-type="float">
            <text:p>0.525</text:p>
          </table:table-cell>
          <table:table-cell office:value-type="float" office:value="4.221875" calcext:value-type="float">
            <text:p>4.221875</text:p>
          </table:table-cell>
          <table:table-cell office:value-type="float" office:value="1" calcext:value-type="float">
            <text:p>1</text:p>
          </table:table-cell>
          <table:table-cell office:value-type="float" office:value="0.38904241323471" calcext:value-type="float">
            <text:p>0.38904241323471</text:p>
          </table:table-cell>
          <table:table-cell/>
          <table:table-cell table:formula="of:=SUM([.C153:.C162])/10" office:value-type="float" office:value="0.0000170760644318274" calcext:value-type="float">
            <text:p>1.70760644318274E-05</text:p>
          </table:table-cell>
          <table:table-cell/>
          <table:table-cell table:formula="of:=SUM([.E153:.E162])/10" office:value-type="float" office:value="0.599375" calcext:value-type="float">
            <text:p>0.599375</text:p>
          </table:table-cell>
          <table:table-cell table:formula="of:=SUM([.F153:.F162])/10" office:value-type="float" office:value="0.38375" calcext:value-type="float">
            <text:p>0.38375</text:p>
          </table:table-cell>
          <table:table-cell table:formula="of:=SUM([.G153:.G162])/10" office:value-type="float" office:value="0.5525" calcext:value-type="float">
            <text:p>0.5525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0.0028682087664492" calcext:value-type="float">
            <text:p>0.002868208766449</text:p>
          </table:table-cell>
          <table:table-cell office:value-type="float" office:value="0.0000098477291382237" calcext:value-type="float">
            <text:p>9.8477291382237E-06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0.575" calcext:value-type="float">
            <text:p>0.5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4.228125" calcext:value-type="float">
            <text:p>4.228125</text:p>
          </table:table-cell>
          <table:table-cell office:value-type="float" office:value="1" calcext:value-type="float">
            <text:p>1</text:p>
          </table:table-cell>
          <table:table-cell office:value-type="float" office:value="0.3895453453064" calcext:value-type="float">
            <text:p>0.3895453453064</text:p>
          </table:table-cell>
          <table:table-cell/>
          <table:table-cell table:formula="of:=SUM([.C154:.C163])/10" office:value-type="float" office:value="0.000015021170557543" calcext:value-type="float">
            <text:p>1.5021170557543E-05</text:p>
          </table:table-cell>
          <table:table-cell/>
          <table:table-cell table:formula="of:=SUM([.E154:.E163])/10" office:value-type="float" office:value="0.5953125" calcext:value-type="float">
            <text:p>0.5953125</text:p>
          </table:table-cell>
          <table:table-cell table:formula="of:=SUM([.F154:.F163])/10" office:value-type="float" office:value="0.3784375" calcext:value-type="float">
            <text:p>0.3784375</text:p>
          </table:table-cell>
          <table:table-cell table:formula="of:=SUM([.G154:.G163])/10" office:value-type="float" office:value="0.5509375" calcext:value-type="float">
            <text:p>0.5509375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0.0023320463456912" calcext:value-type="float">
            <text:p>0.002332046345691</text:p>
          </table:table-cell>
          <table:table-cell office:value-type="float" office:value="0.000018856707908688" calcext:value-type="float">
            <text:p>1.8856707908688E-05</text:p>
          </table:table-cell>
          <table:table-cell office:value-type="float" office:value="0.5296875" calcext:value-type="float">
            <text:p>0.529687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4.246875" calcext:value-type="float">
            <text:p>4.246875</text:p>
          </table:table-cell>
          <table:table-cell office:value-type="float" office:value="1" calcext:value-type="float">
            <text:p>1</text:p>
          </table:table-cell>
          <table:table-cell office:value-type="float" office:value="0.38277941942215" calcext:value-type="float">
            <text:p>0.38277941942215</text:p>
          </table:table-cell>
          <table:table-cell/>
          <table:table-cell table:formula="of:=SUM([.C155:.C164])/10" office:value-type="float" office:value="0.0000146372633199922" calcext:value-type="float">
            <text:p>1.46372633199922E-05</text:p>
          </table:table-cell>
          <table:table-cell/>
          <table:table-cell table:formula="of:=SUM([.E155:.E164])/10" office:value-type="float" office:value="0.593125" calcext:value-type="float">
            <text:p>0.593125</text:p>
          </table:table-cell>
          <table:table-cell table:formula="of:=SUM([.F155:.F164])/10" office:value-type="float" office:value="0.3778125" calcext:value-type="float">
            <text:p>0.3778125</text:p>
          </table:table-cell>
          <table:table-cell table:formula="of:=SUM([.G155:.G164])/10" office:value-type="float" office:value="0.5475" calcext:value-type="float">
            <text:p>0.5475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0.0024807618348859" calcext:value-type="float">
            <text:p>0.002480761834886</text:p>
          </table:table-cell>
          <table:table-cell office:value-type="float" office:value="0.000015150086040796" calcext:value-type="float">
            <text:p>1.5150086040796E-05</text:p>
          </table:table-cell>
          <table:table-cell office:value-type="float" office:value="0.503125" calcext:value-type="float">
            <text:p>0.5031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8441430330276" calcext:value-type="float">
            <text:p>0.38441430330276</text:p>
          </table:table-cell>
          <table:table-cell/>
          <table:table-cell table:formula="of:=SUM([.C156:.C165])/10" office:value-type="float" office:value="0.0000136885375989791" calcext:value-type="float">
            <text:p>1.36885375989791E-05</text:p>
          </table:table-cell>
          <table:table-cell/>
          <table:table-cell table:formula="of:=SUM([.E156:.E165])/10" office:value-type="float" office:value="0.5875" calcext:value-type="float">
            <text:p>0.5875</text:p>
          </table:table-cell>
          <table:table-cell table:formula="of:=SUM([.F156:.F165])/10" office:value-type="float" office:value="0.37875" calcext:value-type="float">
            <text:p>0.37875</text:p>
          </table:table-cell>
          <table:table-cell table:formula="of:=SUM([.G156:.G165])/10" office:value-type="float" office:value="0.548125" calcext:value-type="float">
            <text:p>0.54812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0017858305247501" calcext:value-type="float">
            <text:p>0.00178583052475</text:p>
          </table:table-cell>
          <table:table-cell office:value-type="float" office:value="0.000066811814215469" calcext:value-type="float">
            <text:p>6.6811814215469E-05</text:p>
          </table:table-cell>
          <table:table-cell office:value-type="float" office:value="0.4984375" calcext:value-type="float">
            <text:p>0.49843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4.190625" calcext:value-type="float">
            <text:p>4.190625</text:p>
          </table:table-cell>
          <table:table-cell office:value-type="float" office:value="1" calcext:value-type="float">
            <text:p>1</text:p>
          </table:table-cell>
          <table:table-cell office:value-type="float" office:value="0.38439440727234" calcext:value-type="float">
            <text:p>0.38439440727234</text:p>
          </table:table-cell>
          <table:table-cell/>
          <table:table-cell table:formula="of:=SUM([.C157:.C166])/10" office:value-type="float" office:value="0.0000199405135477101" calcext:value-type="float">
            <text:p>1.99405135477101E-05</text:p>
          </table:table-cell>
          <table:table-cell/>
          <table:table-cell table:formula="of:=SUM([.E157:.E166])/10" office:value-type="float" office:value="0.5871875" calcext:value-type="float">
            <text:p>0.5871875</text:p>
          </table:table-cell>
          <table:table-cell table:formula="of:=SUM([.F157:.F166])/10" office:value-type="float" office:value="0.3803125" calcext:value-type="float">
            <text:p>0.3803125</text:p>
          </table:table-cell>
          <table:table-cell table:formula="of:=SUM([.G157:.G166])/10"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0.0021369761554524" calcext:value-type="float">
            <text:p>0.002136976155452</text:p>
          </table:table-cell>
          <table:table-cell office:value-type="float" office:value="0.0000081539588675544" calcext:value-type="float">
            <text:p>8.1539588675544E-06</text:p>
          </table:table-cell>
          <table:table-cell office:value-type="float" office:value="0.5359375" calcext:value-type="float">
            <text:p>0.53593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37848871946335" calcext:value-type="float">
            <text:p>0.37848871946335</text:p>
          </table:table-cell>
          <table:table-cell/>
          <table:table-cell table:formula="of:=SUM([.C158:.C167])/10" office:value-type="float" office:value="0.0000192944485180609" calcext:value-type="float">
            <text:p>1.92944485180609E-05</text:p>
          </table:table-cell>
          <table:table-cell/>
          <table:table-cell table:formula="of:=SUM([.E158:.E167])/10" office:value-type="float" office:value="0.575" calcext:value-type="float">
            <text:p>0.575</text:p>
          </table:table-cell>
          <table:table-cell table:formula="of:=SUM([.F158:.F167])/10" office:value-type="float" office:value="0.37625" calcext:value-type="float">
            <text:p>0.37625</text:p>
          </table:table-cell>
          <table:table-cell table:formula="of:=SUM([.G158:.G167])/10" office:value-type="float" office:value="0.548125" calcext:value-type="float">
            <text:p>0.548125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0.0024197215563618" calcext:value-type="float">
            <text:p>0.002419721556362</text:p>
          </table:table-cell>
          <table:table-cell office:value-type="float" office:value="0.0000011573020536719" calcext:value-type="float">
            <text:p>1.1573020536719E-06</text:p>
          </table:table-cell>
          <table:table-cell office:value-type="float" office:value="0.5265625" calcext:value-type="float">
            <text:p>0.5265625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6125" calcext:value-type="float">
            <text:p>0.6125</text:p>
          </table:table-cell>
          <table:table-cell office:value-type="float" office:value="4.121875" calcext:value-type="float">
            <text:p>4.121875</text:p>
          </table:table-cell>
          <table:table-cell office:value-type="float" office:value="1" calcext:value-type="float">
            <text:p>1</text:p>
          </table:table-cell>
          <table:table-cell office:value-type="float" office:value="0.38343970775604" calcext:value-type="float">
            <text:p>0.38343970775604</text:p>
          </table:table-cell>
          <table:table-cell/>
          <table:table-cell table:formula="of:=SUM([.C159:.C168])/10" office:value-type="float" office:value="0.0000177716255188237" calcext:value-type="float">
            <text:p>1.77716255188237E-05</text:p>
          </table:table-cell>
          <table:table-cell/>
          <table:table-cell table:formula="of:=SUM([.E159:.E168])/10" office:value-type="float" office:value="0.5821875" calcext:value-type="float">
            <text:p>0.5821875</text:p>
          </table:table-cell>
          <table:table-cell table:formula="of:=SUM([.F159:.F168])/10" office:value-type="float" office:value="0.3753125" calcext:value-type="float">
            <text:p>0.3753125</text:p>
          </table:table-cell>
          <table:table-cell table:formula="of:=SUM([.G159:.G168])/10" office:value-type="float" office:value="0.55375" calcext:value-type="float">
            <text:p>0.55375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0.0017034466334735" calcext:value-type="float">
            <text:p>0.001703446633474</text:p>
          </table:table-cell>
          <table:table-cell office:value-type="float" office:value="0.000051104490498318" calcext:value-type="float">
            <text:p>5.1104490498318E-05</text:p>
          </table:table-cell>
          <table:table-cell office:value-type="float" office:value="0.4921875" calcext:value-type="float">
            <text:p>0.49218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4.13125" calcext:value-type="float">
            <text:p>4.13125</text:p>
          </table:table-cell>
          <table:table-cell office:value-type="float" office:value="1" calcext:value-type="float">
            <text:p>1</text:p>
          </table:table-cell>
          <table:table-cell office:value-type="float" office:value="0.38639045953751" calcext:value-type="float">
            <text:p>0.38639045953751</text:p>
          </table:table-cell>
          <table:table-cell/>
          <table:table-cell table:formula="of:=SUM([.C160:.C169])/10" office:value-type="float" office:value="0.0000226091563073911" calcext:value-type="float">
            <text:p>2.26091563073911E-05</text:p>
          </table:table-cell>
          <table:table-cell/>
          <table:table-cell table:formula="of:=SUM([.E160:.E169])/10" office:value-type="float" office:value="0.5825" calcext:value-type="float">
            <text:p>0.5825</text:p>
          </table:table-cell>
          <table:table-cell table:formula="of:=SUM([.F160:.F169])/10" office:value-type="float" office:value="0.3803125" calcext:value-type="float">
            <text:p>0.3803125</text:p>
          </table:table-cell>
          <table:table-cell table:formula="of:=SUM([.G160:.G169])/10" office:value-type="float" office:value="0.5540625" calcext:value-type="float">
            <text:p>0.5540625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0.0026579078868963" calcext:value-type="float">
            <text:p>0.002657907886896</text:p>
          </table:table-cell>
          <table:table-cell office:value-type="float" office:value="0.000065701720499155" calcext:value-type="float">
            <text:p>6.5701720499155E-0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0.315625" calcext:value-type="float">
            <text:p>0.31562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4.225" calcext:value-type="float">
            <text:p>4.225</text:p>
          </table:table-cell>
          <table:table-cell office:value-type="float" office:value="1" calcext:value-type="float">
            <text:p>1</text:p>
          </table:table-cell>
          <table:table-cell office:value-type="float" office:value="0.37409137487411" calcext:value-type="float">
            <text:p>0.37409137487411</text:p>
          </table:table-cell>
          <table:table-cell/>
          <table:table-cell table:formula="of:=SUM([.C161:.C170])/10" office:value-type="float" office:value="0.0000257845791889662" calcext:value-type="float">
            <text:p>2.57845791889662E-05</text:p>
          </table:table-cell>
          <table:table-cell/>
          <table:table-cell table:formula="of:=SUM([.E161:.E170])/10" office:value-type="float" office:value="0.584375" calcext:value-type="float">
            <text:p>0.584375</text:p>
          </table:table-cell>
          <table:table-cell table:formula="of:=SUM([.F161:.F170])/10" office:value-type="float" office:value="0.376875" calcext:value-type="float">
            <text:p>0.376875</text:p>
          </table:table-cell>
          <table:table-cell table:formula="of:=SUM([.G161:.G170])/10" office:value-type="float" office:value="0.551875" calcext:value-type="float">
            <text:p>0.55187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033619323687162" calcext:value-type="float">
            <text:p>0.003361932368716</text:p>
          </table:table-cell>
          <table:table-cell office:value-type="float" office:value="0.00000011913500656061" calcext:value-type="float">
            <text:p>1.1913500656061E-07</text:p>
          </table:table-cell>
          <table:table-cell office:value-type="float" office:value="0.5421875" calcext:value-type="float">
            <text:p>0.54218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37433910369873" calcext:value-type="float">
            <text:p>0.37433910369873</text:p>
          </table:table-cell>
          <table:table-cell/>
          <table:table-cell table:formula="of:=SUM([.C162:.C171])/10" office:value-type="float" office:value="0.0000240791337564652" calcext:value-type="float">
            <text:p>2.40791337564652E-05</text:p>
          </table:table-cell>
          <table:table-cell/>
          <table:table-cell table:formula="of:=SUM([.E162:.E171])/10" office:value-type="float" office:value="0.5890625" calcext:value-type="float">
            <text:p>0.5890625</text:p>
          </table:table-cell>
          <table:table-cell table:formula="of:=SUM([.F162:.F171])/10" office:value-type="float" office:value="0.3759375" calcext:value-type="float">
            <text:p>0.3759375</text:p>
          </table:table-cell>
          <table:table-cell table:formula="of:=SUM([.G162:.G171])/10" office:value-type="float" office:value="0.5553125" calcext:value-type="float">
            <text:p>0.5553125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0.0028495928330813" calcext:value-type="float">
            <text:p>0.002849592833081</text:p>
          </table:table-cell>
          <table:table-cell office:value-type="float" office:value="0.000010558676842609" calcext:value-type="float">
            <text:p>1.0558676842609E-0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35" calcext:value-type="float">
            <text:p>0.35</text:p>
          </table:table-cell>
          <table:table-cell office:value-type="float" office:value="0.5125" calcext:value-type="float">
            <text:p>0.5125</text:p>
          </table:table-cell>
          <table:table-cell office:value-type="float" office:value="4.234375" calcext:value-type="float">
            <text:p>4.234375</text:p>
          </table:table-cell>
          <table:table-cell office:value-type="float" office:value="1" calcext:value-type="float">
            <text:p>1</text:p>
          </table:table-cell>
          <table:table-cell office:value-type="float" office:value="0.37883784770966" calcext:value-type="float">
            <text:p>0.37883784770966</text:p>
          </table:table-cell>
          <table:table-cell/>
          <table:table-cell table:formula="of:=SUM([.C163:.C172])/10" office:value-type="float" office:value="0.0000247461621071046" calcext:value-type="float">
            <text:p>2.47461621071046E-05</text:p>
          </table:table-cell>
          <table:table-cell/>
          <table:table-cell table:formula="of:=SUM([.E163:.E172])/10" office:value-type="float" office:value="0.59125" calcext:value-type="float">
            <text:p>0.59125</text:p>
          </table:table-cell>
          <table:table-cell table:formula="of:=SUM([.F163:.F172])/10" office:value-type="float" office:value="0.3690625" calcext:value-type="float">
            <text:p>0.3690625</text:p>
          </table:table-cell>
          <table:table-cell table:formula="of:=SUM([.G163:.G172])/10" office:value-type="float" office:value="0.5540625" calcext:value-type="float">
            <text:p>0.5540625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0.0030421661518631" calcext:value-type="float">
            <text:p>0.003042166151863</text:p>
          </table:table-cell>
          <table:table-cell office:value-type="float" office:value="0.000020556006322938" calcext:value-type="float">
            <text:p>2.0556006322938E-05</text:p>
          </table:table-cell>
          <table:table-cell office:value-type="float" office:value="0.5296875" calcext:value-type="float">
            <text:p>0.529687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4" calcext:value-type="float">
            <text:p>0.4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53125" calcext:value-type="float">
            <text:p>4.153125</text:p>
          </table:table-cell>
          <table:table-cell office:value-type="float" office:value="1" calcext:value-type="float">
            <text:p>1</text:p>
          </table:table-cell>
          <table:table-cell office:value-type="float" office:value="0.38542138338089" calcext:value-type="float">
            <text:p>0.38542138338089</text:p>
          </table:table-cell>
          <table:table-cell/>
          <table:table-cell table:formula="of:=SUM([.C164:.C173])/10" office:value-type="float" office:value="0.000025816989825576" calcext:value-type="float">
            <text:p>2.5816989825576E-05</text:p>
          </table:table-cell>
          <table:table-cell/>
          <table:table-cell table:formula="of:=SUM([.E164:.E173])/10" office:value-type="float" office:value="0.5934375" calcext:value-type="float">
            <text:p>0.5934375</text:p>
          </table:table-cell>
          <table:table-cell table:formula="of:=SUM([.F164:.F173])/10" office:value-type="float" office:value="0.3721875" calcext:value-type="float">
            <text:p>0.3721875</text:p>
          </table:table-cell>
          <table:table-cell table:formula="of:=SUM([.G164:.G173])/10" office:value-type="float" office:value="0.555625" calcext:value-type="float">
            <text:p>0.555625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0.0041381996532436" calcext:value-type="float">
            <text:p>0.004138199653244</text:p>
          </table:table-cell>
          <table:table-cell office:value-type="float" office:value="0.000042802485425428" calcext:value-type="float">
            <text:p>4.2802485425428E-05</text:p>
          </table:table-cell>
          <table:table-cell office:value-type="float" office:value="0.496875" calcext:value-type="float">
            <text:p>0.4968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75" calcext:value-type="float">
            <text:p>0.575</text:p>
          </table:table-cell>
          <table:table-cell office:value-type="float" office:value="4.16875" calcext:value-type="float">
            <text:p>4.16875</text:p>
          </table:table-cell>
          <table:table-cell office:value-type="float" office:value="1" calcext:value-type="float">
            <text:p>1</text:p>
          </table:table-cell>
          <table:table-cell office:value-type="float" office:value="0.37523941993713" calcext:value-type="float">
            <text:p>0.37523941993713</text:p>
          </table:table-cell>
          <table:table-cell/>
          <table:table-cell table:formula="of:=SUM([.C165:.C174])/10" office:value-type="float" office:value="0.00002821156757725" calcext:value-type="float">
            <text:p>2.821156757725E-05</text:p>
          </table:table-cell>
          <table:table-cell/>
          <table:table-cell table:formula="of:=SUM([.E165:.E174])/10" office:value-type="float" office:value="0.5928125" calcext:value-type="float">
            <text:p>0.5928125</text:p>
          </table:table-cell>
          <table:table-cell table:formula="of:=SUM([.F165:.F174])/10" office:value-type="float" office:value="0.370625" calcext:value-type="float">
            <text:p>0.370625</text:p>
          </table:table-cell>
          <table:table-cell table:formula="of:=SUM([.G165:.G174])/10" office:value-type="float" office:value="0.5603125" calcext:value-type="float">
            <text:p>0.5603125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0.0042379887599964" calcext:value-type="float">
            <text:p>0.004237988759996</text:p>
          </table:table-cell>
          <table:table-cell office:value-type="float" office:value="0.000059724657907868" calcext:value-type="float">
            <text:p>5.9724657907868E-05</text:p>
          </table:table-cell>
          <table:table-cell office:value-type="float" office:value="0.5" calcext:value-type="float">
            <text:p>0.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37737959623337" calcext:value-type="float">
            <text:p>0.37737959623337</text:p>
          </table:table-cell>
          <table:table-cell/>
          <table:table-cell table:formula="of:=SUM([.C166:.C175])/10" office:value-type="float" office:value="0.0000326690247639572" calcext:value-type="float">
            <text:p>3.26690247639572E-05</text:p>
          </table:table-cell>
          <table:table-cell/>
          <table:table-cell table:formula="of:=SUM([.E166:.E175])/10" office:value-type="float" office:value="0.5946875" calcext:value-type="float">
            <text:p>0.5946875</text:p>
          </table:table-cell>
          <table:table-cell table:formula="of:=SUM([.F166:.F175])/10" office:value-type="float" office:value="0.374375" calcext:value-type="float">
            <text:p>0.374375</text:p>
          </table:table-cell>
          <table:table-cell table:formula="of:=SUM([.G166:.G175])/10" office:value-type="float" office:value="0.5634375" calcext:value-type="float">
            <text:p>0.563437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29869576188503" calcext:value-type="float">
            <text:p>0.00298695761885</text:p>
          </table:table-cell>
          <table:table-cell office:value-type="float" office:value="0.000012074138786203" calcext:value-type="float">
            <text:p>1.2074138786203E-05</text:p>
          </table:table-cell>
          <table:table-cell office:value-type="float" office:value="0.4515625" calcext:value-type="float">
            <text:p>0.4515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8379144668579" calcext:value-type="float">
            <text:p>0.38379144668579</text:p>
          </table:table-cell>
          <table:table-cell/>
          <table:table-cell table:formula="of:=SUM([.C167:.C176])/10" office:value-type="float" office:value="0.0000271952572210306" calcext:value-type="float">
            <text:p>2.71952572210306E-05</text:p>
          </table:table-cell>
          <table:table-cell/>
          <table:table-cell table:formula="of:=SUM([.E167:.E176])/10" office:value-type="float" office:value="0.5915625" calcext:value-type="float">
            <text:p>0.5915625</text:p>
          </table:table-cell>
          <table:table-cell table:formula="of:=SUM([.F167:.F176])/10" office:value-type="float" office:value="0.3725" calcext:value-type="float">
            <text:p>0.3725</text:p>
          </table:table-cell>
          <table:table-cell table:formula="of:=SUM([.G167:.G176])/10" office:value-type="float" office:value="0.5653125" calcext:value-type="float">
            <text:p>0.5653125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0.0026549671354587" calcext:value-type="float">
            <text:p>0.002654967135459</text:p>
          </table:table-cell>
          <table:table-cell office:value-type="float" office:value="0.000034216390857635" calcext:value-type="float">
            <text:p>3.4216390857635E-05</text:p>
          </table:table-cell>
          <table:table-cell office:value-type="float" office:value="0.4703125" calcext:value-type="float">
            <text:p>0.470312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159375" calcext:value-type="float">
            <text:p>4.159375</text:p>
          </table:table-cell>
          <table:table-cell office:value-type="float" office:value="1" calcext:value-type="float">
            <text:p>1</text:p>
          </table:table-cell>
          <table:table-cell office:value-type="float" office:value="0.38655940294266" calcext:value-type="float">
            <text:p>0.38655940294266</text:p>
          </table:table-cell>
          <table:table-cell/>
          <table:table-cell table:formula="of:=SUM([.C168:.C177])/10" office:value-type="float" office:value="0.0000298015004200387" calcext:value-type="float">
            <text:p>2.98015004200387E-05</text:p>
          </table:table-cell>
          <table:table-cell/>
          <table:table-cell table:formula="of:=SUM([.E168:.E177])/10" office:value-type="float" office:value="0.5896875" calcext:value-type="float">
            <text:p>0.5896875</text:p>
          </table:table-cell>
          <table:table-cell table:formula="of:=SUM([.F168:.F177])/10" office:value-type="float" office:value="0.3746875" calcext:value-type="float">
            <text:p>0.3746875</text:p>
          </table:table-cell>
          <table:table-cell table:formula="of:=SUM([.G168:.G177])/10" office:value-type="float" office:value="0.56625" calcext:value-type="float">
            <text:p>0.56625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0.0030290042981505" calcext:value-type="float">
            <text:p>0.003029004298151</text:p>
          </table:table-cell>
          <table:table-cell office:value-type="float" office:value="0.000048585141264123" calcext:value-type="float">
            <text:p>4.8585141264123E-05</text:p>
          </table:table-cell>
          <table:table-cell office:value-type="float" office:value="0.478125" calcext:value-type="float">
            <text:p>0.4781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4.221875" calcext:value-type="float">
            <text:p>4.221875</text:p>
          </table:table-cell>
          <table:table-cell office:value-type="float" office:value="1" calcext:value-type="float">
            <text:p>1</text:p>
          </table:table-cell>
          <table:table-cell office:value-type="float" office:value="0.38865637779236" calcext:value-type="float">
            <text:p>0.38865637779236</text:p>
          </table:table-cell>
          <table:table-cell/>
          <table:table-cell table:formula="of:=SUM([.C169:.C178])/10" office:value-type="float" office:value="0.0000345442843410838" calcext:value-type="float">
            <text:p>3.45442843410838E-05</text:p>
          </table:table-cell>
          <table:table-cell/>
          <table:table-cell table:formula="of:=SUM([.E169:.E178])/10" office:value-type="float" office:value="0.58125" calcext:value-type="float">
            <text:p>0.58125</text:p>
          </table:table-cell>
          <table:table-cell table:formula="of:=SUM([.F169:.F178])/10" office:value-type="float" office:value="0.3709375" calcext:value-type="float">
            <text:p>0.3709375</text:p>
          </table:table-cell>
          <table:table-cell table:formula="of:=SUM([.G169:.G178])/10" office:value-type="float" office:value="0.558125" calcext:value-type="float">
            <text:p>0.558125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0.0027172917383723" calcext:value-type="float">
            <text:p>0.002717291738372</text:p>
          </table:table-cell>
          <table:table-cell office:value-type="float" office:value="0.000018633275494884" calcext:value-type="float">
            <text:p>1.8633275494884E-05</text:p>
          </table:table-cell>
          <table:table-cell office:value-type="float" office:value="0.5453125" calcext:value-type="float">
            <text:p>0.545312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090625" calcext:value-type="float">
            <text:p>4.090625</text:p>
          </table:table-cell>
          <table:table-cell office:value-type="float" office:value="1" calcext:value-type="float">
            <text:p>1</text:p>
          </table:table-cell>
          <table:table-cell office:value-type="float" office:value="0.38379490375519" calcext:value-type="float">
            <text:p>0.38379490375519</text:p>
          </table:table-cell>
          <table:table-cell/>
          <table:table-cell table:formula="of:=SUM([.C170:.C179])/10" office:value-type="float" office:value="0.0000312971628407404" calcext:value-type="float">
            <text:p>3.12971628407404E-05</text:p>
          </table:table-cell>
          <table:table-cell/>
          <table:table-cell table:formula="of:=SUM([.E170:.E179])/10" office:value-type="float" office:value="0.5825" calcext:value-type="float">
            <text:p>0.5825</text:p>
          </table:table-cell>
          <table:table-cell table:formula="of:=SUM([.F170:.F179])/10" office:value-type="float" office:value="0.37375" calcext:value-type="float">
            <text:p>0.37375</text:p>
          </table:table-cell>
          <table:table-cell table:formula="of:=SUM([.G170:.G179])/10" office:value-type="float" office:value="0.5584375" calcext:value-type="float">
            <text:p>0.5584375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0.0026999551948393" calcext:value-type="float">
            <text:p>0.002699955194839</text:p>
          </table:table-cell>
          <table:table-cell office:value-type="float" office:value="0.00000081114186056552" calcext:value-type="float">
            <text:p>8.1114186056552E-07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39945509433746" calcext:value-type="float">
            <text:p>0.39945509433746</text:p>
          </table:table-cell>
          <table:table-cell/>
          <table:table-cell table:formula="of:=SUM([.C171:.C180])/10" office:value-type="float" office:value="0.0000248081049768814" calcext:value-type="float">
            <text:p>2.48081049768814E-05</text:p>
          </table:table-cell>
          <table:table-cell/>
          <table:table-cell table:formula="of:=SUM([.E171:.E180])/10" office:value-type="float" office:value="0.5834375" calcext:value-type="float">
            <text:p>0.5834375</text:p>
          </table:table-cell>
          <table:table-cell table:formula="of:=SUM([.F171:.F180])/10" office:value-type="float" office:value="0.380625" calcext:value-type="float">
            <text:p>0.380625</text:p>
          </table:table-cell>
          <table:table-cell table:formula="of:=SUM([.G171:.G180])/10" office:value-type="float" office:value="0.56125" calcext:value-type="float">
            <text:p>0.5612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020474383520195" calcext:value-type="float">
            <text:p>0.00204743835202</text:p>
          </table:table-cell>
          <table:table-cell office:value-type="float" office:value="0.000039389545550922" calcext:value-type="float">
            <text:p>3.9389545550922E-05</text:p>
          </table:table-cell>
          <table:table-cell office:value-type="float" office:value="0.503125" calcext:value-type="float">
            <text:p>0.50312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4.115625" calcext:value-type="float">
            <text:p>4.115625</text:p>
          </table:table-cell>
          <table:table-cell office:value-type="float" office:value="1" calcext:value-type="float">
            <text:p>1</text:p>
          </table:table-cell>
          <table:table-cell office:value-type="float" office:value="0.39675339460373" calcext:value-type="float">
            <text:p>0.39675339460373</text:p>
          </table:table-cell>
          <table:table-cell/>
          <table:table-cell table:formula="of:=SUM([.C172:.C181])/10" office:value-type="float" office:value="0.0000287351460313176" calcext:value-type="float">
            <text:p>2.87351460313176E-05</text:p>
          </table:table-cell>
          <table:table-cell/>
          <table:table-cell table:formula="of:=SUM([.E172:.E181])/10" office:value-type="float" office:value="0.5828125" calcext:value-type="float">
            <text:p>0.5828125</text:p>
          </table:table-cell>
          <table:table-cell table:formula="of:=SUM([.F172:.F181])/10" office:value-type="float" office:value="0.3865625" calcext:value-type="float">
            <text:p>0.3865625</text:p>
          </table:table-cell>
          <table:table-cell table:formula="of:=SUM([.G172:.G181])/10" office:value-type="float" office:value="0.5615625" calcext:value-type="float">
            <text:p>0.5615625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0.0029658210638445" calcext:value-type="float">
            <text:p>0.002965821063845</text:p>
          </table:table-cell>
          <table:table-cell office:value-type="float" office:value="0.000014637761607846" calcext:value-type="float">
            <text:p>1.4637761607846E-05</text:p>
          </table:table-cell>
          <table:table-cell office:value-type="float" office:value="0.490625" calcext:value-type="float">
            <text:p>0.49062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4.196875" calcext:value-type="float">
            <text:p>4.196875</text:p>
          </table:table-cell>
          <table:table-cell office:value-type="float" office:value="1" calcext:value-type="float">
            <text:p>1</text:p>
          </table:table-cell>
          <table:table-cell office:value-type="float" office:value="0.39066972732544" calcext:value-type="float">
            <text:p>0.39066972732544</text:p>
          </table:table-cell>
          <table:table-cell/>
          <table:table-cell table:formula="of:=SUM([.C173:.C182])/10" office:value-type="float" office:value="0.0000291430545078413" calcext:value-type="float">
            <text:p>2.91430545078413E-05</text:p>
          </table:table-cell>
          <table:table-cell/>
          <table:table-cell table:formula="of:=SUM([.E173:.E182])/10" office:value-type="float" office:value="0.5759375" calcext:value-type="float">
            <text:p>0.5759375</text:p>
          </table:table-cell>
          <table:table-cell table:formula="of:=SUM([.F173:.F182])/10" office:value-type="float" office:value="0.389375" calcext:value-type="float">
            <text:p>0.389375</text:p>
          </table:table-cell>
          <table:table-cell table:formula="of:=SUM([.G173:.G182])/10" office:value-type="float" office:value="0.564375" calcext:value-type="float">
            <text:p>0.564375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0.0029307440621778" calcext:value-type="float">
            <text:p>0.002930744062178</text:p>
          </table:table-cell>
          <table:table-cell office:value-type="float" office:value="0.000026986551230251" calcext:value-type="float">
            <text:p>2.6986551230251E-05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39361656904221" calcext:value-type="float">
            <text:p>0.39361656904221</text:p>
          </table:table-cell>
          <table:table-cell/>
          <table:table-cell table:formula="of:=SUM([.C174:.C183])/10" office:value-type="float" office:value="0.0000297861089985726" calcext:value-type="float">
            <text:p>2.97861089985726E-05</text:p>
          </table:table-cell>
          <table:table-cell/>
          <table:table-cell table:formula="of:=SUM([.E174:.E183])/10" office:value-type="float" office:value="0.5734375" calcext:value-type="float">
            <text:p>0.5734375</text:p>
          </table:table-cell>
          <table:table-cell table:formula="of:=SUM([.F174:.F183])/10" office:value-type="float" office:value="0.3878125" calcext:value-type="float">
            <text:p>0.3878125</text:p>
          </table:table-cell>
          <table:table-cell table:formula="of:=SUM([.G174:.G183])/10" office:value-type="float" office:value="0.5653125" calcext:value-type="float">
            <text:p>0.5653125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0.0021163908269955" calcext:value-type="float">
            <text:p>0.002116390826996</text:p>
          </table:table-cell>
          <table:table-cell office:value-type="float" office:value="0.000021503182170621" calcext:value-type="float">
            <text:p>2.1503182170621E-05</text:p>
          </table:table-cell>
          <table:table-cell office:value-type="float" office:value="0.471875" calcext:value-type="float">
            <text:p>0.471875</text:p>
          </table:table-cell>
          <table:table-cell office:value-type="float" office:value="0.575" calcext:value-type="float">
            <text:p>0.57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4.221875" calcext:value-type="float">
            <text:p>4.221875</text:p>
          </table:table-cell>
          <table:table-cell office:value-type="float" office:value="1" calcext:value-type="float">
            <text:p>1</text:p>
          </table:table-cell>
          <table:table-cell office:value-type="float" office:value="0.37943439483643" calcext:value-type="float">
            <text:p>0.37943439483643</text:p>
          </table:table-cell>
          <table:table-cell/>
          <table:table-cell table:formula="of:=SUM([.C175:.C184])/10" office:value-type="float" office:value="0.0000276561786730919" calcext:value-type="float">
            <text:p>2.76561786730919E-05</text:p>
          </table:table-cell>
          <table:table-cell/>
          <table:table-cell table:formula="of:=SUM([.E175:.E184])/10" office:value-type="float" office:value="0.5728125" calcext:value-type="float">
            <text:p>0.5728125</text:p>
          </table:table-cell>
          <table:table-cell table:formula="of:=SUM([.F175:.F184])/10" office:value-type="float" office:value="0.3859375" calcext:value-type="float">
            <text:p>0.3859375</text:p>
          </table:table-cell>
          <table:table-cell table:formula="of:=SUM([.G175:.G184])/10" office:value-type="float" office:value="0.561875" calcext:value-type="float">
            <text:p>0.561875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0.0028958581824554" calcext:value-type="float">
            <text:p>0.002895858182455</text:p>
          </table:table-cell>
          <table:table-cell office:value-type="float" office:value="0.000043538008664114" calcext:value-type="float">
            <text:p>4.3538008664114E-05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16875" calcext:value-type="float">
            <text:p>4.16875</text:p>
          </table:table-cell>
          <table:table-cell office:value-type="float" office:value="1" calcext:value-type="float">
            <text:p>1</text:p>
          </table:table-cell>
          <table:table-cell office:value-type="float" office:value="0.39471553564072" calcext:value-type="float">
            <text:p>0.39471553564072</text:p>
          </table:table-cell>
          <table:table-cell/>
          <table:table-cell table:formula="of:=SUM([.C176:.C185])/10" office:value-type="float" office:value="0.0000260375137487165" calcext:value-type="float">
            <text:p>2.60375137487165E-05</text:p>
          </table:table-cell>
          <table:table-cell/>
          <table:table-cell table:formula="of:=SUM([.E176:.E185])/10" office:value-type="float" office:value="0.5734375" calcext:value-type="float">
            <text:p>0.5734375</text:p>
          </table:table-cell>
          <table:table-cell table:formula="of:=SUM([.F176:.F185])/10" office:value-type="float" office:value="0.3815625" calcext:value-type="float">
            <text:p>0.3815625</text:p>
          </table:table-cell>
          <table:table-cell table:formula="of:=SUM([.G176:.G185])/10" office:value-type="float" office:value="0.5590625" calcext:value-type="float">
            <text:p>0.559062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029581625654828" calcext:value-type="float">
            <text:p>0.002958162565483</text:p>
          </table:table-cell>
          <table:table-cell office:value-type="float" office:value="0.000023632404809576" calcext:value-type="float">
            <text:p>2.3632404809576E-0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125" calcext:value-type="float">
            <text:p>0.512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39285004138947" calcext:value-type="float">
            <text:p>0.39285004138947</text:p>
          </table:table-cell>
          <table:table-cell/>
          <table:table-cell table:formula="of:=SUM([.C177:.C186])/10" office:value-type="float" office:value="0.0000271933403510538" calcext:value-type="float">
            <text:p>2.71933403510538E-05</text:p>
          </table:table-cell>
          <table:table-cell/>
          <table:table-cell table:formula="of:=SUM([.E177:.E186])/10" office:value-type="float" office:value="0.57125" calcext:value-type="float">
            <text:p>0.57125</text:p>
          </table:table-cell>
          <table:table-cell table:formula="of:=SUM([.F177:.F186])/10" office:value-type="float" office:value="0.3790625" calcext:value-type="float">
            <text:p>0.3790625</text:p>
          </table:table-cell>
          <table:table-cell table:formula="of:=SUM([.G177:.G186])/10" office:value-type="float" office:value="0.554375" calcext:value-type="float">
            <text:p>0.554375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0.0020856221672148" calcext:value-type="float">
            <text:p>0.002085622167215</text:p>
          </table:table-cell>
          <table:table-cell office:value-type="float" office:value="0.000025323443218374" calcext:value-type="float">
            <text:p>2.5323443218374E-05</text:p>
          </table:table-cell>
          <table:table-cell office:value-type="float" office:value="0.5578125" calcext:value-type="float">
            <text:p>0.557812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8325630426407" calcext:value-type="float">
            <text:p>0.38325630426407</text:p>
          </table:table-cell>
          <table:table-cell/>
          <table:table-cell table:formula="of:=SUM([.C178:.C187])/10" office:value-type="float" office:value="0.0000263040455871276" calcext:value-type="float">
            <text:p>2.63040455871276E-05</text:p>
          </table:table-cell>
          <table:table-cell/>
          <table:table-cell table:formula="of:=SUM([.E178:.E187])/10" office:value-type="float" office:value="0.5803125" calcext:value-type="float">
            <text:p>0.5803125</text:p>
          </table:table-cell>
          <table:table-cell table:formula="of:=SUM([.F178:.F187])/10" office:value-type="float" office:value="0.3765625" calcext:value-type="float">
            <text:p>0.3765625</text:p>
          </table:table-cell>
          <table:table-cell table:formula="of:=SUM([.G178:.G187])/10" office:value-type="float" office:value="0.556875" calcext:value-type="float">
            <text:p>0.556875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0.0028389458660968" calcext:value-type="float">
            <text:p>0.002838945866097</text:p>
          </table:table-cell>
          <table:table-cell office:value-type="float" office:value="0.0000079596537786549" calcext:value-type="float">
            <text:p>7.9596537786549E-06</text:p>
          </table:table-cell>
          <table:table-cell office:value-type="float" office:value="0.6296875" calcext:value-type="float">
            <text:p>0.6296875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75" calcext:value-type="float">
            <text:p>0.57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8990967273712" calcext:value-type="float">
            <text:p>0.38990967273712</text:p>
          </table:table-cell>
          <table:table-cell/>
          <table:table-cell table:formula="of:=SUM([.C179:.C188])/10" office:value-type="float" office:value="0.0000222414968385808" calcext:value-type="float">
            <text:p>2.22414968385808E-05</text:p>
          </table:table-cell>
          <table:table-cell/>
          <table:table-cell table:formula="of:=SUM([.E179:.E188])/10" office:value-type="float" office:value="0.59125" calcext:value-type="float">
            <text:p>0.59125</text:p>
          </table:table-cell>
          <table:table-cell table:formula="of:=SUM([.F179:.F188])/10" office:value-type="float" office:value="0.38" calcext:value-type="float">
            <text:p>0.38</text:p>
          </table:table-cell>
          <table:table-cell table:formula="of:=SUM([.G179:.G188])/10" office:value-type="float" office:value="0.56125" calcext:value-type="float">
            <text:p>0.56125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0.0030147716752253" calcext:value-type="float">
            <text:p>0.003014771675225</text:p>
          </table:table-cell>
          <table:table-cell office:value-type="float" office:value="0.000071444940377506" calcext:value-type="float">
            <text:p>7.1444940377506E-05</text:p>
          </table:table-cell>
          <table:table-cell office:value-type="float" office:value="0.6015625" calcext:value-type="float">
            <text:p>0.6015625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38348615169525" calcext:value-type="float">
            <text:p>0.38348615169525</text:p>
          </table:table-cell>
          <table:table-cell/>
          <table:table-cell table:formula="of:=SUM([.C180:.C189])/10" office:value-type="float" office:value="0.000027522663326843" calcext:value-type="float">
            <text:p>2.7522663326843E-05</text:p>
          </table:table-cell>
          <table:table-cell/>
          <table:table-cell table:formula="of:=SUM([.E180:.E189])/10" office:value-type="float" office:value="0.5984375" calcext:value-type="float">
            <text:p>0.5984375</text:p>
          </table:table-cell>
          <table:table-cell table:formula="of:=SUM([.F180:.F189])/10" office:value-type="float" office:value="0.3746875" calcext:value-type="float">
            <text:p>0.3746875</text:p>
          </table:table-cell>
          <table:table-cell table:formula="of:=SUM([.G180:.G189])/10" office:value-type="float" office:value="0.561875" calcext:value-type="float">
            <text:p>0.561875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0.0031797621020814" calcext:value-type="float">
            <text:p>0.003179762102081</text:p>
          </table:table-cell>
          <table:table-cell office:value-type="float" office:value="0.000015946518434078" calcext:value-type="float">
            <text:p>1.5946518434078E-0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4.153125" calcext:value-type="float">
            <text:p>4.153125</text:p>
          </table:table-cell>
          <table:table-cell office:value-type="float" office:value="1" calcext:value-type="float">
            <text:p>1</text:p>
          </table:table-cell>
          <table:table-cell office:value-type="float" office:value="0.3891433596611" calcext:value-type="float">
            <text:p>0.3891433596611</text:p>
          </table:table-cell>
          <table:table-cell/>
          <table:table-cell table:formula="of:=SUM([.C181:.C190])/10" office:value-type="float" office:value="0.0000290362009841943" calcext:value-type="float">
            <text:p>2.90362009841943E-05</text:p>
          </table:table-cell>
          <table:table-cell/>
          <table:table-cell table:formula="of:=SUM([.E181:.E190])/10" office:value-type="float" office:value="0.6003125" calcext:value-type="float">
            <text:p>0.6003125</text:p>
          </table:table-cell>
          <table:table-cell table:formula="of:=SUM([.F181:.F190])/10" office:value-type="float" office:value="0.3746875" calcext:value-type="float">
            <text:p>0.3746875</text:p>
          </table:table-cell>
          <table:table-cell table:formula="of:=SUM([.G181:.G190])/10" office:value-type="float" office:value="0.5609375" calcext:value-type="float">
            <text:p>0.560937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025362548884004" calcext:value-type="float">
            <text:p>0.0025362548884</text:p>
          </table:table-cell>
          <table:table-cell office:value-type="float" office:value="0.000017801403835538" calcext:value-type="float">
            <text:p>1.7801403835538E-05</text:p>
          </table:table-cell>
          <table:table-cell office:value-type="float" office:value="0.5890625" calcext:value-type="float">
            <text:p>0.5890625</text:p>
          </table:table-cell>
          <table:table-cell office:value-type="float" office:value="0.678125" calcext:value-type="float">
            <text:p>0.6781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4.134375" calcext:value-type="float">
            <text:p>4.134375</text:p>
          </table:table-cell>
          <table:table-cell office:value-type="float" office:value="1" calcext:value-type="float">
            <text:p>1</text:p>
          </table:table-cell>
          <table:table-cell office:value-type="float" office:value="0.38223406076431" calcext:value-type="float">
            <text:p>0.38223406076431</text:p>
          </table:table-cell>
          <table:table-cell/>
          <table:table-cell table:formula="of:=SUM([.C182:.C191])/10" office:value-type="float" office:value="0.0000268773868126559" calcext:value-type="float">
            <text:p>2.68773868126559E-05</text:p>
          </table:table-cell>
          <table:table-cell/>
          <table:table-cell table:formula="of:=SUM([.E182:.E191])/10" office:value-type="float" office:value="0.609375" calcext:value-type="float">
            <text:p>0.609375</text:p>
          </table:table-cell>
          <table:table-cell table:formula="of:=SUM([.F182:.F191])/10" office:value-type="float" office:value="0.37125" calcext:value-type="float">
            <text:p>0.37125</text:p>
          </table:table-cell>
          <table:table-cell table:formula="of:=SUM([.G182:.G191])/10" office:value-type="float" office:value="0.5615625" calcext:value-type="float">
            <text:p>0.5615625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0.00299263777124" calcext:value-type="float">
            <text:p>0.00299263777124</text:p>
          </table:table-cell>
          <table:table-cell office:value-type="float" office:value="0.000026868127363214" calcext:value-type="float">
            <text:p>2.6868127363214E-05</text:p>
          </table:table-cell>
          <table:table-cell office:value-type="float" office:value="0.4921875" calcext:value-type="float">
            <text:p>0.4921875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0.325" calcext:value-type="float">
            <text:p>0.325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0.38753793239594" calcext:value-type="float">
            <text:p>0.38753793239594</text:p>
          </table:table-cell>
          <table:table-cell/>
          <table:table-cell table:formula="of:=SUM([.C183:.C192])/10" office:value-type="float" office:value="0.0000281004233881927" calcext:value-type="float">
            <text:p>2.81004233881927E-05</text:p>
          </table:table-cell>
          <table:table-cell/>
          <table:table-cell table:formula="of:=SUM([.E183:.E192])/10" office:value-type="float" office:value="0.608125" calcext:value-type="float">
            <text:p>0.608125</text:p>
          </table:table-cell>
          <table:table-cell table:formula="of:=SUM([.F183:.F192])/10" office:value-type="float" office:value="0.3659375" calcext:value-type="float">
            <text:p>0.3659375</text:p>
          </table:table-cell>
          <table:table-cell table:formula="of:=SUM([.G183:.G192])/10" office:value-type="float" office:value="0.5603125" calcext:value-type="float">
            <text:p>0.5603125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0.0032166135817533" calcext:value-type="float">
            <text:p>0.003216613581753</text:p>
          </table:table-cell>
          <table:table-cell office:value-type="float" office:value="0.000040223830542003" calcext:value-type="float">
            <text:p>4.0223830542003E-0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5" calcext:value-type="float">
            <text:p>0.3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4.23125" calcext:value-type="float">
            <text:p>4.23125</text:p>
          </table:table-cell>
          <table:table-cell office:value-type="float" office:value="1" calcext:value-type="float">
            <text:p>1</text:p>
          </table:table-cell>
          <table:table-cell office:value-type="float" office:value="0.38975013494492" calcext:value-type="float">
            <text:p>0.38975013494492</text:p>
          </table:table-cell>
          <table:table-cell/>
          <table:table-cell table:formula="of:=SUM([.C184:.C193])/10" office:value-type="float" office:value="0.0000294241513193679" calcext:value-type="float">
            <text:p>2.94241513193679E-05</text:p>
          </table:table-cell>
          <table:table-cell/>
          <table:table-cell table:formula="of:=SUM([.E184:.E193])/10" office:value-type="float" office:value="0.6103125" calcext:value-type="float">
            <text:p>0.6103125</text:p>
          </table:table-cell>
          <table:table-cell table:formula="of:=SUM([.F184:.F193])/10" office:value-type="float" office:value="0.3625" calcext:value-type="float">
            <text:p>0.3625</text:p>
          </table:table-cell>
          <table:table-cell table:formula="of:=SUM([.G184:.G193])/10" office:value-type="float" office:value="0.5565625" calcext:value-type="float">
            <text:p>0.5565625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0.0035192201030441" calcext:value-type="float">
            <text:p>0.003519220103044</text:p>
          </table:table-cell>
          <table:table-cell office:value-type="float" office:value="0.000063116712112699" calcext:value-type="float">
            <text:p>6.3116712112699E-05</text:p>
          </table:table-cell>
          <table:table-cell office:value-type="float" office:value="0.5140625" calcext:value-type="float">
            <text:p>0.5140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38416491746902" calcext:value-type="float">
            <text:p>0.38416491746902</text:p>
          </table:table-cell>
          <table:table-cell/>
          <table:table-cell table:formula="of:=SUM([.C185:.C194])/10" office:value-type="float" office:value="0.0000335855043135757" calcext:value-type="float">
            <text:p>3.35855043135757E-05</text:p>
          </table:table-cell>
          <table:table-cell/>
          <table:table-cell table:formula="of:=SUM([.E185:.E194])/10" office:value-type="float" office:value="0.6153125" calcext:value-type="float">
            <text:p>0.6153125</text:p>
          </table:table-cell>
          <table:table-cell table:formula="of:=SUM([.F185:.F194])/10" office:value-type="float" office:value="0.3634375" calcext:value-type="float">
            <text:p>0.3634375</text:p>
          </table:table-cell>
          <table:table-cell table:formula="of:=SUM([.G185:.G194])/10" office:value-type="float" office:value="0.5628125" calcext:value-type="float">
            <text:p>0.5628125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0.0037121842324268" calcext:value-type="float">
            <text:p>0.003712184232427</text:p>
          </table:table-cell>
          <table:table-cell office:value-type="float" office:value="0.00006929060584494" calcext:value-type="float">
            <text:p>6.929060584494E-05</text:p>
          </table:table-cell>
          <table:table-cell office:value-type="float" office:value="0.5671875" calcext:value-type="float">
            <text:p>0.5671875</text:p>
          </table:table-cell>
          <table:table-cell office:value-type="float" office:value="0.621875" calcext:value-type="float">
            <text:p>0.621875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55" calcext:value-type="float">
            <text:p>0.5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9247564077377" calcext:value-type="float">
            <text:p>0.39247564077377</text:p>
          </table:table-cell>
          <table:table-cell/>
          <table:table-cell table:formula="of:=SUM([.C186:.C195])/10" office:value-type="float" office:value="0.0000361607640316583" calcext:value-type="float">
            <text:p>3.61607640316583E-05</text:p>
          </table:table-cell>
          <table:table-cell/>
          <table:table-cell table:formula="of:=SUM([.E186:.E195])/10" office:value-type="float" office:value="0.6171875" calcext:value-type="float">
            <text:p>0.6171875</text:p>
          </table:table-cell>
          <table:table-cell table:formula="of:=SUM([.F186:.F195])/10" office:value-type="float" office:value="0.359375" calcext:value-type="float">
            <text:p>0.359375</text:p>
          </table:table-cell>
          <table:table-cell table:formula="of:=SUM([.G186:.G195])/10" office:value-type="float" office:value="0.56125" calcext:value-type="float">
            <text:p>0.5612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0049882113409694" calcext:value-type="float">
            <text:p>0.004988211340969</text:p>
          </table:table-cell>
          <table:table-cell office:value-type="float" office:value="0.000034033152459531" calcext:value-type="float">
            <text:p>3.4033152459531E-05</text:p>
          </table:table-cell>
          <table:table-cell office:value-type="float" office:value="0.4921875" calcext:value-type="float">
            <text:p>0.492187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4.253125" calcext:value-type="float">
            <text:p>4.253125</text:p>
          </table:table-cell>
          <table:table-cell office:value-type="float" office:value="1" calcext:value-type="float">
            <text:p>1</text:p>
          </table:table-cell>
          <table:table-cell office:value-type="float" office:value="0.38023372888565" calcext:value-type="float">
            <text:p>0.38023372888565</text:p>
          </table:table-cell>
          <table:table-cell/>
          <table:table-cell table:formula="of:=SUM([.C187:.C196])/10" office:value-type="float" office:value="0.0000372008387966538" calcext:value-type="float">
            <text:p>3.72008387966538E-05</text:p>
          </table:table-cell>
          <table:table-cell/>
          <table:table-cell table:formula="of:=SUM([.E187:.E196])/10" office:value-type="float" office:value="0.615" calcext:value-type="float">
            <text:p>0.615</text:p>
          </table:table-cell>
          <table:table-cell table:formula="of:=SUM([.F187:.F196])/10" office:value-type="float" office:value="0.359375" calcext:value-type="float">
            <text:p>0.359375</text:p>
          </table:table-cell>
          <table:table-cell table:formula="of:=SUM([.G187:.G196])/10" office:value-type="float" office:value="0.5615625" calcext:value-type="float">
            <text:p>0.5615625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0.0035517760064977" calcext:value-type="float">
            <text:p>0.003551776006498</text:p>
          </table:table-cell>
          <table:table-cell office:value-type="float" office:value="0.000016577038085266" calcext:value-type="float">
            <text:p>1.6577038085266E-05</text:p>
          </table:table-cell>
          <table:table-cell office:value-type="float" office:value="0.509375" calcext:value-type="float">
            <text:p>0.5093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1" calcext:value-type="float">
            <text:p>1</text:p>
          </table:table-cell>
          <table:table-cell office:value-type="float" office:value="0.39044358730316" calcext:value-type="float">
            <text:p>0.39044358730316</text:p>
          </table:table-cell>
          <table:table-cell/>
          <table:table-cell table:formula="of:=SUM([.C188:.C197])/10" office:value-type="float" office:value="0.000036326198283343" calcext:value-type="float">
            <text:p>3.6326198283343E-05</text:p>
          </table:table-cell>
          <table:table-cell/>
          <table:table-cell table:formula="of:=SUM([.E188:.E197])/10" office:value-type="float" office:value="0.6075" calcext:value-type="float">
            <text:p>0.6075</text:p>
          </table:table-cell>
          <table:table-cell table:formula="of:=SUM([.F188:.F197])/10" office:value-type="float" office:value="0.3584375" calcext:value-type="float">
            <text:p>0.3584375</text:p>
          </table:table-cell>
          <table:table-cell table:formula="of:=SUM([.G188:.G197])/10" office:value-type="float" office:value="0.558125" calcext:value-type="float">
            <text:p>0.558125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0.0025818514637649" calcext:value-type="float">
            <text:p>0.002581851463765</text:p>
          </table:table-cell>
          <table:table-cell office:value-type="float" office:value="0.0000070051892027134" calcext:value-type="float">
            <text:p>7.0051892027134E-06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8595225811005" calcext:value-type="float">
            <text:p>0.38595225811005</text:p>
          </table:table-cell>
          <table:table-cell/>
          <table:table-cell table:formula="of:=SUM([.C189:.C198])/10" office:value-type="float" office:value="0.0000362307518257488" calcext:value-type="float">
            <text:p>3.62307518257488E-05</text:p>
          </table:table-cell>
          <table:table-cell/>
          <table:table-cell table:formula="of:=SUM([.E189:.E198])/10" office:value-type="float" office:value="0.598125" calcext:value-type="float">
            <text:p>0.598125</text:p>
          </table:table-cell>
          <table:table-cell table:formula="of:=SUM([.F189:.F198])/10" office:value-type="float" office:value="0.3584375" calcext:value-type="float">
            <text:p>0.3584375</text:p>
          </table:table-cell>
          <table:table-cell table:formula="of:=SUM([.G189:.G198])/10" office:value-type="float" office:value="0.5565625" calcext:value-type="float">
            <text:p>0.5565625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0.0029306670185179" calcext:value-type="float">
            <text:p>0.002930667018518</text:p>
          </table:table-cell>
          <table:table-cell office:value-type="float" office:value="0.0000013779702330056" calcext:value-type="float">
            <text:p>1.3779702330056E-06</text:p>
          </table:table-cell>
          <table:table-cell office:value-type="float" office:value="0.4703125" calcext:value-type="float">
            <text:p>0.47031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4.203125" calcext:value-type="float">
            <text:p>4.203125</text:p>
          </table:table-cell>
          <table:table-cell office:value-type="float" office:value="1" calcext:value-type="float">
            <text:p>1</text:p>
          </table:table-cell>
          <table:table-cell office:value-type="float" office:value="0.39727129936218" calcext:value-type="float">
            <text:p>0.39727129936218</text:p>
          </table:table-cell>
          <table:table-cell/>
          <table:table-cell table:formula="of:=SUM([.C190:.C199])/10" office:value-type="float" office:value="0.0000292240548112988" calcext:value-type="float">
            <text:p>2.92240548112988E-05</text:p>
          </table:table-cell>
          <table:table-cell/>
          <table:table-cell table:formula="of:=SUM([.E190:.E199])/10" office:value-type="float" office:value="0.5878125" calcext:value-type="float">
            <text:p>0.5878125</text:p>
          </table:table-cell>
          <table:table-cell table:formula="of:=SUM([.F190:.F199])/10" office:value-type="float" office:value="0.3571875" calcext:value-type="float">
            <text:p>0.3571875</text:p>
          </table:table-cell>
          <table:table-cell table:formula="of:=SUM([.G190:.G199])/10"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0.0029339138360228" calcext:value-type="float">
            <text:p>0.002933913836023</text:p>
          </table:table-cell>
          <table:table-cell office:value-type="float" office:value="0.000033278956896739" calcext:value-type="float">
            <text:p>3.3278956896739E-05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39486656188965" calcext:value-type="float">
            <text:p>0.39486656188965</text:p>
          </table:table-cell>
          <table:table-cell/>
          <table:table-cell table:formula="of:=SUM([.C191:.C200])/10" office:value-type="float" office:value="0.0000309572986575649" calcext:value-type="float">
            <text:p>3.09572986575649E-05</text:p>
          </table:table-cell>
          <table:table-cell/>
          <table:table-cell table:formula="of:=SUM([.E191:.E200])/10" office:value-type="float" office:value="0.58" calcext:value-type="float">
            <text:p>0.58</text:p>
          </table:table-cell>
          <table:table-cell table:formula="of:=SUM([.F191:.F200])/10" office:value-type="float" office:value="0.358125" calcext:value-type="float">
            <text:p>0.358125</text:p>
          </table:table-cell>
          <table:table-cell table:formula="of:=SUM([.G191:.G200])/10" office:value-type="float" office:value="0.5534375" calcext:value-type="float">
            <text:p>0.55343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26199765474303" calcext:value-type="float">
            <text:p>0.00261997654743</text:p>
          </table:table-cell>
          <table:table-cell office:value-type="float" office:value="0.0000054330987345683" calcext:value-type="float">
            <text:p>5.4330987345683E-06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0.621875" calcext:value-type="float">
            <text:p>0.62187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875" calcext:value-type="float">
            <text:p>0.5875</text:p>
          </table:table-cell>
          <table:table-cell office:value-type="float" office:value="4.1375" calcext:value-type="float">
            <text:p>4.1375</text:p>
          </table:table-cell>
          <table:table-cell office:value-type="float" office:value="1" calcext:value-type="float">
            <text:p>1</text:p>
          </table:table-cell>
          <table:table-cell office:value-type="float" office:value="0.3973028421402" calcext:value-type="float">
            <text:p>0.3973028421402</text:p>
          </table:table-cell>
          <table:table-cell/>
          <table:table-cell table:formula="of:=SUM([.C192:.C201])/10" office:value-type="float" office:value="0.0000297204681474679" calcext:value-type="float">
            <text:p>2.97204681474679E-05</text:p>
          </table:table-cell>
          <table:table-cell/>
          <table:table-cell table:formula="of:=SUM([.E192:.E201])/10" office:value-type="float" office:value="0.574375" calcext:value-type="float">
            <text:p>0.574375</text:p>
          </table:table-cell>
          <table:table-cell table:formula="of:=SUM([.F192:.F201])/10" office:value-type="float" office:value="0.3596875" calcext:value-type="float">
            <text:p>0.3596875</text:p>
          </table:table-cell>
          <table:table-cell table:formula="of:=SUM([.G192:.G201])/10" office:value-type="float" office:value="0.553125" calcext:value-type="float">
            <text:p>0.553125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0.0042315062928537" calcext:value-type="float">
            <text:p>0.004231506292854</text:p>
          </table:table-cell>
          <table:table-cell office:value-type="float" office:value="0.0000057763056780168" calcext:value-type="float">
            <text:p>5.7763056780168E-06</text:p>
          </table:table-cell>
          <table:table-cell office:value-type="float" office:value="0.4921875" calcext:value-type="float">
            <text:p>0.4921875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38762602806091" calcext:value-type="float">
            <text:p>0.38762602806091</text:p>
          </table:table-cell>
          <table:table-cell/>
          <table:table-cell table:formula="of:=SUM([.C193:.C202])/10" office:value-type="float" office:value="0.0000276112859789482" calcext:value-type="float">
            <text:p>2.76112859789482E-05</text:p>
          </table:table-cell>
          <table:table-cell/>
          <table:table-cell table:formula="of:=SUM([.E193:.E202])/10" office:value-type="float" office:value="0.586875" calcext:value-type="float">
            <text:p>0.586875</text:p>
          </table:table-cell>
          <table:table-cell table:formula="of:=SUM([.F193:.F202])/10" office:value-type="float" office:value="0.365625" calcext:value-type="float">
            <text:p>0.365625</text:p>
          </table:table-cell>
          <table:table-cell table:formula="of:=SUM([.G193:.G202])/10" office:value-type="float" office:value="0.5621875" calcext:value-type="float">
            <text:p>0.5621875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0.0038201697025215" calcext:value-type="float">
            <text:p>0.003820169702522</text:p>
          </table:table-cell>
          <table:table-cell office:value-type="float" office:value="0.0000085203549138" calcext:value-type="float">
            <text:p>8.5203549138E-06</text:p>
          </table:table-cell>
          <table:table-cell office:value-type="float" office:value="0.503125" calcext:value-type="float">
            <text:p>0.503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4.203125" calcext:value-type="float">
            <text:p>4.203125</text:p>
          </table:table-cell>
          <table:table-cell office:value-type="float" office:value="1" calcext:value-type="float">
            <text:p>1</text:p>
          </table:table-cell>
          <table:table-cell office:value-type="float" office:value="0.39790159463882" calcext:value-type="float">
            <text:p>0.39790159463882</text:p>
          </table:table-cell>
          <table:table-cell/>
          <table:table-cell table:formula="of:=SUM([.C194:.C203])/10" office:value-type="float" office:value="0.0000244409384161279" calcext:value-type="float">
            <text:p>2.44409384161279E-05</text:p>
          </table:table-cell>
          <table:table-cell/>
          <table:table-cell table:formula="of:=SUM([.E194:.E203])/10" office:value-type="float" office:value="0.59" calcext:value-type="float">
            <text:p>0.59</text:p>
          </table:table-cell>
          <table:table-cell table:formula="of:=SUM([.F194:.F203])/10" office:value-type="float" office:value="0.36875" calcext:value-type="float">
            <text:p>0.36875</text:p>
          </table:table-cell>
          <table:table-cell table:formula="of:=SUM([.G194:.G203])/10" office:value-type="float" office:value="0.5640625" calcext:value-type="float">
            <text:p>0.5640625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0.0035448856535368" calcext:value-type="float">
            <text:p>0.003544885653537</text:p>
          </table:table-cell>
          <table:table-cell office:value-type="float" office:value="0.0000019999946536094" calcext:value-type="float">
            <text:p>1.9999946536094E-06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875" calcext:value-type="float">
            <text:p>0.587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9610790014267" calcext:value-type="float">
            <text:p>0.39610790014267</text:p>
          </table:table-cell>
          <table:table-cell/>
          <table:table-cell table:formula="of:=SUM([.C195:.C204])/10" office:value-type="float" office:value="0.000018329266670219" calcext:value-type="float">
            <text:p>1.8329266670219E-05</text:p>
          </table:table-cell>
          <table:table-cell/>
          <table:table-cell table:formula="of:=SUM([.E195:.E204])/10" office:value-type="float" office:value="0.5878125" calcext:value-type="float">
            <text:p>0.5878125</text:p>
          </table:table-cell>
          <table:table-cell table:formula="of:=SUM([.F195:.F204])/10" office:value-type="float" office:value="0.370625" calcext:value-type="float">
            <text:p>0.370625</text:p>
          </table:table-cell>
          <table:table-cell table:formula="of:=SUM([.G195:.G204])/10"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0.0025304200869869" calcext:value-type="float">
            <text:p>0.002530420086987</text:p>
          </table:table-cell>
          <table:table-cell office:value-type="float" office:value="0.000051079138320827" calcext:value-type="float">
            <text:p>5.1079138320827E-05</text:p>
          </table:table-cell>
          <table:table-cell office:value-type="float" office:value="0.5421875" calcext:value-type="float">
            <text:p>0.54218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325" calcext:value-type="float">
            <text:p>0.3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4.23125" calcext:value-type="float">
            <text:p>4.23125</text:p>
          </table:table-cell>
          <table:table-cell office:value-type="float" office:value="1" calcext:value-type="float">
            <text:p>1</text:p>
          </table:table-cell>
          <table:table-cell office:value-type="float" office:value="0.39908608198166" calcext:value-type="float">
            <text:p>0.39908608198166</text:p>
          </table:table-cell>
          <table:table-cell/>
          <table:table-cell table:formula="of:=SUM([.C196:.C205])/10" office:value-type="float" office:value="0.0000165081199178076" calcext:value-type="float">
            <text:p>1.65081199178076E-05</text:p>
          </table:table-cell>
          <table:table-cell/>
          <table:table-cell table:formula="of:=SUM([.E196:.E205])/10" office:value-type="float" office:value="0.58375" calcext:value-type="float">
            <text:p>0.58375</text:p>
          </table:table-cell>
          <table:table-cell table:formula="of:=SUM([.F196:.F205])/10" office:value-type="float" office:value="0.37" calcext:value-type="float">
            <text:p>0.37</text:p>
          </table:table-cell>
          <table:table-cell table:formula="of:=SUM([.G196:.G205])/10" office:value-type="float" office:value="0.561875" calcext:value-type="float">
            <text:p>0.56187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033642199399765" calcext:value-type="float">
            <text:p>0.003364219939977</text:p>
          </table:table-cell>
          <table:table-cell office:value-type="float" office:value="0.0000095484765954314" calcext:value-type="float">
            <text:p>9.5484765954314E-06</text:p>
          </table:table-cell>
          <table:table-cell office:value-type="float" office:value="0.490625" calcext:value-type="float">
            <text:p>0.490625</text:p>
          </table:table-cell>
          <table:table-cell office:value-type="float" office:value="0.64375" calcext:value-type="float">
            <text:p>0.64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3973584651947" calcext:value-type="float">
            <text:p>0.3973584651947</text:p>
          </table:table-cell>
          <table:table-cell/>
          <table:table-cell table:formula="of:=SUM([.C197:.C206])/10" office:value-type="float" office:value="0.0000140596523313977" calcext:value-type="float">
            <text:p>1.40596523313977E-05</text:p>
          </table:table-cell>
          <table:table-cell/>
          <table:table-cell table:formula="of:=SUM([.E197:.E206])/10" office:value-type="float" office:value="0.59625" calcext:value-type="float">
            <text:p>0.59625</text:p>
          </table:table-cell>
          <table:table-cell table:formula="of:=SUM([.F197:.F206])/10" office:value-type="float" office:value="0.3728125" calcext:value-type="float">
            <text:p>0.3728125</text:p>
          </table:table-cell>
          <table:table-cell table:formula="of:=SUM([.G197:.G206])/10" office:value-type="float" office:value="0.565625" calcext:value-type="float">
            <text:p>0.565625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0.0026666510209907" calcext:value-type="float">
            <text:p>0.002666651020991</text:p>
          </table:table-cell>
          <table:table-cell office:value-type="float" office:value="0.000000098873056404714" calcext:value-type="float">
            <text:p>9.8873056404714E-08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646875" calcext:value-type="float">
            <text:p>0.646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37796984910965" calcext:value-type="float">
            <text:p>0.37796984910965</text:p>
          </table:table-cell>
          <table:table-cell/>
          <table:table-cell table:formula="of:=SUM([.C198:.C207])/10" office:value-type="float" office:value="0.0000124118358285116" calcext:value-type="float">
            <text:p>1.24118358285116E-05</text:p>
          </table:table-cell>
          <table:table-cell/>
          <table:table-cell table:formula="of:=SUM([.E198:.E207])/10" office:value-type="float" office:value="0.6028125" calcext:value-type="float">
            <text:p>0.6028125</text:p>
          </table:table-cell>
          <table:table-cell table:formula="of:=SUM([.F198:.F207])/10" office:value-type="float" office:value="0.3759375" calcext:value-type="float">
            <text:p>0.3759375</text:p>
          </table:table-cell>
          <table:table-cell table:formula="of:=SUM([.G198:.G207])/10" office:value-type="float" office:value="0.5671875" calcext:value-type="float">
            <text:p>0.5671875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0.0019518661181792" calcext:value-type="float">
            <text:p>0.001951866118179</text:p>
          </table:table-cell>
          <table:table-cell office:value-type="float" office:value="0.0000091963835300392" calcext:value-type="float">
            <text:p>9.1963835300392E-06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38912372589111" calcext:value-type="float">
            <text:p>0.38912372589111</text:p>
          </table:table-cell>
          <table:table-cell/>
          <table:table-cell table:formula="of:=SUM([.C199:.C208])/10" office:value-type="float" office:value="0.0000126309552612441" calcext:value-type="float">
            <text:p>1.26309552612441E-05</text:p>
          </table:table-cell>
          <table:table-cell/>
          <table:table-cell table:formula="of:=SUM([.E199:.E208])/10" office:value-type="float" office:value="0.6096875" calcext:value-type="float">
            <text:p>0.6096875</text:p>
          </table:table-cell>
          <table:table-cell table:formula="of:=SUM([.F199:.F208])/10" office:value-type="float" office:value="0.3725" calcext:value-type="float">
            <text:p>0.3725</text:p>
          </table:table-cell>
          <table:table-cell table:formula="of:=SUM([.G199:.G208])/10" office:value-type="float" office:value="0.566875" calcext:value-type="float">
            <text:p>0.566875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0.0019287031791464" calcext:value-type="float">
            <text:p>0.001928703179146</text:p>
          </table:table-cell>
          <table:table-cell office:value-type="float" office:value="0.00000097769625346245" calcext:value-type="float">
            <text:p>9.7769625346245E-07</text:p>
          </table:table-cell>
          <table:table-cell office:value-type="float" office:value="0.5046875" calcext:value-type="float">
            <text:p>0.50468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375" calcext:value-type="float">
            <text:p>0.537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8363546133041" calcext:value-type="float">
            <text:p>0.38363546133041</text:p>
          </table:table-cell>
          <table:table-cell/>
          <table:table-cell table:formula="of:=SUM([.C200:.C209])/10" office:value-type="float" office:value="0.0000125909278632898" calcext:value-type="float">
            <text:p>1.25909278632898E-05</text:p>
          </table:table-cell>
          <table:table-cell/>
          <table:table-cell table:formula="of:=SUM([.E200:.E209])/10" office:value-type="float" office:value="0.613125" calcext:value-type="float">
            <text:p>0.613125</text:p>
          </table:table-cell>
          <table:table-cell table:formula="of:=SUM([.F200:.F209])/10" office:value-type="float" office:value="0.3740625" calcext:value-type="float">
            <text:p>0.3740625</text:p>
          </table:table-cell>
          <table:table-cell table:formula="of:=SUM([.G200:.G209])/10" office:value-type="float" office:value="0.5653125" calcext:value-type="float">
            <text:p>0.5653125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0.0029027736745775" calcext:value-type="float">
            <text:p>0.002902773674578</text:p>
          </table:table-cell>
          <table:table-cell office:value-type="float" office:value="0.000011029244277949" calcext:value-type="float">
            <text:p>1.1029244277949E-05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5" calcext:value-type="float">
            <text:p>0.5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38408840894699" calcext:value-type="float">
            <text:p>0.38408840894699</text:p>
          </table:table-cell>
          <table:table-cell/>
          <table:table-cell table:formula="of:=SUM([.C201:.C210])/10" office:value-type="float" office:value="0.0000103659566014108" calcext:value-type="float">
            <text:p>1.03659566014108E-05</text:p>
          </table:table-cell>
          <table:table-cell/>
          <table:table-cell table:formula="of:=SUM([.E201:.E210])/10" office:value-type="float" office:value="0.6184375" calcext:value-type="float">
            <text:p>0.6184375</text:p>
          </table:table-cell>
          <table:table-cell table:formula="of:=SUM([.F201:.F210])/10" office:value-type="float" office:value="0.371875" calcext:value-type="float">
            <text:p>0.371875</text:p>
          </table:table-cell>
          <table:table-cell table:formula="of:=SUM([.G201:.G210])/10" office:value-type="float" office:value="0.5659375" calcext:value-type="float">
            <text:p>0.565937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022161742897879" calcext:value-type="float">
            <text:p>0.002216174289788</text:p>
          </table:table-cell>
          <table:table-cell office:value-type="float" office:value="0.000032531556207846" calcext:value-type="float">
            <text:p>3.2531556207846E-05</text:p>
          </table:table-cell>
          <table:table-cell office:value-type="float" office:value="0.4578125" calcext:value-type="float">
            <text:p>0.4578125</text:p>
          </table:table-cell>
          <table:table-cell office:value-type="float" office:value="0.575" calcext:value-type="float">
            <text:p>0.5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75" calcext:value-type="float">
            <text:p>0.575</text:p>
          </table:table-cell>
          <table:table-cell office:value-type="float" office:value="4.16875" calcext:value-type="float">
            <text:p>4.16875</text:p>
          </table:table-cell>
          <table:table-cell office:value-type="float" office:value="1" calcext:value-type="float">
            <text:p>1</text:p>
          </table:table-cell>
          <table:table-cell office:value-type="float" office:value="0.38480550050735" calcext:value-type="float">
            <text:p>0.38480550050735</text:p>
          </table:table-cell>
          <table:table-cell/>
          <table:table-cell table:formula="of:=SUM([.C202:.C211])/10" office:value-type="float" office:value="0.0000130758023487386" calcext:value-type="float">
            <text:p>1.30758023487386E-05</text:p>
          </table:table-cell>
          <table:table-cell/>
          <table:table-cell table:formula="of:=SUM([.E202:.E211])/10" office:value-type="float" office:value="0.61375" calcext:value-type="float">
            <text:p>0.61375</text:p>
          </table:table-cell>
          <table:table-cell table:formula="of:=SUM([.F202:.F211])/10" office:value-type="float" office:value="0.37" calcext:value-type="float">
            <text:p>0.37</text:p>
          </table:table-cell>
          <table:table-cell table:formula="of:=SUM([.G202:.G211])/10" office:value-type="float" office:value="0.5646875" calcext:value-type="float">
            <text:p>0.5646875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0.002829602433485" calcext:value-type="float">
            <text:p>0.002829602433485</text:p>
          </table:table-cell>
          <table:table-cell office:value-type="float" office:value="0.000024625587789641" calcext:value-type="float">
            <text:p>2.4625587789641E-05</text:p>
          </table:table-cell>
          <table:table-cell office:value-type="float" office:value="0.5265625" calcext:value-type="float">
            <text:p>0.526562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4.240625" calcext:value-type="float">
            <text:p>4.240625</text:p>
          </table:table-cell>
          <table:table-cell office:value-type="float" office:value="1" calcext:value-type="float">
            <text:p>1</text:p>
          </table:table-cell>
          <table:table-cell office:value-type="float" office:value="0.38073091506958" calcext:value-type="float">
            <text:p>0.38073091506958</text:p>
          </table:table-cell>
          <table:table-cell/>
          <table:table-cell table:formula="of:=SUM([.C203:.C212])/10" office:value-type="float" office:value="0.000014960730559901" calcext:value-type="float">
            <text:p>1.4960730559901E-05</text:p>
          </table:table-cell>
          <table:table-cell/>
          <table:table-cell table:formula="of:=SUM([.E203:.E212])/10" office:value-type="float" office:value="0.60375" calcext:value-type="float">
            <text:p>0.60375</text:p>
          </table:table-cell>
          <table:table-cell table:formula="of:=SUM([.F203:.F212])/10" office:value-type="float" office:value="0.3678125" calcext:value-type="float">
            <text:p>0.3678125</text:p>
          </table:table-cell>
          <table:table-cell table:formula="of:=SUM([.G203:.G212])/10"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0.0024319952179212" calcext:value-type="float">
            <text:p>0.002431995217921</text:p>
          </table:table-cell>
          <table:table-cell office:value-type="float" office:value="0.00000046872350215089" calcext:value-type="float">
            <text:p>4.6872350215089E-07</text:p>
          </table:table-cell>
          <table:table-cell office:value-type="float" office:value="0.5359375" calcext:value-type="float">
            <text:p>0.535937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38534189462662" calcext:value-type="float">
            <text:p>0.38534189462662</text:p>
          </table:table-cell>
          <table:table-cell/>
          <table:table-cell table:formula="of:=SUM([.C204:.C213])/10" office:value-type="float" office:value="0.0000141555674187361" calcext:value-type="float">
            <text:p>1.41555674187361E-05</text:p>
          </table:table-cell>
          <table:table-cell/>
          <table:table-cell table:formula="of:=SUM([.E204:.E213])/10" office:value-type="float" office:value="0.605" calcext:value-type="float">
            <text:p>0.605</text:p>
          </table:table-cell>
          <table:table-cell table:formula="of:=SUM([.F204:.F213])/10" office:value-type="float" office:value="0.3678125" calcext:value-type="float">
            <text:p>0.3678125</text:p>
          </table:table-cell>
          <table:table-cell table:formula="of:=SUM([.G204:.G213])/10" office:value-type="float" office:value="0.5553125" calcext:value-type="float">
            <text:p>0.5553125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0.0025442918791668" calcext:value-type="float">
            <text:p>0.002544291879167</text:p>
          </table:table-cell>
          <table:table-cell office:value-type="float" office:value="0.0000021941222307933" calcext:value-type="float">
            <text:p>2.1941222307933E-06</text:p>
          </table:table-cell>
          <table:table-cell office:value-type="float" office:value="0.5109375" calcext:value-type="float">
            <text:p>0.5109375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37613658905029" calcext:value-type="float">
            <text:p>0.37613658905029</text:p>
          </table:table-cell>
          <table:table-cell/>
          <table:table-cell table:formula="of:=SUM([.C205:.C214])/10" office:value-type="float" office:value="0.0000141749801764545" calcext:value-type="float">
            <text:p>1.41749801764545E-05</text:p>
          </table:table-cell>
          <table:table-cell/>
          <table:table-cell table:formula="of:=SUM([.E205:.E214])/10" office:value-type="float" office:value="0.6059375" calcext:value-type="float">
            <text:p>0.6059375</text:p>
          </table:table-cell>
          <table:table-cell table:formula="of:=SUM([.F205:.F214])/10" office:value-type="float" office:value="0.366875" calcext:value-type="float">
            <text:p>0.366875</text:p>
          </table:table-cell>
          <table:table-cell table:formula="of:=SUM([.G205:.G214])/10" office:value-type="float" office:value="0.550625" calcext:value-type="float">
            <text:p>0.550625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0.0040851598168956" calcext:value-type="float">
            <text:p>0.004085159816896</text:p>
          </table:table-cell>
          <table:table-cell office:value-type="float" office:value="0.00000045689352348548" calcext:value-type="float">
            <text:p>4.5689352348548E-07</text:p>
          </table:table-cell>
          <table:table-cell office:value-type="float" office:value="0.5015625" calcext:value-type="float">
            <text:p>0.501562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8518080711365" calcext:value-type="float">
            <text:p>0.38518080711365</text:p>
          </table:table-cell>
          <table:table-cell/>
          <table:table-cell table:formula="of:=SUM([.C206:.C215])/10" office:value-type="float" office:value="0.00000911275569672035" calcext:value-type="float">
            <text:p>9.11275569672035E-06</text:p>
          </table:table-cell>
          <table:table-cell/>
          <table:table-cell table:formula="of:=SUM([.E206:.E215])/10" office:value-type="float" office:value="0.606875" calcext:value-type="float">
            <text:p>0.606875</text:p>
          </table:table-cell>
          <table:table-cell table:formula="of:=SUM([.F206:.F215])/10" office:value-type="float" office:value="0.3671875" calcext:value-type="float">
            <text:p>0.3671875</text:p>
          </table:table-cell>
          <table:table-cell table:formula="of:=SUM([.G206:.G215])/10" office:value-type="float" office:value="0.554375" calcext:value-type="float">
            <text:p>0.55437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0034165290970122" calcext:value-type="float">
            <text:p>0.003416529097012</text:p>
          </table:table-cell>
          <table:table-cell office:value-type="float" office:value="0.000027409748375512" calcext:value-type="float">
            <text:p>2.7409748375512E-0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425" calcext:value-type="float">
            <text:p>0.425</text:p>
          </table:table-cell>
          <table:table-cell office:value-type="float" office:value="0.6125" calcext:value-type="float">
            <text:p>0.6125</text:p>
          </table:table-cell>
          <table:table-cell office:value-type="float" office:value="4.090625" calcext:value-type="float">
            <text:p>4.090625</text:p>
          </table:table-cell>
          <table:table-cell office:value-type="float" office:value="1" calcext:value-type="float">
            <text:p>1</text:p>
          </table:table-cell>
          <table:table-cell office:value-type="float" office:value="0.38315436840057" calcext:value-type="float">
            <text:p>0.38315436840057</text:p>
          </table:table-cell>
          <table:table-cell/>
          <table:table-cell table:formula="of:=SUM([.C207:.C216])/10" office:value-type="float" office:value="0.0000108988828747284" calcext:value-type="float">
            <text:p>1.08988828747284E-05</text:p>
          </table:table-cell>
          <table:table-cell/>
          <table:table-cell table:formula="of:=SUM([.E207:.E216])/10" office:value-type="float" office:value="0.60375" calcext:value-type="float">
            <text:p>0.60375</text:p>
          </table:table-cell>
          <table:table-cell table:formula="of:=SUM([.F207:.F216])/10" office:value-type="float" office:value="0.3721875" calcext:value-type="float">
            <text:p>0.3721875</text:p>
          </table:table-cell>
          <table:table-cell table:formula="of:=SUM([.G207:.G216])/10" office:value-type="float" office:value="0.5603125" calcext:value-type="float">
            <text:p>0.5603125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0.0037135834936635" calcext:value-type="float">
            <text:p>0.003713583493664</text:p>
          </table:table-cell>
          <table:table-cell office:value-type="float" office:value="0.000010636713766094" calcext:value-type="float">
            <text:p>1.0636713766094E-05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375" calcext:value-type="float">
            <text:p>0.5375</text:p>
          </table:table-cell>
          <table:table-cell office:value-type="float" office:value="4.203125" calcext:value-type="float">
            <text:p>4.203125</text:p>
          </table:table-cell>
          <table:table-cell office:value-type="float" office:value="1" calcext:value-type="float">
            <text:p>1</text:p>
          </table:table-cell>
          <table:table-cell office:value-type="float" office:value="0.37832071781158" calcext:value-type="float">
            <text:p>0.37832071781158</text:p>
          </table:table-cell>
          <table:table-cell/>
          <table:table-cell table:formula="of:=SUM([.C208:.C217])/10" office:value-type="float" office:value="0.0000119526669456973" calcext:value-type="float">
            <text:p>1.19526669456973E-05</text:p>
          </table:table-cell>
          <table:table-cell/>
          <table:table-cell table:formula="of:=SUM([.E208:.E217])/10" office:value-type="float" office:value="0.5971875" calcext:value-type="float">
            <text:p>0.5971875</text:p>
          </table:table-cell>
          <table:table-cell table:formula="of:=SUM([.F208:.F217])/10" office:value-type="float" office:value="0.37" calcext:value-type="float">
            <text:p>0.37</text:p>
          </table:table-cell>
          <table:table-cell table:formula="of:=SUM([.G208:.G217])/10" office:value-type="float" office:value="0.556875" calcext:value-type="float">
            <text:p>0.556875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0.0038910856179427" calcext:value-type="float">
            <text:p>0.003891085617943</text:p>
          </table:table-cell>
          <table:table-cell office:value-type="float" office:value="0.0000061941213848889" calcext:value-type="float">
            <text:p>6.1941213848889E-06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678125" calcext:value-type="float">
            <text:p>0.6781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4.1125" calcext:value-type="float">
            <text:p>4.1125</text:p>
          </table:table-cell>
          <table:table-cell office:value-type="float" office:value="1" calcext:value-type="float">
            <text:p>1</text:p>
          </table:table-cell>
          <table:table-cell office:value-type="float" office:value="0.3839984536171" calcext:value-type="float">
            <text:p>0.3839984536171</text:p>
          </table:table-cell>
          <table:table-cell/>
          <table:table-cell table:formula="of:=SUM([.C209:.C218])/10" office:value-type="float" office:value="0.0000116524407311823" calcext:value-type="float">
            <text:p>1.16524407311823E-05</text:p>
          </table:table-cell>
          <table:table-cell/>
          <table:table-cell table:formula="of:=SUM([.E209:.E218])/10" office:value-type="float" office:value="0.6021875" calcext:value-type="float">
            <text:p>0.6021875</text:p>
          </table:table-cell>
          <table:table-cell table:formula="of:=SUM([.F209:.F218])/10" office:value-type="float" office:value="0.375" calcext:value-type="float">
            <text:p>0.375</text:p>
          </table:table-cell>
          <table:table-cell table:formula="of:=SUM([.G209:.G218])/10" office:value-type="float" office:value="0.5565625" calcext:value-type="float">
            <text:p>0.5565625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0.0032156420347746" calcext:value-type="float">
            <text:p>0.003215642034775</text:p>
          </table:table-cell>
          <table:table-cell office:value-type="float" office:value="0.0000463446069634" calcext:value-type="float">
            <text:p>4.63446069634E-05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4.196875" calcext:value-type="float">
            <text:p>4.196875</text:p>
          </table:table-cell>
          <table:table-cell office:value-type="float" office:value="1" calcext:value-type="float">
            <text:p>1</text:p>
          </table:table-cell>
          <table:table-cell office:value-type="float" office:value="0.37712755203247" calcext:value-type="float">
            <text:p>0.37712755203247</text:p>
          </table:table-cell>
          <table:table-cell/>
          <table:table-cell table:formula="of:=SUM([.C210:.C219])/10" office:value-type="float" office:value="0.0000161891318021761" calcext:value-type="float">
            <text:p>1.61891318021761E-05</text:p>
          </table:table-cell>
          <table:table-cell/>
          <table:table-cell table:formula="of:=SUM([.E210:.E219])/10" office:value-type="float" office:value="0.60375" calcext:value-type="float">
            <text:p>0.60375</text:p>
          </table:table-cell>
          <table:table-cell table:formula="of:=SUM([.F210:.F219])/10" office:value-type="float" office:value="0.3740625" calcext:value-type="float">
            <text:p>0.3740625</text:p>
          </table:table-cell>
          <table:table-cell table:formula="of:=SUM([.G210:.G219])/10" office:value-type="float" office:value="0.55625" calcext:value-type="float">
            <text:p>0.55625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0.0028060939002899" calcext:value-type="float">
            <text:p>0.00280609390029</text:p>
          </table:table-cell>
          <table:table-cell office:value-type="float" office:value="0.00000026053192252462" calcext:value-type="float">
            <text:p>2.6053192252462E-07</text:p>
          </table:table-cell>
          <table:table-cell office:value-type="float" office:value="0.4953125" calcext:value-type="float">
            <text:p>0.495312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196875" calcext:value-type="float">
            <text:p>4.196875</text:p>
          </table:table-cell>
          <table:table-cell office:value-type="float" office:value="1" calcext:value-type="float">
            <text:p>1</text:p>
          </table:table-cell>
          <table:table-cell office:value-type="float" office:value="0.3831715464592" calcext:value-type="float">
            <text:p>0.3831715464592</text:p>
          </table:table-cell>
          <table:table-cell/>
          <table:table-cell table:formula="of:=SUM([.C211:.C220])/10" office:value-type="float" office:value="0.0000151122605666336" calcext:value-type="float">
            <text:p>1.51122605666336E-05</text:p>
          </table:table-cell>
          <table:table-cell/>
          <table:table-cell table:formula="of:=SUM([.E211:.E220])/10" office:value-type="float" office:value="0.6040625" calcext:value-type="float">
            <text:p>0.6040625</text:p>
          </table:table-cell>
          <table:table-cell table:formula="of:=SUM([.F211:.F220])/10" office:value-type="float" office:value="0.37125" calcext:value-type="float">
            <text:p>0.37125</text:p>
          </table:table-cell>
          <table:table-cell table:formula="of:=SUM([.G211:.G220])/10" office:value-type="float" office:value="0.5578125" calcext:value-type="float">
            <text:p>0.557812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030617181779235" calcext:value-type="float">
            <text:p>0.003061718177924</text:p>
          </table:table-cell>
          <table:table-cell office:value-type="float" office:value="0.000050288627833815" calcext:value-type="float">
            <text:p>5.0288627833815E-05</text:p>
          </table:table-cell>
          <table:table-cell office:value-type="float" office:value="0.55" calcext:value-type="float">
            <text:p>0.5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4.11875" calcext:value-type="float">
            <text:p>4.11875</text:p>
          </table:table-cell>
          <table:table-cell office:value-type="float" office:value="1" calcext:value-type="float">
            <text:p>1</text:p>
          </table:table-cell>
          <table:table-cell office:value-type="float" office:value="0.38877093791962" calcext:value-type="float">
            <text:p>0.38877093791962</text:p>
          </table:table-cell>
          <table:table-cell/>
          <table:table-cell table:formula="of:=SUM([.C212:.C221])/10" office:value-type="float" office:value="0.0000168879677292305" calcext:value-type="float">
            <text:p>1.68879677292305E-05</text:p>
          </table:table-cell>
          <table:table-cell/>
          <table:table-cell table:formula="of:=SUM([.E212:.E221])/10" office:value-type="float" office:value="0.6196875" calcext:value-type="float">
            <text:p>0.6196875</text:p>
          </table:table-cell>
          <table:table-cell table:formula="of:=SUM([.F212:.F221])/10" office:value-type="float" office:value="0.375625" calcext:value-type="float">
            <text:p>0.375625</text:p>
          </table:table-cell>
          <table:table-cell table:formula="of:=SUM([.G212:.G221])/10" office:value-type="float" office:value="0.5621875" calcext:value-type="float">
            <text:p>0.5621875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0.0031615793646779" calcext:value-type="float">
            <text:p>0.003161579364678</text:p>
          </table:table-cell>
          <table:table-cell office:value-type="float" office:value="0.000096350998172441" calcext:value-type="float">
            <text:p>9.6350998172441E-05</text:p>
          </table:table-cell>
          <table:table-cell office:value-type="float" office:value="0.4890625" calcext:value-type="float">
            <text:p>0.48906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4.11875" calcext:value-type="float">
            <text:p>4.11875</text:p>
          </table:table-cell>
          <table:table-cell office:value-type="float" office:value="1" calcext:value-type="float">
            <text:p>1</text:p>
          </table:table-cell>
          <table:table-cell office:value-type="float" office:value="0.37688344717026" calcext:value-type="float">
            <text:p>0.37688344717026</text:p>
          </table:table-cell>
          <table:table-cell/>
          <table:table-cell table:formula="of:=SUM([.C213:.C222])/10" office:value-type="float" office:value="0.0000240605087675105" calcext:value-type="float">
            <text:p>2.40605087675105E-05</text:p>
          </table:table-cell>
          <table:table-cell/>
          <table:table-cell table:formula="of:=SUM([.E213:.E222])/10" office:value-type="float" office:value="0.6253125" calcext:value-type="float">
            <text:p>0.6253125</text:p>
          </table:table-cell>
          <table:table-cell table:formula="of:=SUM([.F213:.F222])/10" office:value-type="float" office:value="0.38125" calcext:value-type="float">
            <text:p>0.38125</text:p>
          </table:table-cell>
          <table:table-cell table:formula="of:=SUM([.G213:.G222])/10" office:value-type="float" office:value="0.569375" calcext:value-type="float">
            <text:p>0.569375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0.0025520340859657" calcext:value-type="float">
            <text:p>0.002552034085966</text:p>
          </table:table-cell>
          <table:table-cell office:value-type="float" office:value="0.0000087985044326392" calcext:value-type="float">
            <text:p>8.7985044326392E-06</text:p>
          </table:table-cell>
          <table:table-cell office:value-type="float" office:value="0.55" calcext:value-type="float">
            <text:p>0.55</text:p>
          </table:table-cell>
          <table:table-cell office:value-type="float" office:value="0.64375" calcext:value-type="float">
            <text:p>0.643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4.159375" calcext:value-type="float">
            <text:p>4.159375</text:p>
          </table:table-cell>
          <table:table-cell office:value-type="float" office:value="1" calcext:value-type="float">
            <text:p>1</text:p>
          </table:table-cell>
          <table:table-cell office:value-type="float" office:value="0.38950781822205" calcext:value-type="float">
            <text:p>0.38950781822205</text:p>
          </table:table-cell>
          <table:table-cell/>
          <table:table-cell table:formula="of:=SUM([.C214:.C223])/10" office:value-type="float" office:value="0.0000248934868605593" calcext:value-type="float">
            <text:p>2.48934868605593E-05</text:p>
          </table:table-cell>
          <table:table-cell/>
          <table:table-cell table:formula="of:=SUM([.E214:.E223])/10" office:value-type="float" office:value="0.6259375" calcext:value-type="float">
            <text:p>0.6259375</text:p>
          </table:table-cell>
          <table:table-cell table:formula="of:=SUM([.F214:.F223])/10" office:value-type="float" office:value="0.3821875" calcext:value-type="float">
            <text:p>0.3821875</text:p>
          </table:table-cell>
          <table:table-cell table:formula="of:=SUM([.G214:.G223])/10" office:value-type="float" office:value="0.5715625" calcext:value-type="float">
            <text:p>0.5715625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0.0028903977887239" calcext:value-type="float">
            <text:p>0.002890397788724</text:p>
          </table:table-cell>
          <table:table-cell office:value-type="float" office:value="0.0000047560909743699" calcext:value-type="float">
            <text:p>4.7560909743699E-06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621875" calcext:value-type="float">
            <text:p>0.621875</text:p>
          </table:table-cell>
          <table:table-cell office:value-type="float" office:value="4.071875" calcext:value-type="float">
            <text:p>4.071875</text:p>
          </table:table-cell>
          <table:table-cell office:value-type="float" office:value="1" calcext:value-type="float">
            <text:p>1</text:p>
          </table:table-cell>
          <table:table-cell office:value-type="float" office:value="0.38202368021011" calcext:value-type="float">
            <text:p>0.38202368021011</text:p>
          </table:table-cell>
          <table:table-cell/>
          <table:table-cell table:formula="of:=SUM([.C215:.C224])/10" office:value-type="float" office:value="0.000025149683734917" calcext:value-type="float">
            <text:p>2.5149683734917E-05</text:p>
          </table:table-cell>
          <table:table-cell/>
          <table:table-cell table:formula="of:=SUM([.E215:.E224])/10" office:value-type="float" office:value="0.62875" calcext:value-type="float">
            <text:p>0.62875</text:p>
          </table:table-cell>
          <table:table-cell table:formula="of:=SUM([.F215:.F224])/10" office:value-type="float" office:value="0.38625" calcext:value-type="float">
            <text:p>0.38625</text:p>
          </table:table-cell>
          <table:table-cell table:formula="of:=SUM([.G215:.G224])/10" office:value-type="float" office:value="0.5796875" calcext:value-type="float">
            <text:p>0.5796875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0.0027751426816394" calcext:value-type="float">
            <text:p>0.002775142681639</text:p>
          </table:table-cell>
          <table:table-cell office:value-type="float" office:value="0.000041466189797811" calcext:value-type="float">
            <text:p>4.1466189797811E-05</text:p>
          </table:table-cell>
          <table:table-cell office:value-type="float" office:value="0.5171875" calcext:value-type="float">
            <text:p>0.5171875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5" calcext:value-type="float">
            <text:p>0.55</text:p>
          </table:table-cell>
          <table:table-cell office:value-type="float" office:value="4.23125" calcext:value-type="float">
            <text:p>4.23125</text:p>
          </table:table-cell>
          <table:table-cell office:value-type="float" office:value="1" calcext:value-type="float">
            <text:p>1</text:p>
          </table:table-cell>
          <table:table-cell office:value-type="float" office:value="0.37496229410172" calcext:value-type="float">
            <text:p>0.37496229410172</text:p>
          </table:table-cell>
          <table:table-cell/>
          <table:table-cell table:formula="of:=SUM([.C216:.C225])/10" office:value-type="float" office:value="0.0000292506133623496" calcext:value-type="float">
            <text:p>2.92506133623496E-05</text:p>
          </table:table-cell>
          <table:table-cell/>
          <table:table-cell table:formula="of:=SUM([.E216:.E225])/10" office:value-type="float" office:value="0.6309375" calcext:value-type="float">
            <text:p>0.6309375</text:p>
          </table:table-cell>
          <table:table-cell table:formula="of:=SUM([.F216:.F225])/10" office:value-type="float" office:value="0.388125" calcext:value-type="float">
            <text:p>0.388125</text:p>
          </table:table-cell>
          <table:table-cell table:formula="of:=SUM([.G216:.G225])/10" office:value-type="float" office:value="0.5765625" calcext:value-type="float">
            <text:p>0.576562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028000176011119" calcext:value-type="float">
            <text:p>0.002800017601112</text:p>
          </table:table-cell>
          <table:table-cell office:value-type="float" office:value="0.000201008970447" calcext:value-type="float">
            <text:p>0.000201008970447</text:p>
          </table:table-cell>
          <table:table-cell office:value-type="float" office:value="0.6" calcext:value-type="float">
            <text:p>0.6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8178483247757" calcext:value-type="float">
            <text:p>0.38178483247757</text:p>
          </table:table-cell>
          <table:table-cell/>
          <table:table-cell table:formula="of:=SUM([.C217:.C226])/10" office:value-type="float" office:value="0.0000466105355694984" calcext:value-type="float">
            <text:p>4.66105355694984E-05</text:p>
          </table:table-cell>
          <table:table-cell/>
          <table:table-cell table:formula="of:=SUM([.E217:.E226])/10" office:value-type="float" office:value="0.6334375" calcext:value-type="float">
            <text:p>0.6334375</text:p>
          </table:table-cell>
          <table:table-cell table:formula="of:=SUM([.F217:.F226])/10" office:value-type="float" office:value="0.3840625" calcext:value-type="float">
            <text:p>0.3840625</text:p>
          </table:table-cell>
          <table:table-cell table:formula="of:=SUM([.G217:.G226])/10" office:value-type="float" office:value="0.569375" calcext:value-type="float">
            <text:p>0.569375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0.0017123639641795" calcext:value-type="float">
            <text:p>0.00171236396418</text:p>
          </table:table-cell>
          <table:table-cell office:value-type="float" office:value="0.000018100362815567" calcext:value-type="float">
            <text:p>1.8100362815567E-05</text:p>
          </table:table-cell>
          <table:table-cell office:value-type="float" office:value="0.5734375" calcext:value-type="float">
            <text:p>0.573437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0.309375" calcext:value-type="float">
            <text:p>0.309375</text:p>
          </table:table-cell>
          <table:table-cell office:value-type="float" office:value="0.509375" calcext:value-type="float">
            <text:p>0.509375</text:p>
          </table:table-cell>
          <table:table-cell office:value-type="float" office:value="4.26875" calcext:value-type="float">
            <text:p>4.26875</text:p>
          </table:table-cell>
          <table:table-cell office:value-type="float" office:value="1" calcext:value-type="float">
            <text:p>1</text:p>
          </table:table-cell>
          <table:table-cell office:value-type="float" office:value="0.3927919626236" calcext:value-type="float">
            <text:p>0.3927919626236</text:p>
          </table:table-cell>
          <table:table-cell/>
          <table:table-cell table:formula="of:=SUM([.C218:.C227])/10" office:value-type="float" office:value="0.0000473569004744457" calcext:value-type="float">
            <text:p>4.73569004744457E-05</text:p>
          </table:table-cell>
          <table:table-cell/>
          <table:table-cell table:formula="of:=SUM([.E218:.E227])/10" office:value-type="float" office:value="0.6371875" calcext:value-type="float">
            <text:p>0.6371875</text:p>
          </table:table-cell>
          <table:table-cell table:formula="of:=SUM([.F218:.F227])/10" office:value-type="float" office:value="0.3796875" calcext:value-type="float">
            <text:p>0.3796875</text:p>
          </table:table-cell>
          <table:table-cell table:formula="of:=SUM([.G218:.G227])/10" office:value-type="float" office:value="0.5665625" calcext:value-type="float">
            <text:p>0.5665625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0.0026797495811479" calcext:value-type="float">
            <text:p>0.002679749581148</text:p>
          </table:table-cell>
          <table:table-cell office:value-type="float" office:value="0.000054113299899396" calcext:value-type="float">
            <text:p>5.4113299899396E-0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0.65" calcext:value-type="float">
            <text:p>0.6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4.084375" calcext:value-type="float">
            <text:p>4.084375</text:p>
          </table:table-cell>
          <table:table-cell office:value-type="float" office:value="1" calcext:value-type="float">
            <text:p>1</text:p>
          </table:table-cell>
          <table:table-cell office:value-type="float" office:value="0.39629819393158" calcext:value-type="float">
            <text:p>0.39629819393158</text:p>
          </table:table-cell>
          <table:table-cell/>
          <table:table-cell table:formula="of:=SUM([.C219:.C228])/10" office:value-type="float" office:value="0.0000521488183258964" calcext:value-type="float">
            <text:p>5.21488183258964E-05</text:p>
          </table:table-cell>
          <table:table-cell/>
          <table:table-cell table:formula="of:=SUM([.E219:.E228])/10" office:value-type="float" office:value="0.634375" calcext:value-type="float">
            <text:p>0.634375</text:p>
          </table:table-cell>
          <table:table-cell table:formula="of:=SUM([.F219:.F228])/10" office:value-type="float" office:value="0.38125" calcext:value-type="float">
            <text:p>0.38125</text:p>
          </table:table-cell>
          <table:table-cell table:formula="of:=SUM([.G219:.G228])/10" office:value-type="float" office:value="0.5721875" calcext:value-type="float">
            <text:p>0.5721875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0.0036049070899026" calcext:value-type="float">
            <text:p>0.003604907089903</text:p>
          </table:table-cell>
          <table:table-cell office:value-type="float" office:value="0.000020379012261243" calcext:value-type="float">
            <text:p>2.0379012261243E-0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4.196875" calcext:value-type="float">
            <text:p>4.196875</text:p>
          </table:table-cell>
          <table:table-cell office:value-type="float" office:value="1" calcext:value-type="float">
            <text:p>1</text:p>
          </table:table-cell>
          <table:table-cell office:value-type="float" office:value="0.39722069501877" calcext:value-type="float">
            <text:p>0.39722069501877</text:p>
          </table:table-cell>
          <table:table-cell/>
          <table:table-cell table:formula="of:=SUM([.C220:.C229])/10" office:value-type="float" office:value="0.0000495522588556807" calcext:value-type="float">
            <text:p>4.95522588556807E-05</text:p>
          </table:table-cell>
          <table:table-cell/>
          <table:table-cell table:formula="of:=SUM([.E220:.E229])/10" office:value-type="float" office:value="0.63375" calcext:value-type="float">
            <text:p>0.63375</text:p>
          </table:table-cell>
          <table:table-cell table:formula="of:=SUM([.F220:.F229])/10" office:value-type="float" office:value="0.3803125" calcext:value-type="float">
            <text:p>0.3803125</text:p>
          </table:table-cell>
          <table:table-cell table:formula="of:=SUM([.G220:.G229])/10" office:value-type="float" office:value="0.5746875" calcext:value-type="float">
            <text:p>0.5746875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0.0040333055585506" calcext:value-type="float">
            <text:p>0.004033305558551</text:p>
          </table:table-cell>
          <table:table-cell office:value-type="float" office:value="0.00001497612198502" calcext:value-type="float">
            <text:p>1.497612198502E-05</text:p>
          </table:table-cell>
          <table:table-cell office:value-type="float" office:value="0.5171875" calcext:value-type="float">
            <text:p>0.51718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25" calcext:value-type="float">
            <text:p>0.525</text:p>
          </table:table-cell>
          <table:table-cell office:value-type="float" office:value="4.2625" calcext:value-type="float">
            <text:p>4.2625</text:p>
          </table:table-cell>
          <table:table-cell office:value-type="float" office:value="1" calcext:value-type="float">
            <text:p>1</text:p>
          </table:table-cell>
          <table:table-cell office:value-type="float" office:value="0.39160789251328" calcext:value-type="float">
            <text:p>0.39160789251328</text:p>
          </table:table-cell>
          <table:table-cell/>
          <table:table-cell table:formula="of:=SUM([.C221:.C230])/10" office:value-type="float" office:value="0.0000510238178619302" calcext:value-type="float">
            <text:p>5.10238178619302E-05</text:p>
          </table:table-cell>
          <table:table-cell/>
          <table:table-cell table:formula="of:=SUM([.E221:.E230])/10" office:value-type="float" office:value="0.630625" calcext:value-type="float">
            <text:p>0.630625</text:p>
          </table:table-cell>
          <table:table-cell table:formula="of:=SUM([.F221:.F230])/10" office:value-type="float" office:value="0.3828125" calcext:value-type="float">
            <text:p>0.3828125</text:p>
          </table:table-cell>
          <table:table-cell table:formula="of:=SUM([.G221:.G230])/10" office:value-type="float" office:value="0.570625" calcext:value-type="float">
            <text:p>0.57062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041277765587438" calcext:value-type="float">
            <text:p>0.004127776558744</text:p>
          </table:table-cell>
          <table:table-cell office:value-type="float" office:value="0.000033072074924925" calcext:value-type="float">
            <text:p>3.3072074924925E-05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4.240625" calcext:value-type="float">
            <text:p>4.240625</text:p>
          </table:table-cell>
          <table:table-cell office:value-type="float" office:value="1" calcext:value-type="float">
            <text:p>1</text:p>
          </table:table-cell>
          <table:table-cell office:value-type="float" office:value="0.3827031493187" calcext:value-type="float">
            <text:p>0.3827031493187</text:p>
          </table:table-cell>
          <table:table-cell/>
          <table:table-cell table:formula="of:=SUM([.C222:.C231])/10" office:value-type="float" office:value="0.0000493021625710412" calcext:value-type="float">
            <text:p>4.93021625710412E-05</text:p>
          </table:table-cell>
          <table:table-cell/>
          <table:table-cell table:formula="of:=SUM([.E222:.E231])/10" office:value-type="float" office:value="0.624375" calcext:value-type="float">
            <text:p>0.624375</text:p>
          </table:table-cell>
          <table:table-cell table:formula="of:=SUM([.F222:.F231])/10" office:value-type="float" office:value="0.3778125" calcext:value-type="float">
            <text:p>0.3778125</text:p>
          </table:table-cell>
          <table:table-cell table:formula="of:=SUM([.G222:.G231])/10" office:value-type="float" office:value="0.5621875" calcext:value-type="float">
            <text:p>0.5621875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0.0037773611024022" calcext:value-type="float">
            <text:p>0.003777361102402</text:p>
          </table:table-cell>
          <table:table-cell office:value-type="float" office:value="0.00000022200786677223" calcext:value-type="float">
            <text:p>2.2200786677223E-07</text:p>
          </table:table-cell>
          <table:table-cell office:value-type="float" office:value="0.5640625" calcext:value-type="float">
            <text:p>0.5640625</text:p>
          </table:table-cell>
          <table:table-cell office:value-type="float" office:value="0.684375" calcext:value-type="float">
            <text:p>0.68437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8513197898865" calcext:value-type="float">
            <text:p>0.38513197898865</text:p>
          </table:table-cell>
          <table:table-cell/>
          <table:table-cell table:formula="of:=SUM([.C223:.C232])/10" office:value-type="float" office:value="0.0000396892635404743" calcext:value-type="float">
            <text:p>3.96892635404743E-05</text:p>
          </table:table-cell>
          <table:table-cell/>
          <table:table-cell table:formula="of:=SUM([.E223:.E232])/10" office:value-type="float" office:value="0.631875" calcext:value-type="float">
            <text:p>0.631875</text:p>
          </table:table-cell>
          <table:table-cell table:formula="of:=SUM([.F223:.F232])/10" office:value-type="float" office:value="0.3771875" calcext:value-type="float">
            <text:p>0.3771875</text:p>
          </table:table-cell>
          <table:table-cell table:formula="of:=SUM([.G223:.G232])/10" office:value-type="float" office:value="0.559375" calcext:value-type="float">
            <text:p>0.559375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0.0045394863875117" calcext:value-type="float">
            <text:p>0.004539486387512</text:p>
          </table:table-cell>
          <table:table-cell office:value-type="float" office:value="0.0000030904677245182" calcext:value-type="float">
            <text:p>3.0904677245182E-06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1" calcext:value-type="float">
            <text:p>1</text:p>
          </table:table-cell>
          <table:table-cell office:value-type="float" office:value="0.64194400310516" calcext:value-type="float">
            <text:p>0.64194400310516</text:p>
          </table:table-cell>
          <table:table-cell/>
          <table:table-cell table:formula="of:=SUM([.C224:.C233])/10" office:value-type="float" office:value="0.0000391184598696622" calcext:value-type="float">
            <text:p>3.91184598696622E-05</text:p>
          </table:table-cell>
          <table:table-cell/>
          <table:table-cell table:formula="of:=SUM([.E224:.E233])/10" office:value-type="float" office:value="0.62875" calcext:value-type="float">
            <text:p>0.62875</text:p>
          </table:table-cell>
          <table:table-cell table:formula="of:=SUM([.F224:.F233])/10" office:value-type="float" office:value="0.37875" calcext:value-type="float">
            <text:p>0.37875</text:p>
          </table:table-cell>
          <table:table-cell table:formula="of:=SUM([.G224:.G233])/10" office:value-type="float" office:value="0.5575" calcext:value-type="float">
            <text:p>0.5575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0.0039653817453654" calcext:value-type="float">
            <text:p>0.003965381745365</text:p>
          </table:table-cell>
          <table:table-cell office:value-type="float" office:value="0.0000075521860892928" calcext:value-type="float">
            <text:p>7.5521860892928E-06</text:p>
          </table:table-cell>
          <table:table-cell office:value-type="float" office:value="0.5046875" calcext:value-type="float">
            <text:p>0.5046875</text:p>
          </table:table-cell>
          <table:table-cell office:value-type="float" office:value="0.575" calcext:value-type="float">
            <text:p>0.5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9611740112305" calcext:value-type="float">
            <text:p>0.39611740112305</text:p>
          </table:table-cell>
          <table:table-cell/>
          <table:table-cell table:formula="of:=SUM([.C225:.C234])/10" office:value-type="float" office:value="0.0000393980693811545" calcext:value-type="float">
            <text:p>3.93980693811545E-05</text:p>
          </table:table-cell>
          <table:table-cell/>
          <table:table-cell table:formula="of:=SUM([.E225:.E234])/10" office:value-type="float" office:value="0.6221875" calcext:value-type="float">
            <text:p>0.6221875</text:p>
          </table:table-cell>
          <table:table-cell table:formula="of:=SUM([.F225:.F234])/10" office:value-type="float" office:value="0.3765625" calcext:value-type="float">
            <text:p>0.3765625</text:p>
          </table:table-cell>
          <table:table-cell table:formula="of:=SUM([.G225:.G234])/10" office:value-type="float" office:value="0.5515625" calcext:value-type="float">
            <text:p>0.5515625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0.0032665570906829" calcext:value-type="float">
            <text:p>0.003266557090683</text:p>
          </table:table-cell>
          <table:table-cell office:value-type="float" office:value="0.0000018166438250043" calcext:value-type="float">
            <text:p>1.8166438250043E-06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4.221875" calcext:value-type="float">
            <text:p>4.221875</text:p>
          </table:table-cell>
          <table:table-cell office:value-type="float" office:value="1" calcext:value-type="float">
            <text:p>1</text:p>
          </table:table-cell>
          <table:table-cell office:value-type="float" office:value="0.31389642953873" calcext:value-type="float">
            <text:p>0.31389642953873</text:p>
          </table:table-cell>
          <table:table-cell/>
          <table:table-cell table:formula="of:=SUM([.C226:.C235])/10" office:value-type="float" office:value="0.0000354331147838739" calcext:value-type="float">
            <text:p>3.54331147838739E-05</text:p>
          </table:table-cell>
          <table:table-cell/>
          <table:table-cell table:formula="of:=SUM([.E226:.E235])/10" office:value-type="float" office:value="0.616875" calcext:value-type="float">
            <text:p>0.616875</text:p>
          </table:table-cell>
          <table:table-cell table:formula="of:=SUM([.F226:.F235])/10" office:value-type="float" office:value="0.3759375" calcext:value-type="float">
            <text:p>0.3759375</text:p>
          </table:table-cell>
          <table:table-cell table:formula="of:=SUM([.G226:.G235])/10" office:value-type="float" office:value="0.550625" calcext:value-type="float">
            <text:p>0.55062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0030859974387567" calcext:value-type="float">
            <text:p>0.003085997438757</text:p>
          </table:table-cell>
          <table:table-cell office:value-type="float" office:value="0.0000043122408388024" calcext:value-type="float">
            <text:p>4.3122408388024E-06</text:p>
          </table:table-cell>
          <table:table-cell office:value-type="float" office:value="0.5609375" calcext:value-type="float">
            <text:p>0.5609375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0.35" calcext:value-type="float">
            <text:p>0.35</text:p>
          </table:table-cell>
          <table:table-cell office:value-type="float" office:value="0.55" calcext:value-type="float">
            <text:p>0.55</text:p>
          </table:table-cell>
          <table:table-cell office:value-type="float" office:value="4.215625" calcext:value-type="float">
            <text:p>4.215625</text:p>
          </table:table-cell>
          <table:table-cell office:value-type="float" office:value="1" calcext:value-type="float">
            <text:p>1</text:p>
          </table:table-cell>
          <table:table-cell office:value-type="float" office:value="0.31599150896072" calcext:value-type="float">
            <text:p>0.31599150896072</text:p>
          </table:table-cell>
          <table:table-cell/>
          <table:table-cell table:formula="of:=SUM([.C227:.C236])/10" office:value-type="float" office:value="0.0000157634418230541" calcext:value-type="float">
            <text:p>1.57634418230541E-05</text:p>
          </table:table-cell>
          <table:table-cell/>
          <table:table-cell table:formula="of:=SUM([.E227:.E236])/10" office:value-type="float" office:value="0.62125" calcext:value-type="float">
            <text:p>0.62125</text:p>
          </table:table-cell>
          <table:table-cell table:formula="of:=SUM([.F227:.F236])/10" office:value-type="float" office:value="0.3725" calcext:value-type="float">
            <text:p>0.3725</text:p>
          </table:table-cell>
          <table:table-cell table:formula="of:=SUM([.G227:.G236])/10" office:value-type="float" office:value="0.5515625" calcext:value-type="float">
            <text:p>0.5515625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0.0024243546213256" calcext:value-type="float">
            <text:p>0.002424354621326</text:p>
          </table:table-cell>
          <table:table-cell office:value-type="float" office:value="0.000010091233417062" calcext:value-type="float">
            <text:p>1.0091233417062E-05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1229428052902" calcext:value-type="float">
            <text:p>0.31229428052902</text:p>
          </table:table-cell>
          <table:table-cell/>
          <table:table-cell table:formula="of:=SUM([.C228:.C237])/10" office:value-type="float" office:value="0.0000149625288832036" calcext:value-type="float">
            <text:p>1.49625288832036E-05</text:p>
          </table:table-cell>
          <table:table-cell/>
          <table:table-cell table:formula="of:=SUM([.E228:.E237])/10" office:value-type="float" office:value="0.6134375" calcext:value-type="float">
            <text:p>0.6134375</text:p>
          </table:table-cell>
          <table:table-cell table:formula="of:=SUM([.F228:.F237])/10" office:value-type="float" office:value="0.3796875" calcext:value-type="float">
            <text:p>0.3796875</text:p>
          </table:table-cell>
          <table:table-cell table:formula="of:=SUM([.G228:.G237])/10" office:value-type="float" office:value="0.5546875" calcext:value-type="float">
            <text:p>0.5546875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0.0030215900857002" calcext:value-type="float">
            <text:p>0.0030215900857</text:p>
          </table:table-cell>
          <table:table-cell office:value-type="float" office:value="0.000035293427258608" calcext:value-type="float">
            <text:p>3.5293427258608E-0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1461398601532" calcext:value-type="float">
            <text:p>0.31461398601532</text:p>
          </table:table-cell>
          <table:table-cell/>
          <table:table-cell table:formula="of:=SUM([.C229:.C238])/10" office:value-type="float" office:value="0.0000130805416191248" calcext:value-type="float">
            <text:p>1.30805416191248E-05</text:p>
          </table:table-cell>
          <table:table-cell/>
          <table:table-cell table:formula="of:=SUM([.E229:.E238])/10" office:value-type="float" office:value="0.60875" calcext:value-type="float">
            <text:p>0.60875</text:p>
          </table:table-cell>
          <table:table-cell table:formula="of:=SUM([.F229:.F238])/10" office:value-type="float" office:value="0.375625" calcext:value-type="float">
            <text:p>0.375625</text:p>
          </table:table-cell>
          <table:table-cell table:formula="of:=SUM([.G229:.G238])/10" office:value-type="float" office:value="0.550625" calcext:value-type="float">
            <text:p>0.550625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0.0025980867503677" calcext:value-type="float">
            <text:p>0.002598086750368</text:p>
          </table:table-cell>
          <table:table-cell office:value-type="float" office:value="0.0000093831849737522" calcext:value-type="float">
            <text:p>9.3831849737522E-06</text:p>
          </table:table-cell>
          <table:table-cell office:value-type="float" office:value="0.6015625" calcext:value-type="float">
            <text:p>0.6015625</text:p>
          </table:table-cell>
          <table:table-cell office:value-type="float" office:value="0.65" calcext:value-type="float">
            <text:p>0.6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31406117677689" calcext:value-type="float">
            <text:p>0.31406117677689</text:p>
          </table:table-cell>
          <table:table-cell/>
          <table:table-cell table:formula="of:=SUM([.C230:.C239])/10" office:value-type="float" office:value="0.0000119809588903757" calcext:value-type="float">
            <text:p>1.19809588903757E-05</text:p>
          </table:table-cell>
          <table:table-cell/>
          <table:table-cell table:formula="of:=SUM([.E230:.E239])/10" office:value-type="float" office:value="0.6134375" calcext:value-type="float">
            <text:p>0.6134375</text:p>
          </table:table-cell>
          <table:table-cell table:formula="of:=SUM([.F230:.F239])/10" office:value-type="float" office:value="0.37375" calcext:value-type="float">
            <text:p>0.37375</text:p>
          </table:table-cell>
          <table:table-cell table:formula="of:=SUM([.G230:.G239])/10" office:value-type="float" office:value="0.55125" calcext:value-type="float">
            <text:p>0.55125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0.0029322577727726" calcext:value-type="float">
            <text:p>0.002932257772773</text:p>
          </table:table-cell>
          <table:table-cell office:value-type="float" office:value="0.00000008828912573481" calcext:value-type="float">
            <text:p>8.828912573481E-08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31340712308884" calcext:value-type="float">
            <text:p>0.31340712308884</text:p>
          </table:table-cell>
          <table:table-cell/>
          <table:table-cell table:formula="of:=SUM([.C231:.C240])/10" office:value-type="float" office:value="0.0000104921756044472" calcext:value-type="float">
            <text:p>1.04921756044472E-05</text:p>
          </table:table-cell>
          <table:table-cell/>
          <table:table-cell table:formula="of:=SUM([.E231:.E240])/10" office:value-type="float" office:value="0.6190625" calcext:value-type="float">
            <text:p>0.6190625</text:p>
          </table:table-cell>
          <table:table-cell table:formula="of:=SUM([.F231:.F240])/10" office:value-type="float" office:value="0.3725" calcext:value-type="float">
            <text:p>0.3725</text:p>
          </table:table-cell>
          <table:table-cell table:formula="of:=SUM([.G231:.G240])/10" office:value-type="float" office:value="0.5546875" calcext:value-type="float">
            <text:p>0.554687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036385291256011" calcext:value-type="float">
            <text:p>0.003638529125601</text:p>
          </table:table-cell>
          <table:table-cell office:value-type="float" office:value="0.00000023191224321831" calcext:value-type="float">
            <text:p>2.3191224321831E-07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1275050640106" calcext:value-type="float">
            <text:p>0.31275050640106</text:p>
          </table:table-cell>
          <table:table-cell/>
          <table:table-cell table:formula="of:=SUM([.C232:.C241])/10" office:value-type="float" office:value="0.00000720815933627653" calcext:value-type="float">
            <text:p>7.20815933627653E-06</text:p>
          </table:table-cell>
          <table:table-cell/>
          <table:table-cell table:formula="of:=SUM([.E232:.E241])/10" office:value-type="float" office:value="0.6115625" calcext:value-type="float">
            <text:p>0.6115625</text:p>
          </table:table-cell>
          <table:table-cell table:formula="of:=SUM([.F232:.F241])/10" office:value-type="float" office:value="0.371875" calcext:value-type="float">
            <text:p>0.371875</text:p>
          </table:table-cell>
          <table:table-cell table:formula="of:=SUM([.G232:.G241])/10" office:value-type="float" office:value="0.559375" calcext:value-type="float">
            <text:p>0.559375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0.0023742610152112" calcext:value-type="float">
            <text:p>0.002374261015211</text:p>
          </table:table-cell>
          <table:table-cell office:value-type="float" office:value="0.0000055456033990525" calcext:value-type="float">
            <text:p>5.5456033990525E-06</text:p>
          </table:table-cell>
          <table:table-cell office:value-type="float" office:value="0.5453125" calcext:value-type="float">
            <text:p>0.5453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0.31399912834167" calcext:value-type="float">
            <text:p>0.31399912834167</text:p>
          </table:table-cell>
          <table:table-cell/>
          <table:table-cell table:formula="of:=SUM([.C233:.C242])/10" office:value-type="float" office:value="0.00000774051888950455" calcext:value-type="float">
            <text:p>7.74051888950455E-06</text:p>
          </table:table-cell>
          <table:table-cell/>
          <table:table-cell table:formula="of:=SUM([.E233:.E242])/10" office:value-type="float" office:value="0.605625" calcext:value-type="float">
            <text:p>0.605625</text:p>
          </table:table-cell>
          <table:table-cell table:formula="of:=SUM([.F233:.F242])/10" office:value-type="float" office:value="0.3675" calcext:value-type="float">
            <text:p>0.3675</text:p>
          </table:table-cell>
          <table:table-cell table:formula="of:=SUM([.G233:.G242])/10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0.0022316490270896" calcext:value-type="float">
            <text:p>0.00223164902709</text:p>
          </table:table-cell>
          <table:table-cell office:value-type="float" office:value="0.000051614443081975" calcext:value-type="float">
            <text:p>5.1614443081975E-05</text:p>
          </table:table-cell>
          <table:table-cell office:value-type="float" office:value="0.490625" calcext:value-type="float">
            <text:p>0.49062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321875" calcext:value-type="float">
            <text:p>0.321875</text:p>
          </table:table-cell>
          <table:table-cell office:value-type="float" office:value="0.575" calcext:value-type="float">
            <text:p>0.575</text:p>
          </table:table-cell>
          <table:table-cell office:value-type="float" office:value="4.203125" calcext:value-type="float">
            <text:p>4.203125</text:p>
          </table:table-cell>
          <table:table-cell office:value-type="float" office:value="1" calcext:value-type="float">
            <text:p>1</text:p>
          </table:table-cell>
          <table:table-cell office:value-type="float" office:value="0.31244305372238" calcext:value-type="float">
            <text:p>0.31244305372238</text:p>
          </table:table-cell>
          <table:table-cell/>
          <table:table-cell table:formula="of:=SUM([.C234:.C243])/10" office:value-type="float" office:value="0.0000125929164252502" calcext:value-type="float">
            <text:p>1.25929164252502E-05</text:p>
          </table:table-cell>
          <table:table-cell/>
          <table:table-cell table:formula="of:=SUM([.E234:.E243])/10" office:value-type="float" office:value="0.6040625" calcext:value-type="float">
            <text:p>0.6040625</text:p>
          </table:table-cell>
          <table:table-cell table:formula="of:=SUM([.F234:.F243])/10" office:value-type="float" office:value="0.3590625" calcext:value-type="float">
            <text:p>0.3590625</text:p>
          </table:table-cell>
          <table:table-cell table:formula="of:=SUM([.G234:.G243])/10" office:value-type="float" office:value="0.5615625" calcext:value-type="float">
            <text:p>0.5615625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0.0017106452796725" calcext:value-type="float">
            <text:p>0.001710645279673</text:p>
          </table:table-cell>
          <table:table-cell office:value-type="float" office:value="0.000040110354910802" calcext:value-type="float">
            <text:p>4.0110354910802E-0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4.128125" calcext:value-type="float">
            <text:p>4.128125</text:p>
          </table:table-cell>
          <table:table-cell office:value-type="float" office:value="1" calcext:value-type="float">
            <text:p>1</text:p>
          </table:table-cell>
          <table:table-cell office:value-type="float" office:value="0.31304000616074" calcext:value-type="float">
            <text:p>0.31304000616074</text:p>
          </table:table-cell>
          <table:table-cell/>
          <table:table-cell table:formula="of:=SUM([.C235:.C244])/10" office:value-type="float" office:value="0.0000158487333074012" calcext:value-type="float">
            <text:p>1.58487333074012E-05</text:p>
          </table:table-cell>
          <table:table-cell/>
          <table:table-cell table:formula="of:=SUM([.E235:.E244])/10" office:value-type="float" office:value="0.61375" calcext:value-type="float">
            <text:p>0.61375</text:p>
          </table:table-cell>
          <table:table-cell table:formula="of:=SUM([.F235:.F244])/10" office:value-type="float" office:value="0.36125" calcext:value-type="float">
            <text:p>0.36125</text:p>
          </table:table-cell>
          <table:table-cell table:formula="of:=SUM([.G235:.G244])/10" office:value-type="float" office:value="0.564375" calcext:value-type="float">
            <text:p>0.564375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0.0021529912366532" calcext:value-type="float">
            <text:p>0.002152991236653</text:p>
          </table:table-cell>
          <table:table-cell office:value-type="float" office:value="0.000054875340098965" calcext:value-type="float">
            <text:p>5.4875340098965E-05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375" calcext:value-type="float">
            <text:p>0.5375</text:p>
          </table:table-cell>
          <table:table-cell office:value-type="float" office:value="4.20625" calcext:value-type="float">
            <text:p>4.20625</text:p>
          </table:table-cell>
          <table:table-cell office:value-type="float" office:value="1" calcext:value-type="float">
            <text:p>1</text:p>
          </table:table-cell>
          <table:table-cell office:value-type="float" office:value="0.31048657894135" calcext:value-type="float">
            <text:p>0.31048657894135</text:p>
          </table:table-cell>
          <table:table-cell/>
          <table:table-cell table:formula="of:=SUM([.C236:.C245])/10" office:value-type="float" office:value="0.0000211546029347972" calcext:value-type="float">
            <text:p>2.11546029347972E-05</text:p>
          </table:table-cell>
          <table:table-cell/>
          <table:table-cell table:formula="of:=SUM([.E236:.E245])/10" office:value-type="float" office:value="0.61375" calcext:value-type="float">
            <text:p>0.61375</text:p>
          </table:table-cell>
          <table:table-cell table:formula="of:=SUM([.F236:.F245])/10" office:value-type="float" office:value="0.3659375" calcext:value-type="float">
            <text:p>0.3659375</text:p>
          </table:table-cell>
          <table:table-cell table:formula="of:=SUM([.G236:.G245])/10" office:value-type="float" office:value="0.5640625" calcext:value-type="float">
            <text:p>0.564062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0026436838787049" calcext:value-type="float">
            <text:p>0.002643683878705</text:p>
          </table:table-cell>
          <table:table-cell office:value-type="float" office:value="0.00002747278378049" calcext:value-type="float">
            <text:p>2.747278378049E-05</text:p>
          </table:table-cell>
          <table:table-cell office:value-type="float" office:value="0.4828125" calcext:value-type="float">
            <text:p>0.482812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5875" calcext:value-type="float">
            <text:p>0.5875</text:p>
          </table:table-cell>
          <table:table-cell office:value-type="float" office:value="4.14375" calcext:value-type="float">
            <text:p>4.14375</text:p>
          </table:table-cell>
          <table:table-cell office:value-type="float" office:value="1" calcext:value-type="float">
            <text:p>1</text:p>
          </table:table-cell>
          <table:table-cell office:value-type="float" office:value="0.31441890001297" calcext:value-type="float">
            <text:p>0.31441890001297</text:p>
          </table:table-cell>
          <table:table-cell/>
          <table:table-cell table:formula="of:=SUM([.C237:.C246])/10" office:value-type="float" office:value="0.000023470657228966" calcext:value-type="float">
            <text:p>2.3470657228966E-05</text:p>
          </table:table-cell>
          <table:table-cell/>
          <table:table-cell table:formula="of:=SUM([.E237:.E246])/10" office:value-type="float" office:value="0.604375" calcext:value-type="float">
            <text:p>0.604375</text:p>
          </table:table-cell>
          <table:table-cell table:formula="of:=SUM([.F237:.F246])/10" office:value-type="float" office:value="0.3715625" calcext:value-type="float">
            <text:p>0.3715625</text:p>
          </table:table-cell>
          <table:table-cell table:formula="of:=SUM([.G237:.G246])/10" office:value-type="float" office:value="0.5678125" calcext:value-type="float">
            <text:p>0.5678125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0.0024245491658803" calcext:value-type="float">
            <text:p>0.00242454916588</text:p>
          </table:table-cell>
          <table:table-cell office:value-type="float" office:value="0.000010011275582337" calcext:value-type="float">
            <text:p>1.0011275582337E-05</text:p>
          </table:table-cell>
          <table:table-cell office:value-type="float" office:value="0.4828125" calcext:value-type="float">
            <text:p>0.4828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1344946622849" calcext:value-type="float">
            <text:p>0.31344946622849</text:p>
          </table:table-cell>
          <table:table-cell/>
          <table:table-cell table:formula="of:=SUM([.C238:.C247])/10" office:value-type="float" office:value="0.0000234626614454935" calcext:value-type="float">
            <text:p>2.34626614454935E-05</text:p>
          </table:table-cell>
          <table:table-cell/>
          <table:table-cell table:formula="of:=SUM([.E238:.E247])/10" office:value-type="float" office:value="0.6065625" calcext:value-type="float">
            <text:p>0.6065625</text:p>
          </table:table-cell>
          <table:table-cell table:formula="of:=SUM([.F238:.F247])/10" office:value-type="float" office:value="0.369375" calcext:value-type="float">
            <text:p>0.369375</text:p>
          </table:table-cell>
          <table:table-cell table:formula="of:=SUM([.G238:.G247])/10" office:value-type="float" office:value="0.5696875" calcext:value-type="float">
            <text:p>0.5696875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0.002984236984048" calcext:value-type="float">
            <text:p>0.002984236984048</text:p>
          </table:table-cell>
          <table:table-cell office:value-type="float" office:value="0.000014818464154998" calcext:value-type="float">
            <text:p>1.4818464154998E-05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31206941604614" calcext:value-type="float">
            <text:p>0.31206941604614</text:p>
          </table:table-cell>
          <table:table-cell/>
          <table:table-cell table:formula="of:=SUM([.C239:.C248])/10" office:value-type="float" office:value="0.0000214151651351325" calcext:value-type="float">
            <text:p>2.14151651351325E-05</text:p>
          </table:table-cell>
          <table:table-cell/>
          <table:table-cell table:formula="of:=SUM([.E239:.E248])/10" office:value-type="float" office:value="0.5996875" calcext:value-type="float">
            <text:p>0.5996875</text:p>
          </table:table-cell>
          <table:table-cell table:formula="of:=SUM([.F239:.F248])/10" office:value-type="float" office:value="0.3678125" calcext:value-type="float">
            <text:p>0.3678125</text:p>
          </table:table-cell>
          <table:table-cell table:formula="of:=SUM([.G239:.G248])/10" office:value-type="float" office:value="0.566875" calcext:value-type="float">
            <text:p>0.566875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0.0017626645567361" calcext:value-type="float">
            <text:p>0.001762664556736</text:p>
          </table:table-cell>
          <table:table-cell office:value-type="float" office:value="0.0000024382893635398" calcext:value-type="float">
            <text:p>2.4382893635398E-06</text:p>
          </table:table-cell>
          <table:table-cell office:value-type="float" office:value="0.5421875" calcext:value-type="float">
            <text:p>0.5421875</text:p>
          </table:table-cell>
          <table:table-cell office:value-type="float" office:value="0.55" calcext:value-type="float">
            <text:p>0.5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503125" calcext:value-type="float">
            <text:p>0.503125</text:p>
          </table:table-cell>
          <table:table-cell office:value-type="float" office:value="4.215625" calcext:value-type="float">
            <text:p>4.215625</text:p>
          </table:table-cell>
          <table:table-cell office:value-type="float" office:value="1" calcext:value-type="float">
            <text:p>1</text:p>
          </table:table-cell>
          <table:table-cell office:value-type="float" office:value="0.3261363863945" calcext:value-type="float">
            <text:p>0.3261363863945</text:p>
          </table:table-cell>
          <table:table-cell/>
          <table:table-cell table:formula="of:=SUM([.C240:.C249])/10" office:value-type="float" office:value="0.0000207206755741112" calcext:value-type="float">
            <text:p>2.07206755741112E-05</text:p>
          </table:table-cell>
          <table:table-cell/>
          <table:table-cell table:formula="of:=SUM([.E240:.E249])/10" office:value-type="float" office:value="0.5896875" calcext:value-type="float">
            <text:p>0.5896875</text:p>
          </table:table-cell>
          <table:table-cell table:formula="of:=SUM([.F240:.F249])/10" office:value-type="float" office:value="0.36625" calcext:value-type="float">
            <text:p>0.36625</text:p>
          </table:table-cell>
          <table:table-cell table:formula="of:=SUM([.G240:.G249])/10" office:value-type="float" office:value="0.560625" calcext:value-type="float">
            <text:p>0.560625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0.0012529999643448" calcext:value-type="float">
            <text:p>0.001252999964345</text:p>
          </table:table-cell>
          <table:table-cell office:value-type="float" office:value="0.000034649235705184" calcext:value-type="float">
            <text:p>3.4649235705184E-05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64375" calcext:value-type="float">
            <text:p>0.6437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4.065625" calcext:value-type="float">
            <text:p>4.065625</text:p>
          </table:table-cell>
          <table:table-cell office:value-type="float" office:value="1" calcext:value-type="float">
            <text:p>1</text:p>
          </table:table-cell>
          <table:table-cell office:value-type="float" office:value="0.31582959890366" calcext:value-type="float">
            <text:p>0.31582959890366</text:p>
          </table:table-cell>
          <table:table-cell/>
          <table:table-cell table:formula="of:=SUM([.C241:.C250])/10" office:value-type="float" office:value="0.0000241767702320562" calcext:value-type="float">
            <text:p>2.41767702320562E-05</text:p>
          </table:table-cell>
          <table:table-cell/>
          <table:table-cell table:formula="of:=SUM([.E241:.E250])/10" office:value-type="float" office:value="0.5925" calcext:value-type="float">
            <text:p>0.5925</text:p>
          </table:table-cell>
          <table:table-cell table:formula="of:=SUM([.F241:.F250])/10" office:value-type="float" office:value="0.3725" calcext:value-type="float">
            <text:p>0.3725</text:p>
          </table:table-cell>
          <table:table-cell table:formula="of:=SUM([.G241:.G250])/10" office:value-type="float" office:value="0.56875" calcext:value-type="float">
            <text:p>0.5687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21880243526539" calcext:value-type="float">
            <text:p>0.002188024352654</text:p>
          </table:table-cell>
          <table:table-cell office:value-type="float" office:value="0.00010605306138845" calcext:value-type="float">
            <text:p>0.000106053061388</text:p>
          </table:table-cell>
          <table:table-cell office:value-type="float" office:value="0.5" calcext:value-type="float">
            <text:p>0.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1696901321411" calcext:value-type="float">
            <text:p>0.31696901321411</text:p>
          </table:table-cell>
          <table:table-cell/>
          <table:table-cell table:formula="of:=SUM([.C242:.C251])/10" office:value-type="float" office:value="0.0000347588851465793" calcext:value-type="float">
            <text:p>3.47588851465793E-05</text:p>
          </table:table-cell>
          <table:table-cell/>
          <table:table-cell table:formula="of:=SUM([.E242:.E251])/10" office:value-type="float" office:value="0.5909375" calcext:value-type="float">
            <text:p>0.5909375</text:p>
          </table:table-cell>
          <table:table-cell table:formula="of:=SUM([.F242:.F251])/10" office:value-type="float" office:value="0.37125" calcext:value-type="float">
            <text:p>0.37125</text:p>
          </table:table-cell>
          <table:table-cell table:formula="of:=SUM([.G242:.G251])/10" office:value-type="float" office:value="0.5659375" calcext:value-type="float">
            <text:p>0.5659375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0.0030742762086447" calcext:value-type="float">
            <text:p>0.003074276208645</text:p>
          </table:table-cell>
          <table:table-cell office:value-type="float" office:value="0.000034198029598655" calcext:value-type="float">
            <text:p>3.4198029598655E-05</text:p>
          </table:table-cell>
          <table:table-cell office:value-type="float" office:value="0.5671875" calcext:value-type="float">
            <text:p>0.5671875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4.09375" calcext:value-type="float">
            <text:p>4.09375</text:p>
          </table:table-cell>
          <table:table-cell office:value-type="float" office:value="1" calcext:value-type="float">
            <text:p>1</text:p>
          </table:table-cell>
          <table:table-cell office:value-type="float" office:value="0.32439432144165" calcext:value-type="float">
            <text:p>0.32439432144165</text:p>
          </table:table-cell>
          <table:table-cell/>
          <table:table-cell table:formula="of:=SUM([.C243:.C252])/10" office:value-type="float" office:value="0.0000376241277665396" calcext:value-type="float">
            <text:p>3.76241277665396E-05</text:p>
          </table:table-cell>
          <table:table-cell/>
          <table:table-cell table:formula="of:=SUM([.E243:.E252])/10" office:value-type="float" office:value="0.5946875" calcext:value-type="float">
            <text:p>0.5946875</text:p>
          </table:table-cell>
          <table:table-cell table:formula="of:=SUM([.F243:.F252])/10" office:value-type="float" office:value="0.3715625" calcext:value-type="float">
            <text:p>0.3715625</text:p>
          </table:table-cell>
          <table:table-cell table:formula="of:=SUM([.G243:.G252])/10" office:value-type="float" office:value="0.5665625" calcext:value-type="float">
            <text:p>0.5665625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0.0032162771938602" calcext:value-type="float">
            <text:p>0.00321627719386</text:p>
          </table:table-cell>
          <table:table-cell office:value-type="float" office:value="0.000000010555630683765" calcext:value-type="float">
            <text:p>1.0555630683765E-08</text:p>
          </table:table-cell>
          <table:table-cell office:value-type="float" office:value="0.5484375" calcext:value-type="float">
            <text:p>0.5484375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0.35" calcext:value-type="float">
            <text:p>0.3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240625" calcext:value-type="float">
            <text:p>4.240625</text:p>
          </table:table-cell>
          <table:table-cell office:value-type="float" office:value="1" calcext:value-type="float">
            <text:p>1</text:p>
          </table:table-cell>
          <table:table-cell office:value-type="float" office:value="0.31583034992218" calcext:value-type="float">
            <text:p>0.31583034992218</text:p>
          </table:table-cell>
          <table:table-cell/>
          <table:table-cell table:formula="of:=SUM([.C244:.C253])/10" office:value-type="float" office:value="0.0000324637390214105" calcext:value-type="float">
            <text:p>3.24637390214105E-05</text:p>
          </table:table-cell>
          <table:table-cell/>
          <table:table-cell table:formula="of:=SUM([.E244:.E253])/10" office:value-type="float" office:value="0.598125" calcext:value-type="float">
            <text:p>0.598125</text:p>
          </table:table-cell>
          <table:table-cell table:formula="of:=SUM([.F244:.F253])/10" office:value-type="float" office:value="0.374375" calcext:value-type="float">
            <text:p>0.374375</text:p>
          </table:table-cell>
          <table:table-cell table:formula="of:=SUM([.G244:.G253])/10" office:value-type="float" office:value="0.565625" calcext:value-type="float">
            <text:p>0.565625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0.0032735826825956" calcext:value-type="float">
            <text:p>0.003273582682596</text:p>
          </table:table-cell>
          <table:table-cell office:value-type="float" office:value="0.000044331075531424" calcext:value-type="float">
            <text:p>4.4331075531424E-05</text:p>
          </table:table-cell>
          <table:table-cell office:value-type="float" office:value="0.5140625" calcext:value-type="float">
            <text:p>0.5140625</text:p>
          </table:table-cell>
          <table:table-cell office:value-type="float" office:value="0.65" calcext:value-type="float">
            <text:p>0.6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575" calcext:value-type="float">
            <text:p>0.57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1658294200897" calcext:value-type="float">
            <text:p>0.31658294200897</text:p>
          </table:table-cell>
          <table:table-cell/>
          <table:table-cell table:formula="of:=SUM([.C245:.C254])/10" office:value-type="float" office:value="0.0000328858110834727" calcext:value-type="float">
            <text:p>3.28858110834727E-05</text:p>
          </table:table-cell>
          <table:table-cell/>
          <table:table-cell table:formula="of:=SUM([.E245:.E254])/10" office:value-type="float" office:value="0.5959375" calcext:value-type="float">
            <text:p>0.5959375</text:p>
          </table:table-cell>
          <table:table-cell table:formula="of:=SUM([.F245:.F254])/10" office:value-type="float" office:value="0.3671875" calcext:value-type="float">
            <text:p>0.3671875</text:p>
          </table:table-cell>
          <table:table-cell table:formula="of:=SUM([.G245:.G254])/10" office:value-type="float" office:value="0.5640625" calcext:value-type="float">
            <text:p>0.5640625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0.0032840932137333" calcext:value-type="float">
            <text:p>0.003284093213733</text:p>
          </table:table-cell>
          <table:table-cell office:value-type="float" office:value="0.000010360382747435" calcext:value-type="float">
            <text:p>1.0360382747435E-05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159375" calcext:value-type="float">
            <text:p>4.159375</text:p>
          </table:table-cell>
          <table:table-cell office:value-type="float" office:value="1" calcext:value-type="float">
            <text:p>1</text:p>
          </table:table-cell>
          <table:table-cell office:value-type="float" office:value="0.31902211904526" calcext:value-type="float">
            <text:p>0.31902211904526</text:p>
          </table:table-cell>
          <table:table-cell/>
          <table:table-cell table:formula="of:=SUM([.C246:.C255])/10" office:value-type="float" office:value="0.0000284343153483197" calcext:value-type="float">
            <text:p>2.84343153483197E-05</text:p>
          </table:table-cell>
          <table:table-cell/>
          <table:table-cell table:formula="of:=SUM([.E246:.E255])/10" office:value-type="float" office:value="0.600625" calcext:value-type="float">
            <text:p>0.600625</text:p>
          </table:table-cell>
          <table:table-cell table:formula="of:=SUM([.F246:.F255])/10" office:value-type="float" office:value="0.36875" calcext:value-type="float">
            <text:p>0.36875</text:p>
          </table:table-cell>
          <table:table-cell table:formula="of:=SUM([.G246:.G255])/10" office:value-type="float" office:value="0.566875" calcext:value-type="float">
            <text:p>0.56687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06814451306127" calcext:value-type="float">
            <text:p>0.006814451306127</text:p>
          </table:table-cell>
          <table:table-cell office:value-type="float" office:value="0.000062061831281954" calcext:value-type="float">
            <text:p>6.2061831281954E-05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1673847436905" calcext:value-type="float">
            <text:p>0.31673847436905</text:p>
          </table:table-cell>
          <table:table-cell/>
          <table:table-cell table:formula="of:=SUM([.C247:.C256])/10" office:value-type="float" office:value="0.0000318932200984661" calcext:value-type="float">
            <text:p>3.18932200984661E-05</text:p>
          </table:table-cell>
          <table:table-cell/>
          <table:table-cell table:formula="of:=SUM([.E247:.E256])/10" office:value-type="float" office:value="0.600625" calcext:value-type="float">
            <text:p>0.600625</text:p>
          </table:table-cell>
          <table:table-cell table:formula="of:=SUM([.F247:.F256])/10" office:value-type="float" office:value="0.3653125" calcext:value-type="float">
            <text:p>0.3653125</text:p>
          </table:table-cell>
          <table:table-cell table:formula="of:=SUM([.G247:.G256])/10" office:value-type="float" office:value="0.564375" calcext:value-type="float">
            <text:p>0.564375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0063063753419556" calcext:value-type="float">
            <text:p>0.006306375341956</text:p>
          </table:table-cell>
          <table:table-cell office:value-type="float" office:value="0.00003325062821597" calcext:value-type="float">
            <text:p>3.325062821597E-05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1756767034531" calcext:value-type="float">
            <text:p>0.31756767034531</text:p>
          </table:table-cell>
          <table:table-cell/>
          <table:table-cell table:formula="of:=SUM([.C248:.C257])/10" office:value-type="float" office:value="0.0000342171553618294" calcext:value-type="float">
            <text:p>3.42171553618294E-05</text:p>
          </table:table-cell>
          <table:table-cell/>
          <table:table-cell table:formula="of:=SUM([.E248:.E257])/10" office:value-type="float" office:value="0.6053125" calcext:value-type="float">
            <text:p>0.6053125</text:p>
          </table:table-cell>
          <table:table-cell table:formula="of:=SUM([.F248:.F257])/10" office:value-type="float" office:value="0.36375" calcext:value-type="float">
            <text:p>0.36375</text:p>
          </table:table-cell>
          <table:table-cell table:formula="of:=SUM([.G248:.G257])/10" office:value-type="float" office:value="0.563125" calcext:value-type="float">
            <text:p>0.563125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0.005057260596368" calcext:value-type="float">
            <text:p>0.005057260596368</text:p>
          </table:table-cell>
          <table:table-cell office:value-type="float" office:value="0.0000017923962922245" calcext:value-type="float">
            <text:p>1.7923962922245E-06</text:p>
          </table:table-cell>
          <table:table-cell office:value-type="float" office:value="0.6234375" calcext:value-type="float">
            <text:p>0.6234375</text:p>
          </table:table-cell>
          <table:table-cell office:value-type="float" office:value="0.715625" calcext:value-type="float">
            <text:p>0.71562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4.125" calcext:value-type="float">
            <text:p>4.125</text:p>
          </table:table-cell>
          <table:table-cell office:value-type="float" office:value="1" calcext:value-type="float">
            <text:p>1</text:p>
          </table:table-cell>
          <table:table-cell office:value-type="float" office:value="0.31564996242523" calcext:value-type="float">
            <text:p>0.31564996242523</text:p>
          </table:table-cell>
          <table:table-cell/>
          <table:table-cell table:formula="of:=SUM([.C249:.C258])/10" office:value-type="float" office:value="0.000032914548575552" calcext:value-type="float">
            <text:p>3.2914548575552E-05</text:p>
          </table:table-cell>
          <table:table-cell/>
          <table:table-cell table:formula="of:=SUM([.E249:.E258])/10" office:value-type="float" office:value="0.6234375" calcext:value-type="float">
            <text:p>0.6234375</text:p>
          </table:table-cell>
          <table:table-cell table:formula="of:=SUM([.F249:.F258])/10" office:value-type="float" office:value="0.3684375" calcext:value-type="float">
            <text:p>0.3684375</text:p>
          </table:table-cell>
          <table:table-cell table:formula="of:=SUM([.G249:.G258])/10" office:value-type="float" office:value="0.568125" calcext:value-type="float">
            <text:p>0.568125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0.0041905385674909" calcext:value-type="float">
            <text:p>0.004190538567491</text:p>
          </table:table-cell>
          <table:table-cell office:value-type="float" office:value="0.000019945378816744" calcext:value-type="float">
            <text:p>1.9945378816744E-0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75" calcext:value-type="float">
            <text:p>0.575</text:p>
          </table:table-cell>
          <table:table-cell office:value-type="float" office:value="4.196875" calcext:value-type="float">
            <text:p>4.196875</text:p>
          </table:table-cell>
          <table:table-cell office:value-type="float" office:value="1" calcext:value-type="float">
            <text:p>1</text:p>
          </table:table-cell>
          <table:table-cell office:value-type="float" office:value="0.31637570858002" calcext:value-type="float">
            <text:p>0.31637570858002</text:p>
          </table:table-cell>
          <table:table-cell/>
          <table:table-cell table:formula="of:=SUM([.C250:.C259])/10" office:value-type="float" office:value="0.0000346652575208724" calcext:value-type="float">
            <text:p>3.46652575208724E-05</text:p>
          </table:table-cell>
          <table:table-cell/>
          <table:table-cell table:formula="of:=SUM([.E250:.E259])/10" office:value-type="float" office:value="0.6309375" calcext:value-type="float">
            <text:p>0.6309375</text:p>
          </table:table-cell>
          <table:table-cell table:formula="of:=SUM([.F250:.F259])/10" office:value-type="float" office:value="0.37" calcext:value-type="float">
            <text:p>0.37</text:p>
          </table:table-cell>
          <table:table-cell table:formula="of:=SUM([.G250:.G259])/10" office:value-type="float" office:value="0.5753125" calcext:value-type="float">
            <text:p>0.5753125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0.004810002548038" calcext:value-type="float">
            <text:p>0.004810002548038</text:p>
          </table:table-cell>
          <table:table-cell office:value-type="float" office:value="0.0000057696665734583" calcext:value-type="float">
            <text:p>5.7696665734583E-06</text:p>
          </table:table-cell>
          <table:table-cell office:value-type="float" office:value="0.5578125" calcext:value-type="float">
            <text:p>0.5578125</text:p>
          </table:table-cell>
          <table:table-cell office:value-type="float" office:value="0.678125" calcext:value-type="float">
            <text:p>0.6781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4.121875" calcext:value-type="float">
            <text:p>4.121875</text:p>
          </table:table-cell>
          <table:table-cell office:value-type="float" office:value="1" calcext:value-type="float">
            <text:p>1</text:p>
          </table:table-cell>
          <table:table-cell office:value-type="float" office:value="0.31693524122238" calcext:value-type="float">
            <text:p>0.31693524122238</text:p>
          </table:table-cell>
          <table:table-cell/>
          <table:table-cell table:formula="of:=SUM([.C251:.C260])/10" office:value-type="float" office:value="0.0000317773006076999" calcext:value-type="float">
            <text:p>3.17773006076999E-05</text:p>
          </table:table-cell>
          <table:table-cell/>
          <table:table-cell table:formula="of:=SUM([.E251:.E260])/10" office:value-type="float" office:value="0.634375" calcext:value-type="float">
            <text:p>0.634375</text:p>
          </table:table-cell>
          <table:table-cell table:formula="of:=SUM([.F251:.F260])/10" office:value-type="float" office:value="0.36375" calcext:value-type="float">
            <text:p>0.36375</text:p>
          </table:table-cell>
          <table:table-cell table:formula="of:=SUM([.G251:.G260])/10" office:value-type="float" office:value="0.5703125" calcext:value-type="float">
            <text:p>0.5703125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0039514664647868" calcext:value-type="float">
            <text:p>0.003951466464787</text:p>
          </table:table-cell>
          <table:table-cell office:value-type="float" office:value="0.000031187333676204" calcext:value-type="float">
            <text:p>3.1187333676204E-0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675" calcext:value-type="float">
            <text:p>0.675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575" calcext:value-type="float">
            <text:p>0.57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31599254608154" calcext:value-type="float">
            <text:p>0.31599254608154</text:p>
          </table:table-cell>
          <table:table-cell/>
          <table:table-cell table:formula="of:=SUM([.C252:.C261])/10" office:value-type="float" office:value="0.0000242907278364753" calcext:value-type="float">
            <text:p>2.42907278364753E-05</text:p>
          </table:table-cell>
          <table:table-cell/>
          <table:table-cell table:formula="of:=SUM([.E252:.E261])/10" office:value-type="float" office:value="0.6440625" calcext:value-type="float">
            <text:p>0.6440625</text:p>
          </table:table-cell>
          <table:table-cell table:formula="of:=SUM([.F252:.F261])/10" office:value-type="float" office:value="0.3615625" calcext:value-type="float">
            <text:p>0.3615625</text:p>
          </table:table-cell>
          <table:table-cell table:formula="of:=SUM([.G252:.G261])/10" office:value-type="float" office:value="0.5725" calcext:value-type="float">
            <text:p>0.5725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0.0039103491071728" calcext:value-type="float">
            <text:p>0.003910349107173</text:p>
          </table:table-cell>
          <table:table-cell office:value-type="float" office:value="0.0000025630046076979" calcext:value-type="float">
            <text:p>2.5630046076979E-06</text:p>
          </table:table-cell>
          <table:table-cell office:value-type="float" office:value="0.5578125" calcext:value-type="float">
            <text:p>0.5578125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31917622089386" calcext:value-type="float">
            <text:p>0.31917622089386</text:p>
          </table:table-cell>
          <table:table-cell/>
          <table:table-cell table:formula="of:=SUM([.C253:.C262])/10" office:value-type="float" office:value="0.0000211272253373795" calcext:value-type="float">
            <text:p>2.11272253373795E-05</text:p>
          </table:table-cell>
          <table:table-cell/>
          <table:table-cell table:formula="of:=SUM([.E253:.E262])/10" office:value-type="float" office:value="0.6446875" calcext:value-type="float">
            <text:p>0.6446875</text:p>
          </table:table-cell>
          <table:table-cell table:formula="of:=SUM([.F253:.F262])/10" office:value-type="float" office:value="0.363125" calcext:value-type="float">
            <text:p>0.363125</text:p>
          </table:table-cell>
          <table:table-cell table:formula="of:=SUM([.G253:.G262])/10" office:value-type="float" office:value="0.5728125" calcext:value-type="float">
            <text:p>0.5728125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0.0027487416926306" calcext:value-type="float">
            <text:p>0.002748741692631</text:p>
          </table:table-cell>
          <table:table-cell office:value-type="float" office:value="0.0000068436734083327" calcext:value-type="float">
            <text:p>6.8436734083327E-06</text:p>
          </table:table-cell>
          <table:table-cell table:number-columns-repeated="2" office:value-type="float" office:value="0.5625" calcext:value-type="float">
            <text:p>0.56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4.221875" calcext:value-type="float">
            <text:p>4.221875</text:p>
          </table:table-cell>
          <table:table-cell office:value-type="float" office:value="1" calcext:value-type="float">
            <text:p>1</text:p>
          </table:table-cell>
          <table:table-cell office:value-type="float" office:value="0.32043942213058" calcext:value-type="float">
            <text:p>0.32043942213058</text:p>
          </table:table-cell>
          <table:table-cell/>
          <table:table-cell table:formula="of:=SUM([.C254:.C263])/10" office:value-type="float" office:value="0.0000218105371151444" calcext:value-type="float">
            <text:p>2.18105371151444E-05</text:p>
          </table:table-cell>
          <table:table-cell/>
          <table:table-cell table:formula="of:=SUM([.E254:.E263])/10" office:value-type="float" office:value="0.6378125" calcext:value-type="float">
            <text:p>0.6378125</text:p>
          </table:table-cell>
          <table:table-cell table:formula="of:=SUM([.F254:.F263])/10" office:value-type="float" office:value="0.3640625" calcext:value-type="float">
            <text:p>0.3640625</text:p>
          </table:table-cell>
          <table:table-cell table:formula="of:=SUM([.G254:.G263])/10" office:value-type="float" office:value="0.5703125" calcext:value-type="float">
            <text:p>0.5703125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0.0043595921481028" calcext:value-type="float">
            <text:p>0.004359592148103</text:p>
          </table:table-cell>
          <table:table-cell office:value-type="float" office:value="0.00006095971873188" calcext:value-type="float">
            <text:p>6.095971873188E-0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32912837266922" calcext:value-type="float">
            <text:p>0.32912837266922</text:p>
          </table:table-cell>
          <table:table-cell/>
          <table:table-cell table:formula="of:=SUM([.C255:.C264])/10" office:value-type="float" office:value="0.00002347340143519" calcext:value-type="float">
            <text:p>2.347340143519E-05</text:p>
          </table:table-cell>
          <table:table-cell/>
          <table:table-cell table:formula="of:=SUM([.E255:.E264])/10" office:value-type="float" office:value="0.631875" calcext:value-type="float">
            <text:p>0.631875</text:p>
          </table:table-cell>
          <table:table-cell table:formula="of:=SUM([.F255:.F264])/10" office:value-type="float" office:value="0.364375" calcext:value-type="float">
            <text:p>0.364375</text:p>
          </table:table-cell>
          <table:table-cell table:formula="of:=SUM([.G255:.G264])/10" office:value-type="float" office:value="0.56625" calcext:value-type="float">
            <text:p>0.56625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0.0042913986195344" calcext:value-type="float">
            <text:p>0.004291398619534</text:p>
          </table:table-cell>
          <table:table-cell office:value-type="float" office:value="0.00001268741925578" calcext:value-type="float">
            <text:p>1.268741925578E-05</text:p>
          </table:table-cell>
          <table:table-cell office:value-type="float" office:value="0.5984375" calcext:value-type="float">
            <text:p>0.5984375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4.1375" calcext:value-type="float">
            <text:p>4.1375</text:p>
          </table:table-cell>
          <table:table-cell office:value-type="float" office:value="1" calcext:value-type="float">
            <text:p>1</text:p>
          </table:table-cell>
          <table:table-cell office:value-type="float" office:value="0.32318435907364" calcext:value-type="float">
            <text:p>0.32318435907364</text:p>
          </table:table-cell>
          <table:table-cell/>
          <table:table-cell table:formula="of:=SUM([.C256:.C265])/10" office:value-type="float" office:value="0.0000237061050860245" calcext:value-type="float">
            <text:p>2.37061050860245E-05</text:p>
          </table:table-cell>
          <table:table-cell/>
          <table:table-cell table:formula="of:=SUM([.E256:.E265])/10" office:value-type="float" office:value="0.6365625" calcext:value-type="float">
            <text:p>0.6365625</text:p>
          </table:table-cell>
          <table:table-cell table:formula="of:=SUM([.F256:.F265])/10" office:value-type="float" office:value="0.363125" calcext:value-type="float">
            <text:p>0.363125</text:p>
          </table:table-cell>
          <table:table-cell table:formula="of:=SUM([.G256:.G265])/10" office:value-type="float" office:value="0.5690625" calcext:value-type="float">
            <text:p>0.5690625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0060581628436921" calcext:value-type="float">
            <text:p>0.006058162843692</text:p>
          </table:table-cell>
          <table:table-cell office:value-type="float" office:value="0.000076471438885426" calcext:value-type="float">
            <text:p>7.6471438885426E-05</text:p>
          </table:table-cell>
          <table:table-cell office:value-type="float" office:value="0.5734375" calcext:value-type="float">
            <text:p>0.573437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4.246875" calcext:value-type="float">
            <text:p>4.246875</text:p>
          </table:table-cell>
          <table:table-cell office:value-type="float" office:value="1" calcext:value-type="float">
            <text:p>1</text:p>
          </table:table-cell>
          <table:table-cell office:value-type="float" office:value="0.32374511957169" calcext:value-type="float">
            <text:p>0.32374511957169</text:p>
          </table:table-cell>
          <table:table-cell/>
          <table:table-cell table:formula="of:=SUM([.C257:.C266])/10" office:value-type="float" office:value="0.0000251470658463717" calcext:value-type="float">
            <text:p>2.51470658463717E-05</text:p>
          </table:table-cell>
          <table:table-cell/>
          <table:table-cell table:formula="of:=SUM([.E257:.E266])/10" office:value-type="float" office:value="0.6415625" calcext:value-type="float">
            <text:p>0.6415625</text:p>
          </table:table-cell>
          <table:table-cell table:formula="of:=SUM([.F257:.F266])/10" office:value-type="float" office:value="0.36375" calcext:value-type="float">
            <text:p>0.36375</text:p>
          </table:table-cell>
          <table:table-cell table:formula="of:=SUM([.G257:.G266])/10" office:value-type="float" office:value="0.5646875" calcext:value-type="float">
            <text:p>0.5646875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0.0028949292347534" calcext:value-type="float">
            <text:p>0.002894929234753</text:p>
          </table:table-cell>
          <table:table-cell office:value-type="float" office:value="0.00000004220817524745" calcext:value-type="float">
            <text:p>4.220817524745E-08</text:p>
          </table:table-cell>
          <table:table-cell office:value-type="float" office:value="0.5046875" calcext:value-type="float">
            <text:p>0.50468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2308793067932" calcext:value-type="float">
            <text:p>0.32308793067932</text:p>
          </table:table-cell>
          <table:table-cell/>
          <table:table-cell table:formula="of:=SUM([.C258:.C267])/10" office:value-type="float" office:value="0.0000218262238422995" calcext:value-type="float">
            <text:p>2.18262238422995E-05</text:p>
          </table:table-cell>
          <table:table-cell/>
          <table:table-cell table:formula="of:=SUM([.E258:.E267])/10" office:value-type="float" office:value="0.6378125" calcext:value-type="float">
            <text:p>0.6378125</text:p>
          </table:table-cell>
          <table:table-cell table:formula="of:=SUM([.F258:.F267])/10" office:value-type="float" office:value="0.36375" calcext:value-type="float">
            <text:p>0.36375</text:p>
          </table:table-cell>
          <table:table-cell table:formula="of:=SUM([.G258:.G267])/10" office:value-type="float" office:value="0.5671875" calcext:value-type="float">
            <text:p>0.5671875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0.004282364397659" calcext:value-type="float">
            <text:p>0.004282364397659</text:p>
          </table:table-cell>
          <table:table-cell office:value-type="float" office:value="0.000027968322500795" calcext:value-type="float">
            <text:p>2.7968322500795E-05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1" calcext:value-type="float">
            <text:p>1</text:p>
          </table:table-cell>
          <table:table-cell office:value-type="float" office:value="0.3245477437973" calcext:value-type="float">
            <text:p>0.3245477437973</text:p>
          </table:table-cell>
          <table:table-cell/>
          <table:table-cell table:formula="of:=SUM([.C259:.C268])/10" office:value-type="float" office:value="0.0000244438164631565" calcext:value-type="float">
            <text:p>2.44438164631565E-05</text:p>
          </table:table-cell>
          <table:table-cell/>
          <table:table-cell table:formula="of:=SUM([.E259:.E268])/10" office:value-type="float" office:value="0.6315625" calcext:value-type="float">
            <text:p>0.6315625</text:p>
          </table:table-cell>
          <table:table-cell table:formula="of:=SUM([.F259:.F268])/10" office:value-type="float" office:value="0.358125" calcext:value-type="float">
            <text:p>0.358125</text:p>
          </table:table-cell>
          <table:table-cell table:formula="of:=SUM([.G259:.G268])/10" office:value-type="float" office:value="0.564375" calcext:value-type="float">
            <text:p>0.564375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0.0022749898460461" calcext:value-type="float">
            <text:p>0.002274989846046</text:p>
          </table:table-cell>
          <table:table-cell office:value-type="float" office:value="0.000065761799016346" calcext:value-type="float">
            <text:p>6.5761799016346E-05</text:p>
          </table:table-cell>
          <table:table-cell office:value-type="float" office:value="0.6453125" calcext:value-type="float">
            <text:p>0.6453125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1" calcext:value-type="float">
            <text:p>1</text:p>
          </table:table-cell>
          <table:table-cell office:value-type="float" office:value="0.32442609071732" calcext:value-type="float">
            <text:p>0.32442609071732</text:p>
          </table:table-cell>
          <table:table-cell/>
          <table:table-cell table:formula="of:=SUM([.C260:.C269])/10" office:value-type="float" office:value="0.0000290254584831167" calcext:value-type="float">
            <text:p>2.90254584831167E-05</text:p>
          </table:table-cell>
          <table:table-cell/>
          <table:table-cell table:formula="of:=SUM([.E260:.E269])/10" office:value-type="float" office:value="0.6396875" calcext:value-type="float">
            <text:p>0.6396875</text:p>
          </table:table-cell>
          <table:table-cell table:formula="of:=SUM([.F260:.F269])/10" office:value-type="float" office:value="0.360625" calcext:value-type="float">
            <text:p>0.360625</text:p>
          </table:table-cell>
          <table:table-cell table:formula="of:=SUM([.G260:.G269])/10" office:value-type="float" office:value="0.5646875" calcext:value-type="float">
            <text:p>0.5646875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0.0034377715201117" calcext:value-type="float">
            <text:p>0.003437771520112</text:p>
          </table:table-cell>
          <table:table-cell office:value-type="float" office:value="0.000008362395366171" calcext:value-type="float">
            <text:p>8.362395366171E-06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425" calcext:value-type="float">
            <text:p>0.425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4.040625" calcext:value-type="float">
            <text:p>4.040625</text:p>
          </table:table-cell>
          <table:table-cell office:value-type="float" office:value="1" calcext:value-type="float">
            <text:p>1</text:p>
          </table:table-cell>
          <table:table-cell office:value-type="float" office:value="0.32196663618088" calcext:value-type="float">
            <text:p>0.32196663618088</text:p>
          </table:table-cell>
          <table:table-cell/>
          <table:table-cell table:formula="of:=SUM([.C261:.C270])/10" office:value-type="float" office:value="0.000029284731362388" calcext:value-type="float">
            <text:p>2.9284731362388E-05</text:p>
          </table:table-cell>
          <table:table-cell/>
          <table:table-cell table:formula="of:=SUM([.E261:.E270])/10" office:value-type="float" office:value="0.643125" calcext:value-type="float">
            <text:p>0.643125</text:p>
          </table:table-cell>
          <table:table-cell table:formula="of:=SUM([.F261:.F270])/10" office:value-type="float" office:value="0.3675" calcext:value-type="float">
            <text:p>0.3675</text:p>
          </table:table-cell>
          <table:table-cell table:formula="of:=SUM([.G261:.G270])/10" office:value-type="float" office:value="0.5690625" calcext:value-type="float">
            <text:p>0.5690625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0035465121211018" calcext:value-type="float">
            <text:p>0.003546512121102</text:p>
          </table:table-cell>
          <table:table-cell office:value-type="float" office:value="0.00000076517843058538" calcext:value-type="float">
            <text:p>7.6517843058538E-07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55" calcext:value-type="float">
            <text:p>0.5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55" calcext:value-type="float">
            <text:p>0.5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32348611354828" calcext:value-type="float">
            <text:p>0.32348611354828</text:p>
          </table:table-cell>
          <table:table-cell/>
          <table:table-cell table:formula="of:=SUM([.C262:.C271])/10" office:value-type="float" office:value="0.0000262425158378261" calcext:value-type="float">
            <text:p>2.62425158378261E-05</text:p>
          </table:table-cell>
          <table:table-cell/>
          <table:table-cell table:formula="of:=SUM([.E262:.E271])/10" office:value-type="float" office:value="0.630625" calcext:value-type="float">
            <text:p>0.630625</text:p>
          </table:table-cell>
          <table:table-cell table:formula="of:=SUM([.F262:.F271])/10" office:value-type="float" office:value="0.3746875" calcext:value-type="float">
            <text:p>0.3746875</text:p>
          </table:table-cell>
          <table:table-cell table:formula="of:=SUM([.G262:.G271])/10" office:value-type="float" office:value="0.5665625" calcext:value-type="float">
            <text:p>0.5665625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0.0024533628718928" calcext:value-type="float">
            <text:p>0.002453362871893</text:p>
          </table:table-cell>
          <table:table-cell office:value-type="float" office:value="0.000020134674768184" calcext:value-type="float">
            <text:p>2.0134674768184E-05</text:p>
          </table:table-cell>
          <table:table-cell office:value-type="float" office:value="0.5171875" calcext:value-type="float">
            <text:p>0.517187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6" calcext:value-type="float">
            <text:p>0.6</text:p>
          </table:table-cell>
          <table:table-cell office:value-type="float" office:value="4.1125" calcext:value-type="float">
            <text:p>4.1125</text:p>
          </table:table-cell>
          <table:table-cell office:value-type="float" office:value="1" calcext:value-type="float">
            <text:p>1</text:p>
          </table:table-cell>
          <table:table-cell office:value-type="float" office:value="0.32733060121536" calcext:value-type="float">
            <text:p>0.32733060121536</text:p>
          </table:table-cell>
          <table:table-cell/>
          <table:table-cell table:formula="of:=SUM([.C263:.C272])/10" office:value-type="float" office:value="0.0000279996828538748" calcext:value-type="float">
            <text:p>2.79996828538748E-05</text:p>
          </table:table-cell>
          <table:table-cell/>
          <table:table-cell table:formula="of:=SUM([.E263:.E272])/10" office:value-type="float" office:value="0.63125" calcext:value-type="float">
            <text:p>0.63125</text:p>
          </table:table-cell>
          <table:table-cell table:formula="of:=SUM([.F263:.F272])/10" office:value-type="float" office:value="0.3771875" calcext:value-type="float">
            <text:p>0.3771875</text:p>
          </table:table-cell>
          <table:table-cell table:formula="of:=SUM([.G263:.G272])/10" office:value-type="float" office:value="0.5684375" calcext:value-type="float">
            <text:p>0.5684375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0.001859122015594" calcext:value-type="float">
            <text:p>0.001859122015594</text:p>
          </table:table-cell>
          <table:table-cell office:value-type="float" office:value="0.000035386913974855" calcext:value-type="float">
            <text:p>3.5386913974855E-0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375" calcext:value-type="float">
            <text:p>0.5375</text:p>
          </table:table-cell>
          <table:table-cell office:value-type="float" office:value="4.215625" calcext:value-type="float">
            <text:p>4.215625</text:p>
          </table:table-cell>
          <table:table-cell office:value-type="float" office:value="1" calcext:value-type="float">
            <text:p>1</text:p>
          </table:table-cell>
          <table:table-cell office:value-type="float" office:value="0.32992174625397" calcext:value-type="float">
            <text:p>0.32992174625397</text:p>
          </table:table-cell>
          <table:table-cell/>
          <table:table-cell table:formula="of:=SUM([.C264:.C273])/10" office:value-type="float" office:value="0.000030854006910527" calcext:value-type="float">
            <text:p>3.0854006910527E-05</text:p>
          </table:table-cell>
          <table:table-cell/>
          <table:table-cell table:formula="of:=SUM([.E264:.E273])/10" office:value-type="float" office:value="0.6403125" calcext:value-type="float">
            <text:p>0.6403125</text:p>
          </table:table-cell>
          <table:table-cell table:formula="of:=SUM([.F264:.F273])/10" office:value-type="float" office:value="0.3771875" calcext:value-type="float">
            <text:p>0.3771875</text:p>
          </table:table-cell>
          <table:table-cell table:formula="of:=SUM([.G264:.G273])/10" office:value-type="float" office:value="0.568125" calcext:value-type="float">
            <text:p>0.568125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0.002093245240394" calcext:value-type="float">
            <text:p>0.002093245240394</text:p>
          </table:table-cell>
          <table:table-cell office:value-type="float" office:value="0.00010139630614302" calcext:value-type="float">
            <text:p>0.000101396306143</text:p>
          </table:table-cell>
          <table:table-cell office:value-type="float" office:value="0.5765625" calcext:value-type="float">
            <text:p>0.5765625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4.215625" calcext:value-type="float">
            <text:p>4.215625</text:p>
          </table:table-cell>
          <table:table-cell office:value-type="float" office:value="1" calcext:value-type="float">
            <text:p>1</text:p>
          </table:table-cell>
          <table:table-cell office:value-type="float" office:value="0.32641932964325" calcext:value-type="float">
            <text:p>0.32641932964325</text:p>
          </table:table-cell>
          <table:table-cell/>
          <table:table-cell table:formula="of:=SUM([.C265:.C274])/10" office:value-type="float" office:value="0.000034897665651641" calcext:value-type="float">
            <text:p>3.4897665651641E-05</text:p>
          </table:table-cell>
          <table:table-cell/>
          <table:table-cell table:formula="of:=SUM([.E265:.E274])/10" office:value-type="float" office:value="0.6465625" calcext:value-type="float">
            <text:p>0.6465625</text:p>
          </table:table-cell>
          <table:table-cell table:formula="of:=SUM([.F265:.F274])/10" office:value-type="float" office:value="0.3840625" calcext:value-type="float">
            <text:p>0.3840625</text:p>
          </table:table-cell>
          <table:table-cell table:formula="of:=SUM([.G265:.G274])/10" office:value-type="float" office:value="0.5665625" calcext:value-type="float">
            <text:p>0.5665625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0.0021433381742099" calcext:value-type="float">
            <text:p>0.00214333817421</text:p>
          </table:table-cell>
          <table:table-cell office:value-type="float" office:value="0.0000236834980971" calcext:value-type="float">
            <text:p>2.36834980971E-05</text:p>
          </table:table-cell>
          <table:table-cell office:value-type="float" office:value="0.5203125" calcext:value-type="float">
            <text:p>0.5203125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90625" calcext:value-type="float">
            <text:p>4.190625</text:p>
          </table:table-cell>
          <table:table-cell office:value-type="float" office:value="1" calcext:value-type="float">
            <text:p>1</text:p>
          </table:table-cell>
          <table:table-cell office:value-type="float" office:value="0.32068960666656" calcext:value-type="float">
            <text:p>0.32068960666656</text:p>
          </table:table-cell>
          <table:table-cell/>
          <table:table-cell table:formula="of:=SUM([.C266:.C275])/10" office:value-type="float" office:value="0.000035997273535773" calcext:value-type="float">
            <text:p>3.5997273535773E-05</text:p>
          </table:table-cell>
          <table:table-cell/>
          <table:table-cell table:formula="of:=SUM([.E266:.E275])/10" office:value-type="float" office:value="0.6425" calcext:value-type="float">
            <text:p>0.6425</text:p>
          </table:table-cell>
          <table:table-cell table:formula="of:=SUM([.F266:.F275])/10" office:value-type="float" office:value="0.380625" calcext:value-type="float">
            <text:p>0.380625</text:p>
          </table:table-cell>
          <table:table-cell table:formula="of:=SUM([.G266:.G275])/10" office:value-type="float" office:value="0.5634375" calcext:value-type="float">
            <text:p>0.563437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0023201204952784" calcext:value-type="float">
            <text:p>0.002320120495278</text:p>
          </table:table-cell>
          <table:table-cell office:value-type="float" office:value="0.000033434257042063" calcext:value-type="float">
            <text:p>3.3434257042063E-05</text:p>
          </table:table-cell>
          <table:table-cell office:value-type="float" office:value="0.4671875" calcext:value-type="float">
            <text:p>0.467187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4.2125" calcext:value-type="float">
            <text:p>4.2125</text:p>
          </table:table-cell>
          <table:table-cell office:value-type="float" office:value="1" calcext:value-type="float">
            <text:p>1</text:p>
          </table:table-cell>
          <table:table-cell office:value-type="float" office:value="0.31840968132019" calcext:value-type="float">
            <text:p>0.31840968132019</text:p>
          </table:table-cell>
          <table:table-cell/>
          <table:table-cell table:formula="of:=SUM([.C267:.C276])/10" office:value-type="float" office:value="0.0000316935553514367" calcext:value-type="float">
            <text:p>3.16935553514367E-05</text:p>
          </table:table-cell>
          <table:table-cell/>
          <table:table-cell table:formula="of:=SUM([.E267:.E276])/10" office:value-type="float" office:value="0.631875" calcext:value-type="float">
            <text:p>0.631875</text:p>
          </table:table-cell>
          <table:table-cell table:formula="of:=SUM([.F267:.F276])/10" office:value-type="float" office:value="0.378125" calcext:value-type="float">
            <text:p>0.378125</text:p>
          </table:table-cell>
          <table:table-cell table:formula="of:=SUM([.G267:.G276])/10" office:value-type="float" office:value="0.5646875" calcext:value-type="float">
            <text:p>0.5646875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0.0020576681185048" calcext:value-type="float">
            <text:p>0.002057668118505</text:p>
          </table:table-cell>
          <table:table-cell office:value-type="float" office:value="0.000081613425005991" calcext:value-type="float">
            <text:p>8.1613425005991E-05</text:p>
          </table:table-cell>
          <table:table-cell office:value-type="float" office:value="0.5484375" calcext:value-type="float">
            <text:p>0.548437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1904866695404" calcext:value-type="float">
            <text:p>0.31904866695404</text:p>
          </table:table-cell>
          <table:table-cell/>
          <table:table-cell table:formula="of:=SUM([.C268:.C277])/10" office:value-type="float" office:value="0.000039850677034511" calcext:value-type="float">
            <text:p>3.9850677034511E-05</text:p>
          </table:table-cell>
          <table:table-cell/>
          <table:table-cell table:formula="of:=SUM([.E268:.E277])/10" office:value-type="float" office:value="0.6384375" calcext:value-type="float">
            <text:p>0.6384375</text:p>
          </table:table-cell>
          <table:table-cell table:formula="of:=SUM([.F268:.F277])/10" office:value-type="float" office:value="0.3821875" calcext:value-type="float">
            <text:p>0.3821875</text:p>
          </table:table-cell>
          <table:table-cell table:formula="of:=SUM([.G268:.G277])/10" office:value-type="float" office:value="0.5646875" calcext:value-type="float">
            <text:p>0.5646875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0.0029794467467582" calcext:value-type="float">
            <text:p>0.002979446746758</text:p>
          </table:table-cell>
          <table:table-cell office:value-type="float" office:value="0.000067569737469015" calcext:value-type="float">
            <text:p>6.7569737469015E-05</text:p>
          </table:table-cell>
          <table:table-cell office:value-type="float" office:value="0.5265625" calcext:value-type="float">
            <text:p>0.52656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334375" calcext:value-type="float">
            <text:p>0.334375</text:p>
          </table:table-cell>
          <table:table-cell office:value-type="float" office:value="0.55" calcext:value-type="float">
            <text:p>0.5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31905897855759" calcext:value-type="float">
            <text:p>0.31905897855759</text:p>
          </table:table-cell>
          <table:table-cell/>
          <table:table-cell table:formula="of:=SUM([.C269:.C278])/10" office:value-type="float" office:value="0.000043810818531333" calcext:value-type="float">
            <text:p>4.3810818531333E-05</text:p>
          </table:table-cell>
          <table:table-cell/>
          <table:table-cell table:formula="of:=SUM([.E269:.E278])/10" office:value-type="float" office:value="0.62875" calcext:value-type="float">
            <text:p>0.62875</text:p>
          </table:table-cell>
          <table:table-cell table:formula="of:=SUM([.F269:.F278])/10" office:value-type="float" office:value="0.3809375" calcext:value-type="float">
            <text:p>0.3809375</text:p>
          </table:table-cell>
          <table:table-cell table:formula="of:=SUM([.G269:.G278])/10" office:value-type="float" office:value="0.5634375" calcext:value-type="float">
            <text:p>0.5634375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0.002231548706186" calcext:value-type="float">
            <text:p>0.002231548706186</text:p>
          </table:table-cell>
          <table:table-cell office:value-type="float" office:value="0.000073479910201621" calcext:value-type="float">
            <text:p>7.3479910201621E-05</text:p>
          </table:table-cell>
          <table:table-cell office:value-type="float" office:value="0.4390625" calcext:value-type="float">
            <text:p>0.43906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1" calcext:value-type="float">
            <text:p>1</text:p>
          </table:table-cell>
          <table:table-cell office:value-type="float" office:value="0.31891103982925" calcext:value-type="float">
            <text:p>0.31891103982925</text:p>
          </table:table-cell>
          <table:table-cell/>
          <table:table-cell table:formula="of:=SUM([.C270:.C279])/10" office:value-type="float" office:value="0.0000445826296498605" calcext:value-type="float">
            <text:p>4.45826296498605E-05</text:p>
          </table:table-cell>
          <table:table-cell/>
          <table:table-cell table:formula="of:=SUM([.E270:.E279])/10" office:value-type="float" office:value="0.61375" calcext:value-type="float">
            <text:p>0.61375</text:p>
          </table:table-cell>
          <table:table-cell table:formula="of:=SUM([.F270:.F279])/10" office:value-type="float" office:value="0.3834375" calcext:value-type="float">
            <text:p>0.3834375</text:p>
          </table:table-cell>
          <table:table-cell table:formula="of:=SUM([.G270:.G279])/10" office:value-type="float" office:value="0.5634375" calcext:value-type="float">
            <text:p>0.5634375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0.002491209472646" calcext:value-type="float">
            <text:p>0.002491209472646</text:p>
          </table:table-cell>
          <table:table-cell office:value-type="float" office:value="0.000057870242120263" calcext:value-type="float">
            <text:p>5.7870242120263E-05</text:p>
          </table:table-cell>
          <table:table-cell office:value-type="float" office:value="0.509375" calcext:value-type="float">
            <text:p>0.5093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35" calcext:value-type="float">
            <text:p>0.3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31863046884537" calcext:value-type="float">
            <text:p>0.31863046884537</text:p>
          </table:table-cell>
          <table:table-cell/>
          <table:table-cell table:formula="of:=SUM([.C271:.C280])/10" office:value-type="float" office:value="0.0000495334143252698" calcext:value-type="float">
            <text:p>4.95334143252698E-05</text:p>
          </table:table-cell>
          <table:table-cell/>
          <table:table-cell table:formula="of:=SUM([.E271:.E280])/10" office:value-type="float" office:value="0.598125" calcext:value-type="float">
            <text:p>0.598125</text:p>
          </table:table-cell>
          <table:table-cell table:formula="of:=SUM([.F271:.F280])/10" office:value-type="float" office:value="0.3759375" calcext:value-type="float">
            <text:p>0.3759375</text:p>
          </table:table-cell>
          <table:table-cell table:formula="of:=SUM([.G271:.G280])/10" office:value-type="float" office:value="0.558125" calcext:value-type="float">
            <text:p>0.55812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032851130745257" calcext:value-type="float">
            <text:p>0.003285113074526</text:p>
          </table:table-cell>
          <table:table-cell office:value-type="float" office:value="0.00000090800670288493" calcext:value-type="float">
            <text:p>9.0800670288493E-07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0.621875" calcext:value-type="float">
            <text:p>0.62187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4.125" calcext:value-type="float">
            <text:p>4.125</text:p>
          </table:table-cell>
          <table:table-cell office:value-type="float" office:value="1" calcext:value-type="float">
            <text:p>1</text:p>
          </table:table-cell>
          <table:table-cell office:value-type="float" office:value="0.31740660667419" calcext:value-type="float">
            <text:p>0.31740660667419</text:p>
          </table:table-cell>
          <table:table-cell/>
          <table:table-cell table:formula="of:=SUM([.C272:.C281])/10" office:value-type="float" office:value="0.0000495476971524997" calcext:value-type="float">
            <text:p>4.95476971524997E-05</text:p>
          </table:table-cell>
          <table:table-cell/>
          <table:table-cell table:formula="of:=SUM([.E272:.E281])/10" office:value-type="float" office:value="0.6053125" calcext:value-type="float">
            <text:p>0.6053125</text:p>
          </table:table-cell>
          <table:table-cell table:formula="of:=SUM([.F272:.F281])/10" office:value-type="float" office:value="0.3709375" calcext:value-type="float">
            <text:p>0.3709375</text:p>
          </table:table-cell>
          <table:table-cell table:formula="of:=SUM([.G272:.G281])/10" office:value-type="float" office:value="0.5609375" calcext:value-type="float">
            <text:p>0.5609375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0.0041376052155101" calcext:value-type="float">
            <text:p>0.00413760521551</text:p>
          </table:table-cell>
          <table:table-cell office:value-type="float" office:value="0.000010541171452293" calcext:value-type="float">
            <text:p>1.0541171452293E-05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32526005506516" calcext:value-type="float">
            <text:p>0.32526005506516</text:p>
          </table:table-cell>
          <table:table-cell/>
          <table:table-cell table:formula="of:=SUM([.C273:.C282])/10" office:value-type="float" office:value="0.0000485883468209106" calcext:value-type="float">
            <text:p>4.85883468209106E-05</text:p>
          </table:table-cell>
          <table:table-cell/>
          <table:table-cell table:formula="of:=SUM([.E273:.E282])/10" office:value-type="float" office:value="0.6075" calcext:value-type="float">
            <text:p>0.6075</text:p>
          </table:table-cell>
          <table:table-cell table:formula="of:=SUM([.F273:.F282])/10" office:value-type="float" office:value="0.364375" calcext:value-type="float">
            <text:p>0.364375</text:p>
          </table:table-cell>
          <table:table-cell table:formula="of:=SUM([.G273:.G282])/10" office:value-type="float" office:value="0.559375" calcext:value-type="float">
            <text:p>0.559375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0.0039754775134497" calcext:value-type="float">
            <text:p>0.00397547751345</text:p>
          </table:table-cell>
          <table:table-cell office:value-type="float" office:value="0.00005597129443995" calcext:value-type="float">
            <text:p>5.597129443995E-05</text:p>
          </table:table-cell>
          <table:table-cell office:value-type="float" office:value="0.5765625" calcext:value-type="float">
            <text:p>0.5765625</text:p>
          </table:table-cell>
          <table:table-cell office:value-type="float" office:value="0.646875" calcext:value-type="float">
            <text:p>0.6468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4.140625" calcext:value-type="float">
            <text:p>4.140625</text:p>
          </table:table-cell>
          <table:table-cell office:value-type="float" office:value="1" calcext:value-type="float">
            <text:p>1</text:p>
          </table:table-cell>
          <table:table-cell office:value-type="float" office:value="0.31954201459885" calcext:value-type="float">
            <text:p>0.31954201459885</text:p>
          </table:table-cell>
          <table:table-cell/>
          <table:table-cell table:formula="of:=SUM([.C274:.C283])/10" office:value-type="float" office:value="0.0000506467848674201" calcext:value-type="float">
            <text:p>5.06467848674201E-05</text:p>
          </table:table-cell>
          <table:table-cell/>
          <table:table-cell table:formula="of:=SUM([.E274:.E283])/10" office:value-type="float" office:value="0.606875" calcext:value-type="float">
            <text:p>0.606875</text:p>
          </table:table-cell>
          <table:table-cell table:formula="of:=SUM([.F274:.F283])/10" office:value-type="float" office:value="0.364375" calcext:value-type="float">
            <text:p>0.364375</text:p>
          </table:table-cell>
          <table:table-cell table:formula="of:=SUM([.G274:.G283])/10" office:value-type="float" office:value="0.5634375" calcext:value-type="float">
            <text:p>0.5634375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0.003689390126965" calcext:value-type="float">
            <text:p>0.003689390126965</text:p>
          </table:table-cell>
          <table:table-cell office:value-type="float" office:value="0.000062067674954934" calcext:value-type="float">
            <text:p>6.2067674954934E-0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1953549385071" calcext:value-type="float">
            <text:p>0.31953549385071</text:p>
          </table:table-cell>
          <table:table-cell/>
          <table:table-cell table:formula="of:=SUM([.C275:.C284])/10" office:value-type="float" office:value="0.0000467139217486115" calcext:value-type="float">
            <text:p>4.67139217486115E-05</text:p>
          </table:table-cell>
          <table:table-cell/>
          <table:table-cell table:formula="of:=SUM([.E275:.E284])/10" office:value-type="float" office:value="0.5996875" calcext:value-type="float">
            <text:p>0.5996875</text:p>
          </table:table-cell>
          <table:table-cell table:formula="of:=SUM([.F275:.F284])/10" office:value-type="float" office:value="0.3625" calcext:value-type="float">
            <text:p>0.3625</text:p>
          </table:table-cell>
          <table:table-cell table:formula="of:=SUM([.G275:.G284])/10" office:value-type="float" office:value="0.56625" calcext:value-type="float">
            <text:p>0.56625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0.0033267287391936" calcext:value-type="float">
            <text:p>0.003326728739194</text:p>
          </table:table-cell>
          <table:table-cell office:value-type="float" office:value="0.0000011021459007193" calcext:value-type="float">
            <text:p>1.1021459007193E-06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0.325" calcext:value-type="float">
            <text:p>0.3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4.253125" calcext:value-type="float">
            <text:p>4.253125</text:p>
          </table:table-cell>
          <table:table-cell office:value-type="float" office:value="1" calcext:value-type="float">
            <text:p>1</text:p>
          </table:table-cell>
          <table:table-cell office:value-type="float" office:value="0.31915063858032" calcext:value-type="float">
            <text:p>0.31915063858032</text:p>
          </table:table-cell>
          <table:table-cell/>
          <table:table-cell table:formula="of:=SUM([.C276:.C285])/10" office:value-type="float" office:value="0.0000444557865289734" calcext:value-type="float">
            <text:p>4.44557865289734E-05</text:p>
          </table:table-cell>
          <table:table-cell/>
          <table:table-cell table:formula="of:=SUM([.E276:.E285])/10" office:value-type="float" office:value="0.6053125" calcext:value-type="float">
            <text:p>0.6053125</text:p>
          </table:table-cell>
          <table:table-cell table:formula="of:=SUM([.F276:.F285])/10" office:value-type="float" office:value="0.359375" calcext:value-type="float">
            <text:p>0.359375</text:p>
          </table:table-cell>
          <table:table-cell table:formula="of:=SUM([.G276:.G285])/10" office:value-type="float" office:value="0.564375" calcext:value-type="float">
            <text:p>0.564375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0027435463794973" calcext:value-type="float">
            <text:p>0.002743546379497</text:p>
          </table:table-cell>
          <table:table-cell office:value-type="float" office:value="0.000019893419631757" calcext:value-type="float">
            <text:p>1.9893419631757E-05</text:p>
          </table:table-cell>
          <table:table-cell office:value-type="float" office:value="0.5296875" calcext:value-type="float">
            <text:p>0.52968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3013900518417" calcext:value-type="float">
            <text:p>0.33013900518417</text:p>
          </table:table-cell>
          <table:table-cell/>
          <table:table-cell table:formula="of:=SUM([.C277:.C286])/10" office:value-type="float" office:value="0.0000431017027879428" calcext:value-type="float">
            <text:p>4.31017027879428E-05</text:p>
          </table:table-cell>
          <table:table-cell/>
          <table:table-cell table:formula="of:=SUM([.E277:.E286])/10" office:value-type="float" office:value="0.61125" calcext:value-type="float">
            <text:p>0.61125</text:p>
          </table:table-cell>
          <table:table-cell table:formula="of:=SUM([.F277:.F286])/10" office:value-type="float" office:value="0.358125" calcext:value-type="float">
            <text:p>0.358125</text:p>
          </table:table-cell>
          <table:table-cell table:formula="of:=SUM([.G277:.G286])/10" office:value-type="float" office:value="0.5659375" calcext:value-type="float">
            <text:p>0.5659375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0.0036815292201936" calcext:value-type="float">
            <text:p>0.003681529220194</text:p>
          </table:table-cell>
          <table:table-cell office:value-type="float" office:value="0.00010846612499394" calcext:value-type="float">
            <text:p>0.000108466124994</text:p>
          </table:table-cell>
          <table:table-cell office:value-type="float" office:value="0.5671875" calcext:value-type="float">
            <text:p>0.56718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1" calcext:value-type="float">
            <text:p>1</text:p>
          </table:table-cell>
          <table:table-cell office:value-type="float" office:value="0.32895178794861" calcext:value-type="float">
            <text:p>0.32895178794861</text:p>
          </table:table-cell>
          <table:table-cell/>
          <table:table-cell table:formula="of:=SUM([.C278:.C287])/10" office:value-type="float" office:value="0.0000457869727867377" calcext:value-type="float">
            <text:p>4.57869727867377E-05</text:p>
          </table:table-cell>
          <table:table-cell/>
          <table:table-cell table:formula="of:=SUM([.E278:.E287])/10" office:value-type="float" office:value="0.6053125" calcext:value-type="float">
            <text:p>0.6053125</text:p>
          </table:table-cell>
          <table:table-cell table:formula="of:=SUM([.F278:.F287])/10" office:value-type="float" office:value="0.3584375" calcext:value-type="float">
            <text:p>0.3584375</text:p>
          </table:table-cell>
          <table:table-cell table:formula="of:=SUM([.G278:.G287])/10" office:value-type="float" office:value="0.5615625" calcext:value-type="float">
            <text:p>0.5615625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0.0042198669398203" calcext:value-type="float">
            <text:p>0.00421986693982</text:p>
          </table:table-cell>
          <table:table-cell office:value-type="float" office:value="0.0000082588659139793" calcext:value-type="float">
            <text:p>8.2588659139793E-06</text:p>
          </table:table-cell>
          <table:table-cell office:value-type="float" office:value="0.525" calcext:value-type="float">
            <text:p>0.525</text:p>
          </table:table-cell>
          <table:table-cell office:value-type="float" office:value="0.646875" calcext:value-type="float">
            <text:p>0.6468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2973983287811" calcext:value-type="float">
            <text:p>0.32973983287811</text:p>
          </table:table-cell>
          <table:table-cell/>
          <table:table-cell table:formula="of:=SUM([.C279:.C288])/10" office:value-type="float" office:value="0.0000398558856312341" calcext:value-type="float">
            <text:p>3.98558856312341E-05</text:p>
          </table:table-cell>
          <table:table-cell/>
          <table:table-cell table:formula="of:=SUM([.E279:.E288])/10" office:value-type="float" office:value="0.614375" calcext:value-type="float">
            <text:p>0.614375</text:p>
          </table:table-cell>
          <table:table-cell table:formula="of:=SUM([.F279:.F288])/10" office:value-type="float" office:value="0.3634375" calcext:value-type="float">
            <text:p>0.3634375</text:p>
          </table:table-cell>
          <table:table-cell table:formula="of:=SUM([.G279:.G288])/10" office:value-type="float" office:value="0.56375" calcext:value-type="float">
            <text:p>0.56375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0.0041144255403196" calcext:value-type="float">
            <text:p>0.00411442554032</text:p>
          </table:table-cell>
          <table:table-cell office:value-type="float" office:value="0.00004447723554938" calcext:value-type="float">
            <text:p>4.447723554938E-05</text:p>
          </table:table-cell>
          <table:table-cell office:value-type="float" office:value="0.5359375" calcext:value-type="float">
            <text:p>0.5359375</text:p>
          </table:table-cell>
          <table:table-cell office:value-type="float" office:value="0.621875" calcext:value-type="float">
            <text:p>0.62187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285981297493" calcext:value-type="float">
            <text:p>0.3285981297493</text:p>
          </table:table-cell>
          <table:table-cell/>
          <table:table-cell table:formula="of:=SUM([.C280:.C289])/10" office:value-type="float" office:value="0.0000369556181660101" calcext:value-type="float">
            <text:p>3.69556181660101E-05</text:p>
          </table:table-cell>
          <table:table-cell/>
          <table:table-cell table:formula="of:=SUM([.E280:.E289])/10" office:value-type="float" office:value="0.6209375" calcext:value-type="float">
            <text:p>0.6209375</text:p>
          </table:table-cell>
          <table:table-cell table:formula="of:=SUM([.F280:.F289])/10" office:value-type="float" office:value="0.358125" calcext:value-type="float">
            <text:p>0.358125</text:p>
          </table:table-cell>
          <table:table-cell table:formula="of:=SUM([.G280:.G289])/10" office:value-type="float" office:value="0.565" calcext:value-type="float">
            <text:p>0.565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0.0028673640685156" calcext:value-type="float">
            <text:p>0.002867364068516</text:p>
          </table:table-cell>
          <table:table-cell office:value-type="float" office:value="0.000029116573686971" calcext:value-type="float">
            <text:p>2.9116573686971E-05</text:p>
          </table:table-cell>
          <table:table-cell office:value-type="float" office:value="0.6578125" calcext:value-type="float">
            <text:p>0.657812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4.2375" calcext:value-type="float">
            <text:p>4.2375</text:p>
          </table:table-cell>
          <table:table-cell office:value-type="float" office:value="1" calcext:value-type="float">
            <text:p>1</text:p>
          </table:table-cell>
          <table:table-cell office:value-type="float" office:value="0.32886575460434" calcext:value-type="float">
            <text:p>0.32886575460434</text:p>
          </table:table-cell>
          <table:table-cell/>
          <table:table-cell table:formula="of:=SUM([.C281:.C290])/10" office:value-type="float" office:value="0.0000340802513226809" calcext:value-type="float">
            <text:p>3.40802513226809E-05</text:p>
          </table:table-cell>
          <table:table-cell/>
          <table:table-cell table:formula="of:=SUM([.E281:.E290])/10" office:value-type="float" office:value="0.6390625" calcext:value-type="float">
            <text:p>0.6390625</text:p>
          </table:table-cell>
          <table:table-cell table:formula="of:=SUM([.F281:.F290])/10" office:value-type="float" office:value="0.3571875" calcext:value-type="float">
            <text:p>0.3571875</text:p>
          </table:table-cell>
          <table:table-cell table:formula="of:=SUM([.G281:.G290])/10" office:value-type="float" office:value="0.56125" calcext:value-type="float">
            <text:p>0.56125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0027107973859529" calcext:value-type="float">
            <text:p>0.002710797385953</text:p>
          </table:table-cell>
          <table:table-cell office:value-type="float" office:value="0.0000028173605132797" calcext:value-type="float">
            <text:p>2.8173605132797E-06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5" calcext:value-type="float">
            <text:p>0.5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25" calcext:value-type="float">
            <text:p>0.525</text:p>
          </table:table-cell>
          <table:table-cell office:value-type="float" office:value="4.2375" calcext:value-type="float">
            <text:p>4.2375</text:p>
          </table:table-cell>
          <table:table-cell office:value-type="float" office:value="1" calcext:value-type="float">
            <text:p>1</text:p>
          </table:table-cell>
          <table:table-cell office:value-type="float" office:value="0.32836408615112" calcext:value-type="float">
            <text:p>0.32836408615112</text:p>
          </table:table-cell>
          <table:table-cell/>
          <table:table-cell table:formula="of:=SUM([.C282:.C291])/10" office:value-type="float" office:value="0.0000342711867037203" calcext:value-type="float">
            <text:p>3.42711867037203E-05</text:p>
          </table:table-cell>
          <table:table-cell/>
          <table:table-cell table:formula="of:=SUM([.E282:.E291])/10" office:value-type="float" office:value="0.631875" calcext:value-type="float">
            <text:p>0.631875</text:p>
          </table:table-cell>
          <table:table-cell table:formula="of:=SUM([.F282:.F291])/10" office:value-type="float" office:value="0.3596875" calcext:value-type="float">
            <text:p>0.3596875</text:p>
          </table:table-cell>
          <table:table-cell table:formula="of:=SUM([.G282:.G291])/10" office:value-type="float" office:value="0.5559375" calcext:value-type="float">
            <text:p>0.5559375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0.0028878215554869" calcext:value-type="float">
            <text:p>0.002887821555487</text:p>
          </table:table-cell>
          <table:table-cell office:value-type="float" office:value="0.000034388376090335" calcext:value-type="float">
            <text:p>3.4388376090335E-05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4.1375" calcext:value-type="float">
            <text:p>4.1375</text:p>
          </table:table-cell>
          <table:table-cell office:value-type="float" office:value="1" calcext:value-type="float">
            <text:p>1</text:p>
          </table:table-cell>
          <table:table-cell office:value-type="float" office:value="0.3259427189827" calcext:value-type="float">
            <text:p>0.3259427189827</text:p>
          </table:table-cell>
          <table:table-cell/>
          <table:table-cell table:formula="of:=SUM([.C283:.C292])/10" office:value-type="float" office:value="0.0000366559071675245" calcext:value-type="float">
            <text:p>3.66559071675245E-05</text:p>
          </table:table-cell>
          <table:table-cell/>
          <table:table-cell table:formula="of:=SUM([.E283:.E292])/10" office:value-type="float" office:value="0.6246875" calcext:value-type="float">
            <text:p>0.6246875</text:p>
          </table:table-cell>
          <table:table-cell table:formula="of:=SUM([.F283:.F292])/10" office:value-type="float" office:value="0.361875" calcext:value-type="float">
            <text:p>0.361875</text:p>
          </table:table-cell>
          <table:table-cell table:formula="of:=SUM([.G283:.G292])/10" office:value-type="float" office:value="0.5571875" calcext:value-type="float">
            <text:p>0.5571875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0.0026954831293551" calcext:value-type="float">
            <text:p>0.002695483129355</text:p>
          </table:table-cell>
          <table:table-cell office:value-type="float" office:value="0.000030512757810609" calcext:value-type="float">
            <text:p>3.0512757810609E-05</text:p>
          </table:table-cell>
          <table:table-cell office:value-type="float" office:value="0.509375" calcext:value-type="float">
            <text:p>0.5093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2295776605606" calcext:value-type="float">
            <text:p>0.32295776605606</text:p>
          </table:table-cell>
          <table:table-cell/>
          <table:table-cell table:formula="of:=SUM([.C284:.C293])/10" office:value-type="float" office:value="0.0000341100535045904" calcext:value-type="float">
            <text:p>3.41100535045904E-05</text:p>
          </table:table-cell>
          <table:table-cell/>
          <table:table-cell table:formula="of:=SUM([.E284:.E293])/10" office:value-type="float" office:value="0.615625" calcext:value-type="float">
            <text:p>0.615625</text:p>
          </table:table-cell>
          <table:table-cell table:formula="of:=SUM([.F284:.F293])/10" office:value-type="float" office:value="0.363125" calcext:value-type="float">
            <text:p>0.363125</text:p>
          </table:table-cell>
          <table:table-cell table:formula="of:=SUM([.G284:.G293])/10"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0.0017804347851779" calcext:value-type="float">
            <text:p>0.001780434785178</text:p>
          </table:table-cell>
          <table:table-cell office:value-type="float" office:value="0.00013031120989475" calcext:value-type="float">
            <text:p>0.00013031120989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4.23125" calcext:value-type="float">
            <text:p>4.23125</text:p>
          </table:table-cell>
          <table:table-cell office:value-type="float" office:value="1" calcext:value-type="float">
            <text:p>1</text:p>
          </table:table-cell>
          <table:table-cell office:value-type="float" office:value="0.31869864463806" calcext:value-type="float">
            <text:p>0.31869864463806</text:p>
          </table:table-cell>
          <table:table-cell/>
          <table:table-cell table:formula="of:=SUM([.C285:.C294])/10" office:value-type="float" office:value="0.000040934406998572" calcext:value-type="float">
            <text:p>4.0934406998572E-05</text:p>
          </table:table-cell>
          <table:table-cell/>
          <table:table-cell table:formula="of:=SUM([.E285:.E294])/10" office:value-type="float" office:value="0.6171875" calcext:value-type="float">
            <text:p>0.6171875</text:p>
          </table:table-cell>
          <table:table-cell table:formula="of:=SUM([.F285:.F294])/10" office:value-type="float" office:value="0.356875" calcext:value-type="float">
            <text:p>0.356875</text:p>
          </table:table-cell>
          <table:table-cell table:formula="of:=SUM([.G285:.G294])/10" office:value-type="float" office:value="0.5571875" calcext:value-type="float">
            <text:p>0.5571875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0.0026659592491342" calcext:value-type="float">
            <text:p>0.002665959249134</text:p>
          </table:table-cell>
          <table:table-cell office:value-type="float" office:value="0.000016368776314762" calcext:value-type="float">
            <text:p>1.6368776314762E-05</text:p>
          </table:table-cell>
          <table:table-cell office:value-type="float" office:value="0.6" calcext:value-type="float">
            <text:p>0.6</text:p>
          </table:table-cell>
          <table:table-cell office:value-type="float" office:value="0.775" calcext:value-type="float">
            <text:p>0.775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4.0875" calcext:value-type="float">
            <text:p>4.0875</text:p>
          </table:table-cell>
          <table:table-cell office:value-type="float" office:value="1" calcext:value-type="float">
            <text:p>1</text:p>
          </table:table-cell>
          <table:table-cell office:value-type="float" office:value="0.31923505067825" calcext:value-type="float">
            <text:p>0.31923505067825</text:p>
          </table:table-cell>
          <table:table-cell/>
          <table:table-cell table:formula="of:=SUM([.C286:.C295])/10" office:value-type="float" office:value="0.0000424610700399763" calcext:value-type="float">
            <text:p>4.24610700399763E-05</text:p>
          </table:table-cell>
          <table:table-cell/>
          <table:table-cell table:formula="of:=SUM([.E286:.E295])/10" office:value-type="float" office:value="0.6278125" calcext:value-type="float">
            <text:p>0.6278125</text:p>
          </table:table-cell>
          <table:table-cell table:formula="of:=SUM([.F286:.F295])/10" office:value-type="float" office:value="0.3653125" calcext:value-type="float">
            <text:p>0.3653125</text:p>
          </table:table-cell>
          <table:table-cell table:formula="of:=SUM([.G286:.G295])/10" office:value-type="float" office:value="0.564375" calcext:value-type="float">
            <text:p>0.56437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0029255349421874" calcext:value-type="float">
            <text:p>0.002925534942187</text:p>
          </table:table-cell>
          <table:table-cell office:value-type="float" office:value="0.00000028499267673912" calcext:value-type="float">
            <text:p>2.8499267673912E-07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1800917387009" calcext:value-type="float">
            <text:p>0.31800917387009</text:p>
          </table:table-cell>
          <table:table-cell/>
          <table:table-cell table:formula="of:=SUM([.C287:.C296])/10" office:value-type="float" office:value="0.0000405002273444745" calcext:value-type="float">
            <text:p>4.05002273444745E-05</text:p>
          </table:table-cell>
          <table:table-cell/>
          <table:table-cell table:formula="of:=SUM([.E287:.E296])/10" office:value-type="float" office:value="0.6265625" calcext:value-type="float">
            <text:p>0.6265625</text:p>
          </table:table-cell>
          <table:table-cell table:formula="of:=SUM([.F287:.F296])/10" office:value-type="float" office:value="0.3709375" calcext:value-type="float">
            <text:p>0.3709375</text:p>
          </table:table-cell>
          <table:table-cell table:formula="of:=SUM([.G287:.G296])/10" office:value-type="float" office:value="0.566875" calcext:value-type="float">
            <text:p>0.566875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0.0037771319766762" calcext:value-type="float">
            <text:p>0.003777131976676</text:p>
          </table:table-cell>
          <table:table-cell office:value-type="float" office:value="0.0000092875376818041" calcext:value-type="float">
            <text:p>9.2875376818041E-06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64375" calcext:value-type="float">
            <text:p>0.643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4.2625" calcext:value-type="float">
            <text:p>4.2625</text:p>
          </table:table-cell>
          <table:table-cell office:value-type="float" office:value="1" calcext:value-type="float">
            <text:p>1</text:p>
          </table:table-cell>
          <table:table-cell office:value-type="float" office:value="0.32050527334213" calcext:value-type="float">
            <text:p>0.32050527334213</text:p>
          </table:table-cell>
          <table:table-cell/>
          <table:table-cell table:formula="of:=SUM([.C288:.C297])/10" office:value-type="float" office:value="0.0000305823686132609" calcext:value-type="float">
            <text:p>3.05823686132609E-05</text:p>
          </table:table-cell>
          <table:table-cell/>
          <table:table-cell table:formula="of:=SUM([.E288:.E297])/10" office:value-type="float" office:value="0.633125" calcext:value-type="float">
            <text:p>0.633125</text:p>
          </table:table-cell>
          <table:table-cell table:formula="of:=SUM([.F288:.F297])/10" office:value-type="float" office:value="0.368125" calcext:value-type="float">
            <text:p>0.368125</text:p>
          </table:table-cell>
          <table:table-cell table:formula="of:=SUM([.G288:.G297])/10" office:value-type="float" office:value="0.5646875" calcext:value-type="float">
            <text:p>0.5646875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0.0034813686899724" calcext:value-type="float">
            <text:p>0.003481368689972</text:p>
          </table:table-cell>
          <table:table-cell office:value-type="float" office:value="0.0000029903004488657" calcext:value-type="float">
            <text:p>2.9903004488657E-06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09375" calcext:value-type="float">
            <text:p>0.509375</text:p>
          </table:table-cell>
          <table:table-cell office:value-type="float" office:value="4.225" calcext:value-type="float">
            <text:p>4.225</text:p>
          </table:table-cell>
          <table:table-cell office:value-type="float" office:value="1" calcext:value-type="float">
            <text:p>1</text:p>
          </table:table-cell>
          <table:table-cell office:value-type="float" office:value="0.31953837871552" calcext:value-type="float">
            <text:p>0.31953837871552</text:p>
          </table:table-cell>
          <table:table-cell/>
          <table:table-cell table:formula="of:=SUM([.C289:.C298])/10" office:value-type="float" office:value="0.0000300555120667496" calcext:value-type="float">
            <text:p>3.00555120667496E-05</text:p>
          </table:table-cell>
          <table:table-cell/>
          <table:table-cell table:formula="of:=SUM([.E289:.E298])/10" office:value-type="float" office:value="0.6275" calcext:value-type="float">
            <text:p>0.6275</text:p>
          </table:table-cell>
          <table:table-cell table:formula="of:=SUM([.F289:.F298])/10" office:value-type="float" office:value="0.368125" calcext:value-type="float">
            <text:p>0.368125</text:p>
          </table:table-cell>
          <table:table-cell table:formula="of:=SUM([.G289:.G298])/10" office:value-type="float" office:value="0.5584375" calcext:value-type="float">
            <text:p>0.5584375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0.0056626963050803" calcext:value-type="float">
            <text:p>0.00566269630508</text:p>
          </table:table-cell>
          <table:table-cell office:value-type="float" office:value="0.00002101049301326" calcext:value-type="float">
            <text:p>2.101049301326E-0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4.13125" calcext:value-type="float">
            <text:p>4.13125</text:p>
          </table:table-cell>
          <table:table-cell office:value-type="float" office:value="1" calcext:value-type="float">
            <text:p>1</text:p>
          </table:table-cell>
          <table:table-cell office:value-type="float" office:value="0.31906124353409" calcext:value-type="float">
            <text:p>0.31906124353409</text:p>
          </table:table-cell>
          <table:table-cell/>
          <table:table-cell table:formula="of:=SUM([.C290:.C299])/10" office:value-type="float" office:value="0.0000277088378131376" calcext:value-type="float">
            <text:p>2.77088378131376E-05</text:p>
          </table:table-cell>
          <table:table-cell/>
          <table:table-cell table:formula="of:=SUM([.E290:.E299])/10" office:value-type="float" office:value="0.6259375" calcext:value-type="float">
            <text:p>0.6259375</text:p>
          </table:table-cell>
          <table:table-cell table:formula="of:=SUM([.F290:.F299])/10" office:value-type="float" office:value="0.374375" calcext:value-type="float">
            <text:p>0.374375</text:p>
          </table:table-cell>
          <table:table-cell table:formula="of:=SUM([.G290:.G299])/10" office:value-type="float" office:value="0.5565625" calcext:value-type="float">
            <text:p>0.5565625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0.0034653437556699" calcext:value-type="float">
            <text:p>0.00346534375567</text:p>
          </table:table-cell>
          <table:table-cell office:value-type="float" office:value="0.00000052142408962265" calcext:value-type="float">
            <text:p>5.2142408962265E-07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4.134375" calcext:value-type="float">
            <text:p>4.134375</text:p>
          </table:table-cell>
          <table:table-cell office:value-type="float" office:value="1" calcext:value-type="float">
            <text:p>1</text:p>
          </table:table-cell>
          <table:table-cell office:value-type="float" office:value="0.31997116804123" calcext:value-type="float">
            <text:p>0.31997116804123</text:p>
          </table:table-cell>
          <table:table-cell/>
          <table:table-cell table:formula="of:=SUM([.C291:.C300])/10" office:value-type="float" office:value="0.0000248493228534027" calcext:value-type="float">
            <text:p>2.48493228534027E-05</text:p>
          </table:table-cell>
          <table:table-cell/>
          <table:table-cell table:formula="of:=SUM([.E291:.E300])/10" office:value-type="float" office:value="0.615" calcext:value-type="float">
            <text:p>0.615</text:p>
          </table:table-cell>
          <table:table-cell table:formula="of:=SUM([.F291:.F300])/10" office:value-type="float" office:value="0.37875" calcext:value-type="float">
            <text:p>0.37875</text:p>
          </table:table-cell>
          <table:table-cell table:formula="of:=SUM([.G291:.G300])/10" office:value-type="float" office:value="0.5590625" calcext:value-type="float">
            <text:p>0.559062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39187649963424" calcext:value-type="float">
            <text:p>0.003918764996342</text:p>
          </table:table-cell>
          <table:table-cell office:value-type="float" office:value="0.000004591799511483" calcext:value-type="float">
            <text:p>4.591799511483E-06</text:p>
          </table:table-cell>
          <table:table-cell office:value-type="float" office:value="0.478125" calcext:value-type="float">
            <text:p>0.478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2749208211899" calcext:value-type="float">
            <text:p>0.32749208211899</text:p>
          </table:table-cell>
          <table:table-cell/>
          <table:table-cell table:formula="of:=SUM([.C292:.C301])/10" office:value-type="float" office:value="0.0000250267667532231" calcext:value-type="float">
            <text:p>2.50267667532231E-05</text:p>
          </table:table-cell>
          <table:table-cell/>
          <table:table-cell table:formula="of:=SUM([.E292:.E301])/10" office:value-type="float" office:value="0.61625" calcext:value-type="float">
            <text:p>0.61625</text:p>
          </table:table-cell>
          <table:table-cell table:formula="of:=SUM([.F292:.F301])/10" office:value-type="float" office:value="0.380625" calcext:value-type="float">
            <text:p>0.380625</text:p>
          </table:table-cell>
          <table:table-cell table:formula="of:=SUM([.G292:.G301])/10" office:value-type="float" office:value="0.5621875" calcext:value-type="float">
            <text:p>0.5621875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0.0049177176493686" calcext:value-type="float">
            <text:p>0.004917717649369</text:p>
          </table:table-cell>
          <table:table-cell office:value-type="float" office:value="0.000054539586077238" calcext:value-type="float">
            <text:p>5.4539586077238E-05</text:p>
          </table:table-cell>
          <table:table-cell office:value-type="float" office:value="0.5109375" calcext:value-type="float">
            <text:p>0.5109375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33067479133606" calcext:value-type="float">
            <text:p>0.33067479133606</text:p>
          </table:table-cell>
          <table:table-cell/>
          <table:table-cell table:formula="of:=SUM([.C293:.C302])/10" office:value-type="float" office:value="0.0000270418877519134" calcext:value-type="float">
            <text:p>2.70418877519134E-05</text:p>
          </table:table-cell>
          <table:table-cell/>
          <table:table-cell table:formula="of:=SUM([.E293:.E302])/10" office:value-type="float" office:value="0.6153125" calcext:value-type="float">
            <text:p>0.6153125</text:p>
          </table:table-cell>
          <table:table-cell table:formula="of:=SUM([.F293:.F302])/10" office:value-type="float" office:value="0.380625" calcext:value-type="float">
            <text:p>0.380625</text:p>
          </table:table-cell>
          <table:table-cell table:formula="of:=SUM([.G293:.G302])/10" office:value-type="float" office:value="0.5584375" calcext:value-type="float">
            <text:p>0.5584375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0.0039440057938918" calcext:value-type="float">
            <text:p>0.003944005793892</text:p>
          </table:table-cell>
          <table:table-cell office:value-type="float" office:value="0.000053607847912867" calcext:value-type="float">
            <text:p>5.3607847912867E-05</text:p>
          </table:table-cell>
          <table:table-cell office:value-type="float" office:value="0.5296875" calcext:value-type="float">
            <text:p>0.52968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0.428125" calcext:value-type="float">
            <text:p>0.4281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4.1125" calcext:value-type="float">
            <text:p>4.1125</text:p>
          </table:table-cell>
          <table:table-cell office:value-type="float" office:value="1" calcext:value-type="float">
            <text:p>1</text:p>
          </table:table-cell>
          <table:table-cell office:value-type="float" office:value="0.32713631391525" calcext:value-type="float">
            <text:p>0.32713631391525</text:p>
          </table:table-cell>
          <table:table-cell/>
          <table:table-cell table:formula="of:=SUM([.C294:.C303])/10" office:value-type="float" office:value="0.0000293513967621392" calcext:value-type="float">
            <text:p>2.93513967621392E-05</text:p>
          </table:table-cell>
          <table:table-cell/>
          <table:table-cell table:formula="of:=SUM([.E294:.E303])/10" office:value-type="float" office:value="0.618125" calcext:value-type="float">
            <text:p>0.618125</text:p>
          </table:table-cell>
          <table:table-cell table:formula="of:=SUM([.F294:.F303])/10" office:value-type="float" office:value="0.38625" calcext:value-type="float">
            <text:p>0.38625</text:p>
          </table:table-cell>
          <table:table-cell table:formula="of:=SUM([.G294:.G303])/10" office:value-type="float" office:value="0.5621875" calcext:value-type="float">
            <text:p>0.5621875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0.002848080034164" calcext:value-type="float">
            <text:p>0.002848080034164</text:p>
          </table:table-cell>
          <table:table-cell office:value-type="float" office:value="0.00014405818755506" calcext:value-type="float">
            <text:p>0.000144058187555</text:p>
          </table:table-cell>
          <table:table-cell office:value-type="float" office:value="0.5328125" calcext:value-type="float">
            <text:p>0.5328125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2675751447678" calcext:value-type="float">
            <text:p>0.32675751447678</text:p>
          </table:table-cell>
          <table:table-cell/>
          <table:table-cell table:formula="of:=SUM([.C295:.C304])/10" office:value-type="float" office:value="0.0000307260945281701" calcext:value-type="float">
            <text:p>3.07260945281701E-05</text:p>
          </table:table-cell>
          <table:table-cell/>
          <table:table-cell table:formula="of:=SUM([.E295:.E304])/10" office:value-type="float" office:value="0.6215625" calcext:value-type="float">
            <text:p>0.6215625</text:p>
          </table:table-cell>
          <table:table-cell table:formula="of:=SUM([.F295:.F304])/10" office:value-type="float" office:value="0.3903125" calcext:value-type="float">
            <text:p>0.3903125</text:p>
          </table:table-cell>
          <table:table-cell table:formula="of:=SUM([.G295:.G304])/10" office:value-type="float" office:value="0.561875" calcext:value-type="float">
            <text:p>0.561875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0.0044310817291262" calcext:value-type="float">
            <text:p>0.004431081729126</text:p>
          </table:table-cell>
          <table:table-cell office:value-type="float" office:value="0.000037406119308636" calcext:value-type="float">
            <text:p>3.7406119308636E-0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0.31727793216705" calcext:value-type="float">
            <text:p>0.31727793216705</text:p>
          </table:table-cell>
          <table:table-cell/>
          <table:table-cell table:formula="of:=SUM([.C296:.C305])/10" office:value-type="float" office:value="0.0000328298288275576" calcext:value-type="float">
            <text:p>3.28298288275576E-05</text:p>
          </table:table-cell>
          <table:table-cell/>
          <table:table-cell table:formula="of:=SUM([.E296:.E305])/10" office:value-type="float" office:value="0.6025" calcext:value-type="float">
            <text:p>0.6025</text:p>
          </table:table-cell>
          <table:table-cell table:formula="of:=SUM([.F296:.F305])/10" office:value-type="float" office:value="0.3840625" calcext:value-type="float">
            <text:p>0.3840625</text:p>
          </table:table-cell>
          <table:table-cell table:formula="of:=SUM([.G296:.G305])/10" office:value-type="float" office:value="0.553125" calcext:value-type="float">
            <text:p>0.553125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026443069888046" calcext:value-type="float">
            <text:p>0.002644306988805</text:p>
          </table:table-cell>
          <table:table-cell office:value-type="float" office:value="0.00001305651645375" calcext:value-type="float">
            <text:p>1.305651645375E-0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4.20625" calcext:value-type="float">
            <text:p>4.20625</text:p>
          </table:table-cell>
          <table:table-cell office:value-type="float" office:value="1" calcext:value-type="float">
            <text:p>1</text:p>
          </table:table-cell>
          <table:table-cell office:value-type="float" office:value="0.31810665130615" calcext:value-type="float">
            <text:p>0.31810665130615</text:p>
          </table:table-cell>
          <table:table-cell/>
          <table:table-cell table:formula="of:=SUM([.C297:.C306])/10" office:value-type="float" office:value="0.0000341069812052586" calcext:value-type="float">
            <text:p>3.41069812052586E-05</text:p>
          </table:table-cell>
          <table:table-cell/>
          <table:table-cell table:formula="of:=SUM([.E297:.E306])/10" office:value-type="float" office:value="0.6109375" calcext:value-type="float">
            <text:p>0.6109375</text:p>
          </table:table-cell>
          <table:table-cell table:formula="of:=SUM([.F297:.F306])/10" office:value-type="float" office:value="0.38" calcext:value-type="float">
            <text:p>0.38</text:p>
          </table:table-cell>
          <table:table-cell table:formula="of:=SUM([.G297:.G306])/10" office:value-type="float" office:value="0.55125" calcext:value-type="float">
            <text:p>0.55125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0.0039937292924151" calcext:value-type="float">
            <text:p>0.003993729292415</text:p>
          </table:table-cell>
          <table:table-cell office:value-type="float" office:value="0.000079491422864513" calcext:value-type="float">
            <text:p>7.9491422864513E-0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0.65" calcext:value-type="float">
            <text:p>0.6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4.234375" calcext:value-type="float">
            <text:p>4.234375</text:p>
          </table:table-cell>
          <table:table-cell office:value-type="float" office:value="1" calcext:value-type="float">
            <text:p>1</text:p>
          </table:table-cell>
          <table:table-cell office:value-type="float" office:value="0.31976351737976" calcext:value-type="float">
            <text:p>0.31976351737976</text:p>
          </table:table-cell>
          <table:table-cell/>
          <table:table-cell table:formula="of:=SUM([.C298:.C307])/10" office:value-type="float" office:value="0.0000411273697235295" calcext:value-type="float">
            <text:p>4.11273697235295E-05</text:p>
          </table:table-cell>
          <table:table-cell/>
          <table:table-cell table:formula="of:=SUM([.E298:.E307])/10" office:value-type="float" office:value="0.6115625" calcext:value-type="float">
            <text:p>0.6115625</text:p>
          </table:table-cell>
          <table:table-cell table:formula="of:=SUM([.F298:.F307])/10" office:value-type="float" office:value="0.384375" calcext:value-type="float">
            <text:p>0.384375</text:p>
          </table:table-cell>
          <table:table-cell table:formula="of:=SUM([.G298:.G307])/10"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0.0036845744136372" calcext:value-type="float">
            <text:p>0.003684574413637</text:p>
          </table:table-cell>
          <table:table-cell office:value-type="float" office:value="0.000014872414438435" calcext:value-type="float">
            <text:p>1.4872414438435E-05</text:p>
          </table:table-cell>
          <table:table-cell office:value-type="float" office:value="0.4546875" calcext:value-type="float">
            <text:p>0.4546875</text:p>
          </table:table-cell>
          <table:table-cell office:value-type="float" office:value="0.525" calcext:value-type="float">
            <text:p>0.52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525" calcext:value-type="float">
            <text:p>0.52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32004667520523" calcext:value-type="float">
            <text:p>0.32004667520523</text:p>
          </table:table-cell>
          <table:table-cell/>
          <table:table-cell table:formula="of:=SUM([.C299:.C308])/10" office:value-type="float" office:value="0.0000423155811224865" calcext:value-type="float">
            <text:p>4.23155811224865E-05</text:p>
          </table:table-cell>
          <table:table-cell/>
          <table:table-cell table:formula="of:=SUM([.E299:.E308])/10" office:value-type="float" office:value="0.605" calcext:value-type="float">
            <text:p>0.605</text:p>
          </table:table-cell>
          <table:table-cell table:formula="of:=SUM([.F299:.F308])/10" office:value-type="float" office:value="0.37875" calcext:value-type="float">
            <text:p>0.37875</text:p>
          </table:table-cell>
          <table:table-cell table:formula="of:=SUM([.G299:.G308])/10" office:value-type="float" office:value="0.5565625" calcext:value-type="float">
            <text:p>0.5565625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0.0034160790644819" calcext:value-type="float">
            <text:p>0.003416079064482</text:p>
          </table:table-cell>
          <table:table-cell office:value-type="float" office:value="0.00003910805715988" calcext:value-type="float">
            <text:p>3.910805715988E-05</text:p>
          </table:table-cell>
          <table:table-cell table:number-columns-repeated="2" office:value-type="float" office:value="0.54375" calcext:value-type="float">
            <text:p>0.543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4.225" calcext:value-type="float">
            <text:p>4.225</text:p>
          </table:table-cell>
          <table:table-cell office:value-type="float" office:value="1" calcext:value-type="float">
            <text:p>1</text:p>
          </table:table-cell>
          <table:table-cell office:value-type="float" office:value="0.31832902431488" calcext:value-type="float">
            <text:p>0.31832902431488</text:p>
          </table:table-cell>
          <table:table-cell/>
          <table:table-cell table:formula="of:=SUM([.C300:.C309])/10" office:value-type="float" office:value="0.0000441253375371485" calcext:value-type="float">
            <text:p>4.41253375371485E-05</text:p>
          </table:table-cell>
          <table:table-cell/>
          <table:table-cell table:formula="of:=SUM([.E300:.E309])/10" office:value-type="float" office:value="0.59875" calcext:value-type="float">
            <text:p>0.59875</text:p>
          </table:table-cell>
          <table:table-cell table:formula="of:=SUM([.F300:.F309])/10" office:value-type="float" office:value="0.375625" calcext:value-type="float">
            <text:p>0.375625</text:p>
          </table:table-cell>
          <table:table-cell table:formula="of:=SUM([.G300:.G309])/10" office:value-type="float" office:value="0.5525" calcext:value-type="float">
            <text:p>0.5525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0.0033704106914229" calcext:value-type="float">
            <text:p>0.003370410691423</text:p>
          </table:table-cell>
          <table:table-cell office:value-type="float" office:value="0.000110231828968" calcext:value-type="float">
            <text:p>0.000110231828968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0.425" calcext:value-type="float">
            <text:p>0.425</text:p>
          </table:table-cell>
          <table:table-cell office:value-type="float" office:value="0.6625" calcext:value-type="float">
            <text:p>0.6625</text:p>
          </table:table-cell>
          <table:table-cell office:value-type="float" office:value="4.05" calcext:value-type="float">
            <text:p>4.05</text:p>
          </table:table-cell>
          <table:table-cell office:value-type="float" office:value="1" calcext:value-type="float">
            <text:p>1</text:p>
          </table:table-cell>
          <table:table-cell office:value-type="float" office:value="0.32935532331467" calcext:value-type="float">
            <text:p>0.32935532331467</text:p>
          </table:table-cell>
          <table:table-cell/>
          <table:table-cell table:formula="of:=SUM([.C301:.C310])/10" office:value-type="float" office:value="0.0000550963780249862" calcext:value-type="float">
            <text:p>5.50963780249862E-05</text:p>
          </table:table-cell>
          <table:table-cell/>
          <table:table-cell table:formula="of:=SUM([.E301:.E310])/10" office:value-type="float" office:value="0.6065625" calcext:value-type="float">
            <text:p>0.6065625</text:p>
          </table:table-cell>
          <table:table-cell table:formula="of:=SUM([.F301:.F310])/10" office:value-type="float" office:value="0.3796875" calcext:value-type="float">
            <text:p>0.3796875</text:p>
          </table:table-cell>
          <table:table-cell table:formula="of:=SUM([.G301:.G310])/10" office:value-type="float" office:value="0.561875" calcext:value-type="float">
            <text:p>0.561875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0029385924717644" calcext:value-type="float">
            <text:p>0.002938592471764</text:p>
          </table:table-cell>
          <table:table-cell office:value-type="float" office:value="0.00008562090685359" calcext:value-type="float">
            <text:p>8.562090685359E-0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0.684375" calcext:value-type="float">
            <text:p>0.68437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6125" calcext:value-type="float">
            <text:p>0.6125</text:p>
          </table:table-cell>
          <table:table-cell office:value-type="float" office:value="4.078125" calcext:value-type="float">
            <text:p>4.078125</text:p>
          </table:table-cell>
          <table:table-cell office:value-type="float" office:value="1" calcext:value-type="float">
            <text:p>1</text:p>
          </table:table-cell>
          <table:table-cell office:value-type="float" office:value="0.32912148237228" calcext:value-type="float">
            <text:p>0.32912148237228</text:p>
          </table:table-cell>
          <table:table-cell/>
          <table:table-cell table:formula="of:=SUM([.C302:.C311])/10" office:value-type="float" office:value="0.0000631992887591969" calcext:value-type="float">
            <text:p>6.31992887591969E-05</text:p>
          </table:table-cell>
          <table:table-cell/>
          <table:table-cell table:formula="of:=SUM([.E302:.E311])/10" office:value-type="float" office:value="0.61875" calcext:value-type="float">
            <text:p>0.61875</text:p>
          </table:table-cell>
          <table:table-cell table:formula="of:=SUM([.F302:.F311])/10" office:value-type="float" office:value="0.381875" calcext:value-type="float">
            <text:p>0.381875</text:p>
          </table:table-cell>
          <table:table-cell table:formula="of:=SUM([.G302:.G311])/10" office:value-type="float" office:value="0.5675" calcext:value-type="float">
            <text:p>0.5675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0.0025659093240392" calcext:value-type="float">
            <text:p>0.002565909324039</text:p>
          </table:table-cell>
          <table:table-cell office:value-type="float" office:value="0.000058131743427431" calcext:value-type="float">
            <text:p>5.8131743427431E-05</text:p>
          </table:table-cell>
          <table:table-cell office:value-type="float" office:value="0.5796875" calcext:value-type="float">
            <text:p>0.579687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31972823143005" calcext:value-type="float">
            <text:p>0.31972823143005</text:p>
          </table:table-cell>
          <table:table-cell/>
          <table:table-cell table:formula="of:=SUM([.C303:.C312])/10" office:value-type="float" office:value="0.0000635585044942162" calcext:value-type="float">
            <text:p>6.35585044942162E-05</text:p>
          </table:table-cell>
          <table:table-cell/>
          <table:table-cell table:formula="of:=SUM([.E303:.E312])/10" office:value-type="float" office:value="0.62125" calcext:value-type="float">
            <text:p>0.62125</text:p>
          </table:table-cell>
          <table:table-cell table:formula="of:=SUM([.F303:.F312])/10" office:value-type="float" office:value="0.3840625" calcext:value-type="float">
            <text:p>0.3840625</text:p>
          </table:table-cell>
          <table:table-cell table:formula="of:=SUM([.G303:.G312])/10" office:value-type="float" office:value="0.5646875" calcext:value-type="float">
            <text:p>0.5646875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0.0023576817926369" calcext:value-type="float">
            <text:p>0.002357681792637</text:p>
          </table:table-cell>
          <table:table-cell office:value-type="float" office:value="0.0000030077856710026" calcext:value-type="float">
            <text:p>3.0077856710026E-06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75" calcext:value-type="float">
            <text:p>0.57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32000976800919" calcext:value-type="float">
            <text:p>0.32000976800919</text:p>
          </table:table-cell>
          <table:table-cell/>
          <table:table-cell table:formula="of:=SUM([.C304:.C313])/10" office:value-type="float" office:value="0.0000584984982700298" calcext:value-type="float">
            <text:p>5.84984982700298E-05</text:p>
          </table:table-cell>
          <table:table-cell/>
          <table:table-cell table:formula="of:=SUM([.E304:.E313])/10" office:value-type="float" office:value="0.6225" calcext:value-type="float">
            <text:p>0.6225</text:p>
          </table:table-cell>
          <table:table-cell table:formula="of:=SUM([.F304:.F313])/10" office:value-type="float" office:value="0.380625" calcext:value-type="float">
            <text:p>0.380625</text:p>
          </table:table-cell>
          <table:table-cell table:formula="of:=SUM([.G304:.G313])/10" office:value-type="float" office:value="0.5628125" calcext:value-type="float">
            <text:p>0.5628125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0.0032855957586435" calcext:value-type="float">
            <text:p>0.003285595758644</text:p>
          </table:table-cell>
          <table:table-cell office:value-type="float" office:value="0.00016382932787261" calcext:value-type="float">
            <text:p>0.000163829327873</text:p>
          </table:table-cell>
          <table:table-cell office:value-type="float" office:value="0.5171875" calcext:value-type="float">
            <text:p>0.51718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1892017126083" calcext:value-type="float">
            <text:p>0.31892017126083</text:p>
          </table:table-cell>
          <table:table-cell/>
          <table:table-cell table:formula="of:=SUM([.C305:.C314])/10" office:value-type="float" office:value="0.0000604756123017848" calcext:value-type="float">
            <text:p>6.04756123017848E-05</text:p>
          </table:table-cell>
          <table:table-cell/>
          <table:table-cell table:formula="of:=SUM([.E305:.E314])/10" office:value-type="float" office:value="0.6184375" calcext:value-type="float">
            <text:p>0.6184375</text:p>
          </table:table-cell>
          <table:table-cell table:formula="of:=SUM([.F305:.F314])/10" office:value-type="float" office:value="0.3790625" calcext:value-type="float">
            <text:p>0.3790625</text:p>
          </table:table-cell>
          <table:table-cell table:formula="of:=SUM([.G305:.G314])/10" office:value-type="float" office:value="0.5646875" calcext:value-type="float">
            <text:p>0.5646875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0.0027186144900043" calcext:value-type="float">
            <text:p>0.002718614490004</text:p>
          </table:table-cell>
          <table:table-cell office:value-type="float" office:value="0.0000048035966811778" calcext:value-type="float">
            <text:p>4.8035966811778E-06</text:p>
          </table:table-cell>
          <table:table-cell office:value-type="float" office:value="0.55" calcext:value-type="float">
            <text:p>0.55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5875" calcext:value-type="float">
            <text:p>0.5875</text:p>
          </table:table-cell>
          <table:table-cell office:value-type="float" office:value="4.128125" calcext:value-type="float">
            <text:p>4.128125</text:p>
          </table:table-cell>
          <table:table-cell office:value-type="float" office:value="1" calcext:value-type="float">
            <text:p>1</text:p>
          </table:table-cell>
          <table:table-cell office:value-type="float" office:value="0.31949115991592" calcext:value-type="float">
            <text:p>0.31949115991592</text:p>
          </table:table-cell>
          <table:table-cell/>
          <table:table-cell table:formula="of:=SUM([.C306:.C315])/10" office:value-type="float" office:value="0.0000572153600390389" calcext:value-type="float">
            <text:p>5.72153600390389E-05</text:p>
          </table:table-cell>
          <table:table-cell/>
          <table:table-cell table:formula="of:=SUM([.E306:.E315])/10" office:value-type="float" office:value="0.6234375" calcext:value-type="float">
            <text:p>0.6234375</text:p>
          </table:table-cell>
          <table:table-cell table:formula="of:=SUM([.F306:.F315])/10" office:value-type="float" office:value="0.3846875" calcext:value-type="float">
            <text:p>0.3846875</text:p>
          </table:table-cell>
          <table:table-cell table:formula="of:=SUM([.G306:.G315])/10" office:value-type="float" office:value="0.570625" calcext:value-type="float">
            <text:p>0.57062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0030203510890715" calcext:value-type="float">
            <text:p>0.003020351089072</text:p>
          </table:table-cell>
          <table:table-cell office:value-type="float" office:value="0.000040321874978008" calcext:value-type="float">
            <text:p>4.0321874978008E-05</text:p>
          </table:table-cell>
          <table:table-cell office:value-type="float" office:value="0.6109375" calcext:value-type="float">
            <text:p>0.6109375</text:p>
          </table:table-cell>
          <table:table-cell office:value-type="float" office:value="0.721875" calcext:value-type="float">
            <text:p>0.72187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4.13125" calcext:value-type="float">
            <text:p>4.13125</text:p>
          </table:table-cell>
          <table:table-cell office:value-type="float" office:value="1" calcext:value-type="float">
            <text:p>1</text:p>
          </table:table-cell>
          <table:table-cell office:value-type="float" office:value="0.31911963224411" calcext:value-type="float">
            <text:p>0.31911963224411</text:p>
          </table:table-cell>
          <table:table-cell/>
          <table:table-cell table:formula="of:=SUM([.C307:.C316])/10" office:value-type="float" office:value="0.0000599418958914647" calcext:value-type="float">
            <text:p>5.99418958914647E-05</text:p>
          </table:table-cell>
          <table:table-cell/>
          <table:table-cell table:formula="of:=SUM([.E307:.E316])/10" office:value-type="float" office:value="0.629375" calcext:value-type="float">
            <text:p>0.629375</text:p>
          </table:table-cell>
          <table:table-cell table:formula="of:=SUM([.F307:.F316])/10" office:value-type="float" office:value="0.389375" calcext:value-type="float">
            <text:p>0.389375</text:p>
          </table:table-cell>
          <table:table-cell table:formula="of:=SUM([.G307:.G316])/10" office:value-type="float" office:value="0.573125" calcext:value-type="float">
            <text:p>0.573125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0.0031531420710962" calcext:value-type="float">
            <text:p>0.003153142071096</text:p>
          </table:table-cell>
          <table:table-cell office:value-type="float" office:value="0.00000029592347869974" calcext:value-type="float">
            <text:p>2.9592347869974E-07</text:p>
          </table:table-cell>
          <table:table-cell office:value-type="float" office:value="0.5921875" calcext:value-type="float">
            <text:p>0.5921875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75" calcext:value-type="float">
            <text:p>0.575</text:p>
          </table:table-cell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0.32740607261658" calcext:value-type="float">
            <text:p>0.32740607261658</text:p>
          </table:table-cell>
          <table:table-cell/>
          <table:table-cell table:formula="of:=SUM([.C308:.C317])/10" office:value-type="float" office:value="0.0000520223459528834" calcext:value-type="float">
            <text:p>5.20223459528834E-05</text:p>
          </table:table-cell>
          <table:table-cell/>
          <table:table-cell table:formula="of:=SUM([.E308:.E317])/10" office:value-type="float" office:value="0.6384375" calcext:value-type="float">
            <text:p>0.6384375</text:p>
          </table:table-cell>
          <table:table-cell table:formula="of:=SUM([.F308:.F317])/10" office:value-type="float" office:value="0.3884375" calcext:value-type="float">
            <text:p>0.3884375</text:p>
          </table:table-cell>
          <table:table-cell table:formula="of:=SUM([.G308:.G317])/10" office:value-type="float" office:value="0.57625" calcext:value-type="float">
            <text:p>0.57625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0.0027626460650936" calcext:value-type="float">
            <text:p>0.002762646065094</text:p>
          </table:table-cell>
          <table:table-cell office:value-type="float" office:value="0.000048165823322067" calcext:value-type="float">
            <text:p>4.8165823322067E-05</text:p>
          </table:table-cell>
          <table:table-cell office:value-type="float" office:value="0.5921875" calcext:value-type="float">
            <text:p>0.5921875</text:p>
          </table:table-cell>
          <table:table-cell office:value-type="float" office:value="0.665625" calcext:value-type="float">
            <text:p>0.6656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2934859991074" calcext:value-type="float">
            <text:p>0.32934859991074</text:p>
          </table:table-cell>
          <table:table-cell/>
          <table:table-cell table:formula="of:=SUM([.C309:.C318])/10" office:value-type="float" office:value="0.0000553516868412466" calcext:value-type="float">
            <text:p>5.53516868412466E-05</text:p>
          </table:table-cell>
          <table:table-cell/>
          <table:table-cell table:formula="of:=SUM([.E309:.E318])/10" office:value-type="float" office:value="0.6525" calcext:value-type="float">
            <text:p>0.6525</text:p>
          </table:table-cell>
          <table:table-cell table:formula="of:=SUM([.F309:.F318])/10" office:value-type="float" office:value="0.39375" calcext:value-type="float">
            <text:p>0.39375</text:p>
          </table:table-cell>
          <table:table-cell table:formula="of:=SUM([.G309:.G318])/10" office:value-type="float" office:value="0.5809375" calcext:value-type="float">
            <text:p>0.5809375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0.0035697388084373" calcext:value-type="float">
            <text:p>0.003569738808437</text:p>
          </table:table-cell>
          <table:table-cell office:value-type="float" office:value="0.00000051181410357093" calcext:value-type="float">
            <text:p>5.1181410357093E-07</text:p>
          </table:table-cell>
          <table:table-cell office:value-type="float" office:value="0.490625" calcext:value-type="float">
            <text:p>0.490625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6" calcext:value-type="float">
            <text:p>0.6</text:p>
          </table:table-cell>
          <table:table-cell office:value-type="float" office:value="4.159375" calcext:value-type="float">
            <text:p>4.159375</text:p>
          </table:table-cell>
          <table:table-cell office:value-type="float" office:value="1" calcext:value-type="float">
            <text:p>1</text:p>
          </table:table-cell>
          <table:table-cell office:value-type="float" office:value="0.33012666702271" calcext:value-type="float">
            <text:p>0.33012666702271</text:p>
          </table:table-cell>
          <table:table-cell/>
          <table:table-cell table:formula="of:=SUM([.C310:.C319])/10" office:value-type="float" office:value="0.0000514920625356157" calcext:value-type="float">
            <text:p>5.14920625356157E-05</text:p>
          </table:table-cell>
          <table:table-cell/>
          <table:table-cell table:formula="of:=SUM([.E310:.E319])/10" office:value-type="float" office:value="0.6596875" calcext:value-type="float">
            <text:p>0.6596875</text:p>
          </table:table-cell>
          <table:table-cell table:formula="of:=SUM([.F310:.F319])/10" office:value-type="float" office:value="0.3925" calcext:value-type="float">
            <text:p>0.3925</text:p>
          </table:table-cell>
          <table:table-cell table:formula="of:=SUM([.G310:.G319])/10" office:value-type="float" office:value="0.5878125" calcext:value-type="float">
            <text:p>0.5878125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0.0022939579066588" calcext:value-type="float">
            <text:p>0.002293957906659</text:p>
          </table:table-cell>
          <table:table-cell office:value-type="float" office:value="0.000030499184742362" calcext:value-type="float">
            <text:p>3.0499184742362E-0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575" calcext:value-type="float">
            <text:p>0.5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4.225" calcext:value-type="float">
            <text:p>4.225</text:p>
          </table:table-cell>
          <table:table-cell office:value-type="float" office:value="1" calcext:value-type="float">
            <text:p>1</text:p>
          </table:table-cell>
          <table:table-cell office:value-type="float" office:value="0.32861942052841" calcext:value-type="float">
            <text:p>0.32861942052841</text:p>
          </table:table-cell>
          <table:table-cell/>
          <table:table-cell table:formula="of:=SUM([.C311:.C320])/10" office:value-type="float" office:value="0.0000435187981130519" calcext:value-type="float">
            <text:p>4.35187981130519E-05</text:p>
          </table:table-cell>
          <table:table-cell/>
          <table:table-cell table:formula="of:=SUM([.E311:.E320])/10" office:value-type="float" office:value="0.6465625" calcext:value-type="float">
            <text:p>0.6465625</text:p>
          </table:table-cell>
          <table:table-cell table:formula="of:=SUM([.F311:.F320])/10" office:value-type="float" office:value="0.385625" calcext:value-type="float">
            <text:p>0.385625</text:p>
          </table:table-cell>
          <table:table-cell table:formula="of:=SUM([.G311:.G320])/10"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036382119404152" calcext:value-type="float">
            <text:p>0.003638211940415</text:p>
          </table:table-cell>
          <table:table-cell office:value-type="float" office:value="0.0000029611542001214" calcext:value-type="float">
            <text:p>2.9611542001214E-06</text:p>
          </table:table-cell>
          <table:table-cell office:value-type="float" office:value="0.5109375" calcext:value-type="float">
            <text:p>0.51093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5" calcext:value-type="float">
            <text:p>0.5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2733162641525" calcext:value-type="float">
            <text:p>0.32733162641525</text:p>
          </table:table-cell>
          <table:table-cell/>
          <table:table-cell table:formula="of:=SUM([.C312:.C321])/10" office:value-type="float" office:value="0.000035252822847705" calcext:value-type="float">
            <text:p>3.5252822847705E-05</text:p>
          </table:table-cell>
          <table:table-cell/>
          <table:table-cell table:formula="of:=SUM([.E312:.E321])/10" office:value-type="float" office:value="0.6340625" calcext:value-type="float">
            <text:p>0.6340625</text:p>
          </table:table-cell>
          <table:table-cell table:formula="of:=SUM([.F312:.F321])/10" office:value-type="float" office:value="0.3796875" calcext:value-type="float">
            <text:p>0.3796875</text:p>
          </table:table-cell>
          <table:table-cell table:formula="of:=SUM([.G312:.G321])/10" office:value-type="float" office:value="0.56875" calcext:value-type="float">
            <text:p>0.56875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0.004333310975926" calcext:value-type="float">
            <text:p>0.004333310975926</text:p>
          </table:table-cell>
          <table:table-cell office:value-type="float" office:value="0.000019734378674849" calcext:value-type="float">
            <text:p>1.9734378674849E-05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2892775535583" calcext:value-type="float">
            <text:p>0.32892775535583</text:p>
          </table:table-cell>
          <table:table-cell/>
          <table:table-cell table:formula="of:=SUM([.C313:.C322])/10" office:value-type="float" office:value="0.0000314130863724468" calcext:value-type="float">
            <text:p>3.14130863724468E-05</text:p>
          </table:table-cell>
          <table:table-cell/>
          <table:table-cell table:formula="of:=SUM([.E313:.E322])/10" office:value-type="float" office:value="0.6340625" calcext:value-type="float">
            <text:p>0.6340625</text:p>
          </table:table-cell>
          <table:table-cell table:formula="of:=SUM([.F313:.F322])/10" office:value-type="float" office:value="0.38" calcext:value-type="float">
            <text:p>0.38</text:p>
          </table:table-cell>
          <table:table-cell table:formula="of:=SUM([.G313:.G322])/10" office:value-type="float" office:value="0.571875" calcext:value-type="float">
            <text:p>0.571875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0.0027518529561348" calcext:value-type="float">
            <text:p>0.002751852956135</text:p>
          </table:table-cell>
          <table:table-cell office:value-type="float" office:value="0.000008752267289186" calcext:value-type="float">
            <text:p>8.752267289186E-06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575" calcext:value-type="float">
            <text:p>0.575</text:p>
          </table:table-cell>
          <table:table-cell office:value-type="float" office:value="4.14375" calcext:value-type="float">
            <text:p>4.14375</text:p>
          </table:table-cell>
          <table:table-cell office:value-type="float" office:value="1" calcext:value-type="float">
            <text:p>1</text:p>
          </table:table-cell>
          <table:table-cell office:value-type="float" office:value="0.32694659233093" calcext:value-type="float">
            <text:p>0.32694659233093</text:p>
          </table:table-cell>
          <table:table-cell/>
          <table:table-cell table:formula="of:=SUM([.C314:.C323])/10" office:value-type="float" office:value="0.0000319875345342652" calcext:value-type="float">
            <text:p>3.19875345342652E-05</text:p>
          </table:table-cell>
          <table:table-cell/>
          <table:table-cell table:formula="of:=SUM([.E314:.E323])/10" office:value-type="float" office:value="0.6425" calcext:value-type="float">
            <text:p>0.6425</text:p>
          </table:table-cell>
          <table:table-cell table:formula="of:=SUM([.F314:.F323])/10" office:value-type="float" office:value="0.38125" calcext:value-type="float">
            <text:p>0.38125</text:p>
          </table:table-cell>
          <table:table-cell table:formula="of:=SUM([.G314:.G323])/10" office:value-type="float" office:value="0.571875" calcext:value-type="float">
            <text:p>0.571875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0.0037575884358375" calcext:value-type="float">
            <text:p>0.003757588435838</text:p>
          </table:table-cell>
          <table:table-cell office:value-type="float" office:value="0.000001139211733573" calcext:value-type="float">
            <text:p>1.139211733573E-06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0.684375" calcext:value-type="float">
            <text:p>0.6843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6" calcext:value-type="float">
            <text:p>0.6</text:p>
          </table:table-cell>
          <table:table-cell office:value-type="float" office:value="4.146875" calcext:value-type="float">
            <text:p>4.146875</text:p>
          </table:table-cell>
          <table:table-cell office:value-type="float" office:value="1" calcext:value-type="float">
            <text:p>1</text:p>
          </table:table-cell>
          <table:table-cell office:value-type="float" office:value="0.3254626750946" calcext:value-type="float">
            <text:p>0.3254626750946</text:p>
          </table:table-cell>
          <table:table-cell/>
          <table:table-cell table:formula="of:=SUM([.C315:.C324])/10" office:value-type="float" office:value="0.0000157185229203615" calcext:value-type="float">
            <text:p>1.57185229203615E-05</text:p>
          </table:table-cell>
          <table:table-cell/>
          <table:table-cell table:formula="of:=SUM([.E315:.E324])/10" office:value-type="float" office:value="0.651875" calcext:value-type="float">
            <text:p>0.651875</text:p>
          </table:table-cell>
          <table:table-cell table:formula="of:=SUM([.F315:.F324])/10" office:value-type="float" office:value="0.3834375" calcext:value-type="float">
            <text:p>0.3834375</text:p>
          </table:table-cell>
          <table:table-cell table:formula="of:=SUM([.G315:.G324])/10" office:value-type="float" office:value="0.5734375" calcext:value-type="float">
            <text:p>0.5734375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0.0029137144068955" calcext:value-type="float">
            <text:p>0.002913714406896</text:p>
          </table:table-cell>
          <table:table-cell office:value-type="float" office:value="0.000032725606824761" calcext:value-type="float">
            <text:p>3.2725606824761E-0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4.24375" calcext:value-type="float">
            <text:p>4.24375</text:p>
          </table:table-cell>
          <table:table-cell office:value-type="float" office:value="1" calcext:value-type="float">
            <text:p>1</text:p>
          </table:table-cell>
          <table:table-cell office:value-type="float" office:value="0.32724751234055" calcext:value-type="float">
            <text:p>0.32724751234055</text:p>
          </table:table-cell>
          <table:table-cell/>
          <table:table-cell table:formula="of:=SUM([.C316:.C325])/10" office:value-type="float" office:value="0.0000185107239347198" calcext:value-type="float">
            <text:p>1.85107239347198E-05</text:p>
          </table:table-cell>
          <table:table-cell/>
          <table:table-cell table:formula="of:=SUM([.E316:.E325])/10" office:value-type="float" office:value="0.648125" calcext:value-type="float">
            <text:p>0.648125</text:p>
          </table:table-cell>
          <table:table-cell table:formula="of:=SUM([.F316:.F325])/10" office:value-type="float" office:value="0.37875" calcext:value-type="float">
            <text:p>0.37875</text:p>
          </table:table-cell>
          <table:table-cell table:formula="of:=SUM([.G316:.G325])/10" office:value-type="float" office:value="0.56625" calcext:value-type="float">
            <text:p>0.5662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0030114760971628" calcext:value-type="float">
            <text:p>0.003011476097163</text:p>
          </table:table-cell>
          <table:table-cell office:value-type="float" office:value="0.000017526307995472" calcext:value-type="float">
            <text:p>1.7526307995472E-0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64375" calcext:value-type="float">
            <text:p>0.6437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1" calcext:value-type="float">
            <text:p>1</text:p>
          </table:table-cell>
          <table:table-cell office:value-type="float" office:value="0.32459207773209" calcext:value-type="float">
            <text:p>0.32459207773209</text:p>
          </table:table-cell>
          <table:table-cell/>
          <table:table-cell table:formula="of:=SUM([.C317:.C326])/10" office:value-type="float" office:value="0.0000162311672364662" calcext:value-type="float">
            <text:p>1.62311672364662E-05</text:p>
          </table:table-cell>
          <table:table-cell/>
          <table:table-cell table:formula="of:=SUM([.E317:.E326])/10" office:value-type="float" office:value="0.6403125" calcext:value-type="float">
            <text:p>0.6403125</text:p>
          </table:table-cell>
          <table:table-cell table:formula="of:=SUM([.F317:.F326])/10" office:value-type="float" office:value="0.3778125" calcext:value-type="float">
            <text:p>0.3778125</text:p>
          </table:table-cell>
          <table:table-cell table:formula="of:=SUM([.G317:.G326])/10" office:value-type="float" office:value="0.563125" calcext:value-type="float">
            <text:p>0.563125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0.0021222770425084" calcext:value-type="float">
            <text:p>0.002122277042508</text:p>
          </table:table-cell>
          <table:table-cell office:value-type="float" office:value="0.0000056086990491399" calcext:value-type="float">
            <text:p>5.6086990491399E-06</text:p>
          </table:table-cell>
          <table:table-cell office:value-type="float" office:value="0.5484375" calcext:value-type="float">
            <text:p>0.54843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4.203125" calcext:value-type="float">
            <text:p>4.203125</text:p>
          </table:table-cell>
          <table:table-cell office:value-type="float" office:value="1" calcext:value-type="float">
            <text:p>1</text:p>
          </table:table-cell>
          <table:table-cell office:value-type="float" office:value="0.32541054487228" calcext:value-type="float">
            <text:p>0.32541054487228</text:p>
          </table:table-cell>
          <table:table-cell/>
          <table:table-cell table:formula="of:=SUM([.C318:.C327])/10" office:value-type="float" office:value="0.0000167624447935102" calcext:value-type="float">
            <text:p>1.67624447935102E-05</text:p>
          </table:table-cell>
          <table:table-cell/>
          <table:table-cell table:formula="of:=SUM([.E318:.E327])/10" office:value-type="float" office:value="0.625625" calcext:value-type="float">
            <text:p>0.625625</text:p>
          </table:table-cell>
          <table:table-cell table:formula="of:=SUM([.F318:.F327])/10" office:value-type="float" office:value="0.3778125" calcext:value-type="float">
            <text:p>0.3778125</text:p>
          </table:table-cell>
          <table:table-cell table:formula="of:=SUM([.G318:.G327])/10" office:value-type="float" office:value="0.5596875" calcext:value-type="float">
            <text:p>0.5596875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0.0022346667508828" calcext:value-type="float">
            <text:p>0.002234666750883</text:p>
          </table:table-cell>
          <table:table-cell office:value-type="float" office:value="0.000033843772219684" calcext:value-type="float">
            <text:p>3.3843772219684E-05</text:p>
          </table:table-cell>
          <table:table-cell office:value-type="float" office:value="0.6265625" calcext:value-type="float">
            <text:p>0.626562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33093112707138" calcext:value-type="float">
            <text:p>0.33093112707138</text:p>
          </table:table-cell>
          <table:table-cell/>
          <table:table-cell table:formula="of:=SUM([.C319:.C328])/10" office:value-type="float" office:value="0.0000153302396832719" calcext:value-type="float">
            <text:p>1.53302396832719E-05</text:p>
          </table:table-cell>
          <table:table-cell/>
          <table:table-cell table:formula="of:=SUM([.E319:.E328])/10" office:value-type="float" office:value="0.6325" calcext:value-type="float">
            <text:p>0.6325</text:p>
          </table:table-cell>
          <table:table-cell table:formula="of:=SUM([.F319:.F328])/10" office:value-type="float" office:value="0.3765625" calcext:value-type="float">
            <text:p>0.3765625</text:p>
          </table:table-cell>
          <table:table-cell table:formula="of:=SUM([.G319:.G328])/10" office:value-type="float" office:value="0.560625" calcext:value-type="float">
            <text:p>0.560625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0.0020149152129306" calcext:value-type="float">
            <text:p>0.002014915212931</text:p>
          </table:table-cell>
          <table:table-cell office:value-type="float" office:value="0.000084652338025115" calcext:value-type="float">
            <text:p>8.4652338025115E-0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5" calcext:value-type="float">
            <text:p>0.55</text:p>
          </table:table-cell>
          <table:table-cell office:value-type="float" office:value="4.190625" calcext:value-type="float">
            <text:p>4.190625</text:p>
          </table:table-cell>
          <table:table-cell office:value-type="float" office:value="1" calcext:value-type="float">
            <text:p>1</text:p>
          </table:table-cell>
          <table:table-cell office:value-type="float" office:value="0.32697948217392" calcext:value-type="float">
            <text:p>0.32697948217392</text:p>
          </table:table-cell>
          <table:table-cell/>
          <table:table-cell table:formula="of:=SUM([.C320:.C329])/10" office:value-type="float" office:value="0.0000237442920754263" calcext:value-type="float">
            <text:p>2.37442920754263E-05</text:p>
          </table:table-cell>
          <table:table-cell/>
          <table:table-cell table:formula="of:=SUM([.E320:.E329])/10" office:value-type="float" office:value="0.6421875" calcext:value-type="float">
            <text:p>0.6421875</text:p>
          </table:table-cell>
          <table:table-cell table:formula="of:=SUM([.F320:.F329])/10" office:value-type="float" office:value="0.38" calcext:value-type="float">
            <text:p>0.38</text:p>
          </table:table-cell>
          <table:table-cell table:formula="of:=SUM([.G320:.G329])/10" office:value-type="float" office:value="0.555625" calcext:value-type="float">
            <text:p>0.555625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0.0028907986576087" calcext:value-type="float">
            <text:p>0.002890798657609</text:p>
          </table:table-cell>
          <table:table-cell office:value-type="float" office:value="0.000052821676307517" calcext:value-type="float">
            <text:p>5.2821676307517E-0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4.271875" calcext:value-type="float">
            <text:p>4.271875</text:p>
          </table:table-cell>
          <table:table-cell office:value-type="float" office:value="1" calcext:value-type="float">
            <text:p>1</text:p>
          </table:table-cell>
          <table:table-cell office:value-type="float" office:value="0.32725557088852" calcext:value-type="float">
            <text:p>0.32725557088852</text:p>
          </table:table-cell>
          <table:table-cell/>
          <table:table-cell table:formula="of:=SUM([.C321:.C330])/10" office:value-type="float" office:value="0.0000259765412319418" calcext:value-type="float">
            <text:p>2.59765412319418E-05</text:p>
          </table:table-cell>
          <table:table-cell/>
          <table:table-cell table:formula="of:=SUM([.E321:.E330])/10" office:value-type="float" office:value="0.64125" calcext:value-type="float">
            <text:p>0.64125</text:p>
          </table:table-cell>
          <table:table-cell table:formula="of:=SUM([.F321:.F330])/10" office:value-type="float" office:value="0.3809375" calcext:value-type="float">
            <text:p>0.3809375</text:p>
          </table:table-cell>
          <table:table-cell table:formula="of:=SUM([.G321:.G330])/10" office:value-type="float" office:value="0.5528125" calcext:value-type="float">
            <text:p>0.552812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021155184309464" calcext:value-type="float">
            <text:p>0.002115518430946</text:p>
          </table:table-cell>
          <table:table-cell office:value-type="float" office:value="0.000028407593506202" calcext:value-type="float">
            <text:p>2.8407593506202E-05</text:p>
          </table:table-cell>
          <table:table-cell office:value-type="float" office:value="0.6" calcext:value-type="float">
            <text:p>0.6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59375" calcext:value-type="float">
            <text:p>4.159375</text:p>
          </table:table-cell>
          <table:table-cell office:value-type="float" office:value="1" calcext:value-type="float">
            <text:p>1</text:p>
          </table:table-cell>
          <table:table-cell office:value-type="float" office:value="0.32625675201416" calcext:value-type="float">
            <text:p>0.32625675201416</text:p>
          </table:table-cell>
          <table:table-cell/>
          <table:table-cell table:formula="of:=SUM([.C322:.C331])/10" office:value-type="float" office:value="0.0000285211851625499" calcext:value-type="float">
            <text:p>2.85211851625499E-05</text:p>
          </table:table-cell>
          <table:table-cell/>
          <table:table-cell table:formula="of:=SUM([.E322:.E331])/10" office:value-type="float" office:value="0.659375" calcext:value-type="float">
            <text:p>0.659375</text:p>
          </table:table-cell>
          <table:table-cell table:formula="of:=SUM([.F322:.F331])/10" office:value-type="float" office:value="0.3825" calcext:value-type="float">
            <text:p>0.3825</text:p>
          </table:table-cell>
          <table:table-cell table:formula="of:=SUM([.G322:.G331])/10" office:value-type="float" office:value="0.5540625" calcext:value-type="float">
            <text:p>0.5540625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0.0020835493749473" calcext:value-type="float">
            <text:p>0.002083549374947</text:p>
          </table:table-cell>
          <table:table-cell office:value-type="float" office:value="0.0000010827855121076" calcext:value-type="float">
            <text:p>1.0827855121076E-06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4.25625" calcext:value-type="float">
            <text:p>4.25625</text:p>
          </table:table-cell>
          <table:table-cell office:value-type="float" office:value="1" calcext:value-type="float">
            <text:p>1</text:p>
          </table:table-cell>
          <table:table-cell office:value-type="float" office:value="0.83985366821289" calcext:value-type="float">
            <text:p>0.83985366821289</text:p>
          </table:table-cell>
          <table:table-cell/>
          <table:table-cell table:formula="of:=SUM([.C323:.C332])/10" office:value-type="float" office:value="0.0000266560258462757" calcext:value-type="float">
            <text:p>2.66560258462757E-05</text:p>
          </table:table-cell>
          <table:table-cell/>
          <table:table-cell table:formula="of:=SUM([.E323:.E332])/10" office:value-type="float" office:value="0.6684375" calcext:value-type="float">
            <text:p>0.6684375</text:p>
          </table:table-cell>
          <table:table-cell table:formula="of:=SUM([.F323:.F332])/10" office:value-type="float" office:value="0.3784375" calcext:value-type="float">
            <text:p>0.3784375</text:p>
          </table:table-cell>
          <table:table-cell table:formula="of:=SUM([.G323:.G332])/10" office:value-type="float" office:value="0.5509375" calcext:value-type="float">
            <text:p>0.5509375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0.0023103882296709" calcext:value-type="float">
            <text:p>0.002310388229671</text:p>
          </table:table-cell>
          <table:table-cell office:value-type="float" office:value="0.000035965743955274" calcext:value-type="float">
            <text:p>3.5965743955274E-05</text:p>
          </table:table-cell>
          <table:table-cell office:value-type="float" office:value="0.6265625" calcext:value-type="float">
            <text:p>0.6265625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0.31625961065292" calcext:value-type="float">
            <text:p>0.31625961065292</text:p>
          </table:table-cell>
          <table:table-cell/>
          <table:table-cell table:formula="of:=SUM([.C324:.C333])/10" office:value-type="float" office:value="0.0000293773735128845" calcext:value-type="float">
            <text:p>2.93773735128845E-05</text:p>
          </table:table-cell>
          <table:table-cell/>
          <table:table-cell table:formula="of:=SUM([.E324:.E333])/10" office:value-type="float" office:value="0.6671875" calcext:value-type="float">
            <text:p>0.6671875</text:p>
          </table:table-cell>
          <table:table-cell table:formula="of:=SUM([.F324:.F333])/10" office:value-type="float" office:value="0.3765625" calcext:value-type="float">
            <text:p>0.3765625</text:p>
          </table:table-cell>
          <table:table-cell table:formula="of:=SUM([.G324:.G333])/10" office:value-type="float" office:value="0.5515625" calcext:value-type="float">
            <text:p>0.5515625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0.0030003970779944" calcext:value-type="float">
            <text:p>0.003000397077994</text:p>
          </table:table-cell>
          <table:table-cell office:value-type="float" office:value="0.000020391979544787" calcext:value-type="float">
            <text:p>2.0391979544787E-05</text:p>
          </table:table-cell>
          <table:table-cell office:value-type="float" office:value="0.6046875" calcext:value-type="float">
            <text:p>0.604687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3125811457634" calcext:value-type="float">
            <text:p>0.3125811457634</text:p>
          </table:table-cell>
          <table:table-cell/>
          <table:table-cell table:formula="of:=SUM([.C325:.C334])/10" office:value-type="float" office:value="0.0000313026502940059" calcext:value-type="float">
            <text:p>3.13026502940059E-05</text:p>
          </table:table-cell>
          <table:table-cell/>
          <table:table-cell table:formula="of:=SUM([.E325:.E334])/10" office:value-type="float" office:value="0.668125" calcext:value-type="float">
            <text:p>0.668125</text:p>
          </table:table-cell>
          <table:table-cell table:formula="of:=SUM([.F325:.F334])/10" office:value-type="float" office:value="0.3778125" calcext:value-type="float">
            <text:p>0.3778125</text:p>
          </table:table-cell>
          <table:table-cell table:formula="of:=SUM([.G325:.G334])/10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0.0027672183758114" calcext:value-type="float">
            <text:p>0.002767218375811</text:p>
          </table:table-cell>
          <table:table-cell office:value-type="float" office:value="0.000067983703050065" calcext:value-type="float">
            <text:p>6.7983703050065E-05</text:p>
          </table:table-cell>
          <table:table-cell office:value-type="float" office:value="0.5046875" calcext:value-type="float">
            <text:p>0.5046875</text:p>
          </table:table-cell>
          <table:table-cell office:value-type="float" office:value="0.6" calcext:value-type="float">
            <text:p>0.6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4.29375" calcext:value-type="float">
            <text:p>4.29375</text:p>
          </table:table-cell>
          <table:table-cell office:value-type="float" office:value="1" calcext:value-type="float">
            <text:p>1</text:p>
          </table:table-cell>
          <table:table-cell office:value-type="float" office:value="0.31615325212479" calcext:value-type="float">
            <text:p>0.31615325212479</text:p>
          </table:table-cell>
          <table:table-cell/>
          <table:table-cell table:formula="of:=SUM([.C326:.C335])/10" office:value-type="float" office:value="0.0000348284599165363" calcext:value-type="float">
            <text:p>3.48284599165363E-05</text:p>
          </table:table-cell>
          <table:table-cell/>
          <table:table-cell table:formula="of:=SUM([.E326:.E335])/10" office:value-type="float" office:value="0.6684375" calcext:value-type="float">
            <text:p>0.6684375</text:p>
          </table:table-cell>
          <table:table-cell table:formula="of:=SUM([.F326:.F335])/10" office:value-type="float" office:value="0.3759375" calcext:value-type="float">
            <text:p>0.3759375</text:p>
          </table:table-cell>
          <table:table-cell table:formula="of:=SUM([.G326:.G335])/10"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0033614170388319" calcext:value-type="float">
            <text:p>0.003361417038832</text:p>
          </table:table-cell>
          <table:table-cell office:value-type="float" office:value="0.000076737758700099" calcext:value-type="float">
            <text:p>7.6737758700099E-05</text:p>
          </table:table-cell>
          <table:table-cell office:value-type="float" office:value="0.5640625" calcext:value-type="float">
            <text:p>0.564062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31441818475723" calcext:value-type="float">
            <text:p>0.31441818475723</text:p>
          </table:table-cell>
          <table:table-cell/>
          <table:table-cell table:formula="of:=SUM([.C327:.C336])/10" office:value-type="float" office:value="0.0000407496049869991" calcext:value-type="float">
            <text:p>4.07496049869991E-05</text:p>
          </table:table-cell>
          <table:table-cell/>
          <table:table-cell table:formula="of:=SUM([.E327:.E336])/10" office:value-type="float" office:value="0.668125" calcext:value-type="float">
            <text:p>0.668125</text:p>
          </table:table-cell>
          <table:table-cell table:formula="of:=SUM([.F327:.F336])/10" office:value-type="float" office:value="0.373125" calcext:value-type="float">
            <text:p>0.373125</text:p>
          </table:table-cell>
          <table:table-cell table:formula="of:=SUM([.G327:.G336])/10" office:value-type="float" office:value="0.548125" calcext:value-type="float">
            <text:p>0.548125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0.0033741996623576" calcext:value-type="float">
            <text:p>0.003374199662358</text:p>
          </table:table-cell>
          <table:table-cell office:value-type="float" office:value="0.0000097011363272004" calcext:value-type="float">
            <text:p>9.7011363272004E-06</text:p>
          </table:table-cell>
          <table:table-cell office:value-type="float" office:value="0.5015625" calcext:value-type="float">
            <text:p>0.5015625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1" calcext:value-type="float">
            <text:p>1</text:p>
          </table:table-cell>
          <table:table-cell office:value-type="float" office:value="0.31183696985245" calcext:value-type="float">
            <text:p>0.31183696985245</text:p>
          </table:table-cell>
          <table:table-cell/>
          <table:table-cell table:formula="of:=SUM([.C328:.C337])/10" office:value-type="float" office:value="0.0000411588487148051" calcext:value-type="float">
            <text:p>4.11588487148051E-05</text:p>
          </table:table-cell>
          <table:table-cell/>
          <table:table-cell table:formula="of:=SUM([.E328:.E337])/10" office:value-type="float" office:value="0.67" calcext:value-type="float">
            <text:p>0.67</text:p>
          </table:table-cell>
          <table:table-cell table:formula="of:=SUM([.F328:.F337])/10" office:value-type="float" office:value="0.3759375" calcext:value-type="float">
            <text:p>0.3759375</text:p>
          </table:table-cell>
          <table:table-cell table:formula="of:=SUM([.G328:.G337])/10" office:value-type="float" office:value="0.548125" calcext:value-type="float">
            <text:p>0.548125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0.0025890064949635" calcext:value-type="float">
            <text:p>0.002589006494964</text:p>
          </table:table-cell>
          <table:table-cell office:value-type="float" office:value="0.000086163717854944" calcext:value-type="float">
            <text:p>8.6163717854944E-05</text:p>
          </table:table-cell>
          <table:table-cell office:value-type="float" office:value="0.5453125" calcext:value-type="float">
            <text:p>0.545312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625" calcext:value-type="float">
            <text:p>0.625</text:p>
          </table:table-cell>
          <table:table-cell office:value-type="float" office:value="4.090625" calcext:value-type="float">
            <text:p>4.090625</text:p>
          </table:table-cell>
          <table:table-cell office:value-type="float" office:value="1" calcext:value-type="float">
            <text:p>1</text:p>
          </table:table-cell>
          <table:table-cell office:value-type="float" office:value="0.31253132820129" calcext:value-type="float">
            <text:p>0.31253132820129</text:p>
          </table:table-cell>
          <table:table-cell/>
          <table:table-cell table:formula="of:=SUM([.C329:.C338])/10" office:value-type="float" office:value="0.0000463908432783311" calcext:value-type="float">
            <text:p>4.63908432783311E-05</text:p>
          </table:table-cell>
          <table:table-cell/>
          <table:table-cell table:formula="of:=SUM([.E329:.E338])/10" office:value-type="float" office:value="0.66375" calcext:value-type="float">
            <text:p>0.66375</text:p>
          </table:table-cell>
          <table:table-cell table:formula="of:=SUM([.F329:.F338])/10" office:value-type="float" office:value="0.38125" calcext:value-type="float">
            <text:p>0.38125</text:p>
          </table:table-cell>
          <table:table-cell table:formula="of:=SUM([.G329:.G338])/10" office:value-type="float" office:value="0.5525" calcext:value-type="float">
            <text:p>0.5525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0.0031926925861626" calcext:value-type="float">
            <text:p>0.003192692586163</text:p>
          </table:table-cell>
          <table:table-cell office:value-type="float" office:value="0.000000036030732437258" calcext:value-type="float">
            <text:p>3.6030732437258E-08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803125" calcext:value-type="float">
            <text:p>0.8031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4.125" calcext:value-type="float">
            <text:p>4.125</text:p>
          </table:table-cell>
          <table:table-cell office:value-type="float" office:value="1" calcext:value-type="float">
            <text:p>1</text:p>
          </table:table-cell>
          <table:table-cell office:value-type="float" office:value="0.32728650569916" calcext:value-type="float">
            <text:p>0.32728650569916</text:p>
          </table:table-cell>
          <table:table-cell/>
          <table:table-cell table:formula="of:=SUM([.C330:.C339])/10" office:value-type="float" office:value="0.0000379292125490633" calcext:value-type="float">
            <text:p>3.79292125490633E-05</text:p>
          </table:table-cell>
          <table:table-cell/>
          <table:table-cell table:formula="of:=SUM([.E330:.E339])/10" office:value-type="float" office:value="0.6728125" calcext:value-type="float">
            <text:p>0.6728125</text:p>
          </table:table-cell>
          <table:table-cell table:formula="of:=SUM([.F330:.F339])/10" office:value-type="float" office:value="0.3815625" calcext:value-type="float">
            <text:p>0.3815625</text:p>
          </table:table-cell>
          <table:table-cell table:formula="of:=SUM([.G330:.G339])/10" office:value-type="float" office:value="0.559375" calcext:value-type="float">
            <text:p>0.559375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0.0044832872546976" calcext:value-type="float">
            <text:p>0.004483287254698</text:p>
          </table:table-cell>
          <table:table-cell office:value-type="float" office:value="0.000046930767207256" calcext:value-type="float">
            <text:p>4.6930767207256E-0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6" calcext:value-type="float">
            <text:p>0.6</text:p>
          </table:table-cell>
          <table:table-cell office:value-type="float" office:value="4.121875" calcext:value-type="float">
            <text:p>4.121875</text:p>
          </table:table-cell>
          <table:table-cell office:value-type="float" office:value="1" calcext:value-type="float">
            <text:p>1</text:p>
          </table:table-cell>
          <table:table-cell office:value-type="float" office:value="0.31136425733566" calcext:value-type="float">
            <text:p>0.31136425733566</text:p>
          </table:table-cell>
          <table:table-cell/>
          <table:table-cell table:formula="of:=SUM([.C331:.C340])/10" office:value-type="float" office:value="0.0000373401216390372" calcext:value-type="float">
            <text:p>3.73401216390372E-05</text:p>
          </table:table-cell>
          <table:table-cell/>
          <table:table-cell table:formula="of:=SUM([.E331:.E340])/10" office:value-type="float" office:value="0.68375" calcext:value-type="float">
            <text:p>0.68375</text:p>
          </table:table-cell>
          <table:table-cell table:formula="of:=SUM([.F331:.F340])/10" office:value-type="float" office:value="0.3865625" calcext:value-type="float">
            <text:p>0.3865625</text:p>
          </table:table-cell>
          <table:table-cell table:formula="of:=SUM([.G331:.G340])/10" office:value-type="float" office:value="0.56875" calcext:value-type="float">
            <text:p>0.56875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0041463431334705" calcext:value-type="float">
            <text:p>0.004146343133471</text:p>
          </table:table-cell>
          <table:table-cell office:value-type="float" office:value="0.00000029771250508667" calcext:value-type="float">
            <text:p>2.9771250508667E-07</text:p>
          </table:table-cell>
          <table:table-cell office:value-type="float" office:value="0.5046875" calcext:value-type="float">
            <text:p>0.50468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35" calcext:value-type="float">
            <text:p>0.3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196875" calcext:value-type="float">
            <text:p>4.196875</text:p>
          </table:table-cell>
          <table:table-cell office:value-type="float" office:value="1" calcext:value-type="float">
            <text:p>1</text:p>
          </table:table-cell>
          <table:table-cell office:value-type="float" office:value="0.30824234485626" calcext:value-type="float">
            <text:p>0.30824234485626</text:p>
          </table:table-cell>
          <table:table-cell/>
          <table:table-cell table:formula="of:=SUM([.C332:.C341])/10" office:value-type="float" office:value="0.0000345291335389257" calcext:value-type="float">
            <text:p>3.45291335389257E-05</text:p>
          </table:table-cell>
          <table:table-cell/>
          <table:table-cell table:formula="of:=SUM([.E332:.E341])/10" office:value-type="float" office:value="0.66875" calcext:value-type="float">
            <text:p>0.66875</text:p>
          </table:table-cell>
          <table:table-cell table:formula="of:=SUM([.F332:.F341])/10" office:value-type="float" office:value="0.3840625" calcext:value-type="float">
            <text:p>0.3840625</text:p>
          </table:table-cell>
          <table:table-cell table:formula="of:=SUM([.G332:.G341])/10" office:value-type="float" office:value="0.5690625" calcext:value-type="float">
            <text:p>0.5690625</text:p>
          </table:table-cell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0.0030458130000625" calcext:value-type="float">
            <text:p>0.003045813000063</text:p>
          </table:table-cell>
          <table:table-cell office:value-type="float" office:value="0.000030779067795339" calcext:value-type="float">
            <text:p>3.0779067795339E-05</text:p>
          </table:table-cell>
          <table:table-cell office:value-type="float" office:value="0.575" calcext:value-type="float">
            <text:p>0.575</text:p>
          </table:table-cell>
          <table:table-cell office:value-type="float" office:value="0.709375" calcext:value-type="float">
            <text:p>0.70937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4.103125" calcext:value-type="float">
            <text:p>4.103125</text:p>
          </table:table-cell>
          <table:table-cell office:value-type="float" office:value="1" calcext:value-type="float">
            <text:p>1</text:p>
          </table:table-cell>
          <table:table-cell office:value-type="float" office:value="0.3102238535881" calcext:value-type="float">
            <text:p>0.3102238535881</text:p>
          </table:table-cell>
          <table:table-cell/>
          <table:table-cell table:formula="of:=SUM([.C333:.C342])/10" office:value-type="float" office:value="0.0000374987617672488" calcext:value-type="float">
            <text:p>3.74987617672488E-05</text:p>
          </table:table-cell>
          <table:table-cell/>
          <table:table-cell table:formula="of:=SUM([.E333:.E342])/10" office:value-type="float" office:value="0.6665625" calcext:value-type="float">
            <text:p>0.6665625</text:p>
          </table:table-cell>
          <table:table-cell table:formula="of:=SUM([.F333:.F342])/10" office:value-type="float" office:value="0.389375" calcext:value-type="float">
            <text:p>0.389375</text:p>
          </table:table-cell>
          <table:table-cell table:formula="of:=SUM([.G333:.G342])/10" office:value-type="float" office:value="0.575625" calcext:value-type="float">
            <text:p>0.575625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0.0022167230228661" calcext:value-type="float">
            <text:p>0.002216723022866</text:p>
          </table:table-cell>
          <table:table-cell office:value-type="float" office:value="0.00003460612544838" calcext:value-type="float">
            <text:p>3.460612544838E-05</text:p>
          </table:table-cell>
          <table:table-cell office:value-type="float" office:value="0.5640625" calcext:value-type="float">
            <text:p>0.56406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4.1125" calcext:value-type="float">
            <text:p>4.1125</text:p>
          </table:table-cell>
          <table:table-cell office:value-type="float" office:value="1" calcext:value-type="float">
            <text:p>1</text:p>
          </table:table-cell>
          <table:table-cell office:value-type="float" office:value="0.30752739906311" calcext:value-type="float">
            <text:p>0.30752739906311</text:p>
          </table:table-cell>
          <table:table-cell/>
          <table:table-cell table:formula="of:=SUM([.C334:.C343])/10" office:value-type="float" office:value="0.0000373627999165594" calcext:value-type="float">
            <text:p>3.73627999165594E-05</text:p>
          </table:table-cell>
          <table:table-cell/>
          <table:table-cell table:formula="of:=SUM([.E334:.E343])/10" office:value-type="float" office:value="0.6690625" calcext:value-type="float">
            <text:p>0.6690625</text:p>
          </table:table-cell>
          <table:table-cell table:formula="of:=SUM([.F334:.F343])/10" office:value-type="float" office:value="0.3915625" calcext:value-type="float">
            <text:p>0.3915625</text:p>
          </table:table-cell>
          <table:table-cell table:formula="of:=SUM([.G334:.G343])/10" office:value-type="float" office:value="0.5771875" calcext:value-type="float">
            <text:p>0.5771875</text:p>
          </table:table-cell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float" office:value="0.0027971694653388" calcext:value-type="float">
            <text:p>0.002797169465339</text:p>
          </table:table-cell>
          <table:table-cell office:value-type="float" office:value="0.000029836897840782" calcext:value-type="float">
            <text:p>2.9836897840782E-05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0.665625" calcext:value-type="float">
            <text:p>0.66562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4.13125" calcext:value-type="float">
            <text:p>4.13125</text:p>
          </table:table-cell>
          <table:table-cell office:value-type="float" office:value="1" calcext:value-type="float">
            <text:p>1</text:p>
          </table:table-cell>
          <table:table-cell office:value-type="float" office:value="0.30775140523911" calcext:value-type="float">
            <text:p>0.30775140523911</text:p>
          </table:table-cell>
          <table:table-cell/>
          <table:table-cell table:formula="of:=SUM([.C335:.C344])/10" office:value-type="float" office:value="0.0000383072917461589" calcext:value-type="float">
            <text:p>3.83072917461589E-05</text:p>
          </table:table-cell>
          <table:table-cell/>
          <table:table-cell table:formula="of:=SUM([.E335:.E344])/10" office:value-type="float" office:value="0.66625" calcext:value-type="float">
            <text:p>0.66625</text:p>
          </table:table-cell>
          <table:table-cell table:formula="of:=SUM([.F335:.F344])/10" office:value-type="float" office:value="0.3940625" calcext:value-type="float">
            <text:p>0.3940625</text:p>
          </table:table-cell>
          <table:table-cell table:formula="of:=SUM([.G335:.G344])/10" office:value-type="float" office:value="0.58125" calcext:value-type="float">
            <text:p>0.58125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0.0020383634837344" calcext:value-type="float">
            <text:p>0.002038363483734</text:p>
          </table:table-cell>
          <table:table-cell office:value-type="float" office:value="0.000023119252868475" calcext:value-type="float">
            <text:p>2.3119252868475E-05</text:p>
          </table:table-cell>
          <table:table-cell office:value-type="float" office:value="0.5671875" calcext:value-type="float">
            <text:p>0.56718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4.203125" calcext:value-type="float">
            <text:p>4.203125</text:p>
          </table:table-cell>
          <table:table-cell office:value-type="float" office:value="1" calcext:value-type="float">
            <text:p>1</text:p>
          </table:table-cell>
          <table:table-cell office:value-type="float" office:value="0.31001397371292" calcext:value-type="float">
            <text:p>0.31001397371292</text:p>
          </table:table-cell>
          <table:table-cell/>
          <table:table-cell table:formula="of:=SUM([.C336:.C345])/10" office:value-type="float" office:value="0.0000338208467279999" calcext:value-type="float">
            <text:p>3.38208467279999E-05</text:p>
          </table:table-cell>
          <table:table-cell/>
          <table:table-cell table:formula="of:=SUM([.E336:.E345])/10" office:value-type="float" office:value="0.665625" calcext:value-type="float">
            <text:p>0.665625</text:p>
          </table:table-cell>
          <table:table-cell table:formula="of:=SUM([.F336:.F345])/10" office:value-type="float" office:value="0.3990625" calcext:value-type="float">
            <text:p>0.3990625</text:p>
          </table:table-cell>
          <table:table-cell table:formula="of:=SUM([.G336:.G345])/10" office:value-type="float" office:value="0.586875" calcext:value-type="float">
            <text:p>0.586875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0023135743307648" calcext:value-type="float">
            <text:p>0.002313574330765</text:p>
          </table:table-cell>
          <table:table-cell office:value-type="float" office:value="0.000035420688475706" calcext:value-type="float">
            <text:p>3.5420688475706E-0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4.096875" calcext:value-type="float">
            <text:p>4.096875</text:p>
          </table:table-cell>
          <table:table-cell office:value-type="float" office:value="1" calcext:value-type="float">
            <text:p>1</text:p>
          </table:table-cell>
          <table:table-cell office:value-type="float" office:value="0.30692067146301" calcext:value-type="float">
            <text:p>0.30692067146301</text:p>
          </table:table-cell>
          <table:table-cell/>
          <table:table-cell table:formula="of:=SUM([.C337:.C346])/10" office:value-type="float" office:value="0.0000296891397055606" calcext:value-type="float">
            <text:p>2.96891397055606E-05</text:p>
          </table:table-cell>
          <table:table-cell/>
          <table:table-cell table:formula="of:=SUM([.E337:.E346])/10" office:value-type="float" office:value="0.6684375" calcext:value-type="float">
            <text:p>0.6684375</text:p>
          </table:table-cell>
          <table:table-cell table:formula="of:=SUM([.F337:.F346])/10" office:value-type="float" office:value="0.40375" calcext:value-type="float">
            <text:p>0.40375</text:p>
          </table:table-cell>
          <table:table-cell table:formula="of:=SUM([.G337:.G346])/10" office:value-type="float" office:value="0.5928125" calcext:value-type="float">
            <text:p>0.5928125</text:p>
          </table:table-cell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0.0038511128193932" calcext:value-type="float">
            <text:p>0.003851112819393</text:p>
          </table:table-cell>
          <table:table-cell office:value-type="float" office:value="0.000061904910350764" calcext:value-type="float">
            <text:p>6.1904910350764E-0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525" calcext:value-type="float">
            <text:p>0.525</text:p>
          </table:table-cell>
          <table:table-cell office:value-type="float" office:value="4.221875" calcext:value-type="float">
            <text:p>4.221875</text:p>
          </table:table-cell>
          <table:table-cell office:value-type="float" office:value="1" calcext:value-type="float">
            <text:p>1</text:p>
          </table:table-cell>
          <table:table-cell office:value-type="float" office:value="0.30724014043808" calcext:value-type="float">
            <text:p>0.30724014043808</text:p>
          </table:table-cell>
          <table:table-cell/>
          <table:table-cell table:formula="of:=SUM([.C338:.C347])/10" office:value-type="float" office:value="0.000034909517107917" calcext:value-type="float">
            <text:p>3.4909517107917E-05</text:p>
          </table:table-cell>
          <table:table-cell/>
          <table:table-cell table:formula="of:=SUM([.E338:.E347])/10" office:value-type="float" office:value="0.6621875" calcext:value-type="float">
            <text:p>0.6621875</text:p>
          </table:table-cell>
          <table:table-cell table:formula="of:=SUM([.F338:.F347])/10" office:value-type="float" office:value="0.3953125" calcext:value-type="float">
            <text:p>0.3953125</text:p>
          </table:table-cell>
          <table:table-cell table:formula="of:=SUM([.G338:.G347])/10" office:value-type="float" office:value="0.59125" calcext:value-type="float">
            <text:p>0.59125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0.0027218007016927" calcext:value-type="float">
            <text:p>0.002721800701693</text:p>
          </table:table-cell>
          <table:table-cell office:value-type="float" office:value="0.00018319495527573" calcext:value-type="float">
            <text:p>0.000183194955276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43125" calcext:value-type="float">
            <text:p>0.431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4.146875" calcext:value-type="float">
            <text:p>4.146875</text:p>
          </table:table-cell>
          <table:table-cell office:value-type="float" office:value="1" calcext:value-type="float">
            <text:p>1</text:p>
          </table:table-cell>
          <table:table-cell office:value-type="float" office:value="0.30746700763702" calcext:value-type="float">
            <text:p>0.30746700763702</text:p>
          </table:table-cell>
          <table:table-cell/>
          <table:table-cell table:formula="of:=SUM([.C339:.C348])/10" office:value-type="float" office:value="0.0000446126408499956" calcext:value-type="float">
            <text:p>4.46126408499956E-05</text:p>
          </table:table-cell>
          <table:table-cell/>
          <table:table-cell table:formula="of:=SUM([.E339:.E348])/10" office:value-type="float" office:value="0.6575" calcext:value-type="float">
            <text:p>0.6575</text:p>
          </table:table-cell>
          <table:table-cell table:formula="of:=SUM([.F339:.F348])/10" office:value-type="float" office:value="0.39625" calcext:value-type="float">
            <text:p>0.39625</text:p>
          </table:table-cell>
          <table:table-cell table:formula="of:=SUM([.G339:.G348])/10" office:value-type="float" office:value="0.5865625" calcext:value-type="float">
            <text:p>0.5865625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0.0025843664945569" calcext:value-type="float">
            <text:p>0.002584366494557</text:p>
          </table:table-cell>
          <table:table-cell office:value-type="float" office:value="0.0000055658175308095" calcext:value-type="float">
            <text:p>5.5658175308095E-06</text:p>
          </table:table-cell>
          <table:table-cell office:value-type="float" office:value="0.5171875" calcext:value-type="float">
            <text:p>0.517187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5" calcext:value-type="float">
            <text:p>0.55</text:p>
          </table:table-cell>
          <table:table-cell office:value-type="float" office:value="4.196875" calcext:value-type="float">
            <text:p>4.196875</text:p>
          </table:table-cell>
          <table:table-cell office:value-type="float" office:value="1" calcext:value-type="float">
            <text:p>1</text:p>
          </table:table-cell>
          <table:table-cell office:value-type="float" office:value="0.30724712610245" calcext:value-type="float">
            <text:p>0.30724712610245</text:p>
          </table:table-cell>
          <table:table-cell/>
          <table:table-cell table:formula="of:=SUM([.C340:.C349])/10" office:value-type="float" office:value="0.0000451656195298328" calcext:value-type="float">
            <text:p>4.51656195298328E-05</text:p>
          </table:table-cell>
          <table:table-cell/>
          <table:table-cell table:formula="of:=SUM([.E340:.E349])/10" office:value-type="float" office:value="0.6390625" calcext:value-type="float">
            <text:p>0.6390625</text:p>
          </table:table-cell>
          <table:table-cell table:formula="of:=SUM([.F340:.F349])/10" office:value-type="float" office:value="0.395625" calcext:value-type="float">
            <text:p>0.395625</text:p>
          </table:table-cell>
          <table:table-cell table:formula="of:=SUM([.G340:.G349])/10" office:value-type="float" office:value="0.5796875" calcext:value-type="float">
            <text:p>0.5796875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0.0022632179738139" calcext:value-type="float">
            <text:p>0.002263217973814</text:p>
          </table:table-cell>
          <table:table-cell office:value-type="float" office:value="0.0000013054359498891" calcext:value-type="float">
            <text:p>1.3054359498891E-06</text:p>
          </table:table-cell>
          <table:table-cell office:value-type="float" office:value="0.5203125" calcext:value-type="float">
            <text:p>0.5203125</text:p>
          </table:table-cell>
          <table:table-cell office:value-type="float" office:value="0.6" calcext:value-type="float">
            <text:p>0.6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75" calcext:value-type="float">
            <text:p>0.57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30736210346222" calcext:value-type="float">
            <text:p>0.30736210346222</text:p>
          </table:table-cell>
          <table:table-cell/>
          <table:table-cell table:formula="of:=SUM([.C341:.C350])/10" office:value-type="float" office:value="0.0000406030864040961" calcext:value-type="float">
            <text:p>4.06030864040961E-05</text:p>
          </table:table-cell>
          <table:table-cell/>
          <table:table-cell table:formula="of:=SUM([.E341:.E350])/10" office:value-type="float" office:value="0.6315625" calcext:value-type="float">
            <text:p>0.6315625</text:p>
          </table:table-cell>
          <table:table-cell table:formula="of:=SUM([.F341:.F350])/10" office:value-type="float" office:value="0.3896875" calcext:value-type="float">
            <text:p>0.3896875</text:p>
          </table:table-cell>
          <table:table-cell table:formula="of:=SUM([.G341:.G350])/10" office:value-type="float" office:value="0.5771875" calcext:value-type="float">
            <text:p>0.577187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16221329482505" calcext:value-type="float">
            <text:p>0.001622132948251</text:p>
          </table:table-cell>
          <table:table-cell office:value-type="float" office:value="0.000018416144259022" calcext:value-type="float">
            <text:p>1.8416144259022E-0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0809227228165" calcext:value-type="float">
            <text:p>0.30809227228165</text:p>
          </table:table-cell>
          <table:table-cell/>
          <table:table-cell table:formula="of:=SUM([.C342:.C351])/10" office:value-type="float" office:value="0.0000424149295794897" calcext:value-type="float">
            <text:p>4.24149295794897E-05</text:p>
          </table:table-cell>
          <table:table-cell/>
          <table:table-cell table:formula="of:=SUM([.E342:.E351])/10" office:value-type="float" office:value="0.6303125" calcext:value-type="float">
            <text:p>0.6303125</text:p>
          </table:table-cell>
          <table:table-cell table:formula="of:=SUM([.F342:.F351])/10" office:value-type="float" office:value="0.3909375" calcext:value-type="float">
            <text:p>0.3909375</text:p>
          </table:table-cell>
          <table:table-cell table:formula="of:=SUM([.G342:.G351])/10" office:value-type="float" office:value="0.57625" calcext:value-type="float">
            <text:p>0.57625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0.0022460852953373" calcext:value-type="float">
            <text:p>0.002246085295337</text:p>
          </table:table-cell>
          <table:table-cell office:value-type="float" office:value="0.000082079611648596" calcext:value-type="float">
            <text:p>8.2079611648596E-0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4.2125" calcext:value-type="float">
            <text:p>4.2125</text:p>
          </table:table-cell>
          <table:table-cell office:value-type="float" office:value="1" calcext:value-type="float">
            <text:p>1</text:p>
          </table:table-cell>
          <table:table-cell office:value-type="float" office:value="0.31049523353577" calcext:value-type="float">
            <text:p>0.31049523353577</text:p>
          </table:table-cell>
          <table:table-cell/>
          <table:table-cell table:formula="of:=SUM([.C343:.C352])/10" office:value-type="float" office:value="0.0000475449839648154" calcext:value-type="float">
            <text:p>4.75449839648154E-05</text:p>
          </table:table-cell>
          <table:table-cell/>
          <table:table-cell table:formula="of:=SUM([.E343:.E352])/10" office:value-type="float" office:value="0.6246875" calcext:value-type="float">
            <text:p>0.6246875</text:p>
          </table:table-cell>
          <table:table-cell table:formula="of:=SUM([.F343:.F352])/10" office:value-type="float" office:value="0.389375" calcext:value-type="float">
            <text:p>0.389375</text:p>
          </table:table-cell>
          <table:table-cell table:formula="of:=SUM([.G343:.G352])/10" office:value-type="float" office:value="0.5725" calcext:value-type="float">
            <text:p>0.5725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0.0022587023384403" calcext:value-type="float">
            <text:p>0.00225870233844</text:p>
          </table:table-cell>
          <table:table-cell office:value-type="float" office:value="0.000081765821926126" calcext:value-type="float">
            <text:p>8.1765821926126E-05</text:p>
          </table:table-cell>
          <table:table-cell office:value-type="float" office:value="0.5296875" calcext:value-type="float">
            <text:p>0.529687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30817861557007" calcext:value-type="float">
            <text:p>0.30817861557007</text:p>
          </table:table-cell>
          <table:table-cell/>
          <table:table-cell table:formula="of:=SUM([.C344:.C353])/10" office:value-type="float" office:value="0.00005226095361259" calcext:value-type="float">
            <text:p>5.226095361259E-05</text:p>
          </table:table-cell>
          <table:table-cell/>
          <table:table-cell table:formula="of:=SUM([.E344:.E353])/10" office:value-type="float" office:value="0.615625" calcext:value-type="float">
            <text:p>0.615625</text:p>
          </table:table-cell>
          <table:table-cell table:formula="of:=SUM([.F344:.F353])/10" office:value-type="float" office:value="0.386875" calcext:value-type="float">
            <text:p>0.386875</text:p>
          </table:table-cell>
          <table:table-cell table:formula="of:=SUM([.G344:.G353])/10" office:value-type="float" office:value="0.568125" calcext:value-type="float">
            <text:p>0.568125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float" office:value="0.0026547438683338" calcext:value-type="float">
            <text:p>0.002654743868334</text:p>
          </table:table-cell>
          <table:table-cell office:value-type="float" office:value="0.000020495791807843" calcext:value-type="float">
            <text:p>2.0495791807843E-05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0950381755829" calcext:value-type="float">
            <text:p>0.30950381755829</text:p>
          </table:table-cell>
          <table:table-cell/>
          <table:table-cell table:formula="of:=SUM([.C345:.C354])/10" office:value-type="float" office:value="0.0000513268430092961" calcext:value-type="float">
            <text:p>5.13268430092961E-05</text:p>
          </table:table-cell>
          <table:table-cell/>
          <table:table-cell table:formula="of:=SUM([.E345:.E354])/10" office:value-type="float" office:value="0.6109375" calcext:value-type="float">
            <text:p>0.6109375</text:p>
          </table:table-cell>
          <table:table-cell table:formula="of:=SUM([.F345:.F354])/10" office:value-type="float" office:value="0.3859375" calcext:value-type="float">
            <text:p>0.3859375</text:p>
          </table:table-cell>
          <table:table-cell table:formula="of:=SUM([.G345:.G354])/10" office:value-type="float" office:value="0.563125" calcext:value-type="float">
            <text:p>0.563125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0.0020703994683572" calcext:value-type="float">
            <text:p>0.002070399468357</text:p>
          </table:table-cell>
          <table:table-cell office:value-type="float" office:value="0.000020151089080792" calcext:value-type="float">
            <text:p>2.0151089080792E-05</text:p>
          </table:table-cell>
          <table:table-cell office:value-type="float" office:value="0.5265625" calcext:value-type="float">
            <text:p>0.5265625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30837547779083" calcext:value-type="float">
            <text:p>0.30837547779083</text:p>
          </table:table-cell>
          <table:table-cell/>
          <table:table-cell table:formula="of:=SUM([.C346:.C355])/10" office:value-type="float" office:value="0.0000510300266305278" calcext:value-type="float">
            <text:p>5.10300266305278E-05</text:p>
          </table:table-cell>
          <table:table-cell/>
          <table:table-cell table:formula="of:=SUM([.E346:.E355])/10" office:value-type="float" office:value="0.613125" calcext:value-type="float">
            <text:p>0.613125</text:p>
          </table:table-cell>
          <table:table-cell table:formula="of:=SUM([.F346:.F355])/10" office:value-type="float" office:value="0.386875" calcext:value-type="float">
            <text:p>0.386875</text:p>
          </table:table-cell>
          <table:table-cell table:formula="of:=SUM([.G346:.G355])/10" office:value-type="float" office:value="0.56125" calcext:value-type="float">
            <text:p>0.56125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026770106516778" calcext:value-type="float">
            <text:p>0.002677010651678</text:p>
          </table:table-cell>
          <table:table-cell office:value-type="float" office:value="0.00000021959822529812" calcext:value-type="float">
            <text:p>2.1959822529812E-07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659375" calcext:value-type="float">
            <text:p>0.65937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4.190625" calcext:value-type="float">
            <text:p>4.190625</text:p>
          </table:table-cell>
          <table:table-cell office:value-type="float" office:value="1" calcext:value-type="float">
            <text:p>1</text:p>
          </table:table-cell>
          <table:table-cell office:value-type="float" office:value="0.30872594118118" calcext:value-type="float">
            <text:p>0.30872594118118</text:p>
          </table:table-cell>
          <table:table-cell/>
          <table:table-cell table:formula="of:=SUM([.C347:.C356])/10" office:value-type="float" office:value="0.000047509917605487" calcext:value-type="float">
            <text:p>4.7509917605487E-05</text:p>
          </table:table-cell>
          <table:table-cell/>
          <table:table-cell table:formula="of:=SUM([.E347:.E356])/10" office:value-type="float" office:value="0.6121875" calcext:value-type="float">
            <text:p>0.6121875</text:p>
          </table:table-cell>
          <table:table-cell table:formula="of:=SUM([.F347:.F356])/10" office:value-type="float" office:value="0.38625" calcext:value-type="float">
            <text:p>0.38625</text:p>
          </table:table-cell>
          <table:table-cell table:formula="of:=SUM([.G347:.G356])/10" office:value-type="float" office:value="0.5540625" calcext:value-type="float">
            <text:p>0.5540625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0.0037325126584619" calcext:value-type="float">
            <text:p>0.003732512658462</text:p>
          </table:table-cell>
          <table:table-cell office:value-type="float" office:value="0.000044517055947567" calcext:value-type="float">
            <text:p>4.4517055947567E-05</text:p>
          </table:table-cell>
          <table:table-cell office:value-type="float" office:value="0.5609375" calcext:value-type="float">
            <text:p>0.560937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4.134375" calcext:value-type="float">
            <text:p>4.134375</text:p>
          </table:table-cell>
          <table:table-cell office:value-type="float" office:value="1" calcext:value-type="float">
            <text:p>1</text:p>
          </table:table-cell>
          <table:table-cell office:value-type="float" office:value="0.30754263401031" calcext:value-type="float">
            <text:p>0.30754263401031</text:p>
          </table:table-cell>
          <table:table-cell/>
          <table:table-cell table:formula="of:=SUM([.C348:.C357])/10" office:value-type="float" office:value="0.0000457711321651673" calcext:value-type="float">
            <text:p>4.57711321651673E-05</text:p>
          </table:table-cell>
          <table:table-cell/>
          <table:table-cell table:formula="of:=SUM([.E348:.E357])/10" office:value-type="float" office:value="0.6140625" calcext:value-type="float">
            <text:p>0.6140625</text:p>
          </table:table-cell>
          <table:table-cell table:formula="of:=SUM([.F348:.F357])/10" office:value-type="float" office:value="0.391875" calcext:value-type="float">
            <text:p>0.391875</text:p>
          </table:table-cell>
          <table:table-cell table:formula="of:=SUM([.G348:.G357])/10" office:value-type="float" office:value="0.560625" calcext:value-type="float">
            <text:p>0.560625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0.0040923482913058" calcext:value-type="float">
            <text:p>0.004092348291306</text:p>
          </table:table-cell>
          <table:table-cell office:value-type="float" office:value="0.000053474300968873" calcext:value-type="float">
            <text:p>5.3474300968873E-05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1630411148071" calcext:value-type="float">
            <text:p>0.31630411148071</text:p>
          </table:table-cell>
          <table:table-cell/>
          <table:table-cell table:formula="of:=SUM([.C349:.C358])/10" office:value-type="float" office:value="0.0000327990667344816" calcext:value-type="float">
            <text:p>3.27990667344816E-05</text:p>
          </table:table-cell>
          <table:table-cell/>
          <table:table-cell table:formula="of:=SUM([.E349:.E358])/10" office:value-type="float" office:value="0.60875" calcext:value-type="float">
            <text:p>0.60875</text:p>
          </table:table-cell>
          <table:table-cell table:formula="of:=SUM([.F349:.F358])/10" office:value-type="float" office:value="0.3846875" calcext:value-type="float">
            <text:p>0.3846875</text:p>
          </table:table-cell>
          <table:table-cell table:formula="of:=SUM([.G349:.G358])/10" office:value-type="float" office:value="0.558125" calcext:value-type="float">
            <text:p>0.558125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0.0039979472348932" calcext:value-type="float">
            <text:p>0.003997947234893</text:p>
          </table:table-cell>
          <table:table-cell office:value-type="float" office:value="0.000015229178646027" calcext:value-type="float">
            <text:p>1.5229178646027E-05</text:p>
          </table:table-cell>
          <table:table-cell office:value-type="float" office:value="0.509375" calcext:value-type="float">
            <text:p>0.509375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4.25625" calcext:value-type="float">
            <text:p>4.25625</text:p>
          </table:table-cell>
          <table:table-cell office:value-type="float" office:value="1" calcext:value-type="float">
            <text:p>1</text:p>
          </table:table-cell>
          <table:table-cell office:value-type="float" office:value="0.31090735197067" calcext:value-type="float">
            <text:p>0.31090735197067</text:p>
          </table:table-cell>
          <table:table-cell/>
          <table:table-cell table:formula="of:=SUM([.C350:.C359])/10" office:value-type="float" office:value="0.0000337654028460033" calcext:value-type="float">
            <text:p>3.37654028460033E-05</text:p>
          </table:table-cell>
          <table:table-cell/>
          <table:table-cell table:formula="of:=SUM([.E350:.E359])/10" office:value-type="float" office:value="0.593125" calcext:value-type="float">
            <text:p>0.593125</text:p>
          </table:table-cell>
          <table:table-cell table:formula="of:=SUM([.F350:.F359])/10" office:value-type="float" office:value="0.381875" calcext:value-type="float">
            <text:p>0.381875</text:p>
          </table:table-cell>
          <table:table-cell table:formula="of:=SUM([.G350:.G359])/10" office:value-type="float" office:value="0.5515625" calcext:value-type="float">
            <text:p>0.5515625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0.0026594060298521" calcext:value-type="float">
            <text:p>0.002659406029852</text:p>
          </table:table-cell>
          <table:table-cell office:value-type="float" office:value="0.000057500094574425" calcext:value-type="float">
            <text:p>5.7500094574425E-0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34375" calcext:value-type="float">
            <text:p>4.134375</text:p>
          </table:table-cell>
          <table:table-cell office:value-type="float" office:value="1" calcext:value-type="float">
            <text:p>1</text:p>
          </table:table-cell>
          <table:table-cell office:value-type="float" office:value="0.310835313797" calcext:value-type="float">
            <text:p>0.310835313797</text:p>
          </table:table-cell>
          <table:table-cell/>
          <table:table-cell table:formula="of:=SUM([.C351:.C360])/10" office:value-type="float" office:value="0.0000393848687084569" calcext:value-type="float">
            <text:p>3.93848687084569E-05</text:p>
          </table:table-cell>
          <table:table-cell/>
          <table:table-cell table:formula="of:=SUM([.E351:.E360])/10" office:value-type="float" office:value="0.59875" calcext:value-type="float">
            <text:p>0.59875</text:p>
          </table:table-cell>
          <table:table-cell table:formula="of:=SUM([.F351:.F360])/10" office:value-type="float" office:value="0.385" calcext:value-type="float">
            <text:p>0.385</text:p>
          </table:table-cell>
          <table:table-cell table:formula="of:=SUM([.G351:.G360])/10" office:value-type="float" office:value="0.5503125" calcext:value-type="float">
            <text:p>0.5503125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0025297264946857" calcext:value-type="float">
            <text:p>0.002529726494686</text:p>
          </table:table-cell>
          <table:table-cell office:value-type="float" office:value="0.0000087010570412285" calcext:value-type="float">
            <text:p>8.7010570412285E-06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203125" calcext:value-type="float">
            <text:p>4.203125</text:p>
          </table:table-cell>
          <table:table-cell office:value-type="float" office:value="1" calcext:value-type="float">
            <text:p>1</text:p>
          </table:table-cell>
          <table:table-cell office:value-type="float" office:value="0.31466023921967" calcext:value-type="float">
            <text:p>0.31466023921967</text:p>
          </table:table-cell>
          <table:table-cell/>
          <table:table-cell table:formula="of:=SUM([.C352:.C361])/10" office:value-type="float" office:value="0.0000384133599866776" calcext:value-type="float">
            <text:p>3.84133599866776E-05</text:p>
          </table:table-cell>
          <table:table-cell/>
          <table:table-cell table:formula="of:=SUM([.E352:.E361])/10" office:value-type="float" office:value="0.60125" calcext:value-type="float">
            <text:p>0.60125</text:p>
          </table:table-cell>
          <table:table-cell table:formula="of:=SUM([.F352:.F361])/10" office:value-type="float" office:value="0.3825" calcext:value-type="float">
            <text:p>0.3825</text:p>
          </table:table-cell>
          <table:table-cell table:formula="of:=SUM([.G352:.G361])/10" office:value-type="float" office:value="0.55125" calcext:value-type="float">
            <text:p>0.55125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0.0045928173596621" calcext:value-type="float">
            <text:p>0.004592817359662</text:p>
          </table:table-cell>
          <table:table-cell office:value-type="float" office:value="0.000021436500931943" calcext:value-type="float">
            <text:p>2.1436500931943E-05</text:p>
          </table:table-cell>
          <table:table-cell office:value-type="float" office:value="0.5640625" calcext:value-type="float">
            <text:p>0.564062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1713166236877" calcext:value-type="float">
            <text:p>0.31713166236877</text:p>
          </table:table-cell>
          <table:table-cell/>
          <table:table-cell table:formula="of:=SUM([.C353:.C362])/10" office:value-type="float" office:value="0.0000323490489150123" calcext:value-type="float">
            <text:p>3.23490489150123E-05</text:p>
          </table:table-cell>
          <table:table-cell/>
          <table:table-cell table:formula="of:=SUM([.E353:.E362])/10" office:value-type="float" office:value="0.595625" calcext:value-type="float">
            <text:p>0.595625</text:p>
          </table:table-cell>
          <table:table-cell table:formula="of:=SUM([.F353:.F362])/10" office:value-type="float" office:value="0.381875" calcext:value-type="float">
            <text:p>0.381875</text:p>
          </table:table-cell>
          <table:table-cell table:formula="of:=SUM([.G353:.G362])/10" office:value-type="float" office:value="0.5534375" calcext:value-type="float">
            <text:p>0.5534375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0.0031374871352455" calcext:value-type="float">
            <text:p>0.003137487135246</text:p>
          </table:table-cell>
          <table:table-cell office:value-type="float" office:value="0.0000007331442571118" calcext:value-type="float">
            <text:p>7.331442571118E-07</text:p>
          </table:table-cell>
          <table:table-cell office:value-type="float" office:value="0.4703125" calcext:value-type="float">
            <text:p>0.4703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31311273574829" calcext:value-type="float">
            <text:p>0.31311273574829</text:p>
          </table:table-cell>
          <table:table-cell/>
          <table:table-cell table:formula="of:=SUM([.C354:.C363])/10" office:value-type="float" office:value="0.0000242457811481108" calcext:value-type="float">
            <text:p>2.42457811481108E-05</text:p>
          </table:table-cell>
          <table:table-cell/>
          <table:table-cell table:formula="of:=SUM([.E354:.E363])/10" office:value-type="float" office:value="0.5915625" calcext:value-type="float">
            <text:p>0.5915625</text:p>
          </table:table-cell>
          <table:table-cell table:formula="of:=SUM([.F354:.F363])/10" office:value-type="float" office:value="0.383125" calcext:value-type="float">
            <text:p>0.383125</text:p>
          </table:table-cell>
          <table:table-cell table:formula="of:=SUM([.G354:.G363])/10" office:value-type="float" office:value="0.5553125" calcext:value-type="float">
            <text:p>0.5553125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0.0038230889767874" calcext:value-type="float">
            <text:p>0.003823088976787</text:p>
          </table:table-cell>
          <table:table-cell office:value-type="float" office:value="0.000017201211060869" calcext:value-type="float">
            <text:p>1.7201211060869E-05</text:p>
          </table:table-cell>
          <table:table-cell office:value-type="float" office:value="0.4734375" calcext:value-type="float">
            <text:p>0.4734375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31460818052292" calcext:value-type="float">
            <text:p>0.31460818052292</text:p>
          </table:table-cell>
          <table:table-cell/>
          <table:table-cell table:formula="of:=SUM([.C355:.C364])/10" office:value-type="float" office:value="0.0000239163230734134" calcext:value-type="float">
            <text:p>2.39163230734134E-05</text:p>
          </table:table-cell>
          <table:table-cell/>
          <table:table-cell table:formula="of:=SUM([.E355:.E364])/10" office:value-type="float" office:value="0.5809375" calcext:value-type="float">
            <text:p>0.5809375</text:p>
          </table:table-cell>
          <table:table-cell table:formula="of:=SUM([.F355:.F364])/10" office:value-type="float" office:value="0.38" calcext:value-type="float">
            <text:p>0.38</text:p>
          </table:table-cell>
          <table:table-cell table:formula="of:=SUM([.G355:.G364])/10" office:value-type="float" office:value="0.5553125" calcext:value-type="float">
            <text:p>0.5553125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0.0076895303500351" calcext:value-type="float">
            <text:p>0.007689530350035</text:p>
          </table:table-cell>
          <table:table-cell office:value-type="float" office:value="0.000030209854422813" calcext:value-type="float">
            <text:p>3.0209854422813E-05</text:p>
          </table:table-cell>
          <table:table-cell office:value-type="float" office:value="0.4859375" calcext:value-type="float">
            <text:p>0.4859375</text:p>
          </table:table-cell>
          <table:table-cell office:value-type="float" office:value="0.575" calcext:value-type="float">
            <text:p>0.5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4.1375" calcext:value-type="float">
            <text:p>4.1375</text:p>
          </table:table-cell>
          <table:table-cell office:value-type="float" office:value="1" calcext:value-type="float">
            <text:p>1</text:p>
          </table:table-cell>
          <table:table-cell office:value-type="float" office:value="0.31422125101089" calcext:value-type="float">
            <text:p>0.31422125101089</text:p>
          </table:table-cell>
          <table:table-cell/>
          <table:table-cell table:formula="of:=SUM([.C356:.C365])/10" office:value-type="float" office:value="0.0000249221996076155" calcext:value-type="float">
            <text:p>2.49221996076155E-05</text:p>
          </table:table-cell>
          <table:table-cell/>
          <table:table-cell table:formula="of:=SUM([.E356:.E365])/10" office:value-type="float" office:value="0.576875" calcext:value-type="float">
            <text:p>0.576875</text:p>
          </table:table-cell>
          <table:table-cell table:formula="of:=SUM([.F356:.F365])/10" office:value-type="float" office:value="0.3790625" calcext:value-type="float">
            <text:p>0.3790625</text:p>
          </table:table-cell>
          <table:table-cell table:formula="of:=SUM([.G356:.G365])/10" office:value-type="float" office:value="0.5584375" calcext:value-type="float">
            <text:p>0.558437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002865810757794" calcext:value-type="float">
            <text:p>0.002865810757794</text:p>
          </table:table-cell>
          <table:table-cell office:value-type="float" office:value="0.000037377385523859" calcext:value-type="float">
            <text:p>3.7377385523859E-05</text:p>
          </table:table-cell>
          <table:table-cell office:value-type="float" office:value="0.5046875" calcext:value-type="float">
            <text:p>0.504687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2379503250122" calcext:value-type="float">
            <text:p>0.32379503250122</text:p>
          </table:table-cell>
          <table:table-cell/>
          <table:table-cell table:formula="of:=SUM([.C357:.C366])/10" office:value-type="float" office:value="0.0000286379783374716" calcext:value-type="float">
            <text:p>2.86379783374716E-05</text:p>
          </table:table-cell>
          <table:table-cell/>
          <table:table-cell table:formula="of:=SUM([.E357:.E366])/10" office:value-type="float" office:value="0.5653125" calcext:value-type="float">
            <text:p>0.5653125</text:p>
          </table:table-cell>
          <table:table-cell table:formula="of:=SUM([.F357:.F366])/10" office:value-type="float" office:value="0.37625" calcext:value-type="float">
            <text:p>0.37625</text:p>
          </table:table-cell>
          <table:table-cell table:formula="of:=SUM([.G357:.G366])/10" office:value-type="float" office:value="0.558125" calcext:value-type="float">
            <text:p>0.558125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0.0055574240606802" calcext:value-type="float">
            <text:p>0.00555742406068</text:p>
          </table:table-cell>
          <table:table-cell office:value-type="float" office:value="0.000020110623686719" calcext:value-type="float">
            <text:p>2.0110623686719E-05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2235572338104" calcext:value-type="float">
            <text:p>0.32235572338104</text:p>
          </table:table-cell>
          <table:table-cell/>
          <table:table-cell table:formula="of:=SUM([.C358:.C367])/10" office:value-type="float" office:value="0.0000261973351113868" calcext:value-type="float">
            <text:p>2.61973351113868E-05</text:p>
          </table:table-cell>
          <table:table-cell/>
          <table:table-cell table:formula="of:=SUM([.E358:.E367])/10" office:value-type="float" office:value="0.5715625" calcext:value-type="float">
            <text:p>0.5715625</text:p>
          </table:table-cell>
          <table:table-cell table:formula="of:=SUM([.F358:.F367])/10" office:value-type="float" office:value="0.3746875" calcext:value-type="float">
            <text:p>0.3746875</text:p>
          </table:table-cell>
          <table:table-cell table:formula="of:=SUM([.G358:.G367])/10" office:value-type="float" office:value="0.5553125" calcext:value-type="float">
            <text:p>0.5553125</text:p>
          </table:table-cell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0.0038383656545193" calcext:value-type="float">
            <text:p>0.003838365654519</text:p>
          </table:table-cell>
          <table:table-cell office:value-type="float" office:value="0.0000065275311388328" calcext:value-type="float">
            <text:p>6.5275311388328E-06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509375" calcext:value-type="float">
            <text:p>0.509375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1" calcext:value-type="float">
            <text:p>1</text:p>
          </table:table-cell>
          <table:table-cell office:value-type="float" office:value="0.32212705612183" calcext:value-type="float">
            <text:p>0.32212705612183</text:p>
          </table:table-cell>
          <table:table-cell/>
          <table:table-cell table:formula="of:=SUM([.C359:.C368])/10" office:value-type="float" office:value="0.0000215026581283828" calcext:value-type="float">
            <text:p>2.15026581283828E-05</text:p>
          </table:table-cell>
          <table:table-cell/>
          <table:table-cell table:formula="of:=SUM([.E359:.E368])/10" office:value-type="float" office:value="0.5696875" calcext:value-type="float">
            <text:p>0.5696875</text:p>
          </table:table-cell>
          <table:table-cell table:formula="of:=SUM([.F359:.F368])/10" office:value-type="float" office:value="0.38" calcext:value-type="float">
            <text:p>0.38</text:p>
          </table:table-cell>
          <table:table-cell table:formula="of:=SUM([.G359:.G368])/10" office:value-type="float" office:value="0.5509375" calcext:value-type="float">
            <text:p>0.5509375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0.0041473534016404" calcext:value-type="float">
            <text:p>0.00414735340164</text:p>
          </table:table-cell>
          <table:table-cell office:value-type="float" office:value="0.000039278395456761" calcext:value-type="float">
            <text:p>3.9278395456761E-05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309375" calcext:value-type="float">
            <text:p>0.309375</text:p>
          </table:table-cell>
          <table:table-cell office:value-type="float" office:value="0.55" calcext:value-type="float">
            <text:p>0.55</text:p>
          </table:table-cell>
          <table:table-cell office:value-type="float" office:value="4.240625" calcext:value-type="float">
            <text:p>4.240625</text:p>
          </table:table-cell>
          <table:table-cell office:value-type="float" office:value="1" calcext:value-type="float">
            <text:p>1</text:p>
          </table:table-cell>
          <table:table-cell office:value-type="float" office:value="0.32280466556549" calcext:value-type="float">
            <text:p>0.32280466556549</text:p>
          </table:table-cell>
          <table:table-cell/>
          <table:table-cell table:formula="of:=SUM([.C360:.C369])/10" office:value-type="float" office:value="0.0000239075798094562" calcext:value-type="float">
            <text:p>2.39075798094562E-05</text:p>
          </table:table-cell>
          <table:table-cell/>
          <table:table-cell table:formula="of:=SUM([.E360:.E369])/10" office:value-type="float" office:value="0.578125" calcext:value-type="float">
            <text:p>0.578125</text:p>
          </table:table-cell>
          <table:table-cell table:formula="of:=SUM([.F360:.F369])/10" office:value-type="float" office:value="0.3746875" calcext:value-type="float">
            <text:p>0.3746875</text:p>
          </table:table-cell>
          <table:table-cell table:formula="of:=SUM([.G360:.G369])/10" office:value-type="float" office:value="0.5575" calcext:value-type="float">
            <text:p>0.5575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0.0052118302381132" calcext:value-type="float">
            <text:p>0.005211830238113</text:p>
          </table:table-cell>
          <table:table-cell office:value-type="float" office:value="0.00001662918605947" calcext:value-type="float">
            <text:p>1.662918605947E-05</text:p>
          </table:table-cell>
          <table:table-cell office:value-type="float" office:value="0.5140625" calcext:value-type="float">
            <text:p>0.5140625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4.11875" calcext:value-type="float">
            <text:p>4.11875</text:p>
          </table:table-cell>
          <table:table-cell office:value-type="float" office:value="1" calcext:value-type="float">
            <text:p>1</text:p>
          </table:table-cell>
          <table:table-cell office:value-type="float" office:value="0.32088760137558" calcext:value-type="float">
            <text:p>0.32088760137558</text:p>
          </table:table-cell>
          <table:table-cell/>
          <table:table-cell table:formula="of:=SUM([.C361:.C370])/10" office:value-type="float" office:value="0.0000198204889579607" calcext:value-type="float">
            <text:p>1.98204889579607E-05</text:p>
          </table:table-cell>
          <table:table-cell/>
          <table:table-cell table:formula="of:=SUM([.E361:.E370])/10" office:value-type="float" office:value="0.579375" calcext:value-type="float">
            <text:p>0.579375</text:p>
          </table:table-cell>
          <table:table-cell table:formula="of:=SUM([.F361:.F370])/10" office:value-type="float" office:value="0.375" calcext:value-type="float">
            <text:p>0.375</text:p>
          </table:table-cell>
          <table:table-cell table:formula="of:=SUM([.G361:.G370])/10" office:value-type="float" office:value="0.5628125" calcext:value-type="float">
            <text:p>0.5628125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0028569476606208" calcext:value-type="float">
            <text:p>0.002856947660621</text:p>
          </table:table-cell>
          <table:table-cell office:value-type="float" office:value="0.00000074687517664009" calcext:value-type="float">
            <text:p>7.4687517664009E-07</text:p>
          </table:table-cell>
          <table:table-cell office:value-type="float" office:value="0.5640625" calcext:value-type="float">
            <text:p>0.5640625</text:p>
          </table:table-cell>
          <table:table-cell office:value-type="float" office:value="0.675" calcext:value-type="float">
            <text:p>0.6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4.125" calcext:value-type="float">
            <text:p>4.125</text:p>
          </table:table-cell>
          <table:table-cell office:value-type="float" office:value="1" calcext:value-type="float">
            <text:p>1</text:p>
          </table:table-cell>
          <table:table-cell office:value-type="float" office:value="0.32143338918686" calcext:value-type="float">
            <text:p>0.32143338918686</text:p>
          </table:table-cell>
          <table:table-cell/>
          <table:table-cell table:formula="of:=SUM([.C362:.C371])/10" office:value-type="float" office:value="0.0000190250707715019" calcext:value-type="float">
            <text:p>1.90250707715019E-05</text:p>
          </table:table-cell>
          <table:table-cell/>
          <table:table-cell table:formula="of:=SUM([.E362:.E371])/10" office:value-type="float" office:value="0.5865625" calcext:value-type="float">
            <text:p>0.5865625</text:p>
          </table:table-cell>
          <table:table-cell table:formula="of:=SUM([.F362:.F371])/10" office:value-type="float" office:value="0.3803125" calcext:value-type="float">
            <text:p>0.3803125</text:p>
          </table:table-cell>
          <table:table-cell table:formula="of:=SUM([.G362:.G371])/10" office:value-type="float" office:value="0.5646875" calcext:value-type="float">
            <text:p>0.5646875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0.0033263607205299" calcext:value-type="float">
            <text:p>0.00332636072053</text:p>
          </table:table-cell>
          <table:table-cell office:value-type="float" office:value="0.000061784659935871" calcext:value-type="float">
            <text:p>6.1784659935871E-05</text:p>
          </table:table-cell>
          <table:table-cell office:value-type="float" office:value="0.5484375" calcext:value-type="float">
            <text:p>0.54843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4.190625" calcext:value-type="float">
            <text:p>4.190625</text:p>
          </table:table-cell>
          <table:table-cell office:value-type="float" office:value="1" calcext:value-type="float">
            <text:p>1</text:p>
          </table:table-cell>
          <table:table-cell office:value-type="float" office:value="0.32244870662689" calcext:value-type="float">
            <text:p>0.32244870662689</text:p>
          </table:table-cell>
          <table:table-cell/>
          <table:table-cell table:formula="of:=SUM([.C363:.C372])/10" office:value-type="float" office:value="0.0000230598866718947" calcext:value-type="float">
            <text:p>2.30598866718947E-05</text:p>
          </table:table-cell>
          <table:table-cell/>
          <table:table-cell table:formula="of:=SUM([.E363:.E372])/10" office:value-type="float" office:value="0.585" calcext:value-type="float">
            <text:p>0.585</text:p>
          </table:table-cell>
          <table:table-cell table:formula="of:=SUM([.F363:.F372])/10" office:value-type="float" office:value="0.38" calcext:value-type="float">
            <text:p>0.38</text:p>
          </table:table-cell>
          <table:table-cell table:formula="of:=SUM([.G363:.G372])/10"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0.003459157969337" calcext:value-type="float">
            <text:p>0.003459157969337</text:p>
          </table:table-cell>
          <table:table-cell office:value-type="float" office:value="0.00003572933654334" calcext:value-type="float">
            <text:p>3.572933654334E-05</text:p>
          </table:table-cell>
          <table:table-cell office:value-type="float" office:value="0.5015625" calcext:value-type="float">
            <text:p>0.501562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4.221875" calcext:value-type="float">
            <text:p>4.221875</text:p>
          </table:table-cell>
          <table:table-cell office:value-type="float" office:value="1" calcext:value-type="float">
            <text:p>1</text:p>
          </table:table-cell>
          <table:table-cell office:value-type="float" office:value="0.32052005529404" calcext:value-type="float">
            <text:p>0.32052005529404</text:p>
          </table:table-cell>
          <table:table-cell/>
          <table:table-cell table:formula="of:=SUM([.C364:.C373])/10" office:value-type="float" office:value="0.0000265595059005175" calcext:value-type="float">
            <text:p>2.65595059005175E-05</text:p>
          </table:table-cell>
          <table:table-cell/>
          <table:table-cell table:formula="of:=SUM([.E364:.E373])/10" office:value-type="float" office:value="0.585625" calcext:value-type="float">
            <text:p>0.585625</text:p>
          </table:table-cell>
          <table:table-cell table:formula="of:=SUM([.F364:.F373])/10" office:value-type="float" office:value="0.3759375" calcext:value-type="float">
            <text:p>0.3759375</text:p>
          </table:table-cell>
          <table:table-cell table:formula="of:=SUM([.G364:.G373])/10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0.0039689231605735" calcext:value-type="float">
            <text:p>0.003968923160574</text:p>
          </table:table-cell>
          <table:table-cell office:value-type="float" office:value="0.000028580558310575" calcext:value-type="float">
            <text:p>2.8580558310575E-05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4" calcext:value-type="float">
            <text:p>0.4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2056835889816" calcext:value-type="float">
            <text:p>0.32056835889816</text:p>
          </table:table-cell>
          <table:table-cell/>
          <table:table-cell table:formula="of:=SUM([.C365:.C374])/10" office:value-type="float" office:value="0.0000276974406254881" calcext:value-type="float">
            <text:p>2.76974406254881E-05</text:p>
          </table:table-cell>
          <table:table-cell/>
          <table:table-cell table:formula="of:=SUM([.E365:.E374])/10" office:value-type="float" office:value="0.5934375" calcext:value-type="float">
            <text:p>0.5934375</text:p>
          </table:table-cell>
          <table:table-cell table:formula="of:=SUM([.F365:.F374])/10" office:value-type="float" office:value="0.3784375" calcext:value-type="float">
            <text:p>0.3784375</text:p>
          </table:table-cell>
          <table:table-cell table:formula="of:=SUM([.G365:.G374])/10" office:value-type="float" office:value="0.561875" calcext:value-type="float">
            <text:p>0.561875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0.0028784955196898" calcext:value-type="float">
            <text:p>0.00287849551969</text:p>
          </table:table-cell>
          <table:table-cell office:value-type="float" office:value="0.0000043819530623858" calcext:value-type="float">
            <text:p>4.3819530623858E-06</text:p>
          </table:table-cell>
          <table:table-cell office:value-type="float" office:value="0.5640625" calcext:value-type="float">
            <text:p>0.5640625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4.13125" calcext:value-type="float">
            <text:p>4.13125</text:p>
          </table:table-cell>
          <table:table-cell office:value-type="float" office:value="1" calcext:value-type="float">
            <text:p>1</text:p>
          </table:table-cell>
          <table:table-cell office:value-type="float" office:value="0.32070071697235" calcext:value-type="float">
            <text:p>0.32070071697235</text:p>
          </table:table-cell>
          <table:table-cell/>
          <table:table-cell table:formula="of:=SUM([.C366:.C375])/10" office:value-type="float" office:value="0.0000251146504894454" calcext:value-type="float">
            <text:p>2.51146504894454E-05</text:p>
          </table:table-cell>
          <table:table-cell/>
          <table:table-cell table:formula="of:=SUM([.E366:.E375])/10" office:value-type="float" office:value="0.599375" calcext:value-type="float">
            <text:p>0.599375</text:p>
          </table:table-cell>
          <table:table-cell table:formula="of:=SUM([.F366:.F375])/10" office:value-type="float" office:value="0.378125" calcext:value-type="float">
            <text:p>0.378125</text:p>
          </table:table-cell>
          <table:table-cell table:formula="of:=SUM([.G366:.G375])/10" office:value-type="float" office:value="0.5603125" calcext:value-type="float">
            <text:p>0.560312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048229133652058" calcext:value-type="float">
            <text:p>0.004822913365206</text:p>
          </table:table-cell>
          <table:table-cell office:value-type="float" office:value="0.00000022606378168311" calcext:value-type="float">
            <text:p>2.2606378168311E-07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5125" calcext:value-type="float">
            <text:p>0.5125</text:p>
          </table:table-cell>
          <table:table-cell office:value-type="float" office:value="4.271875" calcext:value-type="float">
            <text:p>4.271875</text:p>
          </table:table-cell>
          <table:table-cell office:value-type="float" office:value="1" calcext:value-type="float">
            <text:p>1</text:p>
          </table:table-cell>
          <table:table-cell office:value-type="float" office:value="0.32101455926895" calcext:value-type="float">
            <text:p>0.32101455926895</text:p>
          </table:table-cell>
          <table:table-cell/>
          <table:table-cell table:formula="of:=SUM([.C367:.C376])/10" office:value-type="float" office:value="0.0000213995183152278" calcext:value-type="float">
            <text:p>2.13995183152278E-05</text:p>
          </table:table-cell>
          <table:table-cell/>
          <table:table-cell table:formula="of:=SUM([.E367:.E376])/10" office:value-type="float" office:value="0.6015625" calcext:value-type="float">
            <text:p>0.6015625</text:p>
          </table:table-cell>
          <table:table-cell table:formula="of:=SUM([.F367:.F376])/10" office:value-type="float" office:value="0.374375" calcext:value-type="float">
            <text:p>0.374375</text:p>
          </table:table-cell>
          <table:table-cell table:formula="of:=SUM([.G367:.G376])/10" office:value-type="float" office:value="0.5571875" calcext:value-type="float">
            <text:p>0.5571875</text:p>
          </table:table-cell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0.0067434803349897" calcext:value-type="float">
            <text:p>0.00674348033499</text:p>
          </table:table-cell>
          <table:table-cell office:value-type="float" office:value="0.00000022623637547211" calcext:value-type="float">
            <text:p>2.2623637547211E-07</text:p>
          </table:table-cell>
          <table:table-cell office:value-type="float" office:value="0.48125" calcext:value-type="float">
            <text:p>0.4812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32118084430695" calcext:value-type="float">
            <text:p>0.32118084430695</text:p>
          </table:table-cell>
          <table:table-cell/>
          <table:table-cell table:formula="of:=SUM([.C368:.C377])/10" office:value-type="float" office:value="0.0000194110795841031" calcext:value-type="float">
            <text:p>1.94110795841031E-05</text:p>
          </table:table-cell>
          <table:table-cell/>
          <table:table-cell table:formula="of:=SUM([.E368:.E377])/10" office:value-type="float" office:value="0.59375" calcext:value-type="float">
            <text:p>0.59375</text:p>
          </table:table-cell>
          <table:table-cell table:formula="of:=SUM([.F368:.F377])/10" office:value-type="float" office:value="0.375625" calcext:value-type="float">
            <text:p>0.375625</text:p>
          </table:table-cell>
          <table:table-cell table:formula="of:=SUM([.G368:.G377])/10" office:value-type="float" office:value="0.558125" calcext:value-type="float">
            <text:p>0.558125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0.0067695770325372" calcext:value-type="float">
            <text:p>0.006769577032537</text:p>
          </table:table-cell>
          <table:table-cell office:value-type="float" office:value="0.000050211730983923" calcext:value-type="float">
            <text:p>5.0211730983923E-05</text:p>
          </table:table-cell>
          <table:table-cell office:value-type="float" office:value="0.4890625" calcext:value-type="float">
            <text:p>0.4890625</text:p>
          </table:table-cell>
          <table:table-cell office:value-type="float" office:value="0.621875" calcext:value-type="float">
            <text:p>0.62187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31993825435638" calcext:value-type="float">
            <text:p>0.31993825435638</text:p>
          </table:table-cell>
          <table:table-cell/>
          <table:table-cell table:formula="of:=SUM([.C369:.C378])/10" office:value-type="float" office:value="0.0000237794995686121" calcext:value-type="float">
            <text:p>2.37794995686121E-05</text:p>
          </table:table-cell>
          <table:table-cell/>
          <table:table-cell table:formula="of:=SUM([.E369:.E378])/10" office:value-type="float" office:value="0.600625" calcext:value-type="float">
            <text:p>0.600625</text:p>
          </table:table-cell>
          <table:table-cell table:formula="of:=SUM([.F369:.F378])/10" office:value-type="float" office:value="0.37375" calcext:value-type="float">
            <text:p>0.37375</text:p>
          </table:table-cell>
          <table:table-cell table:formula="of:=SUM([.G369:.G378])/10" office:value-type="float" office:value="0.561875" calcext:value-type="float">
            <text:p>0.561875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0.0045576855132822" calcext:value-type="float">
            <text:p>0.004557685513282</text:p>
          </table:table-cell>
          <table:table-cell office:value-type="float" office:value="0.000042109283375439" calcext:value-type="float">
            <text:p>4.2109283375439E-05</text:p>
          </table:table-cell>
          <table:table-cell office:value-type="float" office:value="0.4703125" calcext:value-type="float">
            <text:p>0.470312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35" calcext:value-type="float">
            <text:p>0.35</text:p>
          </table:table-cell>
          <table:table-cell office:value-type="float" office:value="0.5375" calcext:value-type="float">
            <text:p>0.5375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1" calcext:value-type="float">
            <text:p>1</text:p>
          </table:table-cell>
          <table:table-cell office:value-type="float" office:value="0.31429386138916" calcext:value-type="float">
            <text:p>0.31429386138916</text:p>
          </table:table-cell>
          <table:table-cell/>
          <table:table-cell table:formula="of:=SUM([.C370:.C379])/10" office:value-type="float" office:value="0.0000240625883604799" calcext:value-type="float">
            <text:p>2.40625883604799E-05</text:p>
          </table:table-cell>
          <table:table-cell/>
          <table:table-cell table:formula="of:=SUM([.E370:.E379])/10" office:value-type="float" office:value="0.5996875" calcext:value-type="float">
            <text:p>0.5996875</text:p>
          </table:table-cell>
          <table:table-cell table:formula="of:=SUM([.F370:.F379])/10" office:value-type="float" office:value="0.3778125" calcext:value-type="float">
            <text:p>0.3778125</text:p>
          </table:table-cell>
          <table:table-cell table:formula="of:=SUM([.G370:.G379])/10" office:value-type="float" office:value="0.560625" calcext:value-type="float">
            <text:p>0.560625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0.0048833011445822" calcext:value-type="float">
            <text:p>0.004883301144582</text:p>
          </table:table-cell>
          <table:table-cell office:value-type="float" office:value="0.000042852421808222" calcext:value-type="float">
            <text:p>4.2852421808222E-0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11875" calcext:value-type="float">
            <text:p>4.11875</text:p>
          </table:table-cell>
          <table:table-cell office:value-type="float" office:value="1" calcext:value-type="float">
            <text:p>1</text:p>
          </table:table-cell>
          <table:table-cell office:value-type="float" office:value="0.31362085342407" calcext:value-type="float">
            <text:p>0.31362085342407</text:p>
          </table:table-cell>
          <table:table-cell/>
          <table:table-cell table:formula="of:=SUM([.C371:.C380])/10" office:value-type="float" office:value="0.0000266849119353551" calcext:value-type="float">
            <text:p>2.66849119353551E-05</text:p>
          </table:table-cell>
          <table:table-cell/>
          <table:table-cell table:formula="of:=SUM([.E371:.E380])/10" office:value-type="float" office:value="0.5921875" calcext:value-type="float">
            <text:p>0.5921875</text:p>
          </table:table-cell>
          <table:table-cell table:formula="of:=SUM([.F371:.F380])/10" office:value-type="float" office:value="0.3753125" calcext:value-type="float">
            <text:p>0.3753125</text:p>
          </table:table-cell>
          <table:table-cell table:formula="of:=SUM([.G371:.G380])/10" office:value-type="float" office:value="0.5571875" calcext:value-type="float">
            <text:p>0.557187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047536972851958" calcext:value-type="float">
            <text:p>0.004753697285196</text:p>
          </table:table-cell>
          <table:table-cell office:value-type="float" office:value="0.00002770899204636" calcext:value-type="float">
            <text:p>2.770899204636E-05</text:p>
          </table:table-cell>
          <table:table-cell office:value-type="float" office:value="0.6078125" calcext:value-type="float">
            <text:p>0.607812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315625" calcext:value-type="float">
            <text:p>0.315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23125" calcext:value-type="float">
            <text:p>4.23125</text:p>
          </table:table-cell>
          <table:table-cell office:value-type="float" office:value="1" calcext:value-type="float">
            <text:p>1</text:p>
          </table:table-cell>
          <table:table-cell office:value-type="float" office:value="0.31188288927078" calcext:value-type="float">
            <text:p>0.31188288927078</text:p>
          </table:table-cell>
          <table:table-cell/>
          <table:table-cell table:formula="of:=SUM([.C372:.C381])/10" office:value-type="float" office:value="0.0000293811236223271" calcext:value-type="float">
            <text:p>2.93811236223271E-05</text:p>
          </table:table-cell>
          <table:table-cell/>
          <table:table-cell table:formula="of:=SUM([.E372:.E381])/10" office:value-type="float" office:value="0.584375" calcext:value-type="float">
            <text:p>0.584375</text:p>
          </table:table-cell>
          <table:table-cell table:formula="of:=SUM([.F372:.F381])/10" office:value-type="float" office:value="0.3678125" calcext:value-type="float">
            <text:p>0.3678125</text:p>
          </table:table-cell>
          <table:table-cell table:formula="of:=SUM([.G372:.G381])/10"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0.0045109289378161" calcext:value-type="float">
            <text:p>0.004510928937816</text:p>
          </table:table-cell>
          <table:table-cell office:value-type="float" office:value="0.000018453694588003" calcext:value-type="float">
            <text:p>1.8453694588003E-05</text:p>
          </table:table-cell>
          <table:table-cell office:value-type="float" office:value="0.5359375" calcext:value-type="float">
            <text:p>0.5359375</text:p>
          </table:table-cell>
          <table:table-cell office:value-type="float" office:value="0.65" calcext:value-type="float">
            <text:p>0.6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4.2125" calcext:value-type="float">
            <text:p>4.2125</text:p>
          </table:table-cell>
          <table:table-cell office:value-type="float" office:value="1" calcext:value-type="float">
            <text:p>1</text:p>
          </table:table-cell>
          <table:table-cell office:value-type="float" office:value="0.32626503705978" calcext:value-type="float">
            <text:p>0.32626503705978</text:p>
          </table:table-cell>
          <table:table-cell/>
          <table:table-cell table:formula="of:=SUM([.C373:.C382])/10" office:value-type="float" office:value="0.0000250480270875403" calcext:value-type="float">
            <text:p>2.50480270875403E-05</text:p>
          </table:table-cell>
          <table:table-cell/>
          <table:table-cell table:formula="of:=SUM([.E373:.E382])/10" office:value-type="float" office:value="0.59125" calcext:value-type="float">
            <text:p>0.59125</text:p>
          </table:table-cell>
          <table:table-cell table:formula="of:=SUM([.F373:.F382])/10" office:value-type="float" office:value="0.3690625" calcext:value-type="float">
            <text:p>0.3690625</text:p>
          </table:table-cell>
          <table:table-cell table:formula="of:=SUM([.G373:.G382])/10" office:value-type="float" office:value="0.554375" calcext:value-type="float">
            <text:p>0.554375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0.0054211370792473" calcext:value-type="float">
            <text:p>0.005421137079247</text:p>
          </table:table-cell>
          <table:table-cell office:value-type="float" office:value="0.0000012234103480793" calcext:value-type="float">
            <text:p>1.2234103480793E-06</text:p>
          </table:table-cell>
          <table:table-cell table:number-columns-repeated="2" office:value-type="float" office:value="0.496875" calcext:value-type="float">
            <text:p>0.496875</text:p>
          </table:table-cell>
          <table:table-cell office:value-type="float" office:value="0.35" calcext:value-type="float">
            <text:p>0.35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32055410146713" calcext:value-type="float">
            <text:p>0.32055410146713</text:p>
          </table:table-cell>
          <table:table-cell/>
          <table:table-cell table:formula="of:=SUM([.C374:.C383])/10" office:value-type="float" office:value="0.0000215974344680142" calcext:value-type="float">
            <text:p>2.15974344680142E-05</text:p>
          </table:table-cell>
          <table:table-cell/>
          <table:table-cell table:formula="of:=SUM([.E374:.E383])/10" office:value-type="float" office:value="0.5840625" calcext:value-type="float">
            <text:p>0.5840625</text:p>
          </table:table-cell>
          <table:table-cell table:formula="of:=SUM([.F374:.F383])/10" office:value-type="float" office:value="0.3684375" calcext:value-type="float">
            <text:p>0.3684375</text:p>
          </table:table-cell>
          <table:table-cell table:formula="of:=SUM([.G374:.G383])/10" office:value-type="float" office:value="0.5525" calcext:value-type="float">
            <text:p>0.5525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0.0040048943163129" calcext:value-type="float">
            <text:p>0.004004894316313</text:p>
          </table:table-cell>
          <table:table-cell office:value-type="float" office:value="0.00005281670128884" calcext:value-type="float">
            <text:p>5.281670128884E-05</text:p>
          </table:table-cell>
          <table:table-cell office:value-type="float" office:value="0.4859375" calcext:value-type="float">
            <text:p>0.48593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4.121875" calcext:value-type="float">
            <text:p>4.121875</text:p>
          </table:table-cell>
          <table:table-cell office:value-type="float" office:value="1" calcext:value-type="float">
            <text:p>1</text:p>
          </table:table-cell>
          <table:table-cell office:value-type="float" office:value="0.32122095823288" calcext:value-type="float">
            <text:p>0.32122095823288</text:p>
          </table:table-cell>
          <table:table-cell/>
          <table:table-cell table:formula="of:=SUM([.C375:.C384])/10" office:value-type="float" office:value="0.0000240210487658407" calcext:value-type="float">
            <text:p>2.40210487658407E-05</text:p>
          </table:table-cell>
          <table:table-cell/>
          <table:table-cell table:formula="of:=SUM([.E375:.E384])/10" office:value-type="float" office:value="0.5803125" calcext:value-type="float">
            <text:p>0.5803125</text:p>
          </table:table-cell>
          <table:table-cell table:formula="of:=SUM([.F375:.F384])/10" office:value-type="float" office:value="0.36375" calcext:value-type="float">
            <text:p>0.36375</text:p>
          </table:table-cell>
          <table:table-cell table:formula="of:=SUM([.G375:.G384])/10" office:value-type="float" office:value="0.5553125" calcext:value-type="float">
            <text:p>0.5553125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0.0035388139309362" calcext:value-type="float">
            <text:p>0.003538813930936</text:p>
          </table:table-cell>
          <table:table-cell office:value-type="float" office:value="0.000098149619673021" calcext:value-type="float">
            <text:p>9.8149619673021E-05</text:p>
          </table:table-cell>
          <table:table-cell office:value-type="float" office:value="0.503125" calcext:value-type="float">
            <text:p>0.50312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4" calcext:value-type="float">
            <text:p>0.4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4.2125" calcext:value-type="float">
            <text:p>4.2125</text:p>
          </table:table-cell>
          <table:table-cell office:value-type="float" office:value="1" calcext:value-type="float">
            <text:p>1</text:p>
          </table:table-cell>
          <table:table-cell office:value-type="float" office:value="0.3223820567131" calcext:value-type="float">
            <text:p>0.3223820567131</text:p>
          </table:table-cell>
          <table:table-cell/>
          <table:table-cell table:formula="of:=SUM([.C376:.C385])/10" office:value-type="float" office:value="0.0000333978154269043" calcext:value-type="float">
            <text:p>3.33978154269043E-05</text:p>
          </table:table-cell>
          <table:table-cell/>
          <table:table-cell table:formula="of:=SUM([.E376:.E385])/10" office:value-type="float" office:value="0.5759375" calcext:value-type="float">
            <text:p>0.5759375</text:p>
          </table:table-cell>
          <table:table-cell table:formula="of:=SUM([.F376:.F385])/10" office:value-type="float" office:value="0.3653125" calcext:value-type="float">
            <text:p>0.3653125</text:p>
          </table:table-cell>
          <table:table-cell table:formula="of:=SUM([.G376:.G385])/10" office:value-type="float" office:value="0.553125" calcext:value-type="float">
            <text:p>0.553125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003833367844345" calcext:value-type="float">
            <text:p>0.003833367844345</text:p>
          </table:table-cell>
          <table:table-cell office:value-type="float" office:value="0.000018105442368546" calcext:value-type="float">
            <text:p>1.8105442368546E-0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5375" calcext:value-type="float">
            <text:p>0.5375</text:p>
          </table:table-cell>
          <table:table-cell office:value-type="float" office:value="4.24375" calcext:value-type="float">
            <text:p>4.24375</text:p>
          </table:table-cell>
          <table:table-cell office:value-type="float" office:value="1" calcext:value-type="float">
            <text:p>1</text:p>
          </table:table-cell>
          <table:table-cell office:value-type="float" office:value="0.31531783342361" calcext:value-type="float">
            <text:p>0.31531783342361</text:p>
          </table:table-cell>
          <table:table-cell/>
          <table:table-cell table:formula="of:=SUM([.C377:.C386])/10" office:value-type="float" office:value="0.0000351857532855905" calcext:value-type="float">
            <text:p>3.51857532855905E-05</text:p>
          </table:table-cell>
          <table:table-cell/>
          <table:table-cell table:formula="of:=SUM([.E377:.E386])/10" office:value-type="float" office:value="0.5746875" calcext:value-type="float">
            <text:p>0.5746875</text:p>
          </table:table-cell>
          <table:table-cell table:formula="of:=SUM([.F377:.F386])/10" office:value-type="float" office:value="0.3640625" calcext:value-type="float">
            <text:p>0.3640625</text:p>
          </table:table-cell>
          <table:table-cell table:formula="of:=SUM([.G377:.G386])/10" office:value-type="float" office:value="0.555625" calcext:value-type="float">
            <text:p>0.555625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0.0051477796543622" calcext:value-type="float">
            <text:p>0.005147779654362</text:p>
          </table:table-cell>
          <table:table-cell office:value-type="float" office:value="0.000018599483278914" calcext:value-type="float">
            <text:p>1.8599483278914E-05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625" calcext:value-type="float">
            <text:p>0.625</text:p>
          </table:table-cell>
          <table:table-cell office:value-type="float" office:value="4.084375" calcext:value-type="float">
            <text:p>4.084375</text:p>
          </table:table-cell>
          <table:table-cell office:value-type="float" office:value="1" calcext:value-type="float">
            <text:p>1</text:p>
          </table:table-cell>
          <table:table-cell office:value-type="float" office:value="0.314282310009" calcext:value-type="float">
            <text:p>0.314282310009</text:p>
          </table:table-cell>
          <table:table-cell/>
          <table:table-cell table:formula="of:=SUM([.C378:.C387])/10" office:value-type="float" office:value="0.0000370230779759347" calcext:value-type="float">
            <text:p>3.70230779759347E-05</text:p>
          </table:table-cell>
          <table:table-cell/>
          <table:table-cell table:formula="of:=SUM([.E378:.E387])/10" office:value-type="float" office:value="0.583125" calcext:value-type="float">
            <text:p>0.583125</text:p>
          </table:table-cell>
          <table:table-cell table:formula="of:=SUM([.F378:.F387])/10" office:value-type="float" office:value="0.364375" calcext:value-type="float">
            <text:p>0.364375</text:p>
          </table:table-cell>
          <table:table-cell table:formula="of:=SUM([.G378:.G387])/10" office:value-type="float" office:value="0.5609375" calcext:value-type="float">
            <text:p>0.5609375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0.0039976934611332" calcext:value-type="float">
            <text:p>0.003997693461133</text:p>
          </table:table-cell>
          <table:table-cell office:value-type="float" office:value="0.0000090302930472106" calcext:value-type="float">
            <text:p>9.0302930472106E-06</text:p>
          </table:table-cell>
          <table:table-cell office:value-type="float" office:value="0.48125" calcext:value-type="float">
            <text:p>0.481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4.146875" calcext:value-type="float">
            <text:p>4.146875</text:p>
          </table:table-cell>
          <table:table-cell office:value-type="float" office:value="1" calcext:value-type="float">
            <text:p>1</text:p>
          </table:table-cell>
          <table:table-cell office:value-type="float" office:value="0.31362223625183" calcext:value-type="float">
            <text:p>0.31362223625183</text:p>
          </table:table-cell>
          <table:table-cell/>
          <table:table-cell table:formula="of:=SUM([.C379:.C388])/10" office:value-type="float" office:value="0.0000329049341822635" calcext:value-type="float">
            <text:p>3.29049341822635E-05</text:p>
          </table:table-cell>
          <table:table-cell/>
          <table:table-cell table:formula="of:=SUM([.E379:.E388])/10" office:value-type="float" office:value="0.576875" calcext:value-type="float">
            <text:p>0.576875</text:p>
          </table:table-cell>
          <table:table-cell table:formula="of:=SUM([.F379:.F388])/10" office:value-type="float" office:value="0.3625" calcext:value-type="float">
            <text:p>0.3625</text:p>
          </table:table-cell>
          <table:table-cell table:formula="of:=SUM([.G379:.G388])/10" office:value-type="float" office:value="0.5634375" calcext:value-type="float">
            <text:p>0.5634375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0.0048691514530219" calcext:value-type="float">
            <text:p>0.004869151453022</text:p>
          </table:table-cell>
          <table:table-cell office:value-type="float" office:value="0.0000014775492729394" calcext:value-type="float">
            <text:p>1.4775492729394E-06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1218169927597" calcext:value-type="float">
            <text:p>0.31218169927597</text:p>
          </table:table-cell>
          <table:table-cell/>
          <table:table-cell table:formula="of:=SUM([.C380:.C389])/10" office:value-type="float" office:value="0.0000288417607720135" calcext:value-type="float">
            <text:p>2.88417607720135E-05</text:p>
          </table:table-cell>
          <table:table-cell/>
          <table:table-cell table:formula="of:=SUM([.E380:.E389])/10" office:value-type="float" office:value="0.58875" calcext:value-type="float">
            <text:p>0.58875</text:p>
          </table:table-cell>
          <table:table-cell table:formula="of:=SUM([.F380:.F389])/10" office:value-type="float" office:value="0.36625" calcext:value-type="float">
            <text:p>0.36625</text:p>
          </table:table-cell>
          <table:table-cell table:formula="of:=SUM([.G380:.G389])/10" office:value-type="float" office:value="0.5678125" calcext:value-type="float">
            <text:p>0.5678125</text:p>
          </table:table-cell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0.0045945228310302" calcext:value-type="float">
            <text:p>0.00459452283103</text:p>
          </table:table-cell>
          <table:table-cell office:value-type="float" office:value="0.000061523478912751" calcext:value-type="float">
            <text:p>6.1523478912751E-05</text:p>
          </table:table-cell>
          <table:table-cell office:value-type="float" office:value="0.503125" calcext:value-type="float">
            <text:p>0.50312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415625" calcext:value-type="float">
            <text:p>0.41562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4.08125" calcext:value-type="float">
            <text:p>4.08125</text:p>
          </table:table-cell>
          <table:table-cell office:value-type="float" office:value="1" calcext:value-type="float">
            <text:p>1</text:p>
          </table:table-cell>
          <table:table-cell office:value-type="float" office:value="0.31341186761856" calcext:value-type="float">
            <text:p>0.31341186761856</text:p>
          </table:table-cell>
          <table:table-cell/>
          <table:table-cell table:formula="of:=SUM([.C381:.C390])/10" office:value-type="float" office:value="0.0000307088664824664" calcext:value-type="float">
            <text:p>3.07088664824664E-05</text:p>
          </table:table-cell>
          <table:table-cell/>
          <table:table-cell table:formula="of:=SUM([.E381:.E390])/10" office:value-type="float" office:value="0.595" calcext:value-type="float">
            <text:p>0.595</text:p>
          </table:table-cell>
          <table:table-cell table:formula="of:=SUM([.F381:.F390])/10" office:value-type="float" office:value="0.37125" calcext:value-type="float">
            <text:p>0.37125</text:p>
          </table:table-cell>
          <table:table-cell table:formula="of:=SUM([.G381:.G390])/10" office:value-type="float" office:value="0.57375" calcext:value-type="float">
            <text:p>0.57375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0060763882327592" calcext:value-type="float">
            <text:p>0.006076388232759</text:p>
          </table:table-cell>
          <table:table-cell office:value-type="float" office:value="0.000017547599944301" calcext:value-type="float">
            <text:p>1.7547599944301E-05</text:p>
          </table:table-cell>
          <table:table-cell office:value-type="float" office:value="0.4859375" calcext:value-type="float">
            <text:p>0.485937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525" calcext:value-type="float">
            <text:p>0.525</text:p>
          </table:table-cell>
          <table:table-cell office:value-type="float" office:value="4.278125" calcext:value-type="float">
            <text:p>4.278125</text:p>
          </table:table-cell>
          <table:table-cell office:value-type="float" office:value="1" calcext:value-type="float">
            <text:p>1</text:p>
          </table:table-cell>
          <table:table-cell office:value-type="float" office:value="0.31483268737793" calcext:value-type="float">
            <text:p>0.31483268737793</text:p>
          </table:table-cell>
          <table:table-cell/>
          <table:table-cell table:formula="of:=SUM([.C382:.C391])/10" office:value-type="float" office:value="0.0000296927272722605" calcext:value-type="float">
            <text:p>2.96927272722605E-05</text:p>
          </table:table-cell>
          <table:table-cell/>
          <table:table-cell table:formula="of:=SUM([.E382:.E391])/10" office:value-type="float" office:value="0.5896875" calcext:value-type="float">
            <text:p>0.5896875</text:p>
          </table:table-cell>
          <table:table-cell table:formula="of:=SUM([.F382:.F391])/10" office:value-type="float" office:value="0.3709375" calcext:value-type="float">
            <text:p>0.3709375</text:p>
          </table:table-cell>
          <table:table-cell table:formula="of:=SUM([.G382:.G391])/10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0.0034777245193254" calcext:value-type="float">
            <text:p>0.003477724519325</text:p>
          </table:table-cell>
          <table:table-cell office:value-type="float" office:value="0.000080560775905061" calcext:value-type="float">
            <text:p>8.0560775905061E-05</text:p>
          </table:table-cell>
          <table:table-cell office:value-type="float" office:value="0.4984375" calcext:value-type="float">
            <text:p>0.4984375</text:p>
          </table:table-cell>
          <table:table-cell office:value-type="float" office:value="0.575" calcext:value-type="float">
            <text:p>0.575</text:p>
          </table:table-cell>
          <table:table-cell office:value-type="float" office:value="0.4" calcext:value-type="float">
            <text:p>0.4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4.115625" calcext:value-type="float">
            <text:p>4.115625</text:p>
          </table:table-cell>
          <table:table-cell office:value-type="float" office:value="1" calcext:value-type="float">
            <text:p>1</text:p>
          </table:table-cell>
          <table:table-cell office:value-type="float" office:value="0.31757327318192" calcext:value-type="float">
            <text:p>0.31757327318192</text:p>
          </table:table-cell>
          <table:table-cell/>
          <table:table-cell table:formula="of:=SUM([.C383:.C392])/10" office:value-type="float" office:value="0.0000359034354039663" calcext:value-type="float">
            <text:p>3.59034354039663E-05</text:p>
          </table:table-cell>
          <table:table-cell/>
          <table:table-cell table:formula="of:=SUM([.E383:.E392])/10" office:value-type="float" office:value="0.5821875" calcext:value-type="float">
            <text:p>0.5821875</text:p>
          </table:table-cell>
          <table:table-cell table:formula="of:=SUM([.F383:.F392])/10" office:value-type="float" office:value="0.3715625" calcext:value-type="float">
            <text:p>0.3715625</text:p>
          </table:table-cell>
          <table:table-cell table:formula="of:=SUM([.G383:.G392])/10" office:value-type="float" office:value="0.5725" calcext:value-type="float">
            <text:p>0.5725</text:p>
          </table:table-cell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0.0076317828817992" calcext:value-type="float">
            <text:p>0.007631782881799</text:p>
          </table:table-cell>
          <table:table-cell office:value-type="float" office:value="0.0000032464454834083" calcext:value-type="float">
            <text:p>3.2464454834083E-06</text:p>
          </table:table-cell>
          <table:table-cell office:value-type="float" office:value="0.4703125" calcext:value-type="float">
            <text:p>0.47031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75" calcext:value-type="float">
            <text:p>0.57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9018684625626" calcext:value-type="float">
            <text:p>0.39018684625626</text:p>
          </table:table-cell>
          <table:table-cell/>
          <table:table-cell table:formula="of:=SUM([.C384:.C393])/10" office:value-type="float" office:value="0.0000361057389174992" calcext:value-type="float">
            <text:p>3.61057389174992E-05</text:p>
          </table:table-cell>
          <table:table-cell/>
          <table:table-cell table:formula="of:=SUM([.E384:.E393])/10" office:value-type="float" office:value="0.588125" calcext:value-type="float">
            <text:p>0.588125</text:p>
          </table:table-cell>
          <table:table-cell table:formula="of:=SUM([.F384:.F393])/10" office:value-type="float" office:value="0.3734375" calcext:value-type="float">
            <text:p>0.3734375</text:p>
          </table:table-cell>
          <table:table-cell table:formula="of:=SUM([.G384:.G393])/10" office:value-type="float" office:value="0.5771875" calcext:value-type="float">
            <text:p>0.5771875</text:p>
          </table:table-cell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0.0056846068022423" calcext:value-type="float">
            <text:p>0.005684606802242</text:p>
          </table:table-cell>
          <table:table-cell office:value-type="float" office:value="0.000011517515491828" calcext:value-type="float">
            <text:p>1.1517515491828E-05</text:p>
          </table:table-cell>
          <table:table-cell office:value-type="float" office:value="0.6" calcext:value-type="float">
            <text:p>0.6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8315033912659" calcext:value-type="float">
            <text:p>0.38315033912659</text:p>
          </table:table-cell>
          <table:table-cell/>
          <table:table-cell table:formula="of:=SUM([.C385:.C394])/10" office:value-type="float" office:value="0.000031975820337798" calcext:value-type="float">
            <text:p>3.1975820337798E-05</text:p>
          </table:table-cell>
          <table:table-cell/>
          <table:table-cell table:formula="of:=SUM([.E385:.E394])/10" office:value-type="float" office:value="0.593125" calcext:value-type="float">
            <text:p>0.593125</text:p>
          </table:table-cell>
          <table:table-cell table:formula="of:=SUM([.F385:.F394])/10" office:value-type="float" office:value="0.375625" calcext:value-type="float">
            <text:p>0.375625</text:p>
          </table:table-cell>
          <table:table-cell table:formula="of:=SUM([.G385:.G394])/10" office:value-type="float" office:value="0.5740625" calcext:value-type="float">
            <text:p>0.5740625</text:p>
          </table:table-cell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0.0051144544675481" calcext:value-type="float">
            <text:p>0.005114454467548</text:p>
          </table:table-cell>
          <table:table-cell office:value-type="float" office:value="0.00011360368148652" calcext:value-type="float">
            <text:p>0.000113603681487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8595794439316" calcext:value-type="float">
            <text:p>0.38595794439316</text:p>
          </table:table-cell>
          <table:table-cell/>
          <table:table-cell table:formula="of:=SUM([.C386:.C395])/10" office:value-type="float" office:value="0.0000335212265191479" calcext:value-type="float">
            <text:p>3.35212265191479E-05</text:p>
          </table:table-cell>
          <table:table-cell/>
          <table:table-cell table:formula="of:=SUM([.E386:.E395])/10" office:value-type="float" office:value="0.5846875" calcext:value-type="float">
            <text:p>0.5846875</text:p>
          </table:table-cell>
          <table:table-cell table:formula="of:=SUM([.F386:.F395])/10" office:value-type="float" office:value="0.3765625" calcext:value-type="float">
            <text:p>0.3765625</text:p>
          </table:table-cell>
          <table:table-cell table:formula="of:=SUM([.G386:.G395])/10"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0053282777080312" calcext:value-type="float">
            <text:p>0.005328277708031</text:p>
          </table:table-cell>
          <table:table-cell office:value-type="float" office:value="0.000000073243903071785" calcext:value-type="float">
            <text:p>7.3243903071785E-08</text:p>
          </table:table-cell>
          <table:table-cell office:value-type="float" office:value="0.4890625" calcext:value-type="float">
            <text:p>0.4890625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5" calcext:value-type="float">
            <text:p>0.5</text:p>
          </table:table-cell>
          <table:table-cell office:value-type="float" office:value="4.2375" calcext:value-type="float">
            <text:p>4.2375</text:p>
          </table:table-cell>
          <table:table-cell office:value-type="float" office:value="1" calcext:value-type="float">
            <text:p>1</text:p>
          </table:table-cell>
          <table:table-cell office:value-type="float" office:value="0.41476730108261" calcext:value-type="float">
            <text:p>0.41476730108261</text:p>
          </table:table-cell>
          <table:table-cell/>
          <table:table-cell table:formula="of:=SUM([.C387:.C396])/10" office:value-type="float" office:value="0.0000317180066726005" calcext:value-type="float">
            <text:p>3.17180066726005E-05</text:p>
          </table:table-cell>
          <table:table-cell/>
          <table:table-cell table:formula="of:=SUM([.E387:.E396])/10" office:value-type="float" office:value="0.5778125" calcext:value-type="float">
            <text:p>0.5778125</text:p>
          </table:table-cell>
          <table:table-cell table:formula="of:=SUM([.F387:.F396])/10" office:value-type="float" office:value="0.38" calcext:value-type="float">
            <text:p>0.38</text:p>
          </table:table-cell>
          <table:table-cell table:formula="of:=SUM([.G387:.G396])/10" office:value-type="float" office:value="0.57125" calcext:value-type="float">
            <text:p>0.57125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0.0043546703149332" calcext:value-type="float">
            <text:p>0.004354670314933</text:p>
          </table:table-cell>
          <table:table-cell office:value-type="float" office:value="0.000034797078662709" calcext:value-type="float">
            <text:p>3.4797078662709E-05</text:p>
          </table:table-cell>
          <table:table-cell office:value-type="float" office:value="0.4890625" calcext:value-type="float">
            <text:p>0.4890625</text:p>
          </table:table-cell>
          <table:table-cell office:value-type="float" office:value="0.509375" calcext:value-type="float">
            <text:p>0.50937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41740080118179" calcext:value-type="float">
            <text:p>0.41740080118179</text:p>
          </table:table-cell>
          <table:table-cell/>
          <table:table-cell table:formula="of:=SUM([.C388:.C397])/10" office:value-type="float" office:value="0.00003333776621098" calcext:value-type="float">
            <text:p>3.333776621098E-05</text:p>
          </table:table-cell>
          <table:table-cell/>
          <table:table-cell table:formula="of:=SUM([.E388:.E397])/10" office:value-type="float" office:value="0.565" calcext:value-type="float">
            <text:p>0.565</text:p>
          </table:table-cell>
          <table:table-cell table:formula="of:=SUM([.F388:.F397])/10" office:value-type="float" office:value="0.37875" calcext:value-type="float">
            <text:p>0.37875</text:p>
          </table:table-cell>
          <table:table-cell table:formula="of:=SUM([.G388:.G397])/10" office:value-type="float" office:value="0.5609375" calcext:value-type="float">
            <text:p>0.5609375</text:p>
          </table:table-cell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0.0032948281965218" calcext:value-type="float">
            <text:p>0.003294828196522</text:p>
          </table:table-cell>
          <table:table-cell office:value-type="float" office:value="0.000004894499018147" calcext:value-type="float">
            <text:p>4.894499018147E-06</text:p>
          </table:table-cell>
          <table:table-cell office:value-type="float" office:value="0.509375" calcext:value-type="float">
            <text:p>0.509375</text:p>
          </table:table-cell>
          <table:table-cell office:value-type="float" office:value="0.575" calcext:value-type="float">
            <text:p>0.5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43527857065201" calcext:value-type="float">
            <text:p>0.43527857065201</text:p>
          </table:table-cell>
          <table:table-cell/>
          <table:table-cell table:formula="of:=SUM([.C389:.C398])/10" office:value-type="float" office:value="0.0000329241868080736" calcext:value-type="float">
            <text:p>3.29241868080736E-05</text:p>
          </table:table-cell>
          <table:table-cell/>
          <table:table-cell table:formula="of:=SUM([.E389:.E398])/10" office:value-type="float" office:value="0.5665625" calcext:value-type="float">
            <text:p>0.5665625</text:p>
          </table:table-cell>
          <table:table-cell table:formula="of:=SUM([.F389:.F398])/10" office:value-type="float" office:value="0.3771875" calcext:value-type="float">
            <text:p>0.3771875</text:p>
          </table:table-cell>
          <table:table-cell table:formula="of:=SUM([.G389:.G398])/10" office:value-type="float" office:value="0.5590625" calcext:value-type="float">
            <text:p>0.5590625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0.0033162417443236" calcext:value-type="float">
            <text:p>0.003316241744324</text:p>
          </table:table-cell>
          <table:table-cell office:value-type="float" office:value="0.000081070922545301" calcext:value-type="float">
            <text:p>8.1070922545301E-0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4.228125" calcext:value-type="float">
            <text:p>4.228125</text:p>
          </table:table-cell>
          <table:table-cell office:value-type="float" office:value="1" calcext:value-type="float">
            <text:p>1</text:p>
          </table:table-cell>
          <table:table-cell office:value-type="float" office:value="0.38829255104065" calcext:value-type="float">
            <text:p>0.38829255104065</text:p>
          </table:table-cell>
          <table:table-cell/>
          <table:table-cell table:formula="of:=SUM([.C390:.C399])/10" office:value-type="float" office:value="0.0000408835241353098" calcext:value-type="float">
            <text:p>4.08835241353098E-05</text:p>
          </table:table-cell>
          <table:table-cell/>
          <table:table-cell table:formula="of:=SUM([.E390:.E399])/10" office:value-type="float" office:value="0.5546875" calcext:value-type="float">
            <text:p>0.5546875</text:p>
          </table:table-cell>
          <table:table-cell table:formula="of:=SUM([.F390:.F399])/10" office:value-type="float" office:value="0.375" calcext:value-type="float">
            <text:p>0.375</text:p>
          </table:table-cell>
          <table:table-cell table:formula="of:=SUM([.G390:.G399])/10" office:value-type="float" office:value="0.5528125" calcext:value-type="float">
            <text:p>0.5528125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0.0048847090816707" calcext:value-type="float">
            <text:p>0.004884709081671</text:p>
          </table:table-cell>
          <table:table-cell office:value-type="float" office:value="0.0000012846149826579" calcext:value-type="float">
            <text:p>1.2846149826579E-06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8861690759659" calcext:value-type="float">
            <text:p>0.38861690759659</text:p>
          </table:table-cell>
          <table:table-cell/>
          <table:table-cell table:formula="of:=SUM([.C391:.C400])/10" office:value-type="float" office:value="0.0000348596377423005" calcext:value-type="float">
            <text:p>3.48596377423005E-05</text:p>
          </table:table-cell>
          <table:table-cell/>
          <table:table-cell table:formula="of:=SUM([.E391:.E400])/10" office:value-type="float" office:value="0.5409375" calcext:value-type="float">
            <text:p>0.5409375</text:p>
          </table:table-cell>
          <table:table-cell table:formula="of:=SUM([.F391:.F400])/10" office:value-type="float" office:value="0.3728125" calcext:value-type="float">
            <text:p>0.3728125</text:p>
          </table:table-cell>
          <table:table-cell table:formula="of:=SUM([.G391:.G400])/10" office:value-type="float" office:value="0.5415625" calcext:value-type="float">
            <text:p>0.541562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37234518516925" calcext:value-type="float">
            <text:p>0.003723451851693</text:p>
          </table:table-cell>
          <table:table-cell office:value-type="float" office:value="0.0000078313473069413" calcext:value-type="float">
            <text:p>7.8313473069413E-06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75" calcext:value-type="float">
            <text:p>0.57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3893804192543" calcext:value-type="float">
            <text:p>0.3893804192543</text:p>
          </table:table-cell>
          <table:table-cell/>
          <table:table-cell table:formula="of:=SUM([.C392:.C401])/10" office:value-type="float" office:value="0.0000338880124785645" calcext:value-type="float">
            <text:p>3.38880124785645E-05</text:p>
          </table:table-cell>
          <table:table-cell/>
          <table:table-cell table:formula="of:=SUM([.E392:.E401])/10" office:value-type="float" office:value="0.5475" calcext:value-type="float">
            <text:p>0.5475</text:p>
          </table:table-cell>
          <table:table-cell table:formula="of:=SUM([.F392:.F401])/10" office:value-type="float" office:value="0.380625" calcext:value-type="float">
            <text:p>0.380625</text:p>
          </table:table-cell>
          <table:table-cell table:formula="of:=SUM([.G392:.G401])/10" office:value-type="float" office:value="0.5465625" calcext:value-type="float">
            <text:p>0.546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0T12:57:06.427713711</dc:date>
    <meta:editing-duration>PT15M46S</meta:editing-duration>
    <meta:editing-cycles>1</meta:editing-cycles>
    <meta:document-statistic meta:table-count="1" meta:cell-count="5614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8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scatter" chart:style-name="ch1">
        <chart:legend chart:legend-position="end" svg:x="12.189cm" svg:y="4.204cm" style:legend-expansion="high" chart:style-name="ch2"/>
        <chart:plot-area chart:style-name="ch3" table:cell-range-address="stats.A1:stats.A401 stats.L1:stats.L401" chart:data-source-has-labels="row" svg:x="0.319cm" svg:y="0.18cm" svg:width="11.551cm" svg:height="8.646cm">
          <chartooo:coordinate-region svg:x="1.602cm" svg:y="0.379cm" svg:width="9.897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ats.L2:stats.L401" chart:label-cell-address="stats.L1:stats.L1" chart:class="chart:scatter">
            <chart:domain table:cell-range-address="stats.A2:stats.A401"/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d_comm_mean</text:p>
                <draw:g>
                  <svg:desc>stats.L1:stat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tats.A2:stats.A401</svg:desc>
                </draw:g>
              </table:table-cell>
              <table:table-cell office:value-type="float" office:value="0.000000071872277731394">
                <text:p>0.000000071872277731394</text:p>
                <draw:g>
                  <svg:desc>stats.L2:stats.L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000000071236991437771">
                <text:p>0.000000071236991437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000000135165182497724">
                <text:p>0.000000135165182497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00000184258795513876">
                <text:p>0.000000184258795513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00000194212192298614">
                <text:p>0.000000194212192298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0.000000226144386843957">
                <text:p>0.000000226144386843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0.000000256595009568166">
                <text:p>0.0000002565950095681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0.000000275570958583722">
                <text:p>0.000000275570958583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0.000000331783583992692">
                <text:p>0.000000331783583992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00000104460105106195">
                <text:p>0.00000104460105106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0.00000424497582709741">
                <text:p>0.00000424497582709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0.0000129651096467087">
                <text:p>0.0000129651096467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0.0000341718542814139">
                <text:p>0.00003417185428141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0.0000462798798314497">
                <text:p>0.0000462798798314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0.0000582330061844789">
                <text:p>0.00005823300618447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0.0000717213961727759">
                <text:p>0.0000717213961727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0.0000896544173559745">
                <text:p>0.00008965441735597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0.00011566942257872">
                <text:p>0.000115669422578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0.000144613741398986">
                <text:p>0.0001446137413989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0.000172936381641194">
                <text:p>0.000172936381641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0.000198817874861562">
                <text:p>0.0001988178748615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0.000229954317792363">
                <text:p>0.0002299543177923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0.000247799391027002">
                <text:p>0.000247799391027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0.000270967068627215">
                <text:p>0.000270967068627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0.000296507415769156">
                <text:p>0.000296507415769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0.000341691336593612">
                <text:p>0.0003416913365936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0.000366060571104753">
                <text:p>0.000366060571104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0.000383775579939538">
                <text:p>0.0003837755799395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0.000422545748806442">
                <text:p>0.0004225457488064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0.000440736992459279">
                <text:p>0.0004407369924592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0.00046313388622366">
                <text:p>0.000463133886223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0.000462360791971151">
                <text:p>0.0004623607919711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0.000468078593705742">
                <text:p>0.000468078593705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0.000477205553213481">
                <text:p>0.0004772055532134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0.000469580835513171">
                <text:p>0.0004695808355131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0.00045605750331788">
                <text:p>0.000456057503317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0.000469095481764726">
                <text:p>0.0004690954817647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0.000466102382263216">
                <text:p>0.000466102382263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0.000443216227483845">
                <text:p>0.0004432162274838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0.000445636408419432">
                <text:p>0.000445636408419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0.00045003935620798">
                <text:p>0.000450039356207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0.000451790834524672">
                <text:p>0.0004517908345246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0.000461939810243165">
                <text:p>0.000461939810243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0.00047416334103218">
                <text:p>0.000474163341032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0.000483181599165618">
                <text:p>0.0004831815991656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0.000475936450382619">
                <text:p>0.000475936450382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0.000476502645365713">
                <text:p>0.0004765026453657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0.000475731050301534">
                <text:p>0.0004757310503015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0.0004768835704391">
                <text:p>0.00047688357043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0.000447955729430874">
                <text:p>0.0004479557294308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0.000441873664239553">
                <text:p>0.0004418736642395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">
                <text:p>1040</text:p>
              </table:table-cell>
              <table:table-cell office:value-type="float" office:value="0.000438891747380127">
                <text:p>0.0004388917473801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">
                <text:p>1060</text:p>
              </table:table-cell>
              <table:table-cell office:value-type="float" office:value="0.000424700799134713">
                <text:p>0.0004247007991347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">
                <text:p>1080</text:p>
              </table:table-cell>
              <table:table-cell office:value-type="float" office:value="0.000409899371797452">
                <text:p>0.0004098993717974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">
                <text:p>1100</text:p>
              </table:table-cell>
              <table:table-cell office:value-type="float" office:value="0.000421396284390881">
                <text:p>0.0004213962843908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">
                <text:p>1120</text:p>
              </table:table-cell>
              <table:table-cell office:value-type="float" office:value="0.000413341562663163">
                <text:p>0.0004133415626631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0.000396747220903535">
                <text:p>0.0003967472209035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">
                <text:p>1160</text:p>
              </table:table-cell>
              <table:table-cell office:value-type="float" office:value="0.000394833753771308">
                <text:p>0.0003948337537713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">
                <text:p>1180</text:p>
              </table:table-cell>
              <table:table-cell office:value-type="float" office:value="0.000386582412937172">
                <text:p>0.0003865824129371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0.000394322827297059">
                <text:p>0.0003943228272970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">
                <text:p>1220</text:p>
              </table:table-cell>
              <table:table-cell office:value-type="float" office:value="0.00038258180990489">
                <text:p>0.000382581809904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">
                <text:p>1240</text:p>
              </table:table-cell>
              <table:table-cell office:value-type="float" office:value="0.000394293224675052">
                <text:p>0.0003942932246750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">
                <text:p>1260</text:p>
              </table:table-cell>
              <table:table-cell office:value-type="float" office:value="0.000409030599837123">
                <text:p>0.0004090305998371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">
                <text:p>1280</text:p>
              </table:table-cell>
              <table:table-cell office:value-type="float" office:value="0.000405570032465983">
                <text:p>0.0004055700324659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">
                <text:p>1300</text:p>
              </table:table-cell>
              <table:table-cell office:value-type="float" office:value="0.000378394758321603">
                <text:p>0.0003783947583216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">
                <text:p>1320</text:p>
              </table:table-cell>
              <table:table-cell office:value-type="float" office:value="0.000361053924904462">
                <text:p>0.0003610539249044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">
                <text:p>1340</text:p>
              </table:table-cell>
              <table:table-cell office:value-type="float" office:value="0.000336259382104751">
                <text:p>0.0003362593821047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">
                <text:p>1360</text:p>
              </table:table-cell>
              <table:table-cell office:value-type="float" office:value="0.000315329053427485">
                <text:p>0.0003153290534274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">
                <text:p>1380</text:p>
              </table:table-cell>
              <table:table-cell office:value-type="float" office:value="0.000286366087976705">
                <text:p>0.0002863660879767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">
                <text:p>1400</text:p>
              </table:table-cell>
              <table:table-cell office:value-type="float" office:value="0.000263494987642055">
                <text:p>0.0002634949876420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">
                <text:p>1420</text:p>
              </table:table-cell>
              <table:table-cell office:value-type="float" office:value="0.000229578089565584">
                <text:p>0.0002295780895655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0.000181983700241165">
                <text:p>0.0001819837002411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">
                <text:p>1460</text:p>
              </table:table-cell>
              <table:table-cell office:value-type="float" office:value="0.000132926311593757">
                <text:p>0.0001329263115937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">
                <text:p>1480</text:p>
              </table:table-cell>
              <table:table-cell office:value-type="float" office:value="0.0000987868397304203">
                <text:p>0.00009878683973042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0.0000801394071082214">
                <text:p>0.00008013940710822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">
                <text:p>1520</text:p>
              </table:table-cell>
              <table:table-cell office:value-type="float" office:value="0.0000722270422881189">
                <text:p>0.00007222704228811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">
                <text:p>1540</text:p>
              </table:table-cell>
              <table:table-cell office:value-type="float" office:value="0.0000632198875063549">
                <text:p>0.00006321988750635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">
                <text:p>1560</text:p>
              </table:table-cell>
              <table:table-cell office:value-type="float" office:value="0.0000545957487238821">
                <text:p>0.00005459574872388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">
                <text:p>1580</text:p>
              </table:table-cell>
              <table:table-cell office:value-type="float" office:value="0.0000485822816468015">
                <text:p>0.0000485822816468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">
                <text:p>1600</text:p>
              </table:table-cell>
              <table:table-cell office:value-type="float" office:value="0.0000470508786762914">
                <text:p>0.00004705087867629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">
                <text:p>1620</text:p>
              </table:table-cell>
              <table:table-cell office:value-type="float" office:value="0.0000485249202809902">
                <text:p>0.00004852492028099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">
                <text:p>1640</text:p>
              </table:table-cell>
              <table:table-cell office:value-type="float" office:value="0.0000478350957216046">
                <text:p>0.00004783509572160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">
                <text:p>1660</text:p>
              </table:table-cell>
              <table:table-cell office:value-type="float" office:value="0.0000459511861333478">
                <text:p>0.00004595118613334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">
                <text:p>1680</text:p>
              </table:table-cell>
              <table:table-cell office:value-type="float" office:value="0.0000417343819492416">
                <text:p>0.00004173438194924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">
                <text:p>1700</text:p>
              </table:table-cell>
              <table:table-cell office:value-type="float" office:value="0.0000458064156293961">
                <text:p>0.00004580641562939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">
                <text:p>1720</text:p>
              </table:table-cell>
              <table:table-cell office:value-type="float" office:value="0.0000441453623139546">
                <text:p>0.0000441453623139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">
                <text:p>1740</text:p>
              </table:table-cell>
              <table:table-cell office:value-type="float" office:value="0.0000388797987200994">
                <text:p>0.00003887979872009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">
                <text:p>1760</text:p>
              </table:table-cell>
              <table:table-cell office:value-type="float" office:value="0.0000303516861490866">
                <text:p>0.00003035168614908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">
                <text:p>1780</text:p>
              </table:table-cell>
              <table:table-cell office:value-type="float" office:value="0.0000309027999064071">
                <text:p>0.00003090279990640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0.0000303689000474599">
                <text:p>0.00003036890004745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">
                <text:p>1820</text:p>
              </table:table-cell>
              <table:table-cell office:value-type="float" office:value="0.0000309942629726203">
                <text:p>0.00003099426297262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">
                <text:p>1840</text:p>
              </table:table-cell>
              <table:table-cell office:value-type="float" office:value="0.0000362322297479718">
                <text:p>0.00003623222974797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">
                <text:p>1860</text:p>
              </table:table-cell>
              <table:table-cell office:value-type="float" office:value="0.0000318668230811157">
                <text:p>0.00003186682308111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">
                <text:p>1880</text:p>
              </table:table-cell>
              <table:table-cell office:value-type="float" office:value="0.0000436908919361022">
                <text:p>0.00004369089193610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">
                <text:p>1900</text:p>
              </table:table-cell>
              <table:table-cell office:value-type="float" office:value="0.0000401921569552334">
                <text:p>0.00004019215695523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">
                <text:p>1920</text:p>
              </table:table-cell>
              <table:table-cell office:value-type="float" office:value="0.0000384850493916716">
                <text:p>0.00003848504939167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">
                <text:p>1940</text:p>
              </table:table-cell>
              <table:table-cell office:value-type="float" office:value="0.0000384455654638531">
                <text:p>0.00003844556546385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">
                <text:p>1960</text:p>
              </table:table-cell>
              <table:table-cell office:value-type="float" office:value="0.0000495679304362567">
                <text:p>0.00004956793043625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">
                <text:p>1980</text:p>
              </table:table-cell>
              <table:table-cell office:value-type="float" office:value="0.0000533234848925023">
                <text:p>0.00005332348489250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  <table:table-cell office:value-type="float" office:value="0.0000544105490146979">
                <text:p>0.00005441054901469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">
                <text:p>2020</text:p>
              </table:table-cell>
              <table:table-cell office:value-type="float" office:value="0.0000509707718012277">
                <text:p>0.00005097077180122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">
                <text:p>2040</text:p>
              </table:table-cell>
              <table:table-cell office:value-type="float" office:value="0.0000445904965627741">
                <text:p>0.00004459049656277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">
                <text:p>2060</text:p>
              </table:table-cell>
              <table:table-cell office:value-type="float" office:value="0.0000490051474011929">
                <text:p>0.00004900514740119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">
                <text:p>2080</text:p>
              </table:table-cell>
              <table:table-cell office:value-type="float" office:value="0.0000421818264717897">
                <text:p>0.00004218182647178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">
                <text:p>2100</text:p>
              </table:table-cell>
              <table:table-cell office:value-type="float" office:value="0.0000392238435518745">
                <text:p>0.00003922384355187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">
                <text:p>2120</text:p>
              </table:table-cell>
              <table:table-cell office:value-type="float" office:value="0.000039740859964372">
                <text:p>0.0000397408599643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">
                <text:p>2140</text:p>
              </table:table-cell>
              <table:table-cell office:value-type="float" office:value="0.0000437844721075726">
                <text:p>0.00004378447210757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">
                <text:p>2160</text:p>
              </table:table-cell>
              <table:table-cell office:value-type="float" office:value="0.0000332964535546969">
                <text:p>0.00003329645355469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">
                <text:p>2180</text:p>
              </table:table-cell>
              <table:table-cell office:value-type="float" office:value="0.0000262952133239091">
                <text:p>0.00002629521332390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">
                <text:p>2200</text:p>
              </table:table-cell>
              <table:table-cell office:value-type="float" office:value="0.0000230802475938254">
                <text:p>0.00002308024759382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">
                <text:p>2220</text:p>
              </table:table-cell>
              <table:table-cell office:value-type="float" office:value="0.0000251016541367953">
                <text:p>0.00002510165413679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">
                <text:p>2240</text:p>
              </table:table-cell>
              <table:table-cell office:value-type="float" office:value="0.0000286707627897618">
                <text:p>0.00002867076278976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">
                <text:p>2260</text:p>
              </table:table-cell>
              <table:table-cell office:value-type="float" office:value="0.0000273413638583708">
                <text:p>0.00002734136385837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">
                <text:p>2280</text:p>
              </table:table-cell>
              <table:table-cell office:value-type="float" office:value="0.0000241148514533977">
                <text:p>0.00002411485145339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">
                <text:p>2300</text:p>
              </table:table-cell>
              <table:table-cell office:value-type="float" office:value="0.0000285433922886928">
                <text:p>0.00002854339228869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">
                <text:p>2320</text:p>
              </table:table-cell>
              <table:table-cell office:value-type="float" office:value="0.0000282883412273242">
                <text:p>0.00002828834122732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">
                <text:p>2340</text:p>
              </table:table-cell>
              <table:table-cell office:value-type="float" office:value="0.0000270019365163761">
                <text:p>0.0000270019365163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">
                <text:p>2360</text:p>
              </table:table-cell>
              <table:table-cell office:value-type="float" office:value="0.0000368211657780238">
                <text:p>0.00003682116577802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">
                <text:p>2380</text:p>
              </table:table-cell>
              <table:table-cell office:value-type="float" office:value="0.0000367422579184253">
                <text:p>0.00003674225791842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">
                <text:p>2400</text:p>
              </table:table-cell>
              <table:table-cell office:value-type="float" office:value="0.0000374332787332725">
                <text:p>0.00003743327873327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">
                <text:p>2420</text:p>
              </table:table-cell>
              <table:table-cell office:value-type="float" office:value="0.000036758677425092">
                <text:p>0.0000367586774250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">
                <text:p>2440</text:p>
              </table:table-cell>
              <table:table-cell office:value-type="float" office:value="0.0000414780454917685">
                <text:p>0.00004147804549176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">
                <text:p>2460</text:p>
              </table:table-cell>
              <table:table-cell office:value-type="float" office:value="0.0000385034491218369">
                <text:p>0.00003850344912183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0">
                <text:p>2480</text:p>
              </table:table-cell>
              <table:table-cell office:value-type="float" office:value="0.0000392522994639984">
                <text:p>0.00003925229946399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">
                <text:p>2500</text:p>
              </table:table-cell>
              <table:table-cell office:value-type="float" office:value="0.000033629192969801">
                <text:p>0.0000336291929698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0">
                <text:p>2520</text:p>
              </table:table-cell>
              <table:table-cell office:value-type="float" office:value="0.0000354657860128081">
                <text:p>0.00003546578601280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0">
                <text:p>2540</text:p>
              </table:table-cell>
              <table:table-cell office:value-type="float" office:value="0.0000335559159355856">
                <text:p>0.00003355591593558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0">
                <text:p>2560</text:p>
              </table:table-cell>
              <table:table-cell office:value-type="float" office:value="0.0000246283919690719">
                <text:p>0.00002462839196907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0">
                <text:p>2580</text:p>
              </table:table-cell>
              <table:table-cell office:value-type="float" office:value="0.0000260887377031206">
                <text:p>0.00002608873770312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">
                <text:p>2600</text:p>
              </table:table-cell>
              <table:table-cell office:value-type="float" office:value="0.0000278947848351">
                <text:p>0.00002789478483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0">
                <text:p>2620</text:p>
              </table:table-cell>
              <table:table-cell office:value-type="float" office:value="0.0000254871416513383">
                <text:p>0.00002548714165133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0">
                <text:p>2640</text:p>
              </table:table-cell>
              <table:table-cell office:value-type="float" office:value="0.0000210400634955167">
                <text:p>0.00002104006349551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0">
                <text:p>2660</text:p>
              </table:table-cell>
              <table:table-cell office:value-type="float" office:value="0.000020944560473969">
                <text:p>0.0000209445604739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0">
                <text:p>2680</text:p>
              </table:table-cell>
              <table:table-cell office:value-type="float" office:value="0.0000195734156040001">
                <text:p>0.0000195734156040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">
                <text:p>2700</text:p>
              </table:table-cell>
              <table:table-cell office:value-type="float" office:value="0.0000266172209663211">
                <text:p>0.00002661722096632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0">
                <text:p>2720</text:p>
              </table:table-cell>
              <table:table-cell office:value-type="float" office:value="0.0000266073344728118">
                <text:p>0.00002660733447281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0">
                <text:p>2740</text:p>
              </table:table-cell>
              <table:table-cell office:value-type="float" office:value="0.0000259520868260582">
                <text:p>0.00002595208682605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0">
                <text:p>2760</text:p>
              </table:table-cell>
              <table:table-cell office:value-type="float" office:value="0.0000348390810307139">
                <text:p>0.00003483908103071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0">
                <text:p>2780</text:p>
              </table:table-cell>
              <table:table-cell office:value-type="float" office:value="0.0000341069949957247">
                <text:p>0.00003410699499572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">
                <text:p>2800</text:p>
              </table:table-cell>
              <table:table-cell office:value-type="float" office:value="0.0000313392167930978">
                <text:p>0.00003133921679309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">
                <text:p>2820</text:p>
              </table:table-cell>
              <table:table-cell office:value-type="float" office:value="0.0000315295279275302">
                <text:p>0.00003152952792753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0">
                <text:p>2840</text:p>
              </table:table-cell>
              <table:table-cell office:value-type="float" office:value="0.0000337302737042303">
                <text:p>0.00003373027370423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0">
                <text:p>2860</text:p>
              </table:table-cell>
              <table:table-cell office:value-type="float" office:value="0.0000395249063933844">
                <text:p>0.00003952490639338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0">
                <text:p>2880</text:p>
              </table:table-cell>
              <table:table-cell office:value-type="float" office:value="0.0000408892477425737">
                <text:p>0.00004088924774257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">
                <text:p>2900</text:p>
              </table:table-cell>
              <table:table-cell office:value-type="float" office:value="0.0000359892947013285">
                <text:p>0.00003598929470132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0">
                <text:p>2920</text:p>
              </table:table-cell>
              <table:table-cell office:value-type="float" office:value="0.0000371162327535945">
                <text:p>0.00003711623275359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0">
                <text:p>2940</text:p>
              </table:table-cell>
              <table:table-cell office:value-type="float" office:value="0.0000370242114519148">
                <text:p>0.00003702421145191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0">
                <text:p>2960</text:p>
              </table:table-cell>
              <table:table-cell office:value-type="float" office:value="0.000031977149308284">
                <text:p>0.0000319771493082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0">
                <text:p>2980</text:p>
              </table:table-cell>
              <table:table-cell office:value-type="float" office:value="0.0000315519564145479">
                <text:p>0.00003155195641454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">
                <text:p>3000</text:p>
              </table:table-cell>
              <table:table-cell office:value-type="float" office:value="0.00003046970269539">
                <text:p>0.000030469702695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0">
                <text:p>3020</text:p>
              </table:table-cell>
              <table:table-cell office:value-type="float" office:value="0.0000286922930288235">
                <text:p>0.00002869229302882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0">
                <text:p>3040</text:p>
              </table:table-cell>
              <table:table-cell office:value-type="float" office:value="0.0000255448189274699">
                <text:p>0.00002554481892746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0">
                <text:p>3060</text:p>
              </table:table-cell>
              <table:table-cell office:value-type="float" office:value="0.0000218199922581607">
                <text:p>0.00002181999225816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0">
                <text:p>3080</text:p>
              </table:table-cell>
              <table:table-cell office:value-type="float" office:value="0.0000217263675866458">
                <text:p>0.00002172636758664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0">
                <text:p>3100</text:p>
              </table:table-cell>
              <table:table-cell office:value-type="float" office:value="0.0000190063482850256">
                <text:p>0.00001900634828502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0">
                <text:p>3120</text:p>
              </table:table-cell>
              <table:table-cell office:value-type="float" office:value="0.0000159858697220823">
                <text:p>0.00001598586972208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0">
                <text:p>3140</text:p>
              </table:table-cell>
              <table:table-cell office:value-type="float" office:value="0.0000172750823839957">
                <text:p>0.00001727508238399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0">
                <text:p>3160</text:p>
              </table:table-cell>
              <table:table-cell office:value-type="float" office:value="0.000012171904280541">
                <text:p>0.0000121719042805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0">
                <text:p>3180</text:p>
              </table:table-cell>
              <table:table-cell office:value-type="float" office:value="0.0000152058383782842">
                <text:p>0.00001520583837828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0">
                <text:p>3200</text:p>
              </table:table-cell>
              <table:table-cell office:value-type="float" office:value="0.0000168478320506321">
                <text:p>0.00001684783205063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0">
                <text:p>3220</text:p>
              </table:table-cell>
              <table:table-cell office:value-type="float" office:value="0.0000170760644318274">
                <text:p>0.00001707606443182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0">
                <text:p>3240</text:p>
              </table:table-cell>
              <table:table-cell office:value-type="float" office:value="0.000015021170557543">
                <text:p>0.0000150211705575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0">
                <text:p>3260</text:p>
              </table:table-cell>
              <table:table-cell office:value-type="float" office:value="0.0000146372633199922">
                <text:p>0.00001463726331999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0">
                <text:p>3280</text:p>
              </table:table-cell>
              <table:table-cell office:value-type="float" office:value="0.0000136885375989791">
                <text:p>0.00001368853759897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0">
                <text:p>3300</text:p>
              </table:table-cell>
              <table:table-cell office:value-type="float" office:value="0.0000199405135477101">
                <text:p>0.00001994051354771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0">
                <text:p>3320</text:p>
              </table:table-cell>
              <table:table-cell office:value-type="float" office:value="0.0000192944485180609">
                <text:p>0.00001929444851806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0">
                <text:p>3340</text:p>
              </table:table-cell>
              <table:table-cell office:value-type="float" office:value="0.0000177716255188237">
                <text:p>0.00001777162551882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0">
                <text:p>3360</text:p>
              </table:table-cell>
              <table:table-cell office:value-type="float" office:value="0.0000226091563073911">
                <text:p>0.00002260915630739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0">
                <text:p>3380</text:p>
              </table:table-cell>
              <table:table-cell office:value-type="float" office:value="0.0000257845791889662">
                <text:p>0.00002578457918896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0">
                <text:p>3400</text:p>
              </table:table-cell>
              <table:table-cell office:value-type="float" office:value="0.0000240791337564652">
                <text:p>0.00002407913375646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0">
                <text:p>3420</text:p>
              </table:table-cell>
              <table:table-cell office:value-type="float" office:value="0.0000247461621071046">
                <text:p>0.00002474616210710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0">
                <text:p>3440</text:p>
              </table:table-cell>
              <table:table-cell office:value-type="float" office:value="0.000025816989825576">
                <text:p>0.0000258169898255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0">
                <text:p>3460</text:p>
              </table:table-cell>
              <table:table-cell office:value-type="float" office:value="0.00002821156757725">
                <text:p>0.000028211567577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0">
                <text:p>3480</text:p>
              </table:table-cell>
              <table:table-cell office:value-type="float" office:value="0.0000326690247639572">
                <text:p>0.00003266902476395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0">
                <text:p>3500</text:p>
              </table:table-cell>
              <table:table-cell office:value-type="float" office:value="0.0000271952572210306">
                <text:p>0.00002719525722103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0">
                <text:p>3520</text:p>
              </table:table-cell>
              <table:table-cell office:value-type="float" office:value="0.0000298015004200387">
                <text:p>0.00002980150042003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0">
                <text:p>3540</text:p>
              </table:table-cell>
              <table:table-cell office:value-type="float" office:value="0.0000345442843410838">
                <text:p>0.00003454428434108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0">
                <text:p>3560</text:p>
              </table:table-cell>
              <table:table-cell office:value-type="float" office:value="0.0000312971628407404">
                <text:p>0.00003129716284074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0">
                <text:p>3580</text:p>
              </table:table-cell>
              <table:table-cell office:value-type="float" office:value="0.0000248081049768814">
                <text:p>0.00002480810497688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0">
                <text:p>3600</text:p>
              </table:table-cell>
              <table:table-cell office:value-type="float" office:value="0.0000287351460313176">
                <text:p>0.00002873514603131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0">
                <text:p>3620</text:p>
              </table:table-cell>
              <table:table-cell office:value-type="float" office:value="0.0000291430545078413">
                <text:p>0.00002914305450784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0">
                <text:p>3640</text:p>
              </table:table-cell>
              <table:table-cell office:value-type="float" office:value="0.0000297861089985726">
                <text:p>0.00002978610899857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0">
                <text:p>3660</text:p>
              </table:table-cell>
              <table:table-cell office:value-type="float" office:value="0.0000276561786730919">
                <text:p>0.00002765617867309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0">
                <text:p>3680</text:p>
              </table:table-cell>
              <table:table-cell office:value-type="float" office:value="0.0000260375137487165">
                <text:p>0.00002603751374871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0">
                <text:p>3700</text:p>
              </table:table-cell>
              <table:table-cell office:value-type="float" office:value="0.0000271933403510538">
                <text:p>0.00002719334035105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0">
                <text:p>3720</text:p>
              </table:table-cell>
              <table:table-cell office:value-type="float" office:value="0.0000263040455871276">
                <text:p>0.00002630404558712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0">
                <text:p>3740</text:p>
              </table:table-cell>
              <table:table-cell office:value-type="float" office:value="0.0000222414968385808">
                <text:p>0.00002224149683858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0">
                <text:p>3760</text:p>
              </table:table-cell>
              <table:table-cell office:value-type="float" office:value="0.000027522663326843">
                <text:p>0.0000275226633268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0">
                <text:p>3780</text:p>
              </table:table-cell>
              <table:table-cell office:value-type="float" office:value="0.0000290362009841943">
                <text:p>0.00002903620098419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0">
                <text:p>3800</text:p>
              </table:table-cell>
              <table:table-cell office:value-type="float" office:value="0.0000268773868126559">
                <text:p>0.00002687738681265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0">
                <text:p>3820</text:p>
              </table:table-cell>
              <table:table-cell office:value-type="float" office:value="0.0000281004233881927">
                <text:p>0.00002810042338819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0">
                <text:p>3840</text:p>
              </table:table-cell>
              <table:table-cell office:value-type="float" office:value="0.0000294241513193679">
                <text:p>0.00002942415131936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0">
                <text:p>3860</text:p>
              </table:table-cell>
              <table:table-cell office:value-type="float" office:value="0.0000335855043135757">
                <text:p>0.00003358550431357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0">
                <text:p>3880</text:p>
              </table:table-cell>
              <table:table-cell office:value-type="float" office:value="0.0000361607640316583">
                <text:p>0.00003616076403165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0">
                <text:p>3900</text:p>
              </table:table-cell>
              <table:table-cell office:value-type="float" office:value="0.0000372008387966538">
                <text:p>0.00003720083879665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0">
                <text:p>3920</text:p>
              </table:table-cell>
              <table:table-cell office:value-type="float" office:value="0.000036326198283343">
                <text:p>0.0000363261982833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0">
                <text:p>3940</text:p>
              </table:table-cell>
              <table:table-cell office:value-type="float" office:value="0.0000362307518257488">
                <text:p>0.00003623075182574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0">
                <text:p>3960</text:p>
              </table:table-cell>
              <table:table-cell office:value-type="float" office:value="0.0000292240548112988">
                <text:p>0.00002922405481129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0">
                <text:p>3980</text:p>
              </table:table-cell>
              <table:table-cell office:value-type="float" office:value="0.0000309572986575649">
                <text:p>0.00003095729865756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0">
                <text:p>4000</text:p>
              </table:table-cell>
              <table:table-cell office:value-type="float" office:value="0.0000297204681474679">
                <text:p>0.00002972046814746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0">
                <text:p>4020</text:p>
              </table:table-cell>
              <table:table-cell office:value-type="float" office:value="0.0000276112859789482">
                <text:p>0.00002761128597894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0">
                <text:p>4040</text:p>
              </table:table-cell>
              <table:table-cell office:value-type="float" office:value="0.0000244409384161279">
                <text:p>0.00002444093841612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0">
                <text:p>4060</text:p>
              </table:table-cell>
              <table:table-cell office:value-type="float" office:value="0.000018329266670219">
                <text:p>0.0000183292666702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0">
                <text:p>4080</text:p>
              </table:table-cell>
              <table:table-cell office:value-type="float" office:value="0.0000165081199178076">
                <text:p>0.00001650811991780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0">
                <text:p>4100</text:p>
              </table:table-cell>
              <table:table-cell office:value-type="float" office:value="0.0000140596523313977">
                <text:p>0.00001405965233139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0">
                <text:p>4120</text:p>
              </table:table-cell>
              <table:table-cell office:value-type="float" office:value="0.0000124118358285116">
                <text:p>0.00001241183582851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0">
                <text:p>4140</text:p>
              </table:table-cell>
              <table:table-cell office:value-type="float" office:value="0.0000126309552612441">
                <text:p>0.00001263095526124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0">
                <text:p>4160</text:p>
              </table:table-cell>
              <table:table-cell office:value-type="float" office:value="0.0000125909278632898">
                <text:p>0.00001259092786328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0">
                <text:p>4180</text:p>
              </table:table-cell>
              <table:table-cell office:value-type="float" office:value="0.0000103659566014108">
                <text:p>0.00001036595660141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0">
                <text:p>4200</text:p>
              </table:table-cell>
              <table:table-cell office:value-type="float" office:value="0.0000130758023487386">
                <text:p>0.00001307580234873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0">
                <text:p>4220</text:p>
              </table:table-cell>
              <table:table-cell office:value-type="float" office:value="0.000014960730559901">
                <text:p>0.0000149607305599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0">
                <text:p>4240</text:p>
              </table:table-cell>
              <table:table-cell office:value-type="float" office:value="0.0000141555674187361">
                <text:p>0.00001415556741873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0">
                <text:p>4260</text:p>
              </table:table-cell>
              <table:table-cell office:value-type="float" office:value="0.0000141749801764545">
                <text:p>0.00001417498017645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0">
                <text:p>4280</text:p>
              </table:table-cell>
              <table:table-cell office:value-type="float" office:value="0.00000911275569672035">
                <text:p>0.000009112755696720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0">
                <text:p>4300</text:p>
              </table:table-cell>
              <table:table-cell office:value-type="float" office:value="0.0000108988828747284">
                <text:p>0.00001089888287472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0">
                <text:p>4320</text:p>
              </table:table-cell>
              <table:table-cell office:value-type="float" office:value="0.0000119526669456973">
                <text:p>0.00001195266694569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0">
                <text:p>4340</text:p>
              </table:table-cell>
              <table:table-cell office:value-type="float" office:value="0.0000116524407311823">
                <text:p>0.00001165244073118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0">
                <text:p>4360</text:p>
              </table:table-cell>
              <table:table-cell office:value-type="float" office:value="0.0000161891318021761">
                <text:p>0.00001618913180217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0">
                <text:p>4380</text:p>
              </table:table-cell>
              <table:table-cell office:value-type="float" office:value="0.0000151122605666336">
                <text:p>0.00001511226056663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0">
                <text:p>4400</text:p>
              </table:table-cell>
              <table:table-cell office:value-type="float" office:value="0.0000168879677292305">
                <text:p>0.00001688796772923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0">
                <text:p>4420</text:p>
              </table:table-cell>
              <table:table-cell office:value-type="float" office:value="0.0000240605087675105">
                <text:p>0.00002406050876751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0">
                <text:p>4440</text:p>
              </table:table-cell>
              <table:table-cell office:value-type="float" office:value="0.0000248934868605593">
                <text:p>0.00002489348686055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0">
                <text:p>4460</text:p>
              </table:table-cell>
              <table:table-cell office:value-type="float" office:value="0.000025149683734917">
                <text:p>0.0000251496837349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0">
                <text:p>4480</text:p>
              </table:table-cell>
              <table:table-cell office:value-type="float" office:value="0.0000292506133623496">
                <text:p>0.00002925061336234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0">
                <text:p>4500</text:p>
              </table:table-cell>
              <table:table-cell office:value-type="float" office:value="0.0000466105355694984">
                <text:p>0.00004661053556949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0">
                <text:p>4520</text:p>
              </table:table-cell>
              <table:table-cell office:value-type="float" office:value="0.0000473569004744457">
                <text:p>0.00004735690047444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0">
                <text:p>4540</text:p>
              </table:table-cell>
              <table:table-cell office:value-type="float" office:value="0.0000521488183258964">
                <text:p>0.00005214881832589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0">
                <text:p>4560</text:p>
              </table:table-cell>
              <table:table-cell office:value-type="float" office:value="0.0000495522588556807">
                <text:p>0.00004955225885568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0">
                <text:p>4580</text:p>
              </table:table-cell>
              <table:table-cell office:value-type="float" office:value="0.0000510238178619302">
                <text:p>0.00005102381786193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0">
                <text:p>4600</text:p>
              </table:table-cell>
              <table:table-cell office:value-type="float" office:value="0.0000493021625710412">
                <text:p>0.00004930216257104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0">
                <text:p>4620</text:p>
              </table:table-cell>
              <table:table-cell office:value-type="float" office:value="0.0000396892635404743">
                <text:p>0.00003968926354047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0">
                <text:p>4640</text:p>
              </table:table-cell>
              <table:table-cell office:value-type="float" office:value="0.0000391184598696622">
                <text:p>0.00003911845986966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0">
                <text:p>4660</text:p>
              </table:table-cell>
              <table:table-cell office:value-type="float" office:value="0.0000393980693811545">
                <text:p>0.00003939806938115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0">
                <text:p>4680</text:p>
              </table:table-cell>
              <table:table-cell office:value-type="float" office:value="0.0000354331147838739">
                <text:p>0.00003543311478387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0">
                <text:p>4700</text:p>
              </table:table-cell>
              <table:table-cell office:value-type="float" office:value="0.0000157634418230541">
                <text:p>0.00001576344182305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0">
                <text:p>4720</text:p>
              </table:table-cell>
              <table:table-cell office:value-type="float" office:value="0.0000149625288832036">
                <text:p>0.00001496252888320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0">
                <text:p>4740</text:p>
              </table:table-cell>
              <table:table-cell office:value-type="float" office:value="0.0000130805416191248">
                <text:p>0.00001308054161912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0">
                <text:p>4760</text:p>
              </table:table-cell>
              <table:table-cell office:value-type="float" office:value="0.0000119809588903757">
                <text:p>0.00001198095889037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0">
                <text:p>4780</text:p>
              </table:table-cell>
              <table:table-cell office:value-type="float" office:value="0.0000104921756044472">
                <text:p>0.00001049217560444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0">
                <text:p>4800</text:p>
              </table:table-cell>
              <table:table-cell office:value-type="float" office:value="0.00000720815933627653">
                <text:p>0.000007208159336276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0">
                <text:p>4820</text:p>
              </table:table-cell>
              <table:table-cell office:value-type="float" office:value="0.00000774051888950455">
                <text:p>0.000007740518889504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0">
                <text:p>4840</text:p>
              </table:table-cell>
              <table:table-cell office:value-type="float" office:value="0.0000125929164252502">
                <text:p>0.00001259291642525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0">
                <text:p>4860</text:p>
              </table:table-cell>
              <table:table-cell office:value-type="float" office:value="0.0000158487333074012">
                <text:p>0.00001584873330740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0">
                <text:p>4880</text:p>
              </table:table-cell>
              <table:table-cell office:value-type="float" office:value="0.0000211546029347972">
                <text:p>0.00002115460293479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0">
                <text:p>4900</text:p>
              </table:table-cell>
              <table:table-cell office:value-type="float" office:value="0.000023470657228966">
                <text:p>0.0000234706572289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0">
                <text:p>4920</text:p>
              </table:table-cell>
              <table:table-cell office:value-type="float" office:value="0.0000234626614454935">
                <text:p>0.00002346266144549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0">
                <text:p>4940</text:p>
              </table:table-cell>
              <table:table-cell office:value-type="float" office:value="0.0000214151651351325">
                <text:p>0.00002141516513513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0">
                <text:p>4960</text:p>
              </table:table-cell>
              <table:table-cell office:value-type="float" office:value="0.0000207206755741112">
                <text:p>0.00002072067557411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0">
                <text:p>4980</text:p>
              </table:table-cell>
              <table:table-cell office:value-type="float" office:value="0.0000241767702320562">
                <text:p>0.00002417677023205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0">
                <text:p>5000</text:p>
              </table:table-cell>
              <table:table-cell office:value-type="float" office:value="0.0000347588851465793">
                <text:p>0.00003475888514657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0">
                <text:p>5020</text:p>
              </table:table-cell>
              <table:table-cell office:value-type="float" office:value="0.0000376241277665396">
                <text:p>0.00003762412776653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0">
                <text:p>5040</text:p>
              </table:table-cell>
              <table:table-cell office:value-type="float" office:value="0.0000324637390214105">
                <text:p>0.00003246373902141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0">
                <text:p>5060</text:p>
              </table:table-cell>
              <table:table-cell office:value-type="float" office:value="0.0000328858110834727">
                <text:p>0.00003288581108347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0">
                <text:p>5080</text:p>
              </table:table-cell>
              <table:table-cell office:value-type="float" office:value="0.0000284343153483197">
                <text:p>0.00002843431534831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0">
                <text:p>5100</text:p>
              </table:table-cell>
              <table:table-cell office:value-type="float" office:value="0.0000318932200984661">
                <text:p>0.00003189322009846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0">
                <text:p>5120</text:p>
              </table:table-cell>
              <table:table-cell office:value-type="float" office:value="0.0000342171553618294">
                <text:p>0.00003421715536182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0">
                <text:p>5140</text:p>
              </table:table-cell>
              <table:table-cell office:value-type="float" office:value="0.000032914548575552">
                <text:p>0.0000329145485755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0">
                <text:p>5160</text:p>
              </table:table-cell>
              <table:table-cell office:value-type="float" office:value="0.0000346652575208724">
                <text:p>0.00003466525752087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0">
                <text:p>5180</text:p>
              </table:table-cell>
              <table:table-cell office:value-type="float" office:value="0.0000317773006076999">
                <text:p>0.00003177730060769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0">
                <text:p>5200</text:p>
              </table:table-cell>
              <table:table-cell office:value-type="float" office:value="0.0000242907278364753">
                <text:p>0.00002429072783647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0">
                <text:p>5220</text:p>
              </table:table-cell>
              <table:table-cell office:value-type="float" office:value="0.0000211272253373795">
                <text:p>0.00002112722533737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0">
                <text:p>5240</text:p>
              </table:table-cell>
              <table:table-cell office:value-type="float" office:value="0.0000218105371151444">
                <text:p>0.00002181053711514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0">
                <text:p>5260</text:p>
              </table:table-cell>
              <table:table-cell office:value-type="float" office:value="0.00002347340143519">
                <text:p>0.000023473401435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0">
                <text:p>5280</text:p>
              </table:table-cell>
              <table:table-cell office:value-type="float" office:value="0.0000237061050860245">
                <text:p>0.00002370610508602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0">
                <text:p>5300</text:p>
              </table:table-cell>
              <table:table-cell office:value-type="float" office:value="0.0000251470658463717">
                <text:p>0.00002514706584637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0">
                <text:p>5320</text:p>
              </table:table-cell>
              <table:table-cell office:value-type="float" office:value="0.0000218262238422995">
                <text:p>0.00002182622384229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0">
                <text:p>5340</text:p>
              </table:table-cell>
              <table:table-cell office:value-type="float" office:value="0.0000244438164631565">
                <text:p>0.00002444381646315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0">
                <text:p>5360</text:p>
              </table:table-cell>
              <table:table-cell office:value-type="float" office:value="0.0000290254584831167">
                <text:p>0.00002902545848311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0">
                <text:p>5380</text:p>
              </table:table-cell>
              <table:table-cell office:value-type="float" office:value="0.000029284731362388">
                <text:p>0.0000292847313623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0">
                <text:p>5400</text:p>
              </table:table-cell>
              <table:table-cell office:value-type="float" office:value="0.0000262425158378261">
                <text:p>0.00002624251583782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0">
                <text:p>5420</text:p>
              </table:table-cell>
              <table:table-cell office:value-type="float" office:value="0.0000279996828538748">
                <text:p>0.00002799968285387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0">
                <text:p>5440</text:p>
              </table:table-cell>
              <table:table-cell office:value-type="float" office:value="0.000030854006910527">
                <text:p>0.0000308540069105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0">
                <text:p>5460</text:p>
              </table:table-cell>
              <table:table-cell office:value-type="float" office:value="0.000034897665651641">
                <text:p>0.0000348976656516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0">
                <text:p>5480</text:p>
              </table:table-cell>
              <table:table-cell office:value-type="float" office:value="0.000035997273535773">
                <text:p>0.0000359972735357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0">
                <text:p>5500</text:p>
              </table:table-cell>
              <table:table-cell office:value-type="float" office:value="0.0000316935553514367">
                <text:p>0.00003169355535143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0">
                <text:p>5520</text:p>
              </table:table-cell>
              <table:table-cell office:value-type="float" office:value="0.000039850677034511">
                <text:p>0.0000398506770345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0">
                <text:p>5540</text:p>
              </table:table-cell>
              <table:table-cell office:value-type="float" office:value="0.000043810818531333">
                <text:p>0.000043810818531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0">
                <text:p>5560</text:p>
              </table:table-cell>
              <table:table-cell office:value-type="float" office:value="0.0000445826296498605">
                <text:p>0.00004458262964986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0">
                <text:p>5580</text:p>
              </table:table-cell>
              <table:table-cell office:value-type="float" office:value="0.0000495334143252698">
                <text:p>0.00004953341432526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0">
                <text:p>5600</text:p>
              </table:table-cell>
              <table:table-cell office:value-type="float" office:value="0.0000495476971524997">
                <text:p>0.00004954769715249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0">
                <text:p>5620</text:p>
              </table:table-cell>
              <table:table-cell office:value-type="float" office:value="0.0000485883468209106">
                <text:p>0.00004858834682091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0">
                <text:p>5640</text:p>
              </table:table-cell>
              <table:table-cell office:value-type="float" office:value="0.0000506467848674201">
                <text:p>0.00005064678486742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60">
                <text:p>5660</text:p>
              </table:table-cell>
              <table:table-cell office:value-type="float" office:value="0.0000467139217486115">
                <text:p>0.00004671392174861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80">
                <text:p>5680</text:p>
              </table:table-cell>
              <table:table-cell office:value-type="float" office:value="0.0000444557865289734">
                <text:p>0.00004445578652897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00">
                <text:p>5700</text:p>
              </table:table-cell>
              <table:table-cell office:value-type="float" office:value="0.0000431017027879428">
                <text:p>0.00004310170278794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20">
                <text:p>5720</text:p>
              </table:table-cell>
              <table:table-cell office:value-type="float" office:value="0.0000457869727867377">
                <text:p>0.00004578697278673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40">
                <text:p>5740</text:p>
              </table:table-cell>
              <table:table-cell office:value-type="float" office:value="0.0000398558856312341">
                <text:p>0.00003985588563123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0">
                <text:p>5760</text:p>
              </table:table-cell>
              <table:table-cell office:value-type="float" office:value="0.0000369556181660101">
                <text:p>0.00003695561816601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80">
                <text:p>5780</text:p>
              </table:table-cell>
              <table:table-cell office:value-type="float" office:value="0.0000340802513226809">
                <text:p>0.00003408025132268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0">
                <text:p>5800</text:p>
              </table:table-cell>
              <table:table-cell office:value-type="float" office:value="0.0000342711867037203">
                <text:p>0.00003427118670372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0">
                <text:p>5820</text:p>
              </table:table-cell>
              <table:table-cell office:value-type="float" office:value="0.0000366559071675245">
                <text:p>0.00003665590716752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40">
                <text:p>5840</text:p>
              </table:table-cell>
              <table:table-cell office:value-type="float" office:value="0.0000341100535045904">
                <text:p>0.00003411005350459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60">
                <text:p>5860</text:p>
              </table:table-cell>
              <table:table-cell office:value-type="float" office:value="0.000040934406998572">
                <text:p>0.0000409344069985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80">
                <text:p>5880</text:p>
              </table:table-cell>
              <table:table-cell office:value-type="float" office:value="0.0000424610700399763">
                <text:p>0.00004246107003997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0">
                <text:p>5900</text:p>
              </table:table-cell>
              <table:table-cell office:value-type="float" office:value="0.0000405002273444745">
                <text:p>0.00004050022734447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20">
                <text:p>5920</text:p>
              </table:table-cell>
              <table:table-cell office:value-type="float" office:value="0.0000305823686132609">
                <text:p>0.00003058236861326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0">
                <text:p>5940</text:p>
              </table:table-cell>
              <table:table-cell office:value-type="float" office:value="0.0000300555120667496">
                <text:p>0.00003005551206674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60">
                <text:p>5960</text:p>
              </table:table-cell>
              <table:table-cell office:value-type="float" office:value="0.0000277088378131376">
                <text:p>0.00002770883781313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0">
                <text:p>5980</text:p>
              </table:table-cell>
              <table:table-cell office:value-type="float" office:value="0.0000248493228534027">
                <text:p>0.00002484932285340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00">
                <text:p>6000</text:p>
              </table:table-cell>
              <table:table-cell office:value-type="float" office:value="0.0000250267667532231">
                <text:p>0.00002502676675322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20">
                <text:p>6020</text:p>
              </table:table-cell>
              <table:table-cell office:value-type="float" office:value="0.0000270418877519134">
                <text:p>0.00002704188775191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40">
                <text:p>6040</text:p>
              </table:table-cell>
              <table:table-cell office:value-type="float" office:value="0.0000293513967621392">
                <text:p>0.00002935139676213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60">
                <text:p>6060</text:p>
              </table:table-cell>
              <table:table-cell office:value-type="float" office:value="0.0000307260945281701">
                <text:p>0.00003072609452817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80">
                <text:p>6080</text:p>
              </table:table-cell>
              <table:table-cell office:value-type="float" office:value="0.0000328298288275576">
                <text:p>0.00003282982882755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00">
                <text:p>6100</text:p>
              </table:table-cell>
              <table:table-cell office:value-type="float" office:value="0.0000341069812052586">
                <text:p>0.00003410698120525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20">
                <text:p>6120</text:p>
              </table:table-cell>
              <table:table-cell office:value-type="float" office:value="0.0000411273697235295">
                <text:p>0.00004112736972352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40">
                <text:p>6140</text:p>
              </table:table-cell>
              <table:table-cell office:value-type="float" office:value="0.0000423155811224865">
                <text:p>0.000042315581122486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60">
                <text:p>6160</text:p>
              </table:table-cell>
              <table:table-cell office:value-type="float" office:value="0.0000441253375371485">
                <text:p>0.00004412533753714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80">
                <text:p>6180</text:p>
              </table:table-cell>
              <table:table-cell office:value-type="float" office:value="0.0000550963780249862">
                <text:p>0.00005509637802498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00">
                <text:p>6200</text:p>
              </table:table-cell>
              <table:table-cell office:value-type="float" office:value="0.0000631992887591969">
                <text:p>0.00006319928875919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20">
                <text:p>6220</text:p>
              </table:table-cell>
              <table:table-cell office:value-type="float" office:value="0.0000635585044942162">
                <text:p>0.00006355850449421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40">
                <text:p>6240</text:p>
              </table:table-cell>
              <table:table-cell office:value-type="float" office:value="0.0000584984982700298">
                <text:p>0.00005849849827002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60">
                <text:p>6260</text:p>
              </table:table-cell>
              <table:table-cell office:value-type="float" office:value="0.0000604756123017848">
                <text:p>0.00006047561230178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80">
                <text:p>6280</text:p>
              </table:table-cell>
              <table:table-cell office:value-type="float" office:value="0.0000572153600390389">
                <text:p>0.00005721536003903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00">
                <text:p>6300</text:p>
              </table:table-cell>
              <table:table-cell office:value-type="float" office:value="0.0000599418958914647">
                <text:p>0.00005994189589146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20">
                <text:p>6320</text:p>
              </table:table-cell>
              <table:table-cell office:value-type="float" office:value="0.0000520223459528834">
                <text:p>0.00005202234595288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40">
                <text:p>6340</text:p>
              </table:table-cell>
              <table:table-cell office:value-type="float" office:value="0.0000553516868412466">
                <text:p>0.00005535168684124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60">
                <text:p>6360</text:p>
              </table:table-cell>
              <table:table-cell office:value-type="float" office:value="0.0000514920625356157">
                <text:p>0.00005149206253561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80">
                <text:p>6380</text:p>
              </table:table-cell>
              <table:table-cell office:value-type="float" office:value="0.0000435187981130519">
                <text:p>0.00004351879811305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00">
                <text:p>6400</text:p>
              </table:table-cell>
              <table:table-cell office:value-type="float" office:value="0.000035252822847705">
                <text:p>0.0000352528228477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20">
                <text:p>6420</text:p>
              </table:table-cell>
              <table:table-cell office:value-type="float" office:value="0.0000314130863724468">
                <text:p>0.00003141308637244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40">
                <text:p>6440</text:p>
              </table:table-cell>
              <table:table-cell office:value-type="float" office:value="0.0000319875345342652">
                <text:p>0.00003198753453426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60">
                <text:p>6460</text:p>
              </table:table-cell>
              <table:table-cell office:value-type="float" office:value="0.0000157185229203615">
                <text:p>0.00001571852292036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80">
                <text:p>6480</text:p>
              </table:table-cell>
              <table:table-cell office:value-type="float" office:value="0.0000185107239347198">
                <text:p>0.00001851072393471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00">
                <text:p>6500</text:p>
              </table:table-cell>
              <table:table-cell office:value-type="float" office:value="0.0000162311672364662">
                <text:p>0.00001623116723646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20">
                <text:p>6520</text:p>
              </table:table-cell>
              <table:table-cell office:value-type="float" office:value="0.0000167624447935102">
                <text:p>0.00001676244479351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40">
                <text:p>6540</text:p>
              </table:table-cell>
              <table:table-cell office:value-type="float" office:value="0.0000153302396832719">
                <text:p>0.00001533023968327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60">
                <text:p>6560</text:p>
              </table:table-cell>
              <table:table-cell office:value-type="float" office:value="0.0000237442920754263">
                <text:p>0.00002374429207542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80">
                <text:p>6580</text:p>
              </table:table-cell>
              <table:table-cell office:value-type="float" office:value="0.0000259765412319418">
                <text:p>0.00002597654123194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00">
                <text:p>6600</text:p>
              </table:table-cell>
              <table:table-cell office:value-type="float" office:value="0.0000285211851625499">
                <text:p>0.00002852118516254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20">
                <text:p>6620</text:p>
              </table:table-cell>
              <table:table-cell office:value-type="float" office:value="0.0000266560258462757">
                <text:p>0.00002665602584627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0">
                <text:p>6640</text:p>
              </table:table-cell>
              <table:table-cell office:value-type="float" office:value="0.0000293773735128845">
                <text:p>0.00002937737351288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60">
                <text:p>6660</text:p>
              </table:table-cell>
              <table:table-cell office:value-type="float" office:value="0.0000313026502940059">
                <text:p>0.00003130265029400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80">
                <text:p>6680</text:p>
              </table:table-cell>
              <table:table-cell office:value-type="float" office:value="0.0000348284599165363">
                <text:p>0.00003482845991653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0">
                <text:p>6700</text:p>
              </table:table-cell>
              <table:table-cell office:value-type="float" office:value="0.0000407496049869991">
                <text:p>0.00004074960498699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20">
                <text:p>6720</text:p>
              </table:table-cell>
              <table:table-cell office:value-type="float" office:value="0.0000411588487148051">
                <text:p>0.000041158848714805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40">
                <text:p>6740</text:p>
              </table:table-cell>
              <table:table-cell office:value-type="float" office:value="0.0000463908432783311">
                <text:p>0.00004639084327833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60">
                <text:p>6760</text:p>
              </table:table-cell>
              <table:table-cell office:value-type="float" office:value="0.0000379292125490633">
                <text:p>0.00003792921254906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80">
                <text:p>6780</text:p>
              </table:table-cell>
              <table:table-cell office:value-type="float" office:value="0.0000373401216390372">
                <text:p>0.00003734012163903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00">
                <text:p>6800</text:p>
              </table:table-cell>
              <table:table-cell office:value-type="float" office:value="0.0000345291335389257">
                <text:p>0.000034529133538925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20">
                <text:p>6820</text:p>
              </table:table-cell>
              <table:table-cell office:value-type="float" office:value="0.0000374987617672488">
                <text:p>0.00003749876176724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40">
                <text:p>6840</text:p>
              </table:table-cell>
              <table:table-cell office:value-type="float" office:value="0.0000373627999165594">
                <text:p>0.00003736279991655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60">
                <text:p>6860</text:p>
              </table:table-cell>
              <table:table-cell office:value-type="float" office:value="0.0000383072917461589">
                <text:p>0.00003830729174615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80">
                <text:p>6880</text:p>
              </table:table-cell>
              <table:table-cell office:value-type="float" office:value="0.0000338208467279999">
                <text:p>0.00003382084672799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00">
                <text:p>6900</text:p>
              </table:table-cell>
              <table:table-cell office:value-type="float" office:value="0.0000296891397055606">
                <text:p>0.00002968913970556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20">
                <text:p>6920</text:p>
              </table:table-cell>
              <table:table-cell office:value-type="float" office:value="0.000034909517107917">
                <text:p>0.0000349095171079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40">
                <text:p>6940</text:p>
              </table:table-cell>
              <table:table-cell office:value-type="float" office:value="0.0000446126408499956">
                <text:p>0.00004461264084999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60">
                <text:p>6960</text:p>
              </table:table-cell>
              <table:table-cell office:value-type="float" office:value="0.0000451656195298328">
                <text:p>0.00004516561952983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80">
                <text:p>6980</text:p>
              </table:table-cell>
              <table:table-cell office:value-type="float" office:value="0.0000406030864040961">
                <text:p>0.00004060308640409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00">
                <text:p>7000</text:p>
              </table:table-cell>
              <table:table-cell office:value-type="float" office:value="0.0000424149295794897">
                <text:p>0.00004241492957948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20">
                <text:p>7020</text:p>
              </table:table-cell>
              <table:table-cell office:value-type="float" office:value="0.0000475449839648154">
                <text:p>0.00004754498396481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40">
                <text:p>7040</text:p>
              </table:table-cell>
              <table:table-cell office:value-type="float" office:value="0.00005226095361259">
                <text:p>0.000052260953612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60">
                <text:p>7060</text:p>
              </table:table-cell>
              <table:table-cell office:value-type="float" office:value="0.0000513268430092961">
                <text:p>0.00005132684300929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80">
                <text:p>7080</text:p>
              </table:table-cell>
              <table:table-cell office:value-type="float" office:value="0.0000510300266305278">
                <text:p>0.000051030026630527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00">
                <text:p>7100</text:p>
              </table:table-cell>
              <table:table-cell office:value-type="float" office:value="0.000047509917605487">
                <text:p>0.00004750991760548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20">
                <text:p>7120</text:p>
              </table:table-cell>
              <table:table-cell office:value-type="float" office:value="0.0000457711321651673">
                <text:p>0.00004577113216516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0">
                <text:p>7140</text:p>
              </table:table-cell>
              <table:table-cell office:value-type="float" office:value="0.0000327990667344816">
                <text:p>0.00003279906673448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60">
                <text:p>7160</text:p>
              </table:table-cell>
              <table:table-cell office:value-type="float" office:value="0.0000337654028460033">
                <text:p>0.00003376540284600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80">
                <text:p>7180</text:p>
              </table:table-cell>
              <table:table-cell office:value-type="float" office:value="0.0000393848687084569">
                <text:p>0.00003938486870845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0">
                <text:p>7200</text:p>
              </table:table-cell>
              <table:table-cell office:value-type="float" office:value="0.0000384133599866776">
                <text:p>0.00003841335998667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20">
                <text:p>7220</text:p>
              </table:table-cell>
              <table:table-cell office:value-type="float" office:value="0.0000323490489150123">
                <text:p>0.00003234904891501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40">
                <text:p>7240</text:p>
              </table:table-cell>
              <table:table-cell office:value-type="float" office:value="0.0000242457811481108">
                <text:p>0.00002424578114811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60">
                <text:p>7260</text:p>
              </table:table-cell>
              <table:table-cell office:value-type="float" office:value="0.0000239163230734134">
                <text:p>0.00002391632307341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80">
                <text:p>7280</text:p>
              </table:table-cell>
              <table:table-cell office:value-type="float" office:value="0.0000249221996076155">
                <text:p>0.00002492219960761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00">
                <text:p>7300</text:p>
              </table:table-cell>
              <table:table-cell office:value-type="float" office:value="0.0000286379783374716">
                <text:p>0.00002863797833747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20">
                <text:p>7320</text:p>
              </table:table-cell>
              <table:table-cell office:value-type="float" office:value="0.0000261973351113868">
                <text:p>0.00002619733511138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40">
                <text:p>7340</text:p>
              </table:table-cell>
              <table:table-cell office:value-type="float" office:value="0.0000215026581283828">
                <text:p>0.00002150265812838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60">
                <text:p>7360</text:p>
              </table:table-cell>
              <table:table-cell office:value-type="float" office:value="0.0000239075798094562">
                <text:p>0.00002390757980945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80">
                <text:p>7380</text:p>
              </table:table-cell>
              <table:table-cell office:value-type="float" office:value="0.0000198204889579607">
                <text:p>0.00001982048895796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00">
                <text:p>7400</text:p>
              </table:table-cell>
              <table:table-cell office:value-type="float" office:value="0.0000190250707715019">
                <text:p>0.00001902507077150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20">
                <text:p>7420</text:p>
              </table:table-cell>
              <table:table-cell office:value-type="float" office:value="0.0000230598866718947">
                <text:p>0.00002305988667189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40">
                <text:p>7440</text:p>
              </table:table-cell>
              <table:table-cell office:value-type="float" office:value="0.0000265595059005175">
                <text:p>0.00002655950590051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60">
                <text:p>7460</text:p>
              </table:table-cell>
              <table:table-cell office:value-type="float" office:value="0.0000276974406254881">
                <text:p>0.00002769744062548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80">
                <text:p>7480</text:p>
              </table:table-cell>
              <table:table-cell office:value-type="float" office:value="0.0000251146504894454">
                <text:p>0.00002511465048944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00">
                <text:p>7500</text:p>
              </table:table-cell>
              <table:table-cell office:value-type="float" office:value="0.0000213995183152278">
                <text:p>0.00002139951831522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20">
                <text:p>7520</text:p>
              </table:table-cell>
              <table:table-cell office:value-type="float" office:value="0.0000194110795841031">
                <text:p>0.000019411079584103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40">
                <text:p>7540</text:p>
              </table:table-cell>
              <table:table-cell office:value-type="float" office:value="0.0000237794995686121">
                <text:p>0.00002377949956861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0">
                <text:p>7560</text:p>
              </table:table-cell>
              <table:table-cell office:value-type="float" office:value="0.0000240625883604799">
                <text:p>0.00002406258836047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80">
                <text:p>7580</text:p>
              </table:table-cell>
              <table:table-cell office:value-type="float" office:value="0.0000266849119353551">
                <text:p>0.00002668491193535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00">
                <text:p>7600</text:p>
              </table:table-cell>
              <table:table-cell office:value-type="float" office:value="0.0000293811236223271">
                <text:p>0.00002938112362232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20">
                <text:p>7620</text:p>
              </table:table-cell>
              <table:table-cell office:value-type="float" office:value="0.0000250480270875403">
                <text:p>0.00002504802708754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40">
                <text:p>7640</text:p>
              </table:table-cell>
              <table:table-cell office:value-type="float" office:value="0.0000215974344680142">
                <text:p>0.00002159743446801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0">
                <text:p>7660</text:p>
              </table:table-cell>
              <table:table-cell office:value-type="float" office:value="0.0000240210487658407">
                <text:p>0.00002402104876584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80">
                <text:p>7680</text:p>
              </table:table-cell>
              <table:table-cell office:value-type="float" office:value="0.0000333978154269043">
                <text:p>0.00003339781542690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00">
                <text:p>7700</text:p>
              </table:table-cell>
              <table:table-cell office:value-type="float" office:value="0.0000351857532855905">
                <text:p>0.00003518575328559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20">
                <text:p>7720</text:p>
              </table:table-cell>
              <table:table-cell office:value-type="float" office:value="0.0000370230779759347">
                <text:p>0.00003702307797593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40">
                <text:p>7740</text:p>
              </table:table-cell>
              <table:table-cell office:value-type="float" office:value="0.0000329049341822635">
                <text:p>0.00003290493418226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60">
                <text:p>7760</text:p>
              </table:table-cell>
              <table:table-cell office:value-type="float" office:value="0.0000288417607720135">
                <text:p>0.00002884176077201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80">
                <text:p>7780</text:p>
              </table:table-cell>
              <table:table-cell office:value-type="float" office:value="0.0000307088664824664">
                <text:p>0.00003070886648246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00">
                <text:p>7800</text:p>
              </table:table-cell>
              <table:table-cell office:value-type="float" office:value="0.0000296927272722605">
                <text:p>0.00002969272727226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20">
                <text:p>7820</text:p>
              </table:table-cell>
              <table:table-cell office:value-type="float" office:value="0.0000359034354039663">
                <text:p>0.00003590343540396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40">
                <text:p>7840</text:p>
              </table:table-cell>
              <table:table-cell office:value-type="float" office:value="0.0000361057389174992">
                <text:p>0.00003610573891749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60">
                <text:p>7860</text:p>
              </table:table-cell>
              <table:table-cell office:value-type="float" office:value="0.000031975820337798">
                <text:p>0.00003197582033779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80">
                <text:p>7880</text:p>
              </table:table-cell>
              <table:table-cell office:value-type="float" office:value="0.0000335212265191479">
                <text:p>0.00003352122651914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00">
                <text:p>7900</text:p>
              </table:table-cell>
              <table:table-cell office:value-type="float" office:value="0.0000317180066726005">
                <text:p>0.00003171800667260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20">
                <text:p>7920</text:p>
              </table:table-cell>
              <table:table-cell office:value-type="float" office:value="0.00003333776621098">
                <text:p>0.000033337766210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40">
                <text:p>7940</text:p>
              </table:table-cell>
              <table:table-cell office:value-type="float" office:value="0.0000329241868080736">
                <text:p>0.00003292418680807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60">
                <text:p>7960</text:p>
              </table:table-cell>
              <table:table-cell office:value-type="float" office:value="0.0000408835241353098">
                <text:p>0.00004088352413530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0">
                <text:p>7980</text:p>
              </table:table-cell>
              <table:table-cell office:value-type="float" office:value="0.0000348596377423005">
                <text:p>0.00003485963774230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00">
                <text:p>8000</text:p>
              </table:table-cell>
              <table:table-cell office:value-type="float" office:value="0.0000338880124785645">
                <text:p>0.00003388801247856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8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scatter" chart:style-name="ch1">
        <chart:legend chart:legend-position="end" svg:x="12.19cm" svg:y="3.705cm" style:legend-expansion="high" chart:style-name="ch2"/>
        <chart:plot-area chart:style-name="ch3" table:cell-range-address="stats.A1:stats.A401 stats.N1:stats.P401" chart:data-source-has-labels="row" svg:x="0.889cm" svg:y="0.18cm" svg:width="10.981cm" svg:height="8.644cm">
          <chartooo:coordinate-region svg:x="1.616cm" svg:y="0.379cm" svg:width="9.882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ats.N2:stats.N401" chart:label-cell-address="stats.N1:stats.N1" chart:class="chart:scatter">
            <chart:domain table:cell-range-address="stats.A2:stats.A401"/>
            <chart:data-point chart:repeated="400"/>
          </chart:series>
          <chart:series chart:style-name="ch8" chart:values-cell-range-address="stats.O2:stats.O401" chart:label-cell-address="stats.O1:stats.O1" chart:class="chart:scatter">
            <chart:data-point chart:repeated="400"/>
          </chart:series>
          <chart:series chart:style-name="ch9" chart:values-cell-range-address="stats.P2:stats.P401" chart:label-cell-address="stats.P1:stats.P1" chart:class="chart:scatter">
            <chart:data-point chart:repeated="4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st_r_mean</text:p>
                <draw:g>
                  <svg:desc>stats.N1:stats.N1</svg:desc>
                </draw:g>
              </table:table-cell>
              <table:table-cell office:value-type="string">
                <text:p>test_opt_mean</text:p>
                <draw:g>
                  <svg:desc>stats.O1:stats.O1</svg:desc>
                </draw:g>
              </table:table-cell>
              <table:table-cell office:value-type="string">
                <text:p>test_opt2_mean</text:p>
                <draw:g>
                  <svg:desc>stats.P1:stat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tats.A2:stats.A401</svg:desc>
                </draw:g>
              </table:table-cell>
              <table:table-cell office:value-type="float" office:value="0.203125">
                <text:p>0.203125</text:p>
                <draw:g>
                  <svg:desc>stats.N2:stats.N401</svg:desc>
                </draw:g>
              </table:table-cell>
              <table:table-cell office:value-type="float" office:value="0.3125">
                <text:p>0.3125</text:p>
                <draw:g>
                  <svg:desc>stats.O2:stats.O401</svg:desc>
                </draw:g>
              </table:table-cell>
              <table:table-cell office:value-type="float" office:value="0.53125">
                <text:p>0.53125</text:p>
                <draw:g>
                  <svg:desc>stats.P2:stats.P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2390625">
                <text:p>0.2390625</text:p>
              </table:table-cell>
              <table:table-cell office:value-type="float" office:value="0.3421875">
                <text:p>0.342187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269791666666667">
                <text:p>0.269791666666667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542708333333333">
                <text:p>0.542708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2703125">
                <text:p>0.2703125</text:p>
              </table:table-cell>
              <table:table-cell office:value-type="float" office:value="0.3796875">
                <text:p>0.3796875</text:p>
              </table:table-cell>
              <table:table-cell office:value-type="float" office:value="0.54296875">
                <text:p>0.5429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258125">
                <text:p>0.258125</text:p>
              </table:table-cell>
              <table:table-cell office:value-type="float" office:value="0.3725">
                <text:p>0.3725</text:p>
              </table:table-cell>
              <table:table-cell office:value-type="float" office:value="0.543125">
                <text:p>0.54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0.268229166666667">
                <text:p>0.268229166666667</text:p>
              </table:table-cell>
              <table:table-cell office:value-type="float" office:value="0.371875">
                <text:p>0.371875</text:p>
              </table:table-cell>
              <table:table-cell office:value-type="float" office:value="0.5453125">
                <text:p>0.545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0.270982142857143">
                <text:p>0.270982142857143</text:p>
              </table:table-cell>
              <table:table-cell office:value-type="float" office:value="0.367857142857143">
                <text:p>0.367857142857143</text:p>
              </table:table-cell>
              <table:table-cell office:value-type="float" office:value="0.545982142857143">
                <text:p>0.545982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0.27734375">
                <text:p>0.27734375</text:p>
              </table:table-cell>
              <table:table-cell office:value-type="float" office:value="0.36875">
                <text:p>0.36875</text:p>
              </table:table-cell>
              <table:table-cell office:value-type="float" office:value="0.54921875">
                <text:p>0.5492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0.275347222222222">
                <text:p>0.275347222222222</text:p>
              </table:table-cell>
              <table:table-cell office:value-type="float" office:value="0.372222222222222">
                <text:p>0.372222222222222</text:p>
              </table:table-cell>
              <table:table-cell office:value-type="float" office:value="0.547916666666667">
                <text:p>0.54791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279375">
                <text:p>0.279375</text:p>
              </table:table-cell>
              <table:table-cell office:value-type="float" office:value="0.37125">
                <text:p>0.37125</text:p>
              </table:table-cell>
              <table:table-cell office:value-type="float" office:value="0.5490625">
                <text:p>0.54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0.2796875">
                <text:p>0.2796875</text:p>
              </table:table-cell>
              <table:table-cell office:value-type="float" office:value="0.375625">
                <text:p>0.375625</text:p>
              </table:table-cell>
              <table:table-cell office:value-type="float" office:value="0.551875">
                <text:p>0.551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0.2821875">
                <text:p>0.2821875</text:p>
              </table:table-cell>
              <table:table-cell office:value-type="float" office:value="0.3771875">
                <text:p>0.3771875</text:p>
              </table:table-cell>
              <table:table-cell office:value-type="float" office:value="0.54875">
                <text:p>0.54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0.280625">
                <text:p>0.280625</text:p>
              </table:table-cell>
              <table:table-cell office:value-type="float" office:value="0.374375">
                <text:p>0.374375</text:p>
              </table:table-cell>
              <table:table-cell office:value-type="float" office:value="0.54875">
                <text:p>0.54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0.2953125">
                <text:p>0.2953125</text:p>
              </table:table-cell>
              <table:table-cell office:value-type="float" office:value="0.3725">
                <text:p>0.3725</text:p>
              </table:table-cell>
              <table:table-cell office:value-type="float" office:value="0.5496875">
                <text:p>0.549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0.32625">
                <text:p>0.32625</text:p>
              </table:table-cell>
              <table:table-cell office:value-type="float" office:value="0.37375">
                <text:p>0.37375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0.3371875">
                <text:p>0.3371875</text:p>
              </table:table-cell>
              <table:table-cell office:value-type="float" office:value="0.3725">
                <text:p>0.3725</text:p>
              </table:table-cell>
              <table:table-cell office:value-type="float" office:value="0.55625">
                <text:p>0.5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0.3621875">
                <text:p>0.3621875</text:p>
              </table:table-cell>
              <table:table-cell office:value-type="float" office:value="0.38125">
                <text:p>0.38125</text:p>
              </table:table-cell>
              <table:table-cell office:value-type="float" office:value="0.560625">
                <text:p>0.56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0.3775">
                <text:p>0.3775</text:p>
              </table:table-cell>
              <table:table-cell office:value-type="float" office:value="0.3815625">
                <text:p>0.3815625</text:p>
              </table:table-cell>
              <table:table-cell office:value-type="float" office:value="0.55875">
                <text:p>0.55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0.393125">
                <text:p>0.393125</text:p>
              </table:table-cell>
              <table:table-cell office:value-type="float" office:value="0.38125">
                <text:p>0.38125</text:p>
              </table:table-cell>
              <table:table-cell office:value-type="float" office:value="0.56125">
                <text:p>0.56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0.4009375">
                <text:p>0.4009375</text:p>
              </table:table-cell>
              <table:table-cell office:value-type="float" office:value="0.38375">
                <text:p>0.38375</text:p>
              </table:table-cell>
              <table:table-cell office:value-type="float" office:value="0.5628125">
                <text:p>0.562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0.4184375">
                <text:p>0.4184375</text:p>
              </table:table-cell>
              <table:table-cell office:value-type="float" office:value="0.385">
                <text:p>0.385</text:p>
              </table:table-cell>
              <table:table-cell office:value-type="float" office:value="0.5609375">
                <text:p>0.5609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0.4290625">
                <text:p>0.4290625</text:p>
              </table:table-cell>
              <table:table-cell office:value-type="float" office:value="0.388125">
                <text:p>0.388125</text:p>
              </table:table-cell>
              <table:table-cell office:value-type="float" office:value="0.56625">
                <text:p>0.56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0.43625">
                <text:p>0.43625</text:p>
              </table:table-cell>
              <table:table-cell office:value-type="float" office:value="0.3834375">
                <text:p>0.3834375</text:p>
              </table:table-cell>
              <table:table-cell office:value-type="float" office:value="0.5690625">
                <text:p>0.5690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0.43">
                <text:p>0.43</text:p>
              </table:table-cell>
              <table:table-cell office:value-type="float" office:value="0.3825">
                <text:p>0.3825</text:p>
              </table:table-cell>
              <table:table-cell office:value-type="float" office:value="0.5715625">
                <text:p>0.571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0.428125">
                <text:p>0.428125</text:p>
              </table:table-cell>
              <table:table-cell office:value-type="float" office:value="0.3896875">
                <text:p>0.389687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0.4290625">
                <text:p>0.4290625</text:p>
              </table:table-cell>
              <table:table-cell office:value-type="float" office:value="0.388125">
                <text:p>0.388125</text:p>
              </table:table-cell>
              <table:table-cell office:value-type="float" office:value="0.5709375">
                <text:p>0.5709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0.41625">
                <text:p>0.41625</text:p>
              </table:table-cell>
              <table:table-cell office:value-type="float" office:value="0.3771875">
                <text:p>0.3771875</text:p>
              </table:table-cell>
              <table:table-cell office:value-type="float" office:value="0.5690625">
                <text:p>0.5690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0.413125">
                <text:p>0.413125</text:p>
              </table:table-cell>
              <table:table-cell office:value-type="float" office:value="0.3778125">
                <text:p>0.3778125</text:p>
              </table:table-cell>
              <table:table-cell office:value-type="float" office:value="0.5703125">
                <text:p>0.5703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0.4040625">
                <text:p>0.4040625</text:p>
              </table:table-cell>
              <table:table-cell office:value-type="float" office:value="0.3696875">
                <text:p>0.3696875</text:p>
              </table:table-cell>
              <table:table-cell office:value-type="float" office:value="0.566875">
                <text:p>0.566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0.3975">
                <text:p>0.3975</text:p>
              </table:table-cell>
              <table:table-cell office:value-type="float" office:value="0.3715625">
                <text:p>0.3715625</text:p>
              </table:table-cell>
              <table:table-cell office:value-type="float" office:value="0.5653125">
                <text:p>0.5653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0.3996875">
                <text:p>0.3996875</text:p>
              </table:table-cell>
              <table:table-cell office:value-type="float" office:value="0.37">
                <text:p>0.37</text:p>
              </table:table-cell>
              <table:table-cell office:value-type="float" office:value="0.5659375">
                <text:p>0.5659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0.403125">
                <text:p>0.403125</text:p>
              </table:table-cell>
              <table:table-cell office:value-type="float" office:value="0.363125">
                <text:p>0.363125</text:p>
              </table:table-cell>
              <table:table-cell office:value-type="float" office:value="0.5640625">
                <text:p>0.564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0.415">
                <text:p>0.415</text:p>
              </table:table-cell>
              <table:table-cell office:value-type="float" office:value="0.36375">
                <text:p>0.36375</text:p>
              </table:table-cell>
              <table:table-cell office:value-type="float" office:value="0.5653125">
                <text:p>0.565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0.42625">
                <text:p>0.42625</text:p>
              </table:table-cell>
              <table:table-cell office:value-type="float" office:value="0.36">
                <text:p>0.36</text:p>
              </table:table-cell>
              <table:table-cell office:value-type="float" office:value="0.5684375">
                <text:p>0.5684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0.4325">
                <text:p>0.4325</text:p>
              </table:table-cell>
              <table:table-cell office:value-type="float" office:value="0.3565625">
                <text:p>0.356562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0.4421875">
                <text:p>0.4421875</text:p>
              </table:table-cell>
              <table:table-cell office:value-type="float" office:value="0.3596875">
                <text:p>0.3596875</text:p>
              </table:table-cell>
              <table:table-cell office:value-type="float" office:value="0.5678125">
                <text:p>0.567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0.45375">
                <text:p>0.45375</text:p>
              </table:table-cell>
              <table:table-cell office:value-type="float" office:value="0.3628125">
                <text:p>0.3628125</text:p>
              </table:table-cell>
              <table:table-cell office:value-type="float" office:value="0.568125">
                <text:p>0.568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0.4703125">
                <text:p>0.4703125</text:p>
              </table:table-cell>
              <table:table-cell office:value-type="float" office:value="0.3665625">
                <text:p>0.366562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0.494375">
                <text:p>0.494375</text:p>
              </table:table-cell>
              <table:table-cell office:value-type="float" office:value="0.3690625">
                <text:p>0.3690625</text:p>
              </table:table-cell>
              <table:table-cell office:value-type="float" office:value="0.573125">
                <text:p>0.57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0.5175">
                <text:p>0.5175</text:p>
              </table:table-cell>
              <table:table-cell office:value-type="float" office:value="0.3684375">
                <text:p>0.3684375</text:p>
              </table:table-cell>
              <table:table-cell office:value-type="float" office:value="0.576875">
                <text:p>0.576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0.5278125">
                <text:p>0.5278125</text:p>
              </table:table-cell>
              <table:table-cell office:value-type="float" office:value="0.370625">
                <text:p>0.370625</text:p>
              </table:table-cell>
              <table:table-cell office:value-type="float" office:value="0.5790625">
                <text:p>0.5790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0.538125">
                <text:p>0.538125</text:p>
              </table:table-cell>
              <table:table-cell office:value-type="float" office:value="0.3721875">
                <text:p>0.3721875</text:p>
              </table:table-cell>
              <table:table-cell office:value-type="float" office:value="0.580625">
                <text:p>0.580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0.541875">
                <text:p>0.541875</text:p>
              </table:table-cell>
              <table:table-cell office:value-type="float" office:value="0.3775">
                <text:p>0.3775</text:p>
              </table:table-cell>
              <table:table-cell office:value-type="float" office:value="0.5803125">
                <text:p>0.580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0.5490625">
                <text:p>0.5490625</text:p>
              </table:table-cell>
              <table:table-cell office:value-type="float" office:value="0.3778125">
                <text:p>0.3778125</text:p>
              </table:table-cell>
              <table:table-cell office:value-type="float" office:value="0.574375">
                <text:p>0.57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0.5546875">
                <text:p>0.5546875</text:p>
              </table:table-cell>
              <table:table-cell office:value-type="float" office:value="0.378125">
                <text:p>0.378125</text:p>
              </table:table-cell>
              <table:table-cell office:value-type="float" office:value="0.57375">
                <text:p>0.57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0.5578125">
                <text:p>0.5578125</text:p>
              </table:table-cell>
              <table:table-cell office:value-type="float" office:value="0.375625">
                <text:p>0.375625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0.5578125">
                <text:p>0.5578125</text:p>
              </table:table-cell>
              <table:table-cell office:value-type="float" office:value="0.3734375">
                <text:p>0.3734375</text:p>
              </table:table-cell>
              <table:table-cell office:value-type="float" office:value="0.5740625">
                <text:p>0.5740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0.5559375">
                <text:p>0.5559375</text:p>
              </table:table-cell>
              <table:table-cell office:value-type="float" office:value="0.364375">
                <text:p>0.364375</text:p>
              </table:table-cell>
              <table:table-cell office:value-type="float" office:value="0.5721875">
                <text:p>0.5721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0.5515625">
                <text:p>0.5515625</text:p>
              </table:table-cell>
              <table:table-cell office:value-type="float" office:value="0.3690625">
                <text:p>0.3690625</text:p>
              </table:table-cell>
              <table:table-cell office:value-type="float" office:value="0.571875">
                <text:p>0.571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0.550625">
                <text:p>0.550625</text:p>
              </table:table-cell>
              <table:table-cell office:value-type="float" office:value="0.365625">
                <text:p>0.365625</text:p>
              </table:table-cell>
              <table:table-cell office:value-type="float" office:value="0.5696875">
                <text:p>0.5696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0.550625">
                <text:p>0.550625</text:p>
              </table:table-cell>
              <table:table-cell office:value-type="float" office:value="0.3659375">
                <text:p>0.3659375</text:p>
              </table:table-cell>
              <table:table-cell office:value-type="float" office:value="0.569375">
                <text:p>0.569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">
                <text:p>1040</text:p>
              </table:table-cell>
              <table:table-cell office:value-type="float" office:value="0.5565625">
                <text:p>0.5565625</text:p>
              </table:table-cell>
              <table:table-cell office:value-type="float" office:value="0.365">
                <text:p>0.365</text:p>
              </table:table-cell>
              <table:table-cell office:value-type="float" office:value="0.5678125">
                <text:p>0.5678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">
                <text:p>1060</text:p>
              </table:table-cell>
              <table:table-cell office:value-type="float" office:value="0.5625">
                <text:p>0.5625</text:p>
              </table:table-cell>
              <table:table-cell office:value-type="float" office:value="0.364375">
                <text:p>0.364375</text:p>
              </table:table-cell>
              <table:table-cell office:value-type="float" office:value="0.5709375">
                <text:p>0.5709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">
                <text:p>1080</text:p>
              </table:table-cell>
              <table:table-cell office:value-type="float" office:value="0.57">
                <text:p>0.57</text:p>
              </table:table-cell>
              <table:table-cell office:value-type="float" office:value="0.370625">
                <text:p>0.370625</text:p>
              </table:table-cell>
              <table:table-cell office:value-type="float" office:value="0.576875">
                <text:p>0.576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">
                <text:p>1100</text:p>
              </table:table-cell>
              <table:table-cell office:value-type="float" office:value="0.5625">
                <text:p>0.5625</text:p>
              </table:table-cell>
              <table:table-cell office:value-type="float" office:value="0.366875">
                <text:p>0.366875</text:p>
              </table:table-cell>
              <table:table-cell office:value-type="float" office:value="0.5728125">
                <text:p>0.5728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">
                <text:p>1120</text:p>
              </table:table-cell>
              <table:table-cell office:value-type="float" office:value="0.5628125">
                <text:p>0.5628125</text:p>
              </table:table-cell>
              <table:table-cell office:value-type="float" office:value="0.37">
                <text:p>0.37</text:p>
              </table:table-cell>
              <table:table-cell office:value-type="float" office:value="0.5671875">
                <text:p>0.5671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0.565">
                <text:p>0.565</text:p>
              </table:table-cell>
              <table:table-cell office:value-type="float" office:value="0.369375">
                <text:p>0.369375</text:p>
              </table:table-cell>
              <table:table-cell office:value-type="float" office:value="0.5671875">
                <text:p>0.5671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">
                <text:p>1160</text:p>
              </table:table-cell>
              <table:table-cell office:value-type="float" office:value="0.564375">
                <text:p>0.564375</text:p>
              </table:table-cell>
              <table:table-cell office:value-type="float" office:value="0.37375">
                <text:p>0.37375</text:p>
              </table:table-cell>
              <table:table-cell office:value-type="float" office:value="0.5675">
                <text:p>0.56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">
                <text:p>1180</text:p>
              </table:table-cell>
              <table:table-cell office:value-type="float" office:value="0.5696875">
                <text:p>0.5696875</text:p>
              </table:table-cell>
              <table:table-cell office:value-type="float" office:value="0.371875">
                <text:p>0.371875</text:p>
              </table:table-cell>
              <table:table-cell office:value-type="float" office:value="0.569375">
                <text:p>0.569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0.5765625">
                <text:p>0.5765625</text:p>
              </table:table-cell>
              <table:table-cell office:value-type="float" office:value="0.3696875">
                <text:p>0.3696875</text:p>
              </table:table-cell>
              <table:table-cell office:value-type="float" office:value="0.5671875">
                <text:p>0.5671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">
                <text:p>1220</text:p>
              </table:table-cell>
              <table:table-cell office:value-type="float" office:value="0.5840625">
                <text:p>0.5840625</text:p>
              </table:table-cell>
              <table:table-cell office:value-type="float" office:value="0.369375">
                <text:p>0.369375</text:p>
              </table:table-cell>
              <table:table-cell office:value-type="float" office:value="0.566875">
                <text:p>0.566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">
                <text:p>1240</text:p>
              </table:table-cell>
              <table:table-cell office:value-type="float" office:value="0.581875">
                <text:p>0.581875</text:p>
              </table:table-cell>
              <table:table-cell office:value-type="float" office:value="0.3721875">
                <text:p>0.3721875</text:p>
              </table:table-cell>
              <table:table-cell office:value-type="float" office:value="0.5675">
                <text:p>0.56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">
                <text:p>1260</text:p>
              </table:table-cell>
              <table:table-cell office:value-type="float" office:value="0.581875">
                <text:p>0.581875</text:p>
              </table:table-cell>
              <table:table-cell office:value-type="float" office:value="0.370625">
                <text:p>0.370625</text:p>
              </table:table-cell>
              <table:table-cell office:value-type="float" office:value="0.56375">
                <text:p>0.56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">
                <text:p>1280</text:p>
              </table:table-cell>
              <table:table-cell office:value-type="float" office:value="0.575625">
                <text:p>0.575625</text:p>
              </table:table-cell>
              <table:table-cell office:value-type="float" office:value="0.3665625">
                <text:p>0.3665625</text:p>
              </table:table-cell>
              <table:table-cell office:value-type="float" office:value="0.5590625">
                <text:p>0.559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">
                <text:p>1300</text:p>
              </table:table-cell>
              <table:table-cell office:value-type="float" office:value="0.583125">
                <text:p>0.583125</text:p>
              </table:table-cell>
              <table:table-cell office:value-type="float" office:value="0.368125">
                <text:p>0.368125</text:p>
              </table:table-cell>
              <table:table-cell office:value-type="float" office:value="0.5659375">
                <text:p>0.5659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">
                <text:p>1320</text:p>
              </table:table-cell>
              <table:table-cell office:value-type="float" office:value="0.5859375">
                <text:p>0.5859375</text:p>
              </table:table-cell>
              <table:table-cell office:value-type="float" office:value="0.3709375">
                <text:p>0.3709375</text:p>
              </table:table-cell>
              <table:table-cell office:value-type="float" office:value="0.5728125">
                <text:p>0.5728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">
                <text:p>1340</text:p>
              </table:table-cell>
              <table:table-cell office:value-type="float" office:value="0.5890625">
                <text:p>0.5890625</text:p>
              </table:table-cell>
              <table:table-cell office:value-type="float" office:value="0.375">
                <text:p>0.375</text:p>
              </table:table-cell>
              <table:table-cell office:value-type="float" office:value="0.5740625">
                <text:p>0.5740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">
                <text:p>1360</text:p>
              </table:table-cell>
              <table:table-cell office:value-type="float" office:value="0.5934375">
                <text:p>0.5934375</text:p>
              </table:table-cell>
              <table:table-cell office:value-type="float" office:value="0.379375">
                <text:p>0.379375</text:p>
              </table:table-cell>
              <table:table-cell office:value-type="float" office:value="0.5734375">
                <text:p>0.5734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">
                <text:p>1380</text:p>
              </table:table-cell>
              <table:table-cell office:value-type="float" office:value="0.60375">
                <text:p>0.60375</text:p>
              </table:table-cell>
              <table:table-cell office:value-type="float" office:value="0.3809375">
                <text:p>0.3809375</text:p>
              </table:table-cell>
              <table:table-cell office:value-type="float" office:value="0.574375">
                <text:p>0.574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">
                <text:p>1400</text:p>
              </table:table-cell>
              <table:table-cell office:value-type="float" office:value="0.606875">
                <text:p>0.606875</text:p>
              </table:table-cell>
              <table:table-cell office:value-type="float" office:value="0.386875">
                <text:p>0.386875</text:p>
              </table:table-cell>
              <table:table-cell office:value-type="float" office:value="0.579375">
                <text:p>0.579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">
                <text:p>1420</text:p>
              </table:table-cell>
              <table:table-cell office:value-type="float" office:value="0.609375">
                <text:p>0.609375</text:p>
              </table:table-cell>
              <table:table-cell office:value-type="float" office:value="0.3846875">
                <text:p>0.3846875</text:p>
              </table:table-cell>
              <table:table-cell office:value-type="float" office:value="0.58125">
                <text:p>0.58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0.6071875">
                <text:p>0.6071875</text:p>
              </table:table-cell>
              <table:table-cell office:value-type="float" office:value="0.383125">
                <text:p>0.38312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">
                <text:p>1460</text:p>
              </table:table-cell>
              <table:table-cell office:value-type="float" office:value="0.6015625">
                <text:p>0.6015625</text:p>
              </table:table-cell>
              <table:table-cell office:value-type="float" office:value="0.3775">
                <text:p>0.3775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">
                <text:p>1480</text:p>
              </table:table-cell>
              <table:table-cell office:value-type="float" office:value="0.6028125">
                <text:p>0.6028125</text:p>
              </table:table-cell>
              <table:table-cell office:value-type="float" office:value="0.373125">
                <text:p>0.373125</text:p>
              </table:table-cell>
              <table:table-cell office:value-type="float" office:value="0.5765625">
                <text:p>0.5765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0.6009375">
                <text:p>0.6009375</text:p>
              </table:table-cell>
              <table:table-cell office:value-type="float" office:value="0.3715625">
                <text:p>0.3715625</text:p>
              </table:table-cell>
              <table:table-cell office:value-type="float" office:value="0.5715625">
                <text:p>0.5715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">
                <text:p>1520</text:p>
              </table:table-cell>
              <table:table-cell office:value-type="float" office:value="0.6046875">
                <text:p>0.6046875</text:p>
              </table:table-cell>
              <table:table-cell office:value-type="float" office:value="0.36875">
                <text:p>0.36875</text:p>
              </table:table-cell>
              <table:table-cell office:value-type="float" office:value="0.5628125">
                <text:p>0.5628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">
                <text:p>1540</text:p>
              </table:table-cell>
              <table:table-cell office:value-type="float" office:value="0.60375">
                <text:p>0.60375</text:p>
              </table:table-cell>
              <table:table-cell office:value-type="float" office:value="0.365625">
                <text:p>0.365625</text:p>
              </table:table-cell>
              <table:table-cell office:value-type="float" office:value="0.5653125">
                <text:p>0.5653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">
                <text:p>1560</text:p>
              </table:table-cell>
              <table:table-cell office:value-type="float" office:value="0.598125">
                <text:p>0.598125</text:p>
              </table:table-cell>
              <table:table-cell office:value-type="float" office:value="0.3609375">
                <text:p>0.3609375</text:p>
              </table:table-cell>
              <table:table-cell office:value-type="float" office:value="0.5678125">
                <text:p>0.5678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">
                <text:p>1580</text:p>
              </table:table-cell>
              <table:table-cell office:value-type="float" office:value="0.59125">
                <text:p>0.59125</text:p>
              </table:table-cell>
              <table:table-cell office:value-type="float" office:value="0.36125">
                <text:p>0.36125</text:p>
              </table:table-cell>
              <table:table-cell office:value-type="float" office:value="0.564375">
                <text:p>0.564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">
                <text:p>1600</text:p>
              </table:table-cell>
              <table:table-cell office:value-type="float" office:value="0.5871875">
                <text:p>0.5871875</text:p>
              </table:table-cell>
              <table:table-cell office:value-type="float" office:value="0.359375">
                <text:p>0.3593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">
                <text:p>1620</text:p>
              </table:table-cell>
              <table:table-cell office:value-type="float" office:value="0.589375">
                <text:p>0.589375</text:p>
              </table:table-cell>
              <table:table-cell office:value-type="float" office:value="0.365">
                <text:p>0.365</text:p>
              </table:table-cell>
              <table:table-cell office:value-type="float" office:value="0.5640625">
                <text:p>0.5640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">
                <text:p>1640</text:p>
              </table:table-cell>
              <table:table-cell office:value-type="float" office:value="0.596875">
                <text:p>0.596875</text:p>
              </table:table-cell>
              <table:table-cell office:value-type="float" office:value="0.365">
                <text:p>0.365</text:p>
              </table:table-cell>
              <table:table-cell office:value-type="float" office:value="0.5671875">
                <text:p>0.5671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">
                <text:p>1660</text:p>
              </table:table-cell>
              <table:table-cell office:value-type="float" office:value="0.6003125">
                <text:p>0.6003125</text:p>
              </table:table-cell>
              <table:table-cell office:value-type="float" office:value="0.37125">
                <text:p>0.3712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">
                <text:p>1680</text:p>
              </table:table-cell>
              <table:table-cell office:value-type="float" office:value="0.6075">
                <text:p>0.6075</text:p>
              </table:table-cell>
              <table:table-cell office:value-type="float" office:value="0.3790625">
                <text:p>0.3790625</text:p>
              </table:table-cell>
              <table:table-cell office:value-type="float" office:value="0.5709375">
                <text:p>0.5709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">
                <text:p>1700</text:p>
              </table:table-cell>
              <table:table-cell office:value-type="float" office:value="0.6121875">
                <text:p>0.6121875</text:p>
              </table:table-cell>
              <table:table-cell office:value-type="float" office:value="0.381875">
                <text:p>0.381875</text:p>
              </table:table-cell>
              <table:table-cell office:value-type="float" office:value="0.5703125">
                <text:p>0.5703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">
                <text:p>1720</text:p>
              </table:table-cell>
              <table:table-cell office:value-type="float" office:value="0.6084375">
                <text:p>0.6084375</text:p>
              </table:table-cell>
              <table:table-cell office:value-type="float" office:value="0.3846875">
                <text:p>0.3846875</text:p>
              </table:table-cell>
              <table:table-cell office:value-type="float" office:value="0.5734375">
                <text:p>0.5734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">
                <text:p>1740</text:p>
              </table:table-cell>
              <table:table-cell office:value-type="float" office:value="0.6171875">
                <text:p>0.6171875</text:p>
              </table:table-cell>
              <table:table-cell office:value-type="float" office:value="0.39125">
                <text:p>0.39125</text:p>
              </table:table-cell>
              <table:table-cell office:value-type="float" office:value="0.5715625">
                <text:p>0.5715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">
                <text:p>1760</text:p>
              </table:table-cell>
              <table:table-cell office:value-type="float" office:value="0.6159375">
                <text:p>0.6159375</text:p>
              </table:table-cell>
              <table:table-cell office:value-type="float" office:value="0.3890625">
                <text:p>0.3890625</text:p>
              </table:table-cell>
              <table:table-cell office:value-type="float" office:value="0.5628125">
                <text:p>0.562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">
                <text:p>1780</text:p>
              </table:table-cell>
              <table:table-cell office:value-type="float" office:value="0.6171875">
                <text:p>0.6171875</text:p>
              </table:table-cell>
              <table:table-cell office:value-type="float" office:value="0.388125">
                <text:p>0.388125</text:p>
              </table:table-cell>
              <table:table-cell office:value-type="float" office:value="0.5678125">
                <text:p>0.5678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0.618125">
                <text:p>0.618125</text:p>
              </table:table-cell>
              <table:table-cell office:value-type="float" office:value="0.389375">
                <text:p>0.38937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">
                <text:p>1820</text:p>
              </table:table-cell>
              <table:table-cell office:value-type="float" office:value="0.6140625">
                <text:p>0.6140625</text:p>
              </table:table-cell>
              <table:table-cell office:value-type="float" office:value="0.38625">
                <text:p>0.38625</text:p>
              </table:table-cell>
              <table:table-cell office:value-type="float" office:value="0.5615625">
                <text:p>0.5615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">
                <text:p>1840</text:p>
              </table:table-cell>
              <table:table-cell office:value-type="float" office:value="0.6115625">
                <text:p>0.6115625</text:p>
              </table:table-cell>
              <table:table-cell office:value-type="float" office:value="0.3853125">
                <text:p>0.3853125</text:p>
              </table:table-cell>
              <table:table-cell office:value-type="float" office:value="0.5609375">
                <text:p>0.5609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">
                <text:p>1860</text:p>
              </table:table-cell>
              <table:table-cell office:value-type="float" office:value="0.621875">
                <text:p>0.621875</text:p>
              </table:table-cell>
              <table:table-cell office:value-type="float" office:value="0.38375">
                <text:p>0.38375</text:p>
              </table:table-cell>
              <table:table-cell office:value-type="float" office:value="0.568125">
                <text:p>0.56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">
                <text:p>1880</text:p>
              </table:table-cell>
              <table:table-cell office:value-type="float" office:value="0.6190625">
                <text:p>0.6190625</text:p>
              </table:table-cell>
              <table:table-cell office:value-type="float" office:value="0.3825">
                <text:p>0.3825</text:p>
              </table:table-cell>
              <table:table-cell office:value-type="float" office:value="0.5646875">
                <text:p>0.5646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">
                <text:p>1900</text:p>
              </table:table-cell>
              <table:table-cell office:value-type="float" office:value="0.620625">
                <text:p>0.620625</text:p>
              </table:table-cell>
              <table:table-cell office:value-type="float" office:value="0.383125">
                <text:p>0.383125</text:p>
              </table:table-cell>
              <table:table-cell office:value-type="float" office:value="0.569375">
                <text:p>0.569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">
                <text:p>1920</text:p>
              </table:table-cell>
              <table:table-cell office:value-type="float" office:value="0.6228125">
                <text:p>0.6228125</text:p>
              </table:table-cell>
              <table:table-cell office:value-type="float" office:value="0.384375">
                <text:p>0.384375</text:p>
              </table:table-cell>
              <table:table-cell office:value-type="float" office:value="0.574375">
                <text:p>0.574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">
                <text:p>1940</text:p>
              </table:table-cell>
              <table:table-cell office:value-type="float" office:value="0.6184375">
                <text:p>0.6184375</text:p>
              </table:table-cell>
              <table:table-cell office:value-type="float" office:value="0.3815625">
                <text:p>0.3815625</text:p>
              </table:table-cell>
              <table:table-cell office:value-type="float" office:value="0.57375">
                <text:p>0.57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">
                <text:p>1960</text:p>
              </table:table-cell>
              <table:table-cell office:value-type="float" office:value="0.6203125">
                <text:p>0.6203125</text:p>
              </table:table-cell>
              <table:table-cell office:value-type="float" office:value="0.3821875">
                <text:p>0.3821875</text:p>
              </table:table-cell>
              <table:table-cell office:value-type="float" office:value="0.5815625">
                <text:p>0.5815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">
                <text:p>1980</text:p>
              </table:table-cell>
              <table:table-cell office:value-type="float" office:value="0.6196875">
                <text:p>0.6196875</text:p>
              </table:table-cell>
              <table:table-cell office:value-type="float" office:value="0.3865625">
                <text:p>0.3865625</text:p>
              </table:table-cell>
              <table:table-cell office:value-type="float" office:value="0.580625">
                <text:p>0.580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  <table:table-cell office:value-type="float" office:value="0.61375">
                <text:p>0.61375</text:p>
              </table:table-cell>
              <table:table-cell office:value-type="float" office:value="0.3846875">
                <text:p>0.3846875</text:p>
              </table:table-cell>
              <table:table-cell office:value-type="float" office:value="0.5778125">
                <text:p>0.5778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">
                <text:p>2020</text:p>
              </table:table-cell>
              <table:table-cell office:value-type="float" office:value="0.613125">
                <text:p>0.613125</text:p>
              </table:table-cell>
              <table:table-cell office:value-type="float" office:value="0.3821875">
                <text:p>0.3821875</text:p>
              </table:table-cell>
              <table:table-cell office:value-type="float" office:value="0.5784375">
                <text:p>0.5784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">
                <text:p>2040</text:p>
              </table:table-cell>
              <table:table-cell office:value-type="float" office:value="0.614375">
                <text:p>0.614375</text:p>
              </table:table-cell>
              <table:table-cell office:value-type="float" office:value="0.3828125">
                <text:p>0.3828125</text:p>
              </table:table-cell>
              <table:table-cell office:value-type="float" office:value="0.5728125">
                <text:p>0.5728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">
                <text:p>2060</text:p>
              </table:table-cell>
              <table:table-cell office:value-type="float" office:value="0.6046875">
                <text:p>0.6046875</text:p>
              </table:table-cell>
              <table:table-cell office:value-type="float" office:value="0.385">
                <text:p>0.38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">
                <text:p>2080</text:p>
              </table:table-cell>
              <table:table-cell office:value-type="float" office:value="0.6009375">
                <text:p>0.6009375</text:p>
              </table:table-cell>
              <table:table-cell office:value-type="float" office:value="0.3840625">
                <text:p>0.3840625</text:p>
              </table:table-cell>
              <table:table-cell office:value-type="float" office:value="0.5690625">
                <text:p>0.5690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">
                <text:p>2100</text:p>
              </table:table-cell>
              <table:table-cell office:value-type="float" office:value="0.5878125">
                <text:p>0.5878125</text:p>
              </table:table-cell>
              <table:table-cell office:value-type="float" office:value="0.3790625">
                <text:p>0.3790625</text:p>
              </table:table-cell>
              <table:table-cell office:value-type="float" office:value="0.5615625">
                <text:p>0.5615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">
                <text:p>2120</text:p>
              </table:table-cell>
              <table:table-cell office:value-type="float" office:value="0.585">
                <text:p>0.585</text:p>
              </table:table-cell>
              <table:table-cell office:value-type="float" office:value="0.371875">
                <text:p>0.371875</text:p>
              </table:table-cell>
              <table:table-cell office:value-type="float" office:value="0.559375">
                <text:p>0.559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">
                <text:p>2140</text:p>
              </table:table-cell>
              <table:table-cell office:value-type="float" office:value="0.5784375">
                <text:p>0.5784375</text:p>
              </table:table-cell>
              <table:table-cell office:value-type="float" office:value="0.3665625">
                <text:p>0.3665625</text:p>
              </table:table-cell>
              <table:table-cell office:value-type="float" office:value="0.556875">
                <text:p>0.556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">
                <text:p>2160</text:p>
              </table:table-cell>
              <table:table-cell office:value-type="float" office:value="0.5803125">
                <text:p>0.5803125</text:p>
              </table:table-cell>
              <table:table-cell office:value-type="float" office:value="0.3690625">
                <text:p>0.3690625</text:p>
              </table:table-cell>
              <table:table-cell office:value-type="float" office:value="0.5575">
                <text:p>0.55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">
                <text:p>2180</text:p>
              </table:table-cell>
              <table:table-cell office:value-type="float" office:value="0.578125">
                <text:p>0.578125</text:p>
              </table:table-cell>
              <table:table-cell office:value-type="float" office:value="0.3653125">
                <text:p>0.3653125</text:p>
              </table:table-cell>
              <table:table-cell office:value-type="float" office:value="0.5578125">
                <text:p>0.5578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">
                <text:p>2200</text:p>
              </table:table-cell>
              <table:table-cell office:value-type="float" office:value="0.576875">
                <text:p>0.576875</text:p>
              </table:table-cell>
              <table:table-cell office:value-type="float" office:value="0.361875">
                <text:p>0.361875</text:p>
              </table:table-cell>
              <table:table-cell office:value-type="float" office:value="0.55875">
                <text:p>0.55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">
                <text:p>2220</text:p>
              </table:table-cell>
              <table:table-cell office:value-type="float" office:value="0.573125">
                <text:p>0.573125</text:p>
              </table:table-cell>
              <table:table-cell office:value-type="float" office:value="0.3634375">
                <text:p>0.3634375</text:p>
              </table:table-cell>
              <table:table-cell office:value-type="float" office:value="0.5571875">
                <text:p>0.5571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">
                <text:p>2240</text:p>
              </table:table-cell>
              <table:table-cell office:value-type="float" office:value="0.56875">
                <text:p>0.56875</text:p>
              </table:table-cell>
              <table:table-cell office:value-type="float" office:value="0.3615625">
                <text:p>0.3615625</text:p>
              </table:table-cell>
              <table:table-cell office:value-type="float" office:value="0.560625">
                <text:p>0.560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">
                <text:p>2260</text:p>
              </table:table-cell>
              <table:table-cell office:value-type="float" office:value="0.5640625">
                <text:p>0.5640625</text:p>
              </table:table-cell>
              <table:table-cell office:value-type="float" office:value="0.360625">
                <text:p>0.360625</text:p>
              </table:table-cell>
              <table:table-cell office:value-type="float" office:value="0.5559375">
                <text:p>0.5559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">
                <text:p>2280</text:p>
              </table:table-cell>
              <table:table-cell office:value-type="float" office:value="0.5753125">
                <text:p>0.5753125</text:p>
              </table:table-cell>
              <table:table-cell office:value-type="float" office:value="0.3609375">
                <text:p>0.3609375</text:p>
              </table:table-cell>
              <table:table-cell office:value-type="float" office:value="0.55625">
                <text:p>0.55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">
                <text:p>2300</text:p>
              </table:table-cell>
              <table:table-cell office:value-type="float" office:value="0.57875">
                <text:p>0.57875</text:p>
              </table:table-cell>
              <table:table-cell office:value-type="float" office:value="0.363125">
                <text:p>0.363125</text:p>
              </table:table-cell>
              <table:table-cell office:value-type="float" office:value="0.5578125">
                <text:p>0.5578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">
                <text:p>2320</text:p>
              </table:table-cell>
              <table:table-cell office:value-type="float" office:value="0.579375">
                <text:p>0.579375</text:p>
              </table:table-cell>
              <table:table-cell office:value-type="float" office:value="0.36125">
                <text:p>0.36125</text:p>
              </table:table-cell>
              <table:table-cell office:value-type="float" office:value="0.55375">
                <text:p>0.553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">
                <text:p>2340</text:p>
              </table:table-cell>
              <table:table-cell office:value-type="float" office:value="0.58375">
                <text:p>0.58375</text:p>
              </table:table-cell>
              <table:table-cell office:value-type="float" office:value="0.3675">
                <text:p>0.3675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">
                <text:p>2360</text:p>
              </table:table-cell>
              <table:table-cell office:value-type="float" office:value="0.584375">
                <text:p>0.584375</text:p>
              </table:table-cell>
              <table:table-cell office:value-type="float" office:value="0.3721875">
                <text:p>0.3721875</text:p>
              </table:table-cell>
              <table:table-cell office:value-type="float" office:value="0.5528125">
                <text:p>0.5528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">
                <text:p>2380</text:p>
              </table:table-cell>
              <table:table-cell office:value-type="float" office:value="0.5825">
                <text:p>0.5825</text:p>
              </table:table-cell>
              <table:table-cell office:value-type="float" office:value="0.3775">
                <text:p>0.3775</text:p>
              </table:table-cell>
              <table:table-cell office:value-type="float" office:value="0.5465625">
                <text:p>0.5465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">
                <text:p>2400</text:p>
              </table:table-cell>
              <table:table-cell office:value-type="float" office:value="0.5915625">
                <text:p>0.5915625</text:p>
              </table:table-cell>
              <table:table-cell office:value-type="float" office:value="0.379375">
                <text:p>0.379375</text:p>
              </table:table-cell>
              <table:table-cell office:value-type="float" office:value="0.5515625">
                <text:p>0.5515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">
                <text:p>2420</text:p>
              </table:table-cell>
              <table:table-cell office:value-type="float" office:value="0.6040625">
                <text:p>0.6040625</text:p>
              </table:table-cell>
              <table:table-cell office:value-type="float" office:value="0.3840625">
                <text:p>0.3840625</text:p>
              </table:table-cell>
              <table:table-cell office:value-type="float" office:value="0.558125">
                <text:p>0.558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">
                <text:p>2440</text:p>
              </table:table-cell>
              <table:table-cell office:value-type="float" office:value="0.6065625">
                <text:p>0.6065625</text:p>
              </table:table-cell>
              <table:table-cell office:value-type="float" office:value="0.3871875">
                <text:p>0.3871875</text:p>
              </table:table-cell>
              <table:table-cell office:value-type="float" office:value="0.554375">
                <text:p>0.554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">
                <text:p>2460</text:p>
              </table:table-cell>
              <table:table-cell office:value-type="float" office:value="0.6134375">
                <text:p>0.6134375</text:p>
              </table:table-cell>
              <table:table-cell office:value-type="float" office:value="0.3853125">
                <text:p>0.385312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0">
                <text:p>2480</text:p>
              </table:table-cell>
              <table:table-cell office:value-type="float" office:value="0.603125">
                <text:p>0.603125</text:p>
              </table:table-cell>
              <table:table-cell office:value-type="float" office:value="0.38">
                <text:p>0.38</text:p>
              </table:table-cell>
              <table:table-cell office:value-type="float" office:value="0.5634375">
                <text:p>0.5634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">
                <text:p>2500</text:p>
              </table:table-cell>
              <table:table-cell office:value-type="float" office:value="0.6021875">
                <text:p>0.6021875</text:p>
              </table:table-cell>
              <table:table-cell office:value-type="float" office:value="0.3784375">
                <text:p>0.3784375</text:p>
              </table:table-cell>
              <table:table-cell office:value-type="float" office:value="0.563125">
                <text:p>0.563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0">
                <text:p>2520</text:p>
              </table:table-cell>
              <table:table-cell office:value-type="float" office:value="0.6009375">
                <text:p>0.6009375</text:p>
              </table:table-cell>
              <table:table-cell office:value-type="float" office:value="0.3825">
                <text:p>0.382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0">
                <text:p>2540</text:p>
              </table:table-cell>
              <table:table-cell office:value-type="float" office:value="0.6015625">
                <text:p>0.6015625</text:p>
              </table:table-cell>
              <table:table-cell office:value-type="float" office:value="0.3865625">
                <text:p>0.3865625</text:p>
              </table:table-cell>
              <table:table-cell office:value-type="float" office:value="0.569375">
                <text:p>0.569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0">
                <text:p>2560</text:p>
              </table:table-cell>
              <table:table-cell office:value-type="float" office:value="0.5996875">
                <text:p>0.5996875</text:p>
              </table:table-cell>
              <table:table-cell office:value-type="float" office:value="0.38">
                <text:p>0.38</text:p>
              </table:table-cell>
              <table:table-cell office:value-type="float" office:value="0.5709375">
                <text:p>0.5709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0">
                <text:p>2580</text:p>
              </table:table-cell>
              <table:table-cell office:value-type="float" office:value="0.6003125">
                <text:p>0.6003125</text:p>
              </table:table-cell>
              <table:table-cell office:value-type="float" office:value="0.373125">
                <text:p>0.373125</text:p>
              </table:table-cell>
              <table:table-cell office:value-type="float" office:value="0.573125">
                <text:p>0.573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">
                <text:p>2600</text:p>
              </table:table-cell>
              <table:table-cell office:value-type="float" office:value="0.5915625">
                <text:p>0.5915625</text:p>
              </table:table-cell>
              <table:table-cell office:value-type="float" office:value="0.3734375">
                <text:p>0.3734375</text:p>
              </table:table-cell>
              <table:table-cell office:value-type="float" office:value="0.5715625">
                <text:p>0.5715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0">
                <text:p>2620</text:p>
              </table:table-cell>
              <table:table-cell office:value-type="float" office:value="0.581875">
                <text:p>0.581875</text:p>
              </table:table-cell>
              <table:table-cell office:value-type="float" office:value="0.3696875">
                <text:p>0.3696875</text:p>
              </table:table-cell>
              <table:table-cell office:value-type="float" office:value="0.566875">
                <text:p>0.566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0">
                <text:p>2640</text:p>
              </table:table-cell>
              <table:table-cell office:value-type="float" office:value="0.5746875">
                <text:p>0.5746875</text:p>
              </table:table-cell>
              <table:table-cell office:value-type="float" office:value="0.3709375">
                <text:p>0.3709375</text:p>
              </table:table-cell>
              <table:table-cell office:value-type="float" office:value="0.5659375">
                <text:p>0.5659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0">
                <text:p>2660</text:p>
              </table:table-cell>
              <table:table-cell office:value-type="float" office:value="0.566875">
                <text:p>0.566875</text:p>
              </table:table-cell>
              <table:table-cell office:value-type="float" office:value="0.3721875">
                <text:p>0.3721875</text:p>
              </table:table-cell>
              <table:table-cell office:value-type="float" office:value="0.5575">
                <text:p>0.55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0">
                <text:p>2680</text:p>
              </table:table-cell>
              <table:table-cell office:value-type="float" office:value="0.5625">
                <text:p>0.5625</text:p>
              </table:table-cell>
              <table:table-cell office:value-type="float" office:value="0.3690625">
                <text:p>0.3690625</text:p>
              </table:table-cell>
              <table:table-cell office:value-type="float" office:value="0.554375">
                <text:p>0.5543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">
                <text:p>2700</text:p>
              </table:table-cell>
              <table:table-cell office:value-type="float" office:value="0.564375">
                <text:p>0.564375</text:p>
              </table:table-cell>
              <table:table-cell office:value-type="float" office:value="0.375">
                <text:p>0.375</text:p>
              </table:table-cell>
              <table:table-cell office:value-type="float" office:value="0.5590625">
                <text:p>0.55906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0">
                <text:p>2720</text:p>
              </table:table-cell>
              <table:table-cell office:value-type="float" office:value="0.5696875">
                <text:p>0.5696875</text:p>
              </table:table-cell>
              <table:table-cell office:value-type="float" office:value="0.3771875">
                <text:p>0.3771875</text:p>
              </table:table-cell>
              <table:table-cell office:value-type="float" office:value="0.5615625">
                <text:p>0.56156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0">
                <text:p>2740</text:p>
              </table:table-cell>
              <table:table-cell office:value-type="float" office:value="0.565625">
                <text:p>0.565625</text:p>
              </table:table-cell>
              <table:table-cell office:value-type="float" office:value="0.37125">
                <text:p>0.37125</text:p>
              </table:table-cell>
              <table:table-cell office:value-type="float" office:value="0.5559375">
                <text:p>0.5559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0">
                <text:p>2760</text:p>
              </table:table-cell>
              <table:table-cell office:value-type="float" office:value="0.5684375">
                <text:p>0.5684375</text:p>
              </table:table-cell>
              <table:table-cell office:value-type="float" office:value="0.375625">
                <text:p>0.375625</text:p>
              </table:table-cell>
              <table:table-cell office:value-type="float" office:value="0.556875">
                <text:p>0.5568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0">
                <text:p>2780</text:p>
              </table:table-cell>
              <table:table-cell office:value-type="float" office:value="0.569375">
                <text:p>0.569375</text:p>
              </table:table-cell>
              <table:table-cell office:value-type="float" office:value="0.37375">
                <text:p>0.37375</text:p>
              </table:table-cell>
              <table:table-cell office:value-type="float" office:value="0.559375">
                <text:p>0.559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">
                <text:p>2800</text:p>
              </table:table-cell>
              <table:table-cell office:value-type="float" office:value="0.5775">
                <text:p>0.5775</text:p>
              </table:table-cell>
              <table:table-cell office:value-type="float" office:value="0.374375">
                <text:p>0.374375</text:p>
              </table:table-cell>
              <table:table-cell office:value-type="float" office:value="0.559375">
                <text:p>0.559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">
                <text:p>2820</text:p>
              </table:table-cell>
              <table:table-cell office:value-type="float" office:value="0.585">
                <text:p>0.585</text:p>
              </table:table-cell>
              <table:table-cell office:value-type="float" office:value="0.3753125">
                <text:p>0.3753125</text:p>
              </table:table-cell>
              <table:table-cell office:value-type="float" office:value="0.5634375">
                <text:p>0.5634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0">
                <text:p>2840</text:p>
              </table:table-cell>
              <table:table-cell office:value-type="float" office:value="0.58875">
                <text:p>0.58875</text:p>
              </table:table-cell>
              <table:table-cell office:value-type="float" office:value="0.37">
                <text:p>0.37</text:p>
              </table:table-cell>
              <table:table-cell office:value-type="float" office:value="0.5690625">
                <text:p>0.56906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0">
                <text:p>2860</text:p>
              </table:table-cell>
              <table:table-cell office:value-type="float" office:value="0.5909375">
                <text:p>0.5909375</text:p>
              </table:table-cell>
              <table:table-cell office:value-type="float" office:value="0.366875">
                <text:p>0.366875</text:p>
              </table:table-cell>
              <table:table-cell office:value-type="float" office:value="0.571875">
                <text:p>0.571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0">
                <text:p>2880</text:p>
              </table:table-cell>
              <table:table-cell office:value-type="float" office:value="0.5996875">
                <text:p>0.5996875</text:p>
              </table:table-cell>
              <table:table-cell office:value-type="float" office:value="0.37375">
                <text:p>0.37375</text:p>
              </table:table-cell>
              <table:table-cell office:value-type="float" office:value="0.5796875">
                <text:p>0.5796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">
                <text:p>2900</text:p>
              </table:table-cell>
              <table:table-cell office:value-type="float" office:value="0.5959375">
                <text:p>0.5959375</text:p>
              </table:table-cell>
              <table:table-cell office:value-type="float" office:value="0.368125">
                <text:p>0.368125</text:p>
              </table:table-cell>
              <table:table-cell office:value-type="float" office:value="0.5728125">
                <text:p>0.5728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0">
                <text:p>2920</text:p>
              </table:table-cell>
              <table:table-cell office:value-type="float" office:value="0.5971875">
                <text:p>0.5971875</text:p>
              </table:table-cell>
              <table:table-cell office:value-type="float" office:value="0.3628125">
                <text:p>0.3628125</text:p>
              </table:table-cell>
              <table:table-cell office:value-type="float" office:value="0.5746875">
                <text:p>0.57468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0">
                <text:p>2940</text:p>
              </table:table-cell>
              <table:table-cell office:value-type="float" office:value="0.6028125">
                <text:p>0.6028125</text:p>
              </table:table-cell>
              <table:table-cell office:value-type="float" office:value="0.3659375">
                <text:p>0.3659375</text:p>
              </table:table-cell>
              <table:table-cell office:value-type="float" office:value="0.57875">
                <text:p>0.57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0">
                <text:p>2960</text:p>
              </table:table-cell>
              <table:table-cell office:value-type="float" office:value="0.5971875">
                <text:p>0.5971875</text:p>
              </table:table-cell>
              <table:table-cell office:value-type="float" office:value="0.3596875">
                <text:p>0.3596875</text:p>
              </table:table-cell>
              <table:table-cell office:value-type="float" office:value="0.573125">
                <text:p>0.573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0">
                <text:p>2980</text:p>
              </table:table-cell>
              <table:table-cell office:value-type="float" office:value="0.6059375">
                <text:p>0.6059375</text:p>
              </table:table-cell>
              <table:table-cell office:value-type="float" office:value="0.3640625">
                <text:p>0.3640625</text:p>
              </table:table-cell>
              <table:table-cell office:value-type="float" office:value="0.5721875">
                <text:p>0.57218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">
                <text:p>3000</text:p>
              </table:table-cell>
              <table:table-cell office:value-type="float" office:value="0.599375">
                <text:p>0.599375</text:p>
              </table:table-cell>
              <table:table-cell office:value-type="float" office:value="0.364375">
                <text:p>0.364375</text:p>
              </table:table-cell>
              <table:table-cell office:value-type="float" office:value="0.570625">
                <text:p>0.5706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0">
                <text:p>3020</text:p>
              </table:table-cell>
              <table:table-cell office:value-type="float" office:value="0.59875">
                <text:p>0.59875</text:p>
              </table:table-cell>
              <table:table-cell office:value-type="float" office:value="0.3609375">
                <text:p>0.360937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0">
                <text:p>3040</text:p>
              </table:table-cell>
              <table:table-cell office:value-type="float" office:value="0.6034375">
                <text:p>0.6034375</text:p>
              </table:table-cell>
              <table:table-cell office:value-type="float" office:value="0.369375">
                <text:p>0.369375</text:p>
              </table:table-cell>
              <table:table-cell office:value-type="float" office:value="0.5646875">
                <text:p>0.56468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0">
                <text:p>3060</text:p>
              </table:table-cell>
              <table:table-cell office:value-type="float" office:value="0.6090625">
                <text:p>0.6090625</text:p>
              </table:table-cell>
              <table:table-cell office:value-type="float" office:value="0.374375">
                <text:p>0.37437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0">
                <text:p>3080</text:p>
              </table:table-cell>
              <table:table-cell office:value-type="float" office:value="0.61">
                <text:p>0.61</text:p>
              </table:table-cell>
              <table:table-cell office:value-type="float" office:value="0.3734375">
                <text:p>0.3734375</text:p>
              </table:table-cell>
              <table:table-cell office:value-type="float" office:value="0.5596875">
                <text:p>0.5596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0">
                <text:p>3100</text:p>
              </table:table-cell>
              <table:table-cell office:value-type="float" office:value="0.6159375">
                <text:p>0.6159375</text:p>
              </table:table-cell>
              <table:table-cell office:value-type="float" office:value="0.375625">
                <text:p>0.375625</text:p>
              </table:table-cell>
              <table:table-cell office:value-type="float" office:value="0.564375">
                <text:p>0.5643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0">
                <text:p>3120</text:p>
              </table:table-cell>
              <table:table-cell office:value-type="float" office:value="0.6215625">
                <text:p>0.6215625</text:p>
              </table:table-cell>
              <table:table-cell office:value-type="float" office:value="0.3815625">
                <text:p>0.3815625</text:p>
              </table:table-cell>
              <table:table-cell office:value-type="float" office:value="0.55625">
                <text:p>0.556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0">
                <text:p>3140</text:p>
              </table:table-cell>
              <table:table-cell office:value-type="float" office:value="0.6159375">
                <text:p>0.6159375</text:p>
              </table:table-cell>
              <table:table-cell office:value-type="float" office:value="0.3815625">
                <text:p>0.3815625</text:p>
              </table:table-cell>
              <table:table-cell office:value-type="float" office:value="0.5553125">
                <text:p>0.5553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0">
                <text:p>3160</text:p>
              </table:table-cell>
              <table:table-cell office:value-type="float" office:value="0.6178125">
                <text:p>0.6178125</text:p>
              </table:table-cell>
              <table:table-cell office:value-type="float" office:value="0.3825">
                <text:p>0.3825</text:p>
              </table:table-cell>
              <table:table-cell office:value-type="float" office:value="0.5578125">
                <text:p>0.5578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0">
                <text:p>3180</text:p>
              </table:table-cell>
              <table:table-cell office:value-type="float" office:value="0.6065625">
                <text:p>0.6065625</text:p>
              </table:table-cell>
              <table:table-cell office:value-type="float" office:value="0.378125">
                <text:p>0.378125</text:p>
              </table:table-cell>
              <table:table-cell office:value-type="float" office:value="0.5571875">
                <text:p>0.55718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0">
                <text:p>3200</text:p>
              </table:table-cell>
              <table:table-cell office:value-type="float" office:value="0.6046875">
                <text:p>0.6046875</text:p>
              </table:table-cell>
              <table:table-cell office:value-type="float" office:value="0.3771875">
                <text:p>0.3771875</text:p>
              </table:table-cell>
              <table:table-cell office:value-type="float" office:value="0.555625">
                <text:p>0.555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0">
                <text:p>3220</text:p>
              </table:table-cell>
              <table:table-cell office:value-type="float" office:value="0.599375">
                <text:p>0.599375</text:p>
              </table:table-cell>
              <table:table-cell office:value-type="float" office:value="0.38375">
                <text:p>0.38375</text:p>
              </table:table-cell>
              <table:table-cell office:value-type="float" office:value="0.5525">
                <text:p>0.55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0">
                <text:p>3240</text:p>
              </table:table-cell>
              <table:table-cell office:value-type="float" office:value="0.5953125">
                <text:p>0.5953125</text:p>
              </table:table-cell>
              <table:table-cell office:value-type="float" office:value="0.3784375">
                <text:p>0.3784375</text:p>
              </table:table-cell>
              <table:table-cell office:value-type="float" office:value="0.5509375">
                <text:p>0.55093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0">
                <text:p>3260</text:p>
              </table:table-cell>
              <table:table-cell office:value-type="float" office:value="0.593125">
                <text:p>0.593125</text:p>
              </table:table-cell>
              <table:table-cell office:value-type="float" office:value="0.3778125">
                <text:p>0.3778125</text:p>
              </table:table-cell>
              <table:table-cell office:value-type="float" office:value="0.5475">
                <text:p>0.54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0">
                <text:p>3280</text:p>
              </table:table-cell>
              <table:table-cell office:value-type="float" office:value="0.5875">
                <text:p>0.5875</text:p>
              </table:table-cell>
              <table:table-cell office:value-type="float" office:value="0.37875">
                <text:p>0.37875</text:p>
              </table:table-cell>
              <table:table-cell office:value-type="float" office:value="0.548125">
                <text:p>0.548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0">
                <text:p>3300</text:p>
              </table:table-cell>
              <table:table-cell office:value-type="float" office:value="0.5871875">
                <text:p>0.5871875</text:p>
              </table:table-cell>
              <table:table-cell office:value-type="float" office:value="0.3803125">
                <text:p>0.3803125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0">
                <text:p>3320</text:p>
              </table:table-cell>
              <table:table-cell office:value-type="float" office:value="0.575">
                <text:p>0.575</text:p>
              </table:table-cell>
              <table:table-cell office:value-type="float" office:value="0.37625">
                <text:p>0.37625</text:p>
              </table:table-cell>
              <table:table-cell office:value-type="float" office:value="0.548125">
                <text:p>0.548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0">
                <text:p>3340</text:p>
              </table:table-cell>
              <table:table-cell office:value-type="float" office:value="0.5821875">
                <text:p>0.5821875</text:p>
              </table:table-cell>
              <table:table-cell office:value-type="float" office:value="0.3753125">
                <text:p>0.3753125</text:p>
              </table:table-cell>
              <table:table-cell office:value-type="float" office:value="0.55375">
                <text:p>0.553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0">
                <text:p>3360</text:p>
              </table:table-cell>
              <table:table-cell office:value-type="float" office:value="0.5825">
                <text:p>0.5825</text:p>
              </table:table-cell>
              <table:table-cell office:value-type="float" office:value="0.3803125">
                <text:p>0.3803125</text:p>
              </table:table-cell>
              <table:table-cell office:value-type="float" office:value="0.5540625">
                <text:p>0.55406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0">
                <text:p>3380</text:p>
              </table:table-cell>
              <table:table-cell office:value-type="float" office:value="0.584375">
                <text:p>0.584375</text:p>
              </table:table-cell>
              <table:table-cell office:value-type="float" office:value="0.376875">
                <text:p>0.376875</text:p>
              </table:table-cell>
              <table:table-cell office:value-type="float" office:value="0.551875">
                <text:p>0.5518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0">
                <text:p>3400</text:p>
              </table:table-cell>
              <table:table-cell office:value-type="float" office:value="0.5890625">
                <text:p>0.5890625</text:p>
              </table:table-cell>
              <table:table-cell office:value-type="float" office:value="0.3759375">
                <text:p>0.3759375</text:p>
              </table:table-cell>
              <table:table-cell office:value-type="float" office:value="0.5553125">
                <text:p>0.5553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0">
                <text:p>3420</text:p>
              </table:table-cell>
              <table:table-cell office:value-type="float" office:value="0.59125">
                <text:p>0.59125</text:p>
              </table:table-cell>
              <table:table-cell office:value-type="float" office:value="0.3690625">
                <text:p>0.3690625</text:p>
              </table:table-cell>
              <table:table-cell office:value-type="float" office:value="0.5540625">
                <text:p>0.5540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0">
                <text:p>3440</text:p>
              </table:table-cell>
              <table:table-cell office:value-type="float" office:value="0.5934375">
                <text:p>0.5934375</text:p>
              </table:table-cell>
              <table:table-cell office:value-type="float" office:value="0.3721875">
                <text:p>0.3721875</text:p>
              </table:table-cell>
              <table:table-cell office:value-type="float" office:value="0.555625">
                <text:p>0.5556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0">
                <text:p>3460</text:p>
              </table:table-cell>
              <table:table-cell office:value-type="float" office:value="0.5928125">
                <text:p>0.5928125</text:p>
              </table:table-cell>
              <table:table-cell office:value-type="float" office:value="0.370625">
                <text:p>0.370625</text:p>
              </table:table-cell>
              <table:table-cell office:value-type="float" office:value="0.5603125">
                <text:p>0.5603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0">
                <text:p>3480</text:p>
              </table:table-cell>
              <table:table-cell office:value-type="float" office:value="0.5946875">
                <text:p>0.5946875</text:p>
              </table:table-cell>
              <table:table-cell office:value-type="float" office:value="0.374375">
                <text:p>0.374375</text:p>
              </table:table-cell>
              <table:table-cell office:value-type="float" office:value="0.5634375">
                <text:p>0.56343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0">
                <text:p>3500</text:p>
              </table:table-cell>
              <table:table-cell office:value-type="float" office:value="0.5915625">
                <text:p>0.5915625</text:p>
              </table:table-cell>
              <table:table-cell office:value-type="float" office:value="0.3725">
                <text:p>0.3725</text:p>
              </table:table-cell>
              <table:table-cell office:value-type="float" office:value="0.5653125">
                <text:p>0.5653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0">
                <text:p>3520</text:p>
              </table:table-cell>
              <table:table-cell office:value-type="float" office:value="0.5896875">
                <text:p>0.5896875</text:p>
              </table:table-cell>
              <table:table-cell office:value-type="float" office:value="0.3746875">
                <text:p>0.3746875</text:p>
              </table:table-cell>
              <table:table-cell office:value-type="float" office:value="0.56625">
                <text:p>0.56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0">
                <text:p>3540</text:p>
              </table:table-cell>
              <table:table-cell office:value-type="float" office:value="0.58125">
                <text:p>0.58125</text:p>
              </table:table-cell>
              <table:table-cell office:value-type="float" office:value="0.3709375">
                <text:p>0.3709375</text:p>
              </table:table-cell>
              <table:table-cell office:value-type="float" office:value="0.558125">
                <text:p>0.558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0">
                <text:p>3560</text:p>
              </table:table-cell>
              <table:table-cell office:value-type="float" office:value="0.5825">
                <text:p>0.5825</text:p>
              </table:table-cell>
              <table:table-cell office:value-type="float" office:value="0.37375">
                <text:p>0.37375</text:p>
              </table:table-cell>
              <table:table-cell office:value-type="float" office:value="0.5584375">
                <text:p>0.55843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0">
                <text:p>3580</text:p>
              </table:table-cell>
              <table:table-cell office:value-type="float" office:value="0.5834375">
                <text:p>0.5834375</text:p>
              </table:table-cell>
              <table:table-cell office:value-type="float" office:value="0.380625">
                <text:p>0.380625</text:p>
              </table:table-cell>
              <table:table-cell office:value-type="float" office:value="0.56125">
                <text:p>0.56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0">
                <text:p>3600</text:p>
              </table:table-cell>
              <table:table-cell office:value-type="float" office:value="0.5828125">
                <text:p>0.5828125</text:p>
              </table:table-cell>
              <table:table-cell office:value-type="float" office:value="0.3865625">
                <text:p>0.3865625</text:p>
              </table:table-cell>
              <table:table-cell office:value-type="float" office:value="0.5615625">
                <text:p>0.56156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0">
                <text:p>3620</text:p>
              </table:table-cell>
              <table:table-cell office:value-type="float" office:value="0.5759375">
                <text:p>0.5759375</text:p>
              </table:table-cell>
              <table:table-cell office:value-type="float" office:value="0.389375">
                <text:p>0.389375</text:p>
              </table:table-cell>
              <table:table-cell office:value-type="float" office:value="0.564375">
                <text:p>0.5643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0">
                <text:p>3640</text:p>
              </table:table-cell>
              <table:table-cell office:value-type="float" office:value="0.5734375">
                <text:p>0.5734375</text:p>
              </table:table-cell>
              <table:table-cell office:value-type="float" office:value="0.3878125">
                <text:p>0.3878125</text:p>
              </table:table-cell>
              <table:table-cell office:value-type="float" office:value="0.5653125">
                <text:p>0.5653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0">
                <text:p>3660</text:p>
              </table:table-cell>
              <table:table-cell office:value-type="float" office:value="0.5728125">
                <text:p>0.5728125</text:p>
              </table:table-cell>
              <table:table-cell office:value-type="float" office:value="0.3859375">
                <text:p>0.3859375</text:p>
              </table:table-cell>
              <table:table-cell office:value-type="float" office:value="0.561875">
                <text:p>0.5618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0">
                <text:p>3680</text:p>
              </table:table-cell>
              <table:table-cell office:value-type="float" office:value="0.5734375">
                <text:p>0.5734375</text:p>
              </table:table-cell>
              <table:table-cell office:value-type="float" office:value="0.3815625">
                <text:p>0.3815625</text:p>
              </table:table-cell>
              <table:table-cell office:value-type="float" office:value="0.5590625">
                <text:p>0.55906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0">
                <text:p>3700</text:p>
              </table:table-cell>
              <table:table-cell office:value-type="float" office:value="0.57125">
                <text:p>0.57125</text:p>
              </table:table-cell>
              <table:table-cell office:value-type="float" office:value="0.3790625">
                <text:p>0.3790625</text:p>
              </table:table-cell>
              <table:table-cell office:value-type="float" office:value="0.554375">
                <text:p>0.5543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0">
                <text:p>3720</text:p>
              </table:table-cell>
              <table:table-cell office:value-type="float" office:value="0.5803125">
                <text:p>0.5803125</text:p>
              </table:table-cell>
              <table:table-cell office:value-type="float" office:value="0.3765625">
                <text:p>0.3765625</text:p>
              </table:table-cell>
              <table:table-cell office:value-type="float" office:value="0.556875">
                <text:p>0.556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0">
                <text:p>3740</text:p>
              </table:table-cell>
              <table:table-cell office:value-type="float" office:value="0.59125">
                <text:p>0.59125</text:p>
              </table:table-cell>
              <table:table-cell office:value-type="float" office:value="0.38">
                <text:p>0.38</text:p>
              </table:table-cell>
              <table:table-cell office:value-type="float" office:value="0.56125">
                <text:p>0.56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0">
                <text:p>3760</text:p>
              </table:table-cell>
              <table:table-cell office:value-type="float" office:value="0.5984375">
                <text:p>0.5984375</text:p>
              </table:table-cell>
              <table:table-cell office:value-type="float" office:value="0.3746875">
                <text:p>0.3746875</text:p>
              </table:table-cell>
              <table:table-cell office:value-type="float" office:value="0.561875">
                <text:p>0.5618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0">
                <text:p>3780</text:p>
              </table:table-cell>
              <table:table-cell office:value-type="float" office:value="0.6003125">
                <text:p>0.6003125</text:p>
              </table:table-cell>
              <table:table-cell office:value-type="float" office:value="0.3746875">
                <text:p>0.3746875</text:p>
              </table:table-cell>
              <table:table-cell office:value-type="float" office:value="0.5609375">
                <text:p>0.56093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0">
                <text:p>3800</text:p>
              </table:table-cell>
              <table:table-cell office:value-type="float" office:value="0.609375">
                <text:p>0.609375</text:p>
              </table:table-cell>
              <table:table-cell office:value-type="float" office:value="0.37125">
                <text:p>0.37125</text:p>
              </table:table-cell>
              <table:table-cell office:value-type="float" office:value="0.5615625">
                <text:p>0.56156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0">
                <text:p>3820</text:p>
              </table:table-cell>
              <table:table-cell office:value-type="float" office:value="0.608125">
                <text:p>0.608125</text:p>
              </table:table-cell>
              <table:table-cell office:value-type="float" office:value="0.3659375">
                <text:p>0.3659375</text:p>
              </table:table-cell>
              <table:table-cell office:value-type="float" office:value="0.5603125">
                <text:p>0.5603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0">
                <text:p>3840</text:p>
              </table:table-cell>
              <table:table-cell office:value-type="float" office:value="0.6103125">
                <text:p>0.6103125</text:p>
              </table:table-cell>
              <table:table-cell office:value-type="float" office:value="0.3625">
                <text:p>0.3625</text:p>
              </table:table-cell>
              <table:table-cell office:value-type="float" office:value="0.5565625">
                <text:p>0.55656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0">
                <text:p>3860</text:p>
              </table:table-cell>
              <table:table-cell office:value-type="float" office:value="0.6153125">
                <text:p>0.6153125</text:p>
              </table:table-cell>
              <table:table-cell office:value-type="float" office:value="0.3634375">
                <text:p>0.3634375</text:p>
              </table:table-cell>
              <table:table-cell office:value-type="float" office:value="0.5628125">
                <text:p>0.5628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0">
                <text:p>3880</text:p>
              </table:table-cell>
              <table:table-cell office:value-type="float" office:value="0.6171875">
                <text:p>0.6171875</text:p>
              </table:table-cell>
              <table:table-cell office:value-type="float" office:value="0.359375">
                <text:p>0.359375</text:p>
              </table:table-cell>
              <table:table-cell office:value-type="float" office:value="0.56125">
                <text:p>0.561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0">
                <text:p>3900</text:p>
              </table:table-cell>
              <table:table-cell office:value-type="float" office:value="0.615">
                <text:p>0.615</text:p>
              </table:table-cell>
              <table:table-cell office:value-type="float" office:value="0.359375">
                <text:p>0.359375</text:p>
              </table:table-cell>
              <table:table-cell office:value-type="float" office:value="0.5615625">
                <text:p>0.56156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0">
                <text:p>3920</text:p>
              </table:table-cell>
              <table:table-cell office:value-type="float" office:value="0.6075">
                <text:p>0.6075</text:p>
              </table:table-cell>
              <table:table-cell office:value-type="float" office:value="0.3584375">
                <text:p>0.3584375</text:p>
              </table:table-cell>
              <table:table-cell office:value-type="float" office:value="0.558125">
                <text:p>0.558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0">
                <text:p>3940</text:p>
              </table:table-cell>
              <table:table-cell office:value-type="float" office:value="0.598125">
                <text:p>0.598125</text:p>
              </table:table-cell>
              <table:table-cell office:value-type="float" office:value="0.3584375">
                <text:p>0.3584375</text:p>
              </table:table-cell>
              <table:table-cell office:value-type="float" office:value="0.5565625">
                <text:p>0.55656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0">
                <text:p>3960</text:p>
              </table:table-cell>
              <table:table-cell office:value-type="float" office:value="0.5878125">
                <text:p>0.5878125</text:p>
              </table:table-cell>
              <table:table-cell office:value-type="float" office:value="0.3571875">
                <text:p>0.3571875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0">
                <text:p>3980</text:p>
              </table:table-cell>
              <table:table-cell office:value-type="float" office:value="0.58">
                <text:p>0.58</text:p>
              </table:table-cell>
              <table:table-cell office:value-type="float" office:value="0.358125">
                <text:p>0.358125</text:p>
              </table:table-cell>
              <table:table-cell office:value-type="float" office:value="0.5534375">
                <text:p>0.55343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0">
                <text:p>4000</text:p>
              </table:table-cell>
              <table:table-cell office:value-type="float" office:value="0.574375">
                <text:p>0.574375</text:p>
              </table:table-cell>
              <table:table-cell office:value-type="float" office:value="0.3596875">
                <text:p>0.3596875</text:p>
              </table:table-cell>
              <table:table-cell office:value-type="float" office:value="0.553125">
                <text:p>0.5531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0">
                <text:p>4020</text:p>
              </table:table-cell>
              <table:table-cell office:value-type="float" office:value="0.586875">
                <text:p>0.586875</text:p>
              </table:table-cell>
              <table:table-cell office:value-type="float" office:value="0.365625">
                <text:p>0.365625</text:p>
              </table:table-cell>
              <table:table-cell office:value-type="float" office:value="0.5621875">
                <text:p>0.5621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0">
                <text:p>4040</text:p>
              </table:table-cell>
              <table:table-cell office:value-type="float" office:value="0.59">
                <text:p>0.59</text:p>
              </table:table-cell>
              <table:table-cell office:value-type="float" office:value="0.36875">
                <text:p>0.36875</text:p>
              </table:table-cell>
              <table:table-cell office:value-type="float" office:value="0.5640625">
                <text:p>0.56406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0">
                <text:p>4060</text:p>
              </table:table-cell>
              <table:table-cell office:value-type="float" office:value="0.5878125">
                <text:p>0.5878125</text:p>
              </table:table-cell>
              <table:table-cell office:value-type="float" office:value="0.370625">
                <text:p>0.37062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0">
                <text:p>4080</text:p>
              </table:table-cell>
              <table:table-cell office:value-type="float" office:value="0.58375">
                <text:p>0.58375</text:p>
              </table:table-cell>
              <table:table-cell office:value-type="float" office:value="0.37">
                <text:p>0.37</text:p>
              </table:table-cell>
              <table:table-cell office:value-type="float" office:value="0.561875">
                <text:p>0.5618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0">
                <text:p>4100</text:p>
              </table:table-cell>
              <table:table-cell office:value-type="float" office:value="0.59625">
                <text:p>0.59625</text:p>
              </table:table-cell>
              <table:table-cell office:value-type="float" office:value="0.3728125">
                <text:p>0.372812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0">
                <text:p>4120</text:p>
              </table:table-cell>
              <table:table-cell office:value-type="float" office:value="0.6028125">
                <text:p>0.6028125</text:p>
              </table:table-cell>
              <table:table-cell office:value-type="float" office:value="0.3759375">
                <text:p>0.3759375</text:p>
              </table:table-cell>
              <table:table-cell office:value-type="float" office:value="0.5671875">
                <text:p>0.56718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0">
                <text:p>4140</text:p>
              </table:table-cell>
              <table:table-cell office:value-type="float" office:value="0.6096875">
                <text:p>0.6096875</text:p>
              </table:table-cell>
              <table:table-cell office:value-type="float" office:value="0.3725">
                <text:p>0.3725</text:p>
              </table:table-cell>
              <table:table-cell office:value-type="float" office:value="0.566875">
                <text:p>0.5668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0">
                <text:p>4160</text:p>
              </table:table-cell>
              <table:table-cell office:value-type="float" office:value="0.613125">
                <text:p>0.613125</text:p>
              </table:table-cell>
              <table:table-cell office:value-type="float" office:value="0.3740625">
                <text:p>0.3740625</text:p>
              </table:table-cell>
              <table:table-cell office:value-type="float" office:value="0.5653125">
                <text:p>0.5653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0">
                <text:p>4180</text:p>
              </table:table-cell>
              <table:table-cell office:value-type="float" office:value="0.6184375">
                <text:p>0.6184375</text:p>
              </table:table-cell>
              <table:table-cell office:value-type="float" office:value="0.371875">
                <text:p>0.371875</text:p>
              </table:table-cell>
              <table:table-cell office:value-type="float" office:value="0.5659375">
                <text:p>0.56593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0">
                <text:p>4200</text:p>
              </table:table-cell>
              <table:table-cell office:value-type="float" office:value="0.61375">
                <text:p>0.61375</text:p>
              </table:table-cell>
              <table:table-cell office:value-type="float" office:value="0.37">
                <text:p>0.37</text:p>
              </table:table-cell>
              <table:table-cell office:value-type="float" office:value="0.5646875">
                <text:p>0.56468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0">
                <text:p>4220</text:p>
              </table:table-cell>
              <table:table-cell office:value-type="float" office:value="0.60375">
                <text:p>0.60375</text:p>
              </table:table-cell>
              <table:table-cell office:value-type="float" office:value="0.3678125">
                <text:p>0.3678125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0">
                <text:p>4240</text:p>
              </table:table-cell>
              <table:table-cell office:value-type="float" office:value="0.605">
                <text:p>0.605</text:p>
              </table:table-cell>
              <table:table-cell office:value-type="float" office:value="0.3678125">
                <text:p>0.3678125</text:p>
              </table:table-cell>
              <table:table-cell office:value-type="float" office:value="0.5553125">
                <text:p>0.5553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0">
                <text:p>4260</text:p>
              </table:table-cell>
              <table:table-cell office:value-type="float" office:value="0.6059375">
                <text:p>0.6059375</text:p>
              </table:table-cell>
              <table:table-cell office:value-type="float" office:value="0.366875">
                <text:p>0.366875</text:p>
              </table:table-cell>
              <table:table-cell office:value-type="float" office:value="0.550625">
                <text:p>0.5506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0">
                <text:p>4280</text:p>
              </table:table-cell>
              <table:table-cell office:value-type="float" office:value="0.606875">
                <text:p>0.606875</text:p>
              </table:table-cell>
              <table:table-cell office:value-type="float" office:value="0.3671875">
                <text:p>0.3671875</text:p>
              </table:table-cell>
              <table:table-cell office:value-type="float" office:value="0.554375">
                <text:p>0.5543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0">
                <text:p>4300</text:p>
              </table:table-cell>
              <table:table-cell office:value-type="float" office:value="0.60375">
                <text:p>0.60375</text:p>
              </table:table-cell>
              <table:table-cell office:value-type="float" office:value="0.3721875">
                <text:p>0.3721875</text:p>
              </table:table-cell>
              <table:table-cell office:value-type="float" office:value="0.5603125">
                <text:p>0.5603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0">
                <text:p>4320</text:p>
              </table:table-cell>
              <table:table-cell office:value-type="float" office:value="0.5971875">
                <text:p>0.5971875</text:p>
              </table:table-cell>
              <table:table-cell office:value-type="float" office:value="0.37">
                <text:p>0.37</text:p>
              </table:table-cell>
              <table:table-cell office:value-type="float" office:value="0.556875">
                <text:p>0.5568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0">
                <text:p>4340</text:p>
              </table:table-cell>
              <table:table-cell office:value-type="float" office:value="0.6021875">
                <text:p>0.6021875</text:p>
              </table:table-cell>
              <table:table-cell office:value-type="float" office:value="0.375">
                <text:p>0.375</text:p>
              </table:table-cell>
              <table:table-cell office:value-type="float" office:value="0.5565625">
                <text:p>0.55656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0">
                <text:p>4360</text:p>
              </table:table-cell>
              <table:table-cell office:value-type="float" office:value="0.60375">
                <text:p>0.60375</text:p>
              </table:table-cell>
              <table:table-cell office:value-type="float" office:value="0.3740625">
                <text:p>0.3740625</text:p>
              </table:table-cell>
              <table:table-cell office:value-type="float" office:value="0.55625">
                <text:p>0.55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0">
                <text:p>4380</text:p>
              </table:table-cell>
              <table:table-cell office:value-type="float" office:value="0.6040625">
                <text:p>0.6040625</text:p>
              </table:table-cell>
              <table:table-cell office:value-type="float" office:value="0.37125">
                <text:p>0.37125</text:p>
              </table:table-cell>
              <table:table-cell office:value-type="float" office:value="0.5578125">
                <text:p>0.55781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0">
                <text:p>4400</text:p>
              </table:table-cell>
              <table:table-cell office:value-type="float" office:value="0.6196875">
                <text:p>0.6196875</text:p>
              </table:table-cell>
              <table:table-cell office:value-type="float" office:value="0.375625">
                <text:p>0.375625</text:p>
              </table:table-cell>
              <table:table-cell office:value-type="float" office:value="0.5621875">
                <text:p>0.56218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0">
                <text:p>4420</text:p>
              </table:table-cell>
              <table:table-cell office:value-type="float" office:value="0.6253125">
                <text:p>0.6253125</text:p>
              </table:table-cell>
              <table:table-cell office:value-type="float" office:value="0.38125">
                <text:p>0.38125</text:p>
              </table:table-cell>
              <table:table-cell office:value-type="float" office:value="0.569375">
                <text:p>0.5693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0">
                <text:p>4440</text:p>
              </table:table-cell>
              <table:table-cell office:value-type="float" office:value="0.6259375">
                <text:p>0.6259375</text:p>
              </table:table-cell>
              <table:table-cell office:value-type="float" office:value="0.3821875">
                <text:p>0.3821875</text:p>
              </table:table-cell>
              <table:table-cell office:value-type="float" office:value="0.5715625">
                <text:p>0.57156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0">
                <text:p>4460</text:p>
              </table:table-cell>
              <table:table-cell office:value-type="float" office:value="0.62875">
                <text:p>0.62875</text:p>
              </table:table-cell>
              <table:table-cell office:value-type="float" office:value="0.38625">
                <text:p>0.38625</text:p>
              </table:table-cell>
              <table:table-cell office:value-type="float" office:value="0.5796875">
                <text:p>0.57968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0">
                <text:p>4480</text:p>
              </table:table-cell>
              <table:table-cell office:value-type="float" office:value="0.6309375">
                <text:p>0.6309375</text:p>
              </table:table-cell>
              <table:table-cell office:value-type="float" office:value="0.388125">
                <text:p>0.388125</text:p>
              </table:table-cell>
              <table:table-cell office:value-type="float" office:value="0.5765625">
                <text:p>0.57656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0">
                <text:p>4500</text:p>
              </table:table-cell>
              <table:table-cell office:value-type="float" office:value="0.6334375">
                <text:p>0.6334375</text:p>
              </table:table-cell>
              <table:table-cell office:value-type="float" office:value="0.3840625">
                <text:p>0.3840625</text:p>
              </table:table-cell>
              <table:table-cell office:value-type="float" office:value="0.569375">
                <text:p>0.5693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0">
                <text:p>4520</text:p>
              </table:table-cell>
              <table:table-cell office:value-type="float" office:value="0.6371875">
                <text:p>0.6371875</text:p>
              </table:table-cell>
              <table:table-cell office:value-type="float" office:value="0.3796875">
                <text:p>0.3796875</text:p>
              </table:table-cell>
              <table:table-cell office:value-type="float" office:value="0.5665625">
                <text:p>0.56656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0">
                <text:p>4540</text:p>
              </table:table-cell>
              <table:table-cell office:value-type="float" office:value="0.634375">
                <text:p>0.634375</text:p>
              </table:table-cell>
              <table:table-cell office:value-type="float" office:value="0.38125">
                <text:p>0.38125</text:p>
              </table:table-cell>
              <table:table-cell office:value-type="float" office:value="0.5721875">
                <text:p>0.57218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0">
                <text:p>4560</text:p>
              </table:table-cell>
              <table:table-cell office:value-type="float" office:value="0.63375">
                <text:p>0.63375</text:p>
              </table:table-cell>
              <table:table-cell office:value-type="float" office:value="0.3803125">
                <text:p>0.3803125</text:p>
              </table:table-cell>
              <table:table-cell office:value-type="float" office:value="0.5746875">
                <text:p>0.57468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0">
                <text:p>4580</text:p>
              </table:table-cell>
              <table:table-cell office:value-type="float" office:value="0.630625">
                <text:p>0.630625</text:p>
              </table:table-cell>
              <table:table-cell office:value-type="float" office:value="0.3828125">
                <text:p>0.3828125</text:p>
              </table:table-cell>
              <table:table-cell office:value-type="float" office:value="0.570625">
                <text:p>0.5706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0">
                <text:p>4600</text:p>
              </table:table-cell>
              <table:table-cell office:value-type="float" office:value="0.624375">
                <text:p>0.624375</text:p>
              </table:table-cell>
              <table:table-cell office:value-type="float" office:value="0.3778125">
                <text:p>0.3778125</text:p>
              </table:table-cell>
              <table:table-cell office:value-type="float" office:value="0.5621875">
                <text:p>0.56218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0">
                <text:p>4620</text:p>
              </table:table-cell>
              <table:table-cell office:value-type="float" office:value="0.631875">
                <text:p>0.631875</text:p>
              </table:table-cell>
              <table:table-cell office:value-type="float" office:value="0.3771875">
                <text:p>0.3771875</text:p>
              </table:table-cell>
              <table:table-cell office:value-type="float" office:value="0.559375">
                <text:p>0.5593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0">
                <text:p>4640</text:p>
              </table:table-cell>
              <table:table-cell office:value-type="float" office:value="0.62875">
                <text:p>0.62875</text:p>
              </table:table-cell>
              <table:table-cell office:value-type="float" office:value="0.37875">
                <text:p>0.37875</text:p>
              </table:table-cell>
              <table:table-cell office:value-type="float" office:value="0.5575">
                <text:p>0.55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0">
                <text:p>4660</text:p>
              </table:table-cell>
              <table:table-cell office:value-type="float" office:value="0.6221875">
                <text:p>0.6221875</text:p>
              </table:table-cell>
              <table:table-cell office:value-type="float" office:value="0.3765625">
                <text:p>0.3765625</text:p>
              </table:table-cell>
              <table:table-cell office:value-type="float" office:value="0.5515625">
                <text:p>0.5515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0">
                <text:p>4680</text:p>
              </table:table-cell>
              <table:table-cell office:value-type="float" office:value="0.616875">
                <text:p>0.616875</text:p>
              </table:table-cell>
              <table:table-cell office:value-type="float" office:value="0.3759375">
                <text:p>0.3759375</text:p>
              </table:table-cell>
              <table:table-cell office:value-type="float" office:value="0.550625">
                <text:p>0.5506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0">
                <text:p>4700</text:p>
              </table:table-cell>
              <table:table-cell office:value-type="float" office:value="0.62125">
                <text:p>0.62125</text:p>
              </table:table-cell>
              <table:table-cell office:value-type="float" office:value="0.3725">
                <text:p>0.3725</text:p>
              </table:table-cell>
              <table:table-cell office:value-type="float" office:value="0.5515625">
                <text:p>0.55156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0">
                <text:p>4720</text:p>
              </table:table-cell>
              <table:table-cell office:value-type="float" office:value="0.6134375">
                <text:p>0.6134375</text:p>
              </table:table-cell>
              <table:table-cell office:value-type="float" office:value="0.3796875">
                <text:p>0.3796875</text:p>
              </table:table-cell>
              <table:table-cell office:value-type="float" office:value="0.5546875">
                <text:p>0.55468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0">
                <text:p>4740</text:p>
              </table:table-cell>
              <table:table-cell office:value-type="float" office:value="0.60875">
                <text:p>0.60875</text:p>
              </table:table-cell>
              <table:table-cell office:value-type="float" office:value="0.375625">
                <text:p>0.375625</text:p>
              </table:table-cell>
              <table:table-cell office:value-type="float" office:value="0.550625">
                <text:p>0.5506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0">
                <text:p>4760</text:p>
              </table:table-cell>
              <table:table-cell office:value-type="float" office:value="0.6134375">
                <text:p>0.6134375</text:p>
              </table:table-cell>
              <table:table-cell office:value-type="float" office:value="0.37375">
                <text:p>0.37375</text:p>
              </table:table-cell>
              <table:table-cell office:value-type="float" office:value="0.55125">
                <text:p>0.551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0">
                <text:p>4780</text:p>
              </table:table-cell>
              <table:table-cell office:value-type="float" office:value="0.6190625">
                <text:p>0.6190625</text:p>
              </table:table-cell>
              <table:table-cell office:value-type="float" office:value="0.3725">
                <text:p>0.3725</text:p>
              </table:table-cell>
              <table:table-cell office:value-type="float" office:value="0.5546875">
                <text:p>0.55468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0">
                <text:p>4800</text:p>
              </table:table-cell>
              <table:table-cell office:value-type="float" office:value="0.6115625">
                <text:p>0.6115625</text:p>
              </table:table-cell>
              <table:table-cell office:value-type="float" office:value="0.371875">
                <text:p>0.371875</text:p>
              </table:table-cell>
              <table:table-cell office:value-type="float" office:value="0.559375">
                <text:p>0.5593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0">
                <text:p>4820</text:p>
              </table:table-cell>
              <table:table-cell office:value-type="float" office:value="0.605625">
                <text:p>0.605625</text:p>
              </table:table-cell>
              <table:table-cell office:value-type="float" office:value="0.3675">
                <text:p>0.367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0">
                <text:p>4840</text:p>
              </table:table-cell>
              <table:table-cell office:value-type="float" office:value="0.6040625">
                <text:p>0.6040625</text:p>
              </table:table-cell>
              <table:table-cell office:value-type="float" office:value="0.3590625">
                <text:p>0.3590625</text:p>
              </table:table-cell>
              <table:table-cell office:value-type="float" office:value="0.5615625">
                <text:p>0.56156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0">
                <text:p>4860</text:p>
              </table:table-cell>
              <table:table-cell office:value-type="float" office:value="0.61375">
                <text:p>0.61375</text:p>
              </table:table-cell>
              <table:table-cell office:value-type="float" office:value="0.36125">
                <text:p>0.36125</text:p>
              </table:table-cell>
              <table:table-cell office:value-type="float" office:value="0.564375">
                <text:p>0.5643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0">
                <text:p>4880</text:p>
              </table:table-cell>
              <table:table-cell office:value-type="float" office:value="0.61375">
                <text:p>0.61375</text:p>
              </table:table-cell>
              <table:table-cell office:value-type="float" office:value="0.3659375">
                <text:p>0.3659375</text:p>
              </table:table-cell>
              <table:table-cell office:value-type="float" office:value="0.5640625">
                <text:p>0.56406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0">
                <text:p>4900</text:p>
              </table:table-cell>
              <table:table-cell office:value-type="float" office:value="0.604375">
                <text:p>0.604375</text:p>
              </table:table-cell>
              <table:table-cell office:value-type="float" office:value="0.3715625">
                <text:p>0.3715625</text:p>
              </table:table-cell>
              <table:table-cell office:value-type="float" office:value="0.5678125">
                <text:p>0.56781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0">
                <text:p>4920</text:p>
              </table:table-cell>
              <table:table-cell office:value-type="float" office:value="0.6065625">
                <text:p>0.6065625</text:p>
              </table:table-cell>
              <table:table-cell office:value-type="float" office:value="0.369375">
                <text:p>0.369375</text:p>
              </table:table-cell>
              <table:table-cell office:value-type="float" office:value="0.5696875">
                <text:p>0.56968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0">
                <text:p>4940</text:p>
              </table:table-cell>
              <table:table-cell office:value-type="float" office:value="0.5996875">
                <text:p>0.5996875</text:p>
              </table:table-cell>
              <table:table-cell office:value-type="float" office:value="0.3678125">
                <text:p>0.3678125</text:p>
              </table:table-cell>
              <table:table-cell office:value-type="float" office:value="0.566875">
                <text:p>0.5668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0">
                <text:p>4960</text:p>
              </table:table-cell>
              <table:table-cell office:value-type="float" office:value="0.5896875">
                <text:p>0.5896875</text:p>
              </table:table-cell>
              <table:table-cell office:value-type="float" office:value="0.36625">
                <text:p>0.36625</text:p>
              </table:table-cell>
              <table:table-cell office:value-type="float" office:value="0.560625">
                <text:p>0.5606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0">
                <text:p>4980</text:p>
              </table:table-cell>
              <table:table-cell office:value-type="float" office:value="0.5925">
                <text:p>0.5925</text:p>
              </table:table-cell>
              <table:table-cell office:value-type="float" office:value="0.3725">
                <text:p>0.3725</text:p>
              </table:table-cell>
              <table:table-cell office:value-type="float" office:value="0.56875">
                <text:p>0.568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0">
                <text:p>5000</text:p>
              </table:table-cell>
              <table:table-cell office:value-type="float" office:value="0.5909375">
                <text:p>0.5909375</text:p>
              </table:table-cell>
              <table:table-cell office:value-type="float" office:value="0.37125">
                <text:p>0.37125</text:p>
              </table:table-cell>
              <table:table-cell office:value-type="float" office:value="0.5659375">
                <text:p>0.56593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0">
                <text:p>5020</text:p>
              </table:table-cell>
              <table:table-cell office:value-type="float" office:value="0.5946875">
                <text:p>0.5946875</text:p>
              </table:table-cell>
              <table:table-cell office:value-type="float" office:value="0.3715625">
                <text:p>0.3715625</text:p>
              </table:table-cell>
              <table:table-cell office:value-type="float" office:value="0.5665625">
                <text:p>0.56656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0">
                <text:p>5040</text:p>
              </table:table-cell>
              <table:table-cell office:value-type="float" office:value="0.598125">
                <text:p>0.598125</text:p>
              </table:table-cell>
              <table:table-cell office:value-type="float" office:value="0.374375">
                <text:p>0.37437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0">
                <text:p>5060</text:p>
              </table:table-cell>
              <table:table-cell office:value-type="float" office:value="0.5959375">
                <text:p>0.5959375</text:p>
              </table:table-cell>
              <table:table-cell office:value-type="float" office:value="0.3671875">
                <text:p>0.3671875</text:p>
              </table:table-cell>
              <table:table-cell office:value-type="float" office:value="0.5640625">
                <text:p>0.56406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0">
                <text:p>5080</text:p>
              </table:table-cell>
              <table:table-cell office:value-type="float" office:value="0.600625">
                <text:p>0.600625</text:p>
              </table:table-cell>
              <table:table-cell office:value-type="float" office:value="0.36875">
                <text:p>0.36875</text:p>
              </table:table-cell>
              <table:table-cell office:value-type="float" office:value="0.566875">
                <text:p>0.5668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0">
                <text:p>5100</text:p>
              </table:table-cell>
              <table:table-cell office:value-type="float" office:value="0.600625">
                <text:p>0.600625</text:p>
              </table:table-cell>
              <table:table-cell office:value-type="float" office:value="0.3653125">
                <text:p>0.3653125</text:p>
              </table:table-cell>
              <table:table-cell office:value-type="float" office:value="0.564375">
                <text:p>0.5643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0">
                <text:p>5120</text:p>
              </table:table-cell>
              <table:table-cell office:value-type="float" office:value="0.6053125">
                <text:p>0.6053125</text:p>
              </table:table-cell>
              <table:table-cell office:value-type="float" office:value="0.36375">
                <text:p>0.36375</text:p>
              </table:table-cell>
              <table:table-cell office:value-type="float" office:value="0.563125">
                <text:p>0.5631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0">
                <text:p>5140</text:p>
              </table:table-cell>
              <table:table-cell office:value-type="float" office:value="0.6234375">
                <text:p>0.6234375</text:p>
              </table:table-cell>
              <table:table-cell office:value-type="float" office:value="0.3684375">
                <text:p>0.3684375</text:p>
              </table:table-cell>
              <table:table-cell office:value-type="float" office:value="0.568125">
                <text:p>0.568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0">
                <text:p>5160</text:p>
              </table:table-cell>
              <table:table-cell office:value-type="float" office:value="0.6309375">
                <text:p>0.6309375</text:p>
              </table:table-cell>
              <table:table-cell office:value-type="float" office:value="0.37">
                <text:p>0.37</text:p>
              </table:table-cell>
              <table:table-cell office:value-type="float" office:value="0.5753125">
                <text:p>0.57531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0">
                <text:p>5180</text:p>
              </table:table-cell>
              <table:table-cell office:value-type="float" office:value="0.634375">
                <text:p>0.634375</text:p>
              </table:table-cell>
              <table:table-cell office:value-type="float" office:value="0.36375">
                <text:p>0.36375</text:p>
              </table:table-cell>
              <table:table-cell office:value-type="float" office:value="0.5703125">
                <text:p>0.5703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0">
                <text:p>5200</text:p>
              </table:table-cell>
              <table:table-cell office:value-type="float" office:value="0.6440625">
                <text:p>0.6440625</text:p>
              </table:table-cell>
              <table:table-cell office:value-type="float" office:value="0.3615625">
                <text:p>0.3615625</text:p>
              </table:table-cell>
              <table:table-cell office:value-type="float" office:value="0.5725">
                <text:p>0.57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0">
                <text:p>5220</text:p>
              </table:table-cell>
              <table:table-cell office:value-type="float" office:value="0.6446875">
                <text:p>0.6446875</text:p>
              </table:table-cell>
              <table:table-cell office:value-type="float" office:value="0.363125">
                <text:p>0.363125</text:p>
              </table:table-cell>
              <table:table-cell office:value-type="float" office:value="0.5728125">
                <text:p>0.57281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0">
                <text:p>5240</text:p>
              </table:table-cell>
              <table:table-cell office:value-type="float" office:value="0.6378125">
                <text:p>0.6378125</text:p>
              </table:table-cell>
              <table:table-cell office:value-type="float" office:value="0.3640625">
                <text:p>0.3640625</text:p>
              </table:table-cell>
              <table:table-cell office:value-type="float" office:value="0.5703125">
                <text:p>0.57031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0">
                <text:p>5260</text:p>
              </table:table-cell>
              <table:table-cell office:value-type="float" office:value="0.631875">
                <text:p>0.631875</text:p>
              </table:table-cell>
              <table:table-cell office:value-type="float" office:value="0.364375">
                <text:p>0.364375</text:p>
              </table:table-cell>
              <table:table-cell office:value-type="float" office:value="0.56625">
                <text:p>0.566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0">
                <text:p>5280</text:p>
              </table:table-cell>
              <table:table-cell office:value-type="float" office:value="0.6365625">
                <text:p>0.6365625</text:p>
              </table:table-cell>
              <table:table-cell office:value-type="float" office:value="0.363125">
                <text:p>0.363125</text:p>
              </table:table-cell>
              <table:table-cell office:value-type="float" office:value="0.5690625">
                <text:p>0.5690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0">
                <text:p>5300</text:p>
              </table:table-cell>
              <table:table-cell office:value-type="float" office:value="0.6415625">
                <text:p>0.6415625</text:p>
              </table:table-cell>
              <table:table-cell office:value-type="float" office:value="0.36375">
                <text:p>0.36375</text:p>
              </table:table-cell>
              <table:table-cell office:value-type="float" office:value="0.5646875">
                <text:p>0.56468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0">
                <text:p>5320</text:p>
              </table:table-cell>
              <table:table-cell office:value-type="float" office:value="0.6378125">
                <text:p>0.6378125</text:p>
              </table:table-cell>
              <table:table-cell office:value-type="float" office:value="0.36375">
                <text:p>0.36375</text:p>
              </table:table-cell>
              <table:table-cell office:value-type="float" office:value="0.5671875">
                <text:p>0.56718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0">
                <text:p>5340</text:p>
              </table:table-cell>
              <table:table-cell office:value-type="float" office:value="0.6315625">
                <text:p>0.6315625</text:p>
              </table:table-cell>
              <table:table-cell office:value-type="float" office:value="0.358125">
                <text:p>0.358125</text:p>
              </table:table-cell>
              <table:table-cell office:value-type="float" office:value="0.564375">
                <text:p>0.564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0">
                <text:p>5360</text:p>
              </table:table-cell>
              <table:table-cell office:value-type="float" office:value="0.6396875">
                <text:p>0.6396875</text:p>
              </table:table-cell>
              <table:table-cell office:value-type="float" office:value="0.360625">
                <text:p>0.360625</text:p>
              </table:table-cell>
              <table:table-cell office:value-type="float" office:value="0.5646875">
                <text:p>0.56468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0">
                <text:p>5380</text:p>
              </table:table-cell>
              <table:table-cell office:value-type="float" office:value="0.643125">
                <text:p>0.643125</text:p>
              </table:table-cell>
              <table:table-cell office:value-type="float" office:value="0.3675">
                <text:p>0.3675</text:p>
              </table:table-cell>
              <table:table-cell office:value-type="float" office:value="0.5690625">
                <text:p>0.56906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0">
                <text:p>5400</text:p>
              </table:table-cell>
              <table:table-cell office:value-type="float" office:value="0.630625">
                <text:p>0.630625</text:p>
              </table:table-cell>
              <table:table-cell office:value-type="float" office:value="0.3746875">
                <text:p>0.3746875</text:p>
              </table:table-cell>
              <table:table-cell office:value-type="float" office:value="0.5665625">
                <text:p>0.56656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0">
                <text:p>5420</text:p>
              </table:table-cell>
              <table:table-cell office:value-type="float" office:value="0.63125">
                <text:p>0.63125</text:p>
              </table:table-cell>
              <table:table-cell office:value-type="float" office:value="0.3771875">
                <text:p>0.3771875</text:p>
              </table:table-cell>
              <table:table-cell office:value-type="float" office:value="0.5684375">
                <text:p>0.56843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0">
                <text:p>5440</text:p>
              </table:table-cell>
              <table:table-cell office:value-type="float" office:value="0.6403125">
                <text:p>0.6403125</text:p>
              </table:table-cell>
              <table:table-cell office:value-type="float" office:value="0.3771875">
                <text:p>0.3771875</text:p>
              </table:table-cell>
              <table:table-cell office:value-type="float" office:value="0.568125">
                <text:p>0.5681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0">
                <text:p>5460</text:p>
              </table:table-cell>
              <table:table-cell office:value-type="float" office:value="0.6465625">
                <text:p>0.6465625</text:p>
              </table:table-cell>
              <table:table-cell office:value-type="float" office:value="0.3840625">
                <text:p>0.3840625</text:p>
              </table:table-cell>
              <table:table-cell office:value-type="float" office:value="0.5665625">
                <text:p>0.5665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0">
                <text:p>5480</text:p>
              </table:table-cell>
              <table:table-cell office:value-type="float" office:value="0.6425">
                <text:p>0.6425</text:p>
              </table:table-cell>
              <table:table-cell office:value-type="float" office:value="0.380625">
                <text:p>0.380625</text:p>
              </table:table-cell>
              <table:table-cell office:value-type="float" office:value="0.5634375">
                <text:p>0.56343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0">
                <text:p>5500</text:p>
              </table:table-cell>
              <table:table-cell office:value-type="float" office:value="0.631875">
                <text:p>0.631875</text:p>
              </table:table-cell>
              <table:table-cell office:value-type="float" office:value="0.378125">
                <text:p>0.378125</text:p>
              </table:table-cell>
              <table:table-cell office:value-type="float" office:value="0.5646875">
                <text:p>0.56468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0">
                <text:p>5520</text:p>
              </table:table-cell>
              <table:table-cell office:value-type="float" office:value="0.6384375">
                <text:p>0.6384375</text:p>
              </table:table-cell>
              <table:table-cell office:value-type="float" office:value="0.3821875">
                <text:p>0.3821875</text:p>
              </table:table-cell>
              <table:table-cell office:value-type="float" office:value="0.5646875">
                <text:p>0.56468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0">
                <text:p>5540</text:p>
              </table:table-cell>
              <table:table-cell office:value-type="float" office:value="0.62875">
                <text:p>0.62875</text:p>
              </table:table-cell>
              <table:table-cell office:value-type="float" office:value="0.3809375">
                <text:p>0.3809375</text:p>
              </table:table-cell>
              <table:table-cell office:value-type="float" office:value="0.5634375">
                <text:p>0.56343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0">
                <text:p>5560</text:p>
              </table:table-cell>
              <table:table-cell office:value-type="float" office:value="0.61375">
                <text:p>0.61375</text:p>
              </table:table-cell>
              <table:table-cell office:value-type="float" office:value="0.3834375">
                <text:p>0.3834375</text:p>
              </table:table-cell>
              <table:table-cell office:value-type="float" office:value="0.5634375">
                <text:p>0.56343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0">
                <text:p>5580</text:p>
              </table:table-cell>
              <table:table-cell office:value-type="float" office:value="0.598125">
                <text:p>0.598125</text:p>
              </table:table-cell>
              <table:table-cell office:value-type="float" office:value="0.3759375">
                <text:p>0.3759375</text:p>
              </table:table-cell>
              <table:table-cell office:value-type="float" office:value="0.558125">
                <text:p>0.5581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0">
                <text:p>5600</text:p>
              </table:table-cell>
              <table:table-cell office:value-type="float" office:value="0.6053125">
                <text:p>0.6053125</text:p>
              </table:table-cell>
              <table:table-cell office:value-type="float" office:value="0.3709375">
                <text:p>0.3709375</text:p>
              </table:table-cell>
              <table:table-cell office:value-type="float" office:value="0.5609375">
                <text:p>0.56093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0">
                <text:p>5620</text:p>
              </table:table-cell>
              <table:table-cell office:value-type="float" office:value="0.6075">
                <text:p>0.6075</text:p>
              </table:table-cell>
              <table:table-cell office:value-type="float" office:value="0.364375">
                <text:p>0.364375</text:p>
              </table:table-cell>
              <table:table-cell office:value-type="float" office:value="0.559375">
                <text:p>0.5593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0">
                <text:p>5640</text:p>
              </table:table-cell>
              <table:table-cell office:value-type="float" office:value="0.606875">
                <text:p>0.606875</text:p>
              </table:table-cell>
              <table:table-cell office:value-type="float" office:value="0.364375">
                <text:p>0.364375</text:p>
              </table:table-cell>
              <table:table-cell office:value-type="float" office:value="0.5634375">
                <text:p>0.56343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60">
                <text:p>5660</text:p>
              </table:table-cell>
              <table:table-cell office:value-type="float" office:value="0.5996875">
                <text:p>0.5996875</text:p>
              </table:table-cell>
              <table:table-cell office:value-type="float" office:value="0.3625">
                <text:p>0.3625</text:p>
              </table:table-cell>
              <table:table-cell office:value-type="float" office:value="0.56625">
                <text:p>0.566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80">
                <text:p>5680</text:p>
              </table:table-cell>
              <table:table-cell office:value-type="float" office:value="0.6053125">
                <text:p>0.6053125</text:p>
              </table:table-cell>
              <table:table-cell office:value-type="float" office:value="0.359375">
                <text:p>0.359375</text:p>
              </table:table-cell>
              <table:table-cell office:value-type="float" office:value="0.564375">
                <text:p>0.5643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00">
                <text:p>5700</text:p>
              </table:table-cell>
              <table:table-cell office:value-type="float" office:value="0.61125">
                <text:p>0.61125</text:p>
              </table:table-cell>
              <table:table-cell office:value-type="float" office:value="0.358125">
                <text:p>0.358125</text:p>
              </table:table-cell>
              <table:table-cell office:value-type="float" office:value="0.5659375">
                <text:p>0.56593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20">
                <text:p>5720</text:p>
              </table:table-cell>
              <table:table-cell office:value-type="float" office:value="0.6053125">
                <text:p>0.6053125</text:p>
              </table:table-cell>
              <table:table-cell office:value-type="float" office:value="0.3584375">
                <text:p>0.3584375</text:p>
              </table:table-cell>
              <table:table-cell office:value-type="float" office:value="0.5615625">
                <text:p>0.56156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40">
                <text:p>5740</text:p>
              </table:table-cell>
              <table:table-cell office:value-type="float" office:value="0.614375">
                <text:p>0.614375</text:p>
              </table:table-cell>
              <table:table-cell office:value-type="float" office:value="0.3634375">
                <text:p>0.3634375</text:p>
              </table:table-cell>
              <table:table-cell office:value-type="float" office:value="0.56375">
                <text:p>0.563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0">
                <text:p>5760</text:p>
              </table:table-cell>
              <table:table-cell office:value-type="float" office:value="0.6209375">
                <text:p>0.6209375</text:p>
              </table:table-cell>
              <table:table-cell office:value-type="float" office:value="0.358125">
                <text:p>0.358125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80">
                <text:p>5780</text:p>
              </table:table-cell>
              <table:table-cell office:value-type="float" office:value="0.6390625">
                <text:p>0.6390625</text:p>
              </table:table-cell>
              <table:table-cell office:value-type="float" office:value="0.3571875">
                <text:p>0.3571875</text:p>
              </table:table-cell>
              <table:table-cell office:value-type="float" office:value="0.56125">
                <text:p>0.561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0">
                <text:p>5800</text:p>
              </table:table-cell>
              <table:table-cell office:value-type="float" office:value="0.631875">
                <text:p>0.631875</text:p>
              </table:table-cell>
              <table:table-cell office:value-type="float" office:value="0.3596875">
                <text:p>0.3596875</text:p>
              </table:table-cell>
              <table:table-cell office:value-type="float" office:value="0.5559375">
                <text:p>0.55593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0">
                <text:p>5820</text:p>
              </table:table-cell>
              <table:table-cell office:value-type="float" office:value="0.6246875">
                <text:p>0.6246875</text:p>
              </table:table-cell>
              <table:table-cell office:value-type="float" office:value="0.361875">
                <text:p>0.361875</text:p>
              </table:table-cell>
              <table:table-cell office:value-type="float" office:value="0.5571875">
                <text:p>0.55718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40">
                <text:p>5840</text:p>
              </table:table-cell>
              <table:table-cell office:value-type="float" office:value="0.615625">
                <text:p>0.615625</text:p>
              </table:table-cell>
              <table:table-cell office:value-type="float" office:value="0.363125">
                <text:p>0.363125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60">
                <text:p>5860</text:p>
              </table:table-cell>
              <table:table-cell office:value-type="float" office:value="0.6171875">
                <text:p>0.6171875</text:p>
              </table:table-cell>
              <table:table-cell office:value-type="float" office:value="0.356875">
                <text:p>0.356875</text:p>
              </table:table-cell>
              <table:table-cell office:value-type="float" office:value="0.5571875">
                <text:p>0.55718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80">
                <text:p>5880</text:p>
              </table:table-cell>
              <table:table-cell office:value-type="float" office:value="0.6278125">
                <text:p>0.6278125</text:p>
              </table:table-cell>
              <table:table-cell office:value-type="float" office:value="0.3653125">
                <text:p>0.3653125</text:p>
              </table:table-cell>
              <table:table-cell office:value-type="float" office:value="0.564375">
                <text:p>0.5643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0">
                <text:p>5900</text:p>
              </table:table-cell>
              <table:table-cell office:value-type="float" office:value="0.6265625">
                <text:p>0.6265625</text:p>
              </table:table-cell>
              <table:table-cell office:value-type="float" office:value="0.3709375">
                <text:p>0.3709375</text:p>
              </table:table-cell>
              <table:table-cell office:value-type="float" office:value="0.566875">
                <text:p>0.5668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20">
                <text:p>5920</text:p>
              </table:table-cell>
              <table:table-cell office:value-type="float" office:value="0.633125">
                <text:p>0.633125</text:p>
              </table:table-cell>
              <table:table-cell office:value-type="float" office:value="0.368125">
                <text:p>0.368125</text:p>
              </table:table-cell>
              <table:table-cell office:value-type="float" office:value="0.5646875">
                <text:p>0.56468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0">
                <text:p>5940</text:p>
              </table:table-cell>
              <table:table-cell office:value-type="float" office:value="0.6275">
                <text:p>0.6275</text:p>
              </table:table-cell>
              <table:table-cell office:value-type="float" office:value="0.368125">
                <text:p>0.368125</text:p>
              </table:table-cell>
              <table:table-cell office:value-type="float" office:value="0.5584375">
                <text:p>0.55843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60">
                <text:p>5960</text:p>
              </table:table-cell>
              <table:table-cell office:value-type="float" office:value="0.6259375">
                <text:p>0.6259375</text:p>
              </table:table-cell>
              <table:table-cell office:value-type="float" office:value="0.374375">
                <text:p>0.374375</text:p>
              </table:table-cell>
              <table:table-cell office:value-type="float" office:value="0.5565625">
                <text:p>0.55656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0">
                <text:p>5980</text:p>
              </table:table-cell>
              <table:table-cell office:value-type="float" office:value="0.615">
                <text:p>0.615</text:p>
              </table:table-cell>
              <table:table-cell office:value-type="float" office:value="0.37875">
                <text:p>0.37875</text:p>
              </table:table-cell>
              <table:table-cell office:value-type="float" office:value="0.5590625">
                <text:p>0.55906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00">
                <text:p>6000</text:p>
              </table:table-cell>
              <table:table-cell office:value-type="float" office:value="0.61625">
                <text:p>0.61625</text:p>
              </table:table-cell>
              <table:table-cell office:value-type="float" office:value="0.380625">
                <text:p>0.380625</text:p>
              </table:table-cell>
              <table:table-cell office:value-type="float" office:value="0.5621875">
                <text:p>0.56218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20">
                <text:p>6020</text:p>
              </table:table-cell>
              <table:table-cell office:value-type="float" office:value="0.6153125">
                <text:p>0.6153125</text:p>
              </table:table-cell>
              <table:table-cell office:value-type="float" office:value="0.380625">
                <text:p>0.380625</text:p>
              </table:table-cell>
              <table:table-cell office:value-type="float" office:value="0.5584375">
                <text:p>0.55843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40">
                <text:p>6040</text:p>
              </table:table-cell>
              <table:table-cell office:value-type="float" office:value="0.618125">
                <text:p>0.618125</text:p>
              </table:table-cell>
              <table:table-cell office:value-type="float" office:value="0.38625">
                <text:p>0.38625</text:p>
              </table:table-cell>
              <table:table-cell office:value-type="float" office:value="0.5621875">
                <text:p>0.56218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60">
                <text:p>6060</text:p>
              </table:table-cell>
              <table:table-cell office:value-type="float" office:value="0.6215625">
                <text:p>0.6215625</text:p>
              </table:table-cell>
              <table:table-cell office:value-type="float" office:value="0.3903125">
                <text:p>0.3903125</text:p>
              </table:table-cell>
              <table:table-cell office:value-type="float" office:value="0.561875">
                <text:p>0.5618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80">
                <text:p>6080</text:p>
              </table:table-cell>
              <table:table-cell office:value-type="float" office:value="0.6025">
                <text:p>0.6025</text:p>
              </table:table-cell>
              <table:table-cell office:value-type="float" office:value="0.3840625">
                <text:p>0.3840625</text:p>
              </table:table-cell>
              <table:table-cell office:value-type="float" office:value="0.553125">
                <text:p>0.5531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00">
                <text:p>6100</text:p>
              </table:table-cell>
              <table:table-cell office:value-type="float" office:value="0.6109375">
                <text:p>0.6109375</text:p>
              </table:table-cell>
              <table:table-cell office:value-type="float" office:value="0.38">
                <text:p>0.38</text:p>
              </table:table-cell>
              <table:table-cell office:value-type="float" office:value="0.55125">
                <text:p>0.551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20">
                <text:p>6120</text:p>
              </table:table-cell>
              <table:table-cell office:value-type="float" office:value="0.6115625">
                <text:p>0.6115625</text:p>
              </table:table-cell>
              <table:table-cell office:value-type="float" office:value="0.384375">
                <text:p>0.384375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40">
                <text:p>6140</text:p>
              </table:table-cell>
              <table:table-cell office:value-type="float" office:value="0.605">
                <text:p>0.605</text:p>
              </table:table-cell>
              <table:table-cell office:value-type="float" office:value="0.37875">
                <text:p>0.37875</text:p>
              </table:table-cell>
              <table:table-cell office:value-type="float" office:value="0.5565625">
                <text:p>0.55656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60">
                <text:p>6160</text:p>
              </table:table-cell>
              <table:table-cell office:value-type="float" office:value="0.59875">
                <text:p>0.59875</text:p>
              </table:table-cell>
              <table:table-cell office:value-type="float" office:value="0.375625">
                <text:p>0.375625</text:p>
              </table:table-cell>
              <table:table-cell office:value-type="float" office:value="0.5525">
                <text:p>0.55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80">
                <text:p>6180</text:p>
              </table:table-cell>
              <table:table-cell office:value-type="float" office:value="0.6065625">
                <text:p>0.6065625</text:p>
              </table:table-cell>
              <table:table-cell office:value-type="float" office:value="0.3796875">
                <text:p>0.3796875</text:p>
              </table:table-cell>
              <table:table-cell office:value-type="float" office:value="0.561875">
                <text:p>0.5618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00">
                <text:p>6200</text:p>
              </table:table-cell>
              <table:table-cell office:value-type="float" office:value="0.61875">
                <text:p>0.61875</text:p>
              </table:table-cell>
              <table:table-cell office:value-type="float" office:value="0.381875">
                <text:p>0.381875</text:p>
              </table:table-cell>
              <table:table-cell office:value-type="float" office:value="0.5675">
                <text:p>0.56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20">
                <text:p>6220</text:p>
              </table:table-cell>
              <table:table-cell office:value-type="float" office:value="0.62125">
                <text:p>0.62125</text:p>
              </table:table-cell>
              <table:table-cell office:value-type="float" office:value="0.3840625">
                <text:p>0.3840625</text:p>
              </table:table-cell>
              <table:table-cell office:value-type="float" office:value="0.5646875">
                <text:p>0.56468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40">
                <text:p>6240</text:p>
              </table:table-cell>
              <table:table-cell office:value-type="float" office:value="0.6225">
                <text:p>0.6225</text:p>
              </table:table-cell>
              <table:table-cell office:value-type="float" office:value="0.380625">
                <text:p>0.380625</text:p>
              </table:table-cell>
              <table:table-cell office:value-type="float" office:value="0.5628125">
                <text:p>0.56281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60">
                <text:p>6260</text:p>
              </table:table-cell>
              <table:table-cell office:value-type="float" office:value="0.6184375">
                <text:p>0.6184375</text:p>
              </table:table-cell>
              <table:table-cell office:value-type="float" office:value="0.3790625">
                <text:p>0.3790625</text:p>
              </table:table-cell>
              <table:table-cell office:value-type="float" office:value="0.5646875">
                <text:p>0.56468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80">
                <text:p>6280</text:p>
              </table:table-cell>
              <table:table-cell office:value-type="float" office:value="0.6234375">
                <text:p>0.6234375</text:p>
              </table:table-cell>
              <table:table-cell office:value-type="float" office:value="0.3846875">
                <text:p>0.3846875</text:p>
              </table:table-cell>
              <table:table-cell office:value-type="float" office:value="0.570625">
                <text:p>0.5706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00">
                <text:p>6300</text:p>
              </table:table-cell>
              <table:table-cell office:value-type="float" office:value="0.629375">
                <text:p>0.629375</text:p>
              </table:table-cell>
              <table:table-cell office:value-type="float" office:value="0.389375">
                <text:p>0.389375</text:p>
              </table:table-cell>
              <table:table-cell office:value-type="float" office:value="0.573125">
                <text:p>0.5731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20">
                <text:p>6320</text:p>
              </table:table-cell>
              <table:table-cell office:value-type="float" office:value="0.6384375">
                <text:p>0.6384375</text:p>
              </table:table-cell>
              <table:table-cell office:value-type="float" office:value="0.3884375">
                <text:p>0.3884375</text:p>
              </table:table-cell>
              <table:table-cell office:value-type="float" office:value="0.57625">
                <text:p>0.576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40">
                <text:p>6340</text:p>
              </table:table-cell>
              <table:table-cell office:value-type="float" office:value="0.6525">
                <text:p>0.6525</text:p>
              </table:table-cell>
              <table:table-cell office:value-type="float" office:value="0.39375">
                <text:p>0.39375</text:p>
              </table:table-cell>
              <table:table-cell office:value-type="float" office:value="0.5809375">
                <text:p>0.58093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60">
                <text:p>6360</text:p>
              </table:table-cell>
              <table:table-cell office:value-type="float" office:value="0.6596875">
                <text:p>0.6596875</text:p>
              </table:table-cell>
              <table:table-cell office:value-type="float" office:value="0.3925">
                <text:p>0.3925</text:p>
              </table:table-cell>
              <table:table-cell office:value-type="float" office:value="0.5878125">
                <text:p>0.58781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80">
                <text:p>6380</text:p>
              </table:table-cell>
              <table:table-cell office:value-type="float" office:value="0.6465625">
                <text:p>0.6465625</text:p>
              </table:table-cell>
              <table:table-cell office:value-type="float" office:value="0.385625">
                <text:p>0.38562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00">
                <text:p>6400</text:p>
              </table:table-cell>
              <table:table-cell office:value-type="float" office:value="0.6340625">
                <text:p>0.6340625</text:p>
              </table:table-cell>
              <table:table-cell office:value-type="float" office:value="0.3796875">
                <text:p>0.3796875</text:p>
              </table:table-cell>
              <table:table-cell office:value-type="float" office:value="0.56875">
                <text:p>0.568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20">
                <text:p>6420</text:p>
              </table:table-cell>
              <table:table-cell office:value-type="float" office:value="0.6340625">
                <text:p>0.6340625</text:p>
              </table:table-cell>
              <table:table-cell office:value-type="float" office:value="0.38">
                <text:p>0.38</text:p>
              </table:table-cell>
              <table:table-cell office:value-type="float" office:value="0.571875">
                <text:p>0.5718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40">
                <text:p>6440</text:p>
              </table:table-cell>
              <table:table-cell office:value-type="float" office:value="0.6425">
                <text:p>0.6425</text:p>
              </table:table-cell>
              <table:table-cell office:value-type="float" office:value="0.38125">
                <text:p>0.38125</text:p>
              </table:table-cell>
              <table:table-cell office:value-type="float" office:value="0.571875">
                <text:p>0.5718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60">
                <text:p>6460</text:p>
              </table:table-cell>
              <table:table-cell office:value-type="float" office:value="0.651875">
                <text:p>0.651875</text:p>
              </table:table-cell>
              <table:table-cell office:value-type="float" office:value="0.3834375">
                <text:p>0.3834375</text:p>
              </table:table-cell>
              <table:table-cell office:value-type="float" office:value="0.5734375">
                <text:p>0.57343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80">
                <text:p>6480</text:p>
              </table:table-cell>
              <table:table-cell office:value-type="float" office:value="0.648125">
                <text:p>0.648125</text:p>
              </table:table-cell>
              <table:table-cell office:value-type="float" office:value="0.37875">
                <text:p>0.37875</text:p>
              </table:table-cell>
              <table:table-cell office:value-type="float" office:value="0.56625">
                <text:p>0.566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00">
                <text:p>6500</text:p>
              </table:table-cell>
              <table:table-cell office:value-type="float" office:value="0.6403125">
                <text:p>0.6403125</text:p>
              </table:table-cell>
              <table:table-cell office:value-type="float" office:value="0.3778125">
                <text:p>0.3778125</text:p>
              </table:table-cell>
              <table:table-cell office:value-type="float" office:value="0.563125">
                <text:p>0.5631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20">
                <text:p>6520</text:p>
              </table:table-cell>
              <table:table-cell office:value-type="float" office:value="0.625625">
                <text:p>0.625625</text:p>
              </table:table-cell>
              <table:table-cell office:value-type="float" office:value="0.3778125">
                <text:p>0.3778125</text:p>
              </table:table-cell>
              <table:table-cell office:value-type="float" office:value="0.5596875">
                <text:p>0.55968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40">
                <text:p>6540</text:p>
              </table:table-cell>
              <table:table-cell office:value-type="float" office:value="0.6325">
                <text:p>0.6325</text:p>
              </table:table-cell>
              <table:table-cell office:value-type="float" office:value="0.3765625">
                <text:p>0.3765625</text:p>
              </table:table-cell>
              <table:table-cell office:value-type="float" office:value="0.560625">
                <text:p>0.5606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60">
                <text:p>6560</text:p>
              </table:table-cell>
              <table:table-cell office:value-type="float" office:value="0.6421875">
                <text:p>0.6421875</text:p>
              </table:table-cell>
              <table:table-cell office:value-type="float" office:value="0.38">
                <text:p>0.38</text:p>
              </table:table-cell>
              <table:table-cell office:value-type="float" office:value="0.555625">
                <text:p>0.5556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80">
                <text:p>6580</text:p>
              </table:table-cell>
              <table:table-cell office:value-type="float" office:value="0.64125">
                <text:p>0.64125</text:p>
              </table:table-cell>
              <table:table-cell office:value-type="float" office:value="0.3809375">
                <text:p>0.3809375</text:p>
              </table:table-cell>
              <table:table-cell office:value-type="float" office:value="0.5528125">
                <text:p>0.55281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00">
                <text:p>6600</text:p>
              </table:table-cell>
              <table:table-cell office:value-type="float" office:value="0.659375">
                <text:p>0.659375</text:p>
              </table:table-cell>
              <table:table-cell office:value-type="float" office:value="0.3825">
                <text:p>0.3825</text:p>
              </table:table-cell>
              <table:table-cell office:value-type="float" office:value="0.5540625">
                <text:p>0.55406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20">
                <text:p>6620</text:p>
              </table:table-cell>
              <table:table-cell office:value-type="float" office:value="0.6684375">
                <text:p>0.6684375</text:p>
              </table:table-cell>
              <table:table-cell office:value-type="float" office:value="0.3784375">
                <text:p>0.3784375</text:p>
              </table:table-cell>
              <table:table-cell office:value-type="float" office:value="0.5509375">
                <text:p>0.55093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0">
                <text:p>6640</text:p>
              </table:table-cell>
              <table:table-cell office:value-type="float" office:value="0.6671875">
                <text:p>0.6671875</text:p>
              </table:table-cell>
              <table:table-cell office:value-type="float" office:value="0.3765625">
                <text:p>0.3765625</text:p>
              </table:table-cell>
              <table:table-cell office:value-type="float" office:value="0.5515625">
                <text:p>0.55156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60">
                <text:p>6660</text:p>
              </table:table-cell>
              <table:table-cell office:value-type="float" office:value="0.668125">
                <text:p>0.668125</text:p>
              </table:table-cell>
              <table:table-cell office:value-type="float" office:value="0.3778125">
                <text:p>0.377812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80">
                <text:p>6680</text:p>
              </table:table-cell>
              <table:table-cell office:value-type="float" office:value="0.6684375">
                <text:p>0.6684375</text:p>
              </table:table-cell>
              <table:table-cell office:value-type="float" office:value="0.3759375">
                <text:p>0.375937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0">
                <text:p>6700</text:p>
              </table:table-cell>
              <table:table-cell office:value-type="float" office:value="0.668125">
                <text:p>0.668125</text:p>
              </table:table-cell>
              <table:table-cell office:value-type="float" office:value="0.373125">
                <text:p>0.373125</text:p>
              </table:table-cell>
              <table:table-cell office:value-type="float" office:value="0.548125">
                <text:p>0.548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20">
                <text:p>6720</text:p>
              </table:table-cell>
              <table:table-cell office:value-type="float" office:value="0.67">
                <text:p>0.67</text:p>
              </table:table-cell>
              <table:table-cell office:value-type="float" office:value="0.3759375">
                <text:p>0.3759375</text:p>
              </table:table-cell>
              <table:table-cell office:value-type="float" office:value="0.548125">
                <text:p>0.5481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40">
                <text:p>6740</text:p>
              </table:table-cell>
              <table:table-cell office:value-type="float" office:value="0.66375">
                <text:p>0.66375</text:p>
              </table:table-cell>
              <table:table-cell office:value-type="float" office:value="0.38125">
                <text:p>0.38125</text:p>
              </table:table-cell>
              <table:table-cell office:value-type="float" office:value="0.5525">
                <text:p>0.55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60">
                <text:p>6760</text:p>
              </table:table-cell>
              <table:table-cell office:value-type="float" office:value="0.6728125">
                <text:p>0.6728125</text:p>
              </table:table-cell>
              <table:table-cell office:value-type="float" office:value="0.3815625">
                <text:p>0.3815625</text:p>
              </table:table-cell>
              <table:table-cell office:value-type="float" office:value="0.559375">
                <text:p>0.5593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80">
                <text:p>6780</text:p>
              </table:table-cell>
              <table:table-cell office:value-type="float" office:value="0.68375">
                <text:p>0.68375</text:p>
              </table:table-cell>
              <table:table-cell office:value-type="float" office:value="0.3865625">
                <text:p>0.3865625</text:p>
              </table:table-cell>
              <table:table-cell office:value-type="float" office:value="0.56875">
                <text:p>0.568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00">
                <text:p>6800</text:p>
              </table:table-cell>
              <table:table-cell office:value-type="float" office:value="0.66875">
                <text:p>0.66875</text:p>
              </table:table-cell>
              <table:table-cell office:value-type="float" office:value="0.3840625">
                <text:p>0.3840625</text:p>
              </table:table-cell>
              <table:table-cell office:value-type="float" office:value="0.5690625">
                <text:p>0.56906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20">
                <text:p>6820</text:p>
              </table:table-cell>
              <table:table-cell office:value-type="float" office:value="0.6665625">
                <text:p>0.6665625</text:p>
              </table:table-cell>
              <table:table-cell office:value-type="float" office:value="0.389375">
                <text:p>0.389375</text:p>
              </table:table-cell>
              <table:table-cell office:value-type="float" office:value="0.575625">
                <text:p>0.5756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40">
                <text:p>6840</text:p>
              </table:table-cell>
              <table:table-cell office:value-type="float" office:value="0.6690625">
                <text:p>0.6690625</text:p>
              </table:table-cell>
              <table:table-cell office:value-type="float" office:value="0.3915625">
                <text:p>0.3915625</text:p>
              </table:table-cell>
              <table:table-cell office:value-type="float" office:value="0.5771875">
                <text:p>0.57718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60">
                <text:p>6860</text:p>
              </table:table-cell>
              <table:table-cell office:value-type="float" office:value="0.66625">
                <text:p>0.66625</text:p>
              </table:table-cell>
              <table:table-cell office:value-type="float" office:value="0.3940625">
                <text:p>0.3940625</text:p>
              </table:table-cell>
              <table:table-cell office:value-type="float" office:value="0.58125">
                <text:p>0.581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80">
                <text:p>6880</text:p>
              </table:table-cell>
              <table:table-cell office:value-type="float" office:value="0.665625">
                <text:p>0.665625</text:p>
              </table:table-cell>
              <table:table-cell office:value-type="float" office:value="0.3990625">
                <text:p>0.3990625</text:p>
              </table:table-cell>
              <table:table-cell office:value-type="float" office:value="0.586875">
                <text:p>0.5868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00">
                <text:p>6900</text:p>
              </table:table-cell>
              <table:table-cell office:value-type="float" office:value="0.6684375">
                <text:p>0.6684375</text:p>
              </table:table-cell>
              <table:table-cell office:value-type="float" office:value="0.40375">
                <text:p>0.40375</text:p>
              </table:table-cell>
              <table:table-cell office:value-type="float" office:value="0.5928125">
                <text:p>0.59281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20">
                <text:p>6920</text:p>
              </table:table-cell>
              <table:table-cell office:value-type="float" office:value="0.6621875">
                <text:p>0.6621875</text:p>
              </table:table-cell>
              <table:table-cell office:value-type="float" office:value="0.3953125">
                <text:p>0.3953125</text:p>
              </table:table-cell>
              <table:table-cell office:value-type="float" office:value="0.59125">
                <text:p>0.591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40">
                <text:p>6940</text:p>
              </table:table-cell>
              <table:table-cell office:value-type="float" office:value="0.6575">
                <text:p>0.6575</text:p>
              </table:table-cell>
              <table:table-cell office:value-type="float" office:value="0.39625">
                <text:p>0.39625</text:p>
              </table:table-cell>
              <table:table-cell office:value-type="float" office:value="0.5865625">
                <text:p>0.58656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60">
                <text:p>6960</text:p>
              </table:table-cell>
              <table:table-cell office:value-type="float" office:value="0.6390625">
                <text:p>0.6390625</text:p>
              </table:table-cell>
              <table:table-cell office:value-type="float" office:value="0.395625">
                <text:p>0.395625</text:p>
              </table:table-cell>
              <table:table-cell office:value-type="float" office:value="0.5796875">
                <text:p>0.57968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80">
                <text:p>6980</text:p>
              </table:table-cell>
              <table:table-cell office:value-type="float" office:value="0.6315625">
                <text:p>0.6315625</text:p>
              </table:table-cell>
              <table:table-cell office:value-type="float" office:value="0.3896875">
                <text:p>0.3896875</text:p>
              </table:table-cell>
              <table:table-cell office:value-type="float" office:value="0.5771875">
                <text:p>0.57718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00">
                <text:p>7000</text:p>
              </table:table-cell>
              <table:table-cell office:value-type="float" office:value="0.6303125">
                <text:p>0.6303125</text:p>
              </table:table-cell>
              <table:table-cell office:value-type="float" office:value="0.3909375">
                <text:p>0.3909375</text:p>
              </table:table-cell>
              <table:table-cell office:value-type="float" office:value="0.57625">
                <text:p>0.576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20">
                <text:p>7020</text:p>
              </table:table-cell>
              <table:table-cell office:value-type="float" office:value="0.6246875">
                <text:p>0.6246875</text:p>
              </table:table-cell>
              <table:table-cell office:value-type="float" office:value="0.389375">
                <text:p>0.389375</text:p>
              </table:table-cell>
              <table:table-cell office:value-type="float" office:value="0.5725">
                <text:p>0.57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40">
                <text:p>7040</text:p>
              </table:table-cell>
              <table:table-cell office:value-type="float" office:value="0.615625">
                <text:p>0.615625</text:p>
              </table:table-cell>
              <table:table-cell office:value-type="float" office:value="0.386875">
                <text:p>0.386875</text:p>
              </table:table-cell>
              <table:table-cell office:value-type="float" office:value="0.568125">
                <text:p>0.5681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60">
                <text:p>7060</text:p>
              </table:table-cell>
              <table:table-cell office:value-type="float" office:value="0.6109375">
                <text:p>0.6109375</text:p>
              </table:table-cell>
              <table:table-cell office:value-type="float" office:value="0.3859375">
                <text:p>0.3859375</text:p>
              </table:table-cell>
              <table:table-cell office:value-type="float" office:value="0.563125">
                <text:p>0.5631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80">
                <text:p>7080</text:p>
              </table:table-cell>
              <table:table-cell office:value-type="float" office:value="0.613125">
                <text:p>0.613125</text:p>
              </table:table-cell>
              <table:table-cell office:value-type="float" office:value="0.386875">
                <text:p>0.386875</text:p>
              </table:table-cell>
              <table:table-cell office:value-type="float" office:value="0.56125">
                <text:p>0.561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00">
                <text:p>7100</text:p>
              </table:table-cell>
              <table:table-cell office:value-type="float" office:value="0.6121875">
                <text:p>0.6121875</text:p>
              </table:table-cell>
              <table:table-cell office:value-type="float" office:value="0.38625">
                <text:p>0.38625</text:p>
              </table:table-cell>
              <table:table-cell office:value-type="float" office:value="0.5540625">
                <text:p>0.55406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20">
                <text:p>7120</text:p>
              </table:table-cell>
              <table:table-cell office:value-type="float" office:value="0.6140625">
                <text:p>0.6140625</text:p>
              </table:table-cell>
              <table:table-cell office:value-type="float" office:value="0.391875">
                <text:p>0.391875</text:p>
              </table:table-cell>
              <table:table-cell office:value-type="float" office:value="0.560625">
                <text:p>0.5606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0">
                <text:p>7140</text:p>
              </table:table-cell>
              <table:table-cell office:value-type="float" office:value="0.60875">
                <text:p>0.60875</text:p>
              </table:table-cell>
              <table:table-cell office:value-type="float" office:value="0.3846875">
                <text:p>0.3846875</text:p>
              </table:table-cell>
              <table:table-cell office:value-type="float" office:value="0.558125">
                <text:p>0.5581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60">
                <text:p>7160</text:p>
              </table:table-cell>
              <table:table-cell office:value-type="float" office:value="0.593125">
                <text:p>0.593125</text:p>
              </table:table-cell>
              <table:table-cell office:value-type="float" office:value="0.381875">
                <text:p>0.381875</text:p>
              </table:table-cell>
              <table:table-cell office:value-type="float" office:value="0.5515625">
                <text:p>0.55156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80">
                <text:p>7180</text:p>
              </table:table-cell>
              <table:table-cell office:value-type="float" office:value="0.59875">
                <text:p>0.59875</text:p>
              </table:table-cell>
              <table:table-cell office:value-type="float" office:value="0.385">
                <text:p>0.385</text:p>
              </table:table-cell>
              <table:table-cell office:value-type="float" office:value="0.5503125">
                <text:p>0.55031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0">
                <text:p>7200</text:p>
              </table:table-cell>
              <table:table-cell office:value-type="float" office:value="0.60125">
                <text:p>0.60125</text:p>
              </table:table-cell>
              <table:table-cell office:value-type="float" office:value="0.3825">
                <text:p>0.3825</text:p>
              </table:table-cell>
              <table:table-cell office:value-type="float" office:value="0.55125">
                <text:p>0.551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20">
                <text:p>7220</text:p>
              </table:table-cell>
              <table:table-cell office:value-type="float" office:value="0.595625">
                <text:p>0.595625</text:p>
              </table:table-cell>
              <table:table-cell office:value-type="float" office:value="0.381875">
                <text:p>0.381875</text:p>
              </table:table-cell>
              <table:table-cell office:value-type="float" office:value="0.5534375">
                <text:p>0.55343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40">
                <text:p>7240</text:p>
              </table:table-cell>
              <table:table-cell office:value-type="float" office:value="0.5915625">
                <text:p>0.5915625</text:p>
              </table:table-cell>
              <table:table-cell office:value-type="float" office:value="0.383125">
                <text:p>0.383125</text:p>
              </table:table-cell>
              <table:table-cell office:value-type="float" office:value="0.5553125">
                <text:p>0.55531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60">
                <text:p>7260</text:p>
              </table:table-cell>
              <table:table-cell office:value-type="float" office:value="0.5809375">
                <text:p>0.5809375</text:p>
              </table:table-cell>
              <table:table-cell office:value-type="float" office:value="0.38">
                <text:p>0.38</text:p>
              </table:table-cell>
              <table:table-cell office:value-type="float" office:value="0.5553125">
                <text:p>0.55531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80">
                <text:p>7280</text:p>
              </table:table-cell>
              <table:table-cell office:value-type="float" office:value="0.576875">
                <text:p>0.576875</text:p>
              </table:table-cell>
              <table:table-cell office:value-type="float" office:value="0.3790625">
                <text:p>0.3790625</text:p>
              </table:table-cell>
              <table:table-cell office:value-type="float" office:value="0.5584375">
                <text:p>0.55843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00">
                <text:p>7300</text:p>
              </table:table-cell>
              <table:table-cell office:value-type="float" office:value="0.5653125">
                <text:p>0.5653125</text:p>
              </table:table-cell>
              <table:table-cell office:value-type="float" office:value="0.37625">
                <text:p>0.37625</text:p>
              </table:table-cell>
              <table:table-cell office:value-type="float" office:value="0.558125">
                <text:p>0.5581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20">
                <text:p>7320</text:p>
              </table:table-cell>
              <table:table-cell office:value-type="float" office:value="0.5715625">
                <text:p>0.5715625</text:p>
              </table:table-cell>
              <table:table-cell office:value-type="float" office:value="0.3746875">
                <text:p>0.3746875</text:p>
              </table:table-cell>
              <table:table-cell office:value-type="float" office:value="0.5553125">
                <text:p>0.55531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40">
                <text:p>7340</text:p>
              </table:table-cell>
              <table:table-cell office:value-type="float" office:value="0.5696875">
                <text:p>0.5696875</text:p>
              </table:table-cell>
              <table:table-cell office:value-type="float" office:value="0.38">
                <text:p>0.38</text:p>
              </table:table-cell>
              <table:table-cell office:value-type="float" office:value="0.5509375">
                <text:p>0.55093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60">
                <text:p>7360</text:p>
              </table:table-cell>
              <table:table-cell office:value-type="float" office:value="0.578125">
                <text:p>0.578125</text:p>
              </table:table-cell>
              <table:table-cell office:value-type="float" office:value="0.3746875">
                <text:p>0.3746875</text:p>
              </table:table-cell>
              <table:table-cell office:value-type="float" office:value="0.5575">
                <text:p>0.55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80">
                <text:p>7380</text:p>
              </table:table-cell>
              <table:table-cell office:value-type="float" office:value="0.579375">
                <text:p>0.579375</text:p>
              </table:table-cell>
              <table:table-cell office:value-type="float" office:value="0.375">
                <text:p>0.375</text:p>
              </table:table-cell>
              <table:table-cell office:value-type="float" office:value="0.5628125">
                <text:p>0.5628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00">
                <text:p>7400</text:p>
              </table:table-cell>
              <table:table-cell office:value-type="float" office:value="0.5865625">
                <text:p>0.5865625</text:p>
              </table:table-cell>
              <table:table-cell office:value-type="float" office:value="0.3803125">
                <text:p>0.3803125</text:p>
              </table:table-cell>
              <table:table-cell office:value-type="float" office:value="0.5646875">
                <text:p>0.56468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20">
                <text:p>7420</text:p>
              </table:table-cell>
              <table:table-cell office:value-type="float" office:value="0.585">
                <text:p>0.585</text:p>
              </table:table-cell>
              <table:table-cell office:value-type="float" office:value="0.38">
                <text:p>0.38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40">
                <text:p>7440</text:p>
              </table:table-cell>
              <table:table-cell office:value-type="float" office:value="0.585625">
                <text:p>0.585625</text:p>
              </table:table-cell>
              <table:table-cell office:value-type="float" office:value="0.3759375">
                <text:p>0.375937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60">
                <text:p>7460</text:p>
              </table:table-cell>
              <table:table-cell office:value-type="float" office:value="0.5934375">
                <text:p>0.5934375</text:p>
              </table:table-cell>
              <table:table-cell office:value-type="float" office:value="0.3784375">
                <text:p>0.3784375</text:p>
              </table:table-cell>
              <table:table-cell office:value-type="float" office:value="0.561875">
                <text:p>0.5618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80">
                <text:p>7480</text:p>
              </table:table-cell>
              <table:table-cell office:value-type="float" office:value="0.599375">
                <text:p>0.599375</text:p>
              </table:table-cell>
              <table:table-cell office:value-type="float" office:value="0.378125">
                <text:p>0.378125</text:p>
              </table:table-cell>
              <table:table-cell office:value-type="float" office:value="0.5603125">
                <text:p>0.56031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00">
                <text:p>7500</text:p>
              </table:table-cell>
              <table:table-cell office:value-type="float" office:value="0.6015625">
                <text:p>0.6015625</text:p>
              </table:table-cell>
              <table:table-cell office:value-type="float" office:value="0.374375">
                <text:p>0.374375</text:p>
              </table:table-cell>
              <table:table-cell office:value-type="float" office:value="0.5571875">
                <text:p>0.55718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20">
                <text:p>7520</text:p>
              </table:table-cell>
              <table:table-cell office:value-type="float" office:value="0.59375">
                <text:p>0.59375</text:p>
              </table:table-cell>
              <table:table-cell office:value-type="float" office:value="0.375625">
                <text:p>0.375625</text:p>
              </table:table-cell>
              <table:table-cell office:value-type="float" office:value="0.558125">
                <text:p>0.5581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40">
                <text:p>7540</text:p>
              </table:table-cell>
              <table:table-cell office:value-type="float" office:value="0.600625">
                <text:p>0.600625</text:p>
              </table:table-cell>
              <table:table-cell office:value-type="float" office:value="0.37375">
                <text:p>0.37375</text:p>
              </table:table-cell>
              <table:table-cell office:value-type="float" office:value="0.561875">
                <text:p>0.5618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0">
                <text:p>7560</text:p>
              </table:table-cell>
              <table:table-cell office:value-type="float" office:value="0.5996875">
                <text:p>0.5996875</text:p>
              </table:table-cell>
              <table:table-cell office:value-type="float" office:value="0.3778125">
                <text:p>0.3778125</text:p>
              </table:table-cell>
              <table:table-cell office:value-type="float" office:value="0.560625">
                <text:p>0.5606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80">
                <text:p>7580</text:p>
              </table:table-cell>
              <table:table-cell office:value-type="float" office:value="0.5921875">
                <text:p>0.5921875</text:p>
              </table:table-cell>
              <table:table-cell office:value-type="float" office:value="0.3753125">
                <text:p>0.3753125</text:p>
              </table:table-cell>
              <table:table-cell office:value-type="float" office:value="0.5571875">
                <text:p>0.55718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00">
                <text:p>7600</text:p>
              </table:table-cell>
              <table:table-cell office:value-type="float" office:value="0.584375">
                <text:p>0.584375</text:p>
              </table:table-cell>
              <table:table-cell office:value-type="float" office:value="0.3678125">
                <text:p>0.3678125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20">
                <text:p>7620</text:p>
              </table:table-cell>
              <table:table-cell office:value-type="float" office:value="0.59125">
                <text:p>0.59125</text:p>
              </table:table-cell>
              <table:table-cell office:value-type="float" office:value="0.3690625">
                <text:p>0.3690625</text:p>
              </table:table-cell>
              <table:table-cell office:value-type="float" office:value="0.554375">
                <text:p>0.5543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40">
                <text:p>7640</text:p>
              </table:table-cell>
              <table:table-cell office:value-type="float" office:value="0.5840625">
                <text:p>0.5840625</text:p>
              </table:table-cell>
              <table:table-cell office:value-type="float" office:value="0.3684375">
                <text:p>0.3684375</text:p>
              </table:table-cell>
              <table:table-cell office:value-type="float" office:value="0.5525">
                <text:p>0.55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0">
                <text:p>7660</text:p>
              </table:table-cell>
              <table:table-cell office:value-type="float" office:value="0.5803125">
                <text:p>0.5803125</text:p>
              </table:table-cell>
              <table:table-cell office:value-type="float" office:value="0.36375">
                <text:p>0.36375</text:p>
              </table:table-cell>
              <table:table-cell office:value-type="float" office:value="0.5553125">
                <text:p>0.55531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80">
                <text:p>7680</text:p>
              </table:table-cell>
              <table:table-cell office:value-type="float" office:value="0.5759375">
                <text:p>0.5759375</text:p>
              </table:table-cell>
              <table:table-cell office:value-type="float" office:value="0.3653125">
                <text:p>0.3653125</text:p>
              </table:table-cell>
              <table:table-cell office:value-type="float" office:value="0.553125">
                <text:p>0.5531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00">
                <text:p>7700</text:p>
              </table:table-cell>
              <table:table-cell office:value-type="float" office:value="0.5746875">
                <text:p>0.5746875</text:p>
              </table:table-cell>
              <table:table-cell office:value-type="float" office:value="0.3640625">
                <text:p>0.3640625</text:p>
              </table:table-cell>
              <table:table-cell office:value-type="float" office:value="0.555625">
                <text:p>0.5556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20">
                <text:p>7720</text:p>
              </table:table-cell>
              <table:table-cell office:value-type="float" office:value="0.583125">
                <text:p>0.583125</text:p>
              </table:table-cell>
              <table:table-cell office:value-type="float" office:value="0.364375">
                <text:p>0.364375</text:p>
              </table:table-cell>
              <table:table-cell office:value-type="float" office:value="0.5609375">
                <text:p>0.56093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40">
                <text:p>7740</text:p>
              </table:table-cell>
              <table:table-cell office:value-type="float" office:value="0.576875">
                <text:p>0.576875</text:p>
              </table:table-cell>
              <table:table-cell office:value-type="float" office:value="0.3625">
                <text:p>0.3625</text:p>
              </table:table-cell>
              <table:table-cell office:value-type="float" office:value="0.5634375">
                <text:p>0.56343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60">
                <text:p>7760</text:p>
              </table:table-cell>
              <table:table-cell office:value-type="float" office:value="0.58875">
                <text:p>0.58875</text:p>
              </table:table-cell>
              <table:table-cell office:value-type="float" office:value="0.36625">
                <text:p>0.36625</text:p>
              </table:table-cell>
              <table:table-cell office:value-type="float" office:value="0.5678125">
                <text:p>0.56781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80">
                <text:p>7780</text:p>
              </table:table-cell>
              <table:table-cell office:value-type="float" office:value="0.595">
                <text:p>0.595</text:p>
              </table:table-cell>
              <table:table-cell office:value-type="float" office:value="0.37125">
                <text:p>0.37125</text:p>
              </table:table-cell>
              <table:table-cell office:value-type="float" office:value="0.57375">
                <text:p>0.573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00">
                <text:p>7800</text:p>
              </table:table-cell>
              <table:table-cell office:value-type="float" office:value="0.5896875">
                <text:p>0.5896875</text:p>
              </table:table-cell>
              <table:table-cell office:value-type="float" office:value="0.3709375">
                <text:p>0.370937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20">
                <text:p>7820</text:p>
              </table:table-cell>
              <table:table-cell office:value-type="float" office:value="0.5821875">
                <text:p>0.5821875</text:p>
              </table:table-cell>
              <table:table-cell office:value-type="float" office:value="0.3715625">
                <text:p>0.3715625</text:p>
              </table:table-cell>
              <table:table-cell office:value-type="float" office:value="0.5725">
                <text:p>0.57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40">
                <text:p>7840</text:p>
              </table:table-cell>
              <table:table-cell office:value-type="float" office:value="0.588125">
                <text:p>0.588125</text:p>
              </table:table-cell>
              <table:table-cell office:value-type="float" office:value="0.3734375">
                <text:p>0.3734375</text:p>
              </table:table-cell>
              <table:table-cell office:value-type="float" office:value="0.5771875">
                <text:p>0.57718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60">
                <text:p>7860</text:p>
              </table:table-cell>
              <table:table-cell office:value-type="float" office:value="0.593125">
                <text:p>0.593125</text:p>
              </table:table-cell>
              <table:table-cell office:value-type="float" office:value="0.375625">
                <text:p>0.375625</text:p>
              </table:table-cell>
              <table:table-cell office:value-type="float" office:value="0.5740625">
                <text:p>0.57406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80">
                <text:p>7880</text:p>
              </table:table-cell>
              <table:table-cell office:value-type="float" office:value="0.5846875">
                <text:p>0.5846875</text:p>
              </table:table-cell>
              <table:table-cell office:value-type="float" office:value="0.3765625">
                <text:p>0.376562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00">
                <text:p>7900</text:p>
              </table:table-cell>
              <table:table-cell office:value-type="float" office:value="0.5778125">
                <text:p>0.5778125</text:p>
              </table:table-cell>
              <table:table-cell office:value-type="float" office:value="0.38">
                <text:p>0.38</text:p>
              </table:table-cell>
              <table:table-cell office:value-type="float" office:value="0.57125">
                <text:p>0.571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20">
                <text:p>7920</text:p>
              </table:table-cell>
              <table:table-cell office:value-type="float" office:value="0.565">
                <text:p>0.565</text:p>
              </table:table-cell>
              <table:table-cell office:value-type="float" office:value="0.37875">
                <text:p>0.37875</text:p>
              </table:table-cell>
              <table:table-cell office:value-type="float" office:value="0.5609375">
                <text:p>0.56093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40">
                <text:p>7940</text:p>
              </table:table-cell>
              <table:table-cell office:value-type="float" office:value="0.5665625">
                <text:p>0.5665625</text:p>
              </table:table-cell>
              <table:table-cell office:value-type="float" office:value="0.3771875">
                <text:p>0.3771875</text:p>
              </table:table-cell>
              <table:table-cell office:value-type="float" office:value="0.5590625">
                <text:p>0.55906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60">
                <text:p>7960</text:p>
              </table:table-cell>
              <table:table-cell office:value-type="float" office:value="0.5546875">
                <text:p>0.5546875</text:p>
              </table:table-cell>
              <table:table-cell office:value-type="float" office:value="0.375">
                <text:p>0.375</text:p>
              </table:table-cell>
              <table:table-cell office:value-type="float" office:value="0.5528125">
                <text:p>0.55281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0">
                <text:p>7980</text:p>
              </table:table-cell>
              <table:table-cell office:value-type="float" office:value="0.5409375">
                <text:p>0.5409375</text:p>
              </table:table-cell>
              <table:table-cell office:value-type="float" office:value="0.3728125">
                <text:p>0.3728125</text:p>
              </table:table-cell>
              <table:table-cell office:value-type="float" office:value="0.5415625">
                <text:p>0.54156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00">
                <text:p>8000</text:p>
              </table:table-cell>
              <table:table-cell office:value-type="float" office:value="0.5475">
                <text:p>0.5475</text:p>
              </table:table-cell>
              <table:table-cell office:value-type="float" office:value="0.380625">
                <text:p>0.380625</text:p>
              </table:table-cell>
              <table:table-cell office:value-type="float" office:value="0.5465625">
                <text:p>0.546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